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微軟正黑體" svg:font-family="微軟正黑體" style:font-family-generic="swiss" style:font-pitch="variable"/>
    <style:font-face style:name="Lucida Sans" svg:font-family="'Lucida Sans'" style:font-family-generic="system" style:font-pitch="variable"/>
    <style:font-face style:name="Tahoma" svg:font-family="Tahoma" style:font-family-generic="system" style:font-pitch="variable"/>
    <style:font-face style:name="微軟正黑體1" svg:font-family="微軟正黑體" style:font-family-generic="system" style:font-pitch="variable"/>
    <style:font-face style:name="新細明體" svg:font-family="新細明體" style:font-family-generic="system" style:font-pitch="variable"/>
  </office:font-face-decls>
  <office:automatic-styles>
    <style:style style:name="dp1" style:family="drawing-page"/>
    <style:style style:name="gr1" style:family="graphic" style:parent-style-name="standard">
      <style:graphic-properties svg:stroke-color="#000000" draw:fill="none" draw:opacity="100%" draw:textarea-horizontal-align="justify" draw:textarea-vertical-align="middle" draw:auto-grow-height="false" fo:min-height="16.27cm" fo:min-width="11.02cm"/>
    </style:style>
    <style:style style:name="gr2" style:family="graphic" style:parent-style-name="standard">
      <style:graphic-properties svg:stroke-color="#000000" draw:fill="none" draw:textarea-horizontal-align="justify" draw:textarea-vertical-align="middle" draw:auto-grow-height="false" fo:min-height="4.45cm" fo:min-width="6.51cm"/>
    </style:style>
    <style:style style:name="gr3" style:family="graphic" style:parent-style-name="standard">
      <style:graphic-properties svg:stroke-color="#000000" draw:fill-color="#000000" draw:textarea-horizontal-align="justify" draw:textarea-vertical-align="middle" draw:auto-grow-height="false" fo:min-height="1.306cm" fo:min-width="1.056cm" draw:shadow="hidden"/>
    </style:style>
    <style:style style:name="gr4" style:family="graphic" style:parent-style-name="standard">
      <style:graphic-properties svg:stroke-color="#000000" draw:fill-color="#000000" draw:textarea-horizontal-align="justify" draw:textarea-vertical-align="middle" draw:auto-grow-height="false" fo:min-height="0cm" fo:min-width="6.04cm"/>
    </style:style>
    <style:style style:name="gr5" style:family="graphic" style:parent-style-name="standard">
      <style:graphic-properties svg:stroke-color="#000000" draw:fill-color="#000000" draw:textarea-horizontal-align="justify" draw:textarea-vertical-align="middle" draw:auto-grow-height="false" fo:min-height="0cm" fo:min-width="1.099cm"/>
    </style:style>
    <style:style style:name="gr6" style:family="graphic" style:parent-style-name="standard">
      <style:graphic-properties svg:stroke-color="#000000" draw:fill-color="#000000" draw:textarea-horizontal-align="justify" draw:textarea-vertical-align="middle" draw:auto-grow-height="false" fo:min-height="0cm" fo:min-width="1.241cm"/>
    </style:style>
    <style:style style:name="gr7" style:family="graphic" style:parent-style-name="standard">
      <style:graphic-properties svg:stroke-color="#000000" draw:fill-color="#000000" draw:textarea-horizontal-align="justify" draw:textarea-vertical-align="middle" draw:auto-grow-height="false" fo:min-height="0cm" fo:min-width="1cm"/>
    </style:style>
    <style:style style:name="gr8" style:family="graphic" style:parent-style-name="standard">
      <style:graphic-properties svg:stroke-color="#000000" draw:fill-color="#000000" draw:textarea-horizontal-align="justify" draw:textarea-vertical-align="middle" draw:auto-grow-height="false" fo:min-height="0cm" fo:min-width="0.1cm"/>
    </style:style>
    <style:style style:name="gr9" style:family="graphic" style:parent-style-name="standard">
      <style:graphic-properties svg:stroke-color="#000000" draw:fill-color="#000000" draw:textarea-horizontal-align="justify" draw:textarea-vertical-align="middle" draw:auto-grow-height="false" fo:min-height="0cm" fo:min-width="0cm"/>
    </style:style>
    <style:style style:name="gr10" style:family="graphic" style:parent-style-name="standard">
      <style:graphic-properties svg:stroke-color="#000000" draw:fill-color="#000000" draw:textarea-horizontal-align="justify" draw:textarea-vertical-align="middle" draw:auto-grow-height="false" fo:min-height="1.03cm" fo:min-width="4.1cm"/>
    </style:style>
    <style:style style:name="gr11" style:family="graphic" style:parent-style-name="standard">
      <style:graphic-properties svg:stroke-color="#000000" draw:fill-color="#000000" draw:textarea-horizontal-align="justify" draw:textarea-vertical-align="middle" draw:auto-grow-height="false" fo:min-height="0cm" fo:min-width="1.24cm"/>
    </style:style>
    <style:style style:name="gr12" style:family="graphic" style:parent-style-name="standard">
      <style:graphic-properties svg:stroke-color="#000000" draw:fill-color="#000000" draw:textarea-horizontal-align="justify" draw:textarea-vertical-align="middle" draw:auto-grow-height="false" fo:min-height="0cm" fo:min-width="1.2cm"/>
    </style:style>
    <style:style style:name="gr13" style:family="graphic" style:parent-style-name="standard">
      <style:graphic-properties svg:stroke-color="#000000" draw:fill-color="#000000" draw:textarea-horizontal-align="justify" draw:textarea-vertical-align="middle" draw:auto-grow-height="false" fo:min-height="0cm" fo:min-width="1.1cm"/>
    </style:style>
    <style:style style:name="gr14" style:family="graphic" style:parent-style-name="standard">
      <style:graphic-properties svg:stroke-color="#000000" draw:fill-color="#000000" draw:textarea-horizontal-align="justify" draw:textarea-vertical-align="middle" draw:auto-grow-height="false" fo:min-height="0cm" fo:min-width="0.9cm"/>
    </style:style>
    <style:style style:name="gr15" style:family="graphic" style:parent-style-name="standard">
      <style:graphic-properties svg:stroke-color="#000000" draw:fill="none" draw:textarea-horizontal-align="justify" draw:textarea-vertical-align="middle" draw:auto-grow-height="false" fo:min-height="4.46cm" fo:min-width="8.91cm"/>
    </style:style>
    <style:style style:name="gr16" style:family="graphic" style:parent-style-name="standard">
      <style:graphic-properties svg:stroke-color="#000000" draw:fill="solid" draw:fill-color="#000000" draw:textarea-horizontal-align="justify" draw:textarea-vertical-align="middle" draw:auto-grow-height="false" fo:min-height="1.75cm" fo:min-width="2.5cm"/>
    </style:style>
    <style:style style:name="gr17" style:family="graphic" style:parent-style-name="standard">
      <style:graphic-properties svg:stroke-color="#000000" draw:fill-color="#000000" draw:textarea-horizontal-align="justify" draw:textarea-vertical-align="middle" draw:auto-grow-height="false" fo:min-height="6.75cm" fo:min-width="1.5cm"/>
    </style:style>
    <style:style style:name="gr18" style:family="graphic" style:parent-style-name="standard">
      <style:graphic-properties svg:stroke-color="#000000" draw:fill-color="#000000" draw:textarea-horizontal-align="justify" draw:textarea-vertical-align="middle" draw:auto-grow-height="false" fo:min-height="4.45cm" fo:min-width="0cm"/>
    </style:style>
    <style:style style:name="gr19" style:family="graphic" style:parent-style-name="standard">
      <style:graphic-properties svg:stroke-color="#000000" draw:fill-color="#000000" draw:textarea-horizontal-align="justify" draw:textarea-vertical-align="middle" draw:auto-grow-height="false" fo:min-height="0cm" fo:min-width="8.9cm"/>
    </style:style>
    <style:style style:name="gr20" style:family="graphic" style:parent-style-name="standard">
      <style:graphic-properties svg:stroke-color="#000000" draw:fill-color="#000000" draw:textarea-horizontal-align="justify" draw:textarea-vertical-align="middle" draw:auto-grow-height="false" fo:min-height="0.55cm" fo:min-width="0.04cm"/>
    </style:style>
    <style:style style:name="gr21" style:family="graphic" style:parent-style-name="standard">
      <style:graphic-properties svg:stroke-color="#000000" draw:fill-color="#000000" draw:textarea-horizontal-align="justify" draw:textarea-vertical-align="middle" draw:auto-grow-height="false" fo:min-height="0.42cm" fo:min-width="0cm"/>
    </style:style>
    <style:style style:name="gr22" style:family="graphic" style:parent-style-name="standard">
      <style:graphic-properties svg:stroke-color="#000000" draw:fill-color="#000000" draw:textarea-horizontal-align="justify" draw:textarea-vertical-align="middle" draw:auto-grow-height="false" fo:min-height="0.17cm" fo:min-width="0cm"/>
    </style:style>
    <style:style style:name="gr23" style:family="graphic" style:parent-style-name="standard">
      <style:graphic-properties svg:stroke-color="#000000" draw:fill-color="#000000" draw:textarea-horizontal-align="justify" draw:textarea-vertical-align="middle" draw:auto-grow-height="false" fo:min-height="0.05cm" fo:min-width="0cm"/>
    </style:style>
    <style:style style:name="gr24" style:family="graphic" style:parent-style-name="standard">
      <style:graphic-properties svg:stroke-color="#000000" draw:fill-color="#000000" draw:textarea-horizontal-align="justify" draw:textarea-vertical-align="middle" draw:auto-grow-height="false" fo:min-height="0.35cm" fo:min-width="0cm"/>
    </style:style>
    <style:style style:name="gr25" style:family="graphic" style:parent-style-name="standard">
      <style:graphic-properties svg:stroke-color="#000000" draw:fill-color="#000000" draw:textarea-horizontal-align="justify" draw:textarea-vertical-align="middle" draw:auto-grow-height="false" fo:min-height="0.85cm" fo:min-width="0.69cm"/>
    </style:style>
    <style:style style:name="gr26" style:family="graphic" style:parent-style-name="standard">
      <style:graphic-properties svg:stroke-color="#000000" draw:fill-color="#000000" draw:textarea-horizontal-align="justify" draw:textarea-vertical-align="middle" draw:auto-grow-height="false" fo:min-height="0.15cm" fo:min-width="0cm"/>
    </style:style>
    <style:style style:name="gr27" style:family="graphic" style:parent-style-name="standard">
      <style:graphic-properties svg:stroke-color="#000000" draw:fill-color="#000000" draw:textarea-horizontal-align="justify" draw:textarea-vertical-align="middle" draw:auto-grow-height="false" fo:min-height="1.12cm" fo:min-width="0cm"/>
    </style:style>
    <style:style style:name="gr28" style:family="graphic" style:parent-style-name="standard">
      <style:graphic-properties svg:stroke-color="#000000" draw:fill-color="#000000" draw:textarea-horizontal-align="justify" draw:textarea-vertical-align="middle" draw:auto-grow-height="false" fo:min-height="0cm" fo:min-width="0.51cm"/>
    </style:style>
    <style:style style:name="gr29" style:family="graphic" style:parent-style-name="standard">
      <style:graphic-properties svg:stroke-color="#000000" draw:fill-color="#000000" draw:textarea-horizontal-align="justify" draw:textarea-vertical-align="middle" draw:auto-grow-height="false" fo:min-height="0cm" fo:min-width="0.86cm"/>
    </style:style>
    <style:style style:name="gr30" style:family="graphic" style:parent-style-name="standard">
      <style:graphic-properties svg:stroke-color="#000000" draw:fill-color="#000000" draw:textarea-horizontal-align="justify" draw:textarea-vertical-align="middle" draw:auto-grow-height="false" fo:min-height="0.84cm" fo:min-width="0.1cm"/>
    </style:style>
    <style:style style:name="gr31" style:family="graphic" style:parent-style-name="standard">
      <style:graphic-properties svg:stroke-color="#000000" draw:fill-color="#000000" draw:textarea-horizontal-align="justify" draw:textarea-vertical-align="middle" draw:auto-grow-height="false" fo:min-height="0.84cm" fo:min-width="0.7cm"/>
    </style:style>
    <style:style style:name="gr32" style:family="graphic" style:parent-style-name="standard">
      <style:graphic-properties svg:stroke-color="#000000" draw:fill-color="#000000" draw:textarea-horizontal-align="justify" draw:textarea-vertical-align="middle" draw:auto-grow-height="false" fo:min-height="0cm" fo:min-width="3.5cm"/>
    </style:style>
    <style:style style:name="gr33" style:family="graphic" style:parent-style-name="standard">
      <style:graphic-properties svg:stroke-color="#000000" draw:fill-color="#000000" draw:textarea-horizontal-align="justify" draw:textarea-vertical-align="middle" draw:auto-grow-height="false" fo:min-height="0.61cm" fo:min-width="0cm"/>
    </style:style>
    <style:style style:name="gr34" style:family="graphic" style:parent-style-name="standard">
      <style:graphic-properties svg:stroke-color="#000000" draw:fill-color="#000000" draw:textarea-horizontal-align="justify" draw:textarea-vertical-align="middle" draw:auto-grow-height="false" fo:min-height="0.03cm" fo:min-width="0cm"/>
    </style:style>
    <style:style style:name="gr35" style:family="graphic" style:parent-style-name="standard">
      <style:graphic-properties svg:stroke-color="#000000" draw:fill-color="#000000" draw:textarea-horizontal-align="justify" draw:textarea-vertical-align="middle" draw:auto-grow-height="false" fo:min-height="0.36cm" fo:min-width="0cm"/>
    </style:style>
    <style:style style:name="gr36" style:family="graphic" style:parent-style-name="standard">
      <style:graphic-properties svg:stroke-color="#000000" draw:fill-color="#000000" draw:textarea-horizontal-align="justify" draw:textarea-vertical-align="middle" draw:auto-grow-height="false" fo:min-height="0.41cm" fo:min-width="0cm"/>
    </style:style>
    <style:style style:name="gr37" style:family="graphic" style:parent-style-name="standard">
      <style:graphic-properties svg:stroke-color="#000000" draw:fill-color="#000000" draw:textarea-horizontal-align="justify" draw:textarea-vertical-align="middle" draw:auto-grow-height="false" fo:min-height="0cm" fo:min-width="0.03cm"/>
    </style:style>
    <style:style style:name="gr38" style:family="graphic" style:parent-style-name="standard">
      <style:graphic-properties svg:stroke-color="#000000" draw:fill-color="#000000" draw:textarea-horizontal-align="justify" draw:textarea-vertical-align="middle" draw:auto-grow-height="false" fo:min-height="1.59cm" fo:min-width="0cm"/>
    </style:style>
    <style:style style:name="gr39" style:family="graphic" style:parent-style-name="standard">
      <style:graphic-properties svg:stroke-color="#000000" draw:fill-color="#000000" draw:textarea-horizontal-align="justify" draw:textarea-vertical-align="middle" draw:auto-grow-height="false" fo:min-height="0.18cm" fo:min-width="0cm"/>
    </style:style>
    <style:style style:name="gr40" style:family="graphic" style:parent-style-name="standard">
      <style:graphic-properties svg:stroke-color="#000000" draw:fill-color="#000000" draw:textarea-horizontal-align="justify" draw:textarea-vertical-align="middle" draw:auto-grow-height="false" fo:min-height="0.15cm" fo:min-width="0.57cm"/>
    </style:style>
    <style:style style:name="gr41" style:family="graphic" style:parent-style-name="standard">
      <style:graphic-properties svg:stroke-color="#000000" draw:fill-color="#000000" draw:textarea-horizontal-align="justify" draw:textarea-vertical-align="middle" draw:auto-grow-height="false" fo:min-height="1.96cm" fo:min-width="0cm"/>
    </style:style>
    <style:style style:name="gr42" style:family="graphic" style:parent-style-name="standard">
      <style:graphic-properties svg:stroke-color="#000000" draw:fill-color="#000000" draw:textarea-horizontal-align="justify" draw:textarea-vertical-align="middle" draw:auto-grow-height="false" fo:min-height="1.35cm" fo:min-width="0cm"/>
    </style:style>
    <style:style style:name="gr43" style:family="graphic" style:parent-style-name="standard">
      <style:graphic-properties svg:stroke-color="#000000" draw:fill-color="#000000" draw:textarea-horizontal-align="justify" draw:textarea-vertical-align="middle" draw:auto-grow-height="false" fo:min-height="0cm" fo:min-width="0.75cm"/>
    </style:style>
    <style:style style:name="gr44" style:family="graphic" style:parent-style-name="standard">
      <style:graphic-properties svg:stroke-color="#000000" draw:fill-color="#000000" draw:textarea-horizontal-align="justify" draw:textarea-vertical-align="middle" draw:auto-grow-height="false" fo:min-height="0cm" fo:min-width="0.36cm"/>
    </style:style>
    <style:style style:name="gr45" style:family="graphic" style:parent-style-name="standard">
      <style:graphic-properties svg:stroke-color="#000000" draw:fill-color="#000000" draw:textarea-horizontal-align="justify" draw:textarea-vertical-align="middle" draw:auto-grow-height="false" fo:min-height="0cm" fo:min-width="2.3cm"/>
    </style:style>
    <style:style style:name="gr46" style:family="graphic" style:parent-style-name="standard">
      <style:graphic-properties svg:stroke-color="#000000" draw:fill-color="#000000" draw:textarea-horizontal-align="justify" draw:textarea-vertical-align="middle" draw:auto-grow-height="false" fo:min-height="1.13cm" fo:min-width="0cm"/>
    </style:style>
    <style:style style:name="gr47" style:family="graphic" style:parent-style-name="standard">
      <style:graphic-properties svg:stroke-color="#000000" draw:fill-color="#000000" draw:textarea-horizontal-align="justify" draw:textarea-vertical-align="middle" draw:auto-grow-height="false" fo:min-height="0cm" fo:min-width="4.9cm"/>
    </style:style>
    <style:style style:name="gr48" style:family="graphic" style:parent-style-name="standard">
      <style:graphic-properties svg:stroke-color="#000000" draw:fill-color="#000000" draw:textarea-horizontal-align="justify" draw:textarea-vertical-align="middle" draw:auto-grow-height="false" fo:min-height="1.06cm" fo:min-width="0cm"/>
    </style:style>
    <style:style style:name="gr49" style:family="graphic" style:parent-style-name="standard">
      <style:graphic-properties svg:stroke-color="#000000" draw:fill-color="#000000" draw:textarea-horizontal-align="justify" draw:textarea-vertical-align="middle" draw:auto-grow-height="false" fo:min-height="0.26cm" fo:min-width="6.4cm"/>
    </style:style>
    <style:style style:name="gr50" style:family="graphic" style:parent-style-name="standard">
      <style:graphic-properties svg:stroke-color="#000000" draw:fill-color="#000000" draw:textarea-horizontal-align="justify" draw:textarea-vertical-align="middle" draw:auto-grow-height="false" fo:min-height="2.05cm" fo:min-width="0cm"/>
    </style:style>
    <style:style style:name="gr51" style:family="graphic" style:parent-style-name="standard">
      <style:graphic-properties svg:stroke-color="#000000" draw:fill-color="#000000" draw:textarea-horizontal-align="justify" draw:textarea-vertical-align="middle" draw:auto-grow-height="false" fo:min-height="0cm" fo:min-width="0.18cm"/>
    </style:style>
    <style:style style:name="gr52" style:family="graphic" style:parent-style-name="standard">
      <style:graphic-properties svg:stroke-color="#000000" draw:fill-color="#000000" draw:textarea-horizontal-align="justify" draw:textarea-vertical-align="middle" draw:auto-grow-height="false" fo:min-height="1.15cm" fo:min-width="0cm"/>
    </style:style>
    <style:style style:name="gr53" style:family="graphic" style:parent-style-name="standard">
      <style:graphic-properties svg:stroke-color="#000000" draw:fill-color="#000000" draw:textarea-horizontal-align="justify" draw:textarea-vertical-align="middle" draw:auto-grow-height="false" fo:min-height="0.25cm" fo:min-width="0.29cm"/>
    </style:style>
    <style:style style:name="gr54" style:family="graphic" style:parent-style-name="standard">
      <style:graphic-properties svg:stroke-color="#000000" draw:fill-color="#000000" draw:textarea-horizontal-align="justify" draw:textarea-vertical-align="middle" draw:auto-grow-height="false" fo:min-height="0cm" fo:min-width="1.08cm"/>
    </style:style>
    <style:style style:name="gr55" style:family="graphic" style:parent-style-name="standard">
      <style:graphic-properties svg:stroke-color="#000000" draw:fill-color="#000000" draw:textarea-horizontal-align="justify" draw:textarea-vertical-align="middle" draw:auto-grow-height="false" fo:min-height="1.49cm" fo:min-width="0cm"/>
    </style:style>
    <style:style style:name="gr56" style:family="graphic" style:parent-style-name="standard">
      <style:graphic-properties svg:stroke-color="#000000" draw:fill-color="#000000" draw:textarea-horizontal-align="justify" draw:textarea-vertical-align="middle" draw:auto-grow-height="false" fo:min-height="0cm" fo:min-width="0.5cm"/>
    </style:style>
    <style:style style:name="gr57" style:family="graphic" style:parent-style-name="standard">
      <style:graphic-properties svg:stroke-color="#000000" draw:fill-color="#000000" draw:textarea-horizontal-align="justify" draw:textarea-vertical-align="middle" draw:auto-grow-height="false" fo:min-height="2.35cm" fo:min-width="0cm"/>
    </style:style>
    <style:style style:name="gr58" style:family="graphic" style:parent-style-name="standard">
      <style:graphic-properties svg:stroke-color="#000000" draw:fill-color="#000000" draw:textarea-horizontal-align="justify" draw:textarea-vertical-align="middle" draw:auto-grow-height="false" fo:min-height="0cm" fo:min-width="0.78cm"/>
    </style:style>
    <style:style style:name="gr59" style:family="graphic" style:parent-style-name="standard">
      <style:graphic-properties svg:stroke-color="#000000" draw:fill-color="#000000" draw:textarea-horizontal-align="justify" draw:textarea-vertical-align="middle" draw:auto-grow-height="false" fo:min-height="0cm" fo:min-width="0.3cm"/>
    </style:style>
    <style:style style:name="gr60" style:family="graphic" style:parent-style-name="standard">
      <style:graphic-properties svg:stroke-color="#000000" draw:fill-color="#000000" draw:textarea-horizontal-align="justify" draw:textarea-vertical-align="middle" draw:auto-grow-height="false" fo:min-height="2.45cm" fo:min-width="0cm"/>
    </style:style>
    <style:style style:name="gr61" style:family="graphic" style:parent-style-name="standard">
      <style:graphic-properties svg:stroke-color="#000000" draw:fill-color="#000000" draw:textarea-horizontal-align="justify" draw:textarea-vertical-align="middle" draw:auto-grow-height="false" fo:min-height="1.41cm" fo:min-width="0cm"/>
    </style:style>
    <style:style style:name="gr62" style:family="graphic" style:parent-style-name="standard">
      <style:graphic-properties svg:stroke-color="#000000" draw:fill-color="#000000" draw:textarea-horizontal-align="justify" draw:textarea-vertical-align="middle" draw:auto-grow-height="false" fo:min-height="1.65cm" fo:min-width="0cm"/>
    </style:style>
    <style:style style:name="gr63" style:family="graphic" style:parent-style-name="standard">
      <style:graphic-properties svg:stroke-color="#000000" draw:fill-color="#000000" draw:textarea-horizontal-align="justify" draw:textarea-vertical-align="middle" draw:auto-grow-height="false" fo:min-height="2.12cm" fo:min-width="0cm"/>
    </style:style>
    <style:style style:name="gr64" style:family="graphic" style:parent-style-name="standard">
      <style:graphic-properties svg:stroke-color="#000000" draw:fill-color="#000000" draw:textarea-horizontal-align="justify" draw:textarea-vertical-align="middle" draw:auto-grow-height="false" fo:min-height="0cm" fo:min-width="0.16cm"/>
    </style:style>
    <style:style style:name="gr65" style:family="graphic" style:parent-style-name="standard">
      <style:graphic-properties svg:stroke-color="#000000" draw:fill-color="#000000" draw:textarea-horizontal-align="justify" draw:textarea-vertical-align="middle" draw:auto-grow-height="false" fo:min-height="0.74cm" fo:min-width="0.36cm"/>
    </style:style>
    <style:style style:name="gr66" style:family="graphic" style:parent-style-name="standard">
      <style:graphic-properties svg:stroke-color="#000000" draw:fill-color="#000000" draw:textarea-horizontal-align="justify" draw:textarea-vertical-align="middle" draw:auto-grow-height="false" fo:min-height="0.11cm" fo:min-width="0cm"/>
    </style:style>
    <style:style style:name="gr67" style:family="graphic" style:parent-style-name="standard">
      <style:graphic-properties svg:stroke-color="#000000" draw:fill-color="#000000" draw:textarea-horizontal-align="justify" draw:textarea-vertical-align="middle" draw:auto-grow-height="false" fo:min-height="0.95cm" fo:min-width="0cm"/>
    </style:style>
    <style:style style:name="gr68" style:family="graphic" style:parent-style-name="standard">
      <style:graphic-properties svg:stroke-color="#000000" draw:fill-color="#000000" draw:textarea-horizontal-align="justify" draw:textarea-vertical-align="middle" draw:auto-grow-height="false" fo:min-height="0cm" fo:min-width="0.81cm"/>
    </style:style>
    <style:style style:name="gr69" style:family="graphic" style:parent-style-name="standard">
      <style:graphic-properties svg:stroke-color="#000000" draw:fill-color="#000000" draw:textarea-horizontal-align="justify" draw:textarea-vertical-align="middle" draw:auto-grow-height="false" fo:min-height="1.05cm" fo:min-width="0cm"/>
    </style:style>
    <style:style style:name="gr70" style:family="graphic" style:parent-style-name="standard">
      <style:graphic-properties svg:stroke-color="#000000" draw:fill-color="#000000" draw:textarea-horizontal-align="justify" draw:textarea-vertical-align="middle" draw:auto-grow-height="false" fo:min-height="3.286cm" fo:min-width="3.036cm" draw:shadow="hidden"/>
    </style:style>
    <style:style style:name="gr71" style:family="graphic" style:parent-style-name="standard">
      <style:graphic-properties svg:stroke-color="#000000" draw:fill-color="#000000" draw:textarea-horizontal-align="justify" draw:textarea-vertical-align="middle" draw:auto-grow-height="false" fo:min-height="0.75cm" fo:min-width="0cm"/>
    </style:style>
    <style:style style:name="gr72" style:family="graphic" style:parent-style-name="standard">
      <style:graphic-properties svg:stroke-color="#000000" draw:fill-color="#000000" draw:textarea-horizontal-align="justify" draw:textarea-vertical-align="middle" draw:auto-grow-height="false" fo:min-height="0.25cm" fo:min-width="0.3cm"/>
    </style:style>
    <style:style style:name="gr73" style:family="graphic" style:parent-style-name="standard">
      <style:graphic-properties svg:stroke-color="#000000" draw:fill-color="#000000" draw:textarea-horizontal-align="justify" draw:textarea-vertical-align="middle" draw:auto-grow-height="false" fo:min-height="0.54cm" fo:min-width="0cm"/>
    </style:style>
    <style:style style:name="gr74" style:family="graphic" style:parent-style-name="standard">
      <style:graphic-properties svg:stroke-color="#000000" draw:fill-color="#000000" draw:textarea-horizontal-align="justify" draw:textarea-vertical-align="middle" draw:auto-grow-height="false" fo:min-height="0.21cm" fo:min-width="0.1cm"/>
    </style:style>
    <style:style style:name="gr75" style:family="graphic" style:parent-style-name="standard">
      <style:graphic-properties svg:stroke-color="#000000" draw:fill-color="#000000" draw:textarea-horizontal-align="justify" draw:textarea-vertical-align="middle" draw:auto-grow-height="false" fo:min-height="0.21cm" fo:min-width="0.3cm"/>
    </style:style>
    <style:style style:name="gr76" style:family="graphic" style:parent-style-name="standard">
      <style:graphic-properties svg:stroke-color="#000000" draw:fill-color="#000000" draw:textarea-horizontal-align="justify" draw:textarea-vertical-align="middle" draw:auto-grow-height="false" fo:min-height="0.51cm" fo:min-width="0cm"/>
    </style:style>
    <style:style style:name="gr77" style:family="graphic" style:parent-style-name="objectwithoutfill">
      <style:graphic-properties draw:fill="none" draw:textarea-vertical-align="middle"/>
    </style:style>
    <style:style style:name="gr78" style:family="graphic" style:parent-style-name="standard">
      <style:graphic-properties draw:stroke="none" svg:stroke-color="#000000" draw:fill="none" draw:fill-color="#ffffff" draw:textarea-horizontal-align="left" draw:auto-grow-height="true" draw:auto-grow-width="true" fo:min-height="0.844cm" fo:min-width="1.272cm"/>
    </style:style>
    <style:style style:name="gr79" style:family="graphic" style:parent-style-name="standard">
      <style:graphic-properties svg:stroke-color="#000000" draw:fill="none" draw:opacity="100%" draw:textarea-horizontal-align="justify" draw:textarea-vertical-align="middle" draw:auto-grow-height="false" fo:min-height="16.26cm" fo:min-width="6.2cm"/>
    </style:style>
    <style:style style:name="gr80" style:family="graphic" style:parent-style-name="standard">
      <style:graphic-properties svg:stroke-color="#000000" draw:fill-color="#000000" draw:textarea-horizontal-align="justify" draw:textarea-vertical-align="middle" draw:auto-grow-height="false" fo:min-height="1.448cm" fo:min-width="1.198cm" draw:shadow="hidden"/>
    </style:style>
    <style:style style:name="gr81" style:family="graphic" style:parent-style-name="standard">
      <style:graphic-properties draw:fill-color="#000000" draw:textarea-horizontal-align="justify" draw:textarea-vertical-align="middle" draw:auto-grow-height="false" fo:min-height="1.164cm" fo:min-width="0.914cm" draw:shadow="hidden"/>
    </style:style>
    <style:style style:name="gr82" style:family="graphic" style:parent-style-name="standard">
      <style:graphic-properties draw:fill-color="#000000" draw:textarea-horizontal-align="justify" draw:textarea-vertical-align="middle" draw:auto-grow-height="false" fo:min-height="1.306cm" fo:min-width="1.056cm" draw:shadow="hidden"/>
    </style:style>
    <style:style style:name="gr83" style:family="graphic" style:parent-style-name="standard">
      <style:graphic-properties svg:stroke-color="#000000" draw:fill-color="#000000" draw:textarea-horizontal-align="justify" draw:textarea-vertical-align="middle" draw:auto-grow-height="false" fo:min-height="0.16cm" fo:min-width="0.6cm"/>
    </style:style>
    <style:style style:name="gr84" style:family="graphic" style:parent-style-name="standard">
      <style:graphic-properties svg:stroke-color="#000000" draw:fill-color="#000000" draw:textarea-horizontal-align="justify" draw:textarea-vertical-align="middle" draw:auto-grow-height="false" fo:min-height="0.43cm" fo:min-width="0cm"/>
    </style:style>
    <style:style style:name="gr85" style:family="graphic" style:parent-style-name="standard">
      <style:graphic-properties svg:stroke-color="#000000" draw:fill-color="#000000" draw:textarea-horizontal-align="justify" draw:textarea-vertical-align="middle" draw:auto-grow-height="false" fo:min-height="0.1cm" fo:min-width="0cm"/>
    </style:style>
    <style:style style:name="gr86" style:family="graphic" style:parent-style-name="standard">
      <style:graphic-properties svg:stroke-color="#000000" draw:fill-color="#000000" draw:textarea-horizontal-align="justify" draw:textarea-vertical-align="middle" draw:auto-grow-height="false" fo:min-height="0.87cm" fo:min-width="0cm"/>
    </style:style>
    <style:style style:name="gr87" style:family="graphic" style:parent-style-name="standard">
      <style:graphic-properties svg:stroke-color="#000000" draw:fill-color="#000000" draw:textarea-horizontal-align="justify" draw:textarea-vertical-align="middle" draw:auto-grow-height="false" fo:min-height="1cm" fo:min-width="0cm"/>
    </style:style>
    <style:style style:name="gr88" style:family="graphic" style:parent-style-name="standard">
      <style:graphic-properties svg:stroke-color="#000000" draw:fill-color="#000000" draw:textarea-horizontal-align="justify" draw:textarea-vertical-align="middle" draw:auto-grow-height="false" fo:min-height="1.164cm" fo:min-width="0.914cm" draw:shadow="hidden"/>
    </style:style>
    <style:style style:name="gr89" style:family="graphic" style:parent-style-name="standard">
      <style:graphic-properties svg:stroke-color="#000000" draw:fill-color="#000000" draw:textarea-horizontal-align="justify" draw:textarea-vertical-align="middle" draw:auto-grow-height="false" fo:min-height="0cm" fo:min-width="0.08cm"/>
    </style:style>
    <style:style style:name="gr90" style:family="graphic" style:parent-style-name="standard">
      <style:graphic-properties svg:stroke-color="#000000" draw:fill-color="#000000" draw:textarea-horizontal-align="justify" draw:textarea-vertical-align="middle" draw:auto-grow-height="false" fo:min-height="0cm" fo:min-width="0.2cm"/>
    </style:style>
    <style:style style:name="gr91" style:family="graphic" style:parent-style-name="standard">
      <style:graphic-properties svg:stroke-color="#000000" draw:fill-color="#000000" draw:textarea-horizontal-align="justify" draw:textarea-vertical-align="middle" draw:auto-grow-height="false" fo:min-height="0cm" fo:min-width="0.09cm"/>
    </style:style>
    <style:style style:name="gr92" style:family="graphic" style:parent-style-name="standard">
      <style:graphic-properties svg:stroke-color="#000000" draw:fill-color="#000000" draw:textarea-horizontal-align="justify" draw:textarea-vertical-align="middle" draw:auto-grow-height="false" fo:min-height="0cm" fo:min-width="0.04cm"/>
    </style:style>
    <style:style style:name="gr93" style:family="graphic" style:parent-style-name="standard">
      <style:graphic-properties svg:stroke-color="#000000" draw:fill-color="#000000" draw:textarea-horizontal-align="justify" draw:textarea-vertical-align="middle" draw:auto-grow-height="false" fo:min-height="0cm" fo:min-width="1.06cm"/>
    </style:style>
    <style:style style:name="gr94" style:family="graphic" style:parent-style-name="standard">
      <style:graphic-properties svg:stroke-color="#000000" draw:fill-color="#000000" draw:textarea-horizontal-align="justify" draw:textarea-vertical-align="middle" draw:auto-grow-height="false" fo:min-height="0cm" fo:min-width="0.38cm"/>
    </style:style>
    <style:style style:name="gr95" style:family="graphic" style:parent-style-name="standard">
      <style:graphic-properties svg:stroke-color="#000000" draw:fill-color="#000000" draw:textarea-horizontal-align="justify" draw:textarea-vertical-align="middle" draw:auto-grow-height="false" fo:min-height="0cm" fo:min-width="0.28cm"/>
    </style:style>
    <style:style style:name="gr96" style:family="graphic" style:parent-style-name="standard">
      <style:graphic-properties svg:stroke-color="#000000" draw:fill-color="#000000" draw:textarea-horizontal-align="justify" draw:textarea-vertical-align="middle" draw:auto-grow-height="false" fo:min-height="0cm" fo:min-width="0.4cm"/>
    </style:style>
    <style:style style:name="gr97" style:family="graphic" style:parent-style-name="standard">
      <style:graphic-properties svg:stroke-color="#000000" draw:fill-color="#000000" draw:textarea-horizontal-align="justify" draw:textarea-vertical-align="middle" draw:auto-grow-height="false" fo:min-height="0cm" fo:min-width="2.2cm"/>
    </style:style>
    <style:style style:name="gr98" style:family="graphic" style:parent-style-name="standard">
      <style:graphic-properties svg:stroke-color="#000000" draw:fill-color="#000000" draw:textarea-horizontal-align="justify" draw:textarea-vertical-align="middle" draw:auto-grow-height="false" fo:min-height="0cm" fo:min-width="4.19cm"/>
    </style:style>
    <style:style style:name="gr99" style:family="graphic" style:parent-style-name="standard">
      <style:graphic-properties svg:stroke-color="#000000" draw:fill-color="#000000" draw:textarea-horizontal-align="justify" draw:textarea-vertical-align="middle" draw:auto-grow-height="false" fo:min-height="6.54cm" fo:min-width="0cm"/>
    </style:style>
    <style:style style:name="gr100" style:family="graphic" style:parent-style-name="standard">
      <style:graphic-properties svg:stroke-color="#000000" draw:fill-color="#000000" draw:textarea-horizontal-align="justify" draw:textarea-vertical-align="middle" draw:auto-grow-height="false" fo:min-height="0cm" fo:min-width="0.44cm"/>
    </style:style>
    <style:style style:name="gr101" style:family="graphic" style:parent-style-name="standard">
      <style:graphic-properties svg:stroke-color="#000000" draw:fill-color="#000000" draw:textarea-horizontal-align="justify" draw:textarea-vertical-align="middle" draw:auto-grow-height="false" fo:min-height="0.29cm" fo:min-width="0cm"/>
    </style:style>
    <style:style style:name="gr102" style:family="graphic" style:parent-style-name="standard">
      <style:graphic-properties svg:stroke-color="#000000" draw:fill-color="#000000" draw:textarea-horizontal-align="justify" draw:textarea-vertical-align="middle" draw:auto-grow-height="false" fo:min-height="1.53cm" fo:min-width="0cm"/>
    </style:style>
    <style:style style:name="gr103" style:family="graphic" style:parent-style-name="standard">
      <style:graphic-properties svg:stroke-color="#000000" draw:fill-color="#000000" draw:textarea-horizontal-align="justify" draw:textarea-vertical-align="middle" draw:auto-grow-height="false" fo:min-height="0.569cm" fo:min-width="0cm"/>
    </style:style>
    <style:style style:name="gr104" style:family="graphic" style:parent-style-name="standard">
      <style:graphic-properties svg:stroke-color="#000000" draw:fill-color="#000000" draw:textarea-horizontal-align="justify" draw:textarea-vertical-align="middle" draw:auto-grow-height="false" fo:min-height="0.59cm" fo:min-width="0cm"/>
    </style:style>
    <style:style style:name="gr105" style:family="graphic" style:parent-style-name="standard">
      <style:graphic-properties svg:stroke-color="#000000" draw:fill-color="#000000" draw:textarea-horizontal-align="justify" draw:textarea-vertical-align="middle" draw:auto-grow-height="false" fo:min-height="0.64cm" fo:min-width="0cm"/>
    </style:style>
    <style:style style:name="gr106" style:family="graphic" style:parent-style-name="standard">
      <style:graphic-properties svg:stroke-color="#000000" draw:fill-color="#000000" draw:textarea-horizontal-align="justify" draw:textarea-vertical-align="middle" draw:auto-grow-height="false" fo:min-height="1.75cm" fo:min-width="0cm"/>
    </style:style>
    <style:style style:name="gr107" style:family="graphic" style:parent-style-name="standard">
      <style:graphic-properties svg:stroke-color="#000000" draw:fill-color="#000000" draw:textarea-horizontal-align="justify" draw:textarea-vertical-align="middle" draw:auto-grow-height="false" fo:min-height="3.25cm" fo:min-width="0cm"/>
    </style:style>
    <style:style style:name="gr108" style:family="graphic" style:parent-style-name="standard">
      <style:graphic-properties svg:stroke-color="#000000" draw:fill-color="#000000" draw:textarea-horizontal-align="justify" draw:textarea-vertical-align="middle" draw:auto-grow-height="false" fo:min-height="5.25cm" fo:min-width="0cm"/>
    </style:style>
    <style:style style:name="gr109" style:family="graphic" style:parent-style-name="standard">
      <style:graphic-properties svg:stroke-color="#000000" draw:fill-color="#000000" draw:textarea-horizontal-align="justify" draw:textarea-vertical-align="middle" draw:auto-grow-height="false" fo:min-height="7.24cm" fo:min-width="0cm"/>
    </style:style>
    <style:style style:name="gr110" style:family="graphic" style:parent-style-name="standard">
      <style:graphic-properties svg:stroke-color="#000000" draw:fill-color="#000000" draw:textarea-horizontal-align="justify" draw:textarea-vertical-align="middle" draw:auto-grow-height="false" fo:min-height="9.35cm" fo:min-width="0cm"/>
    </style:style>
    <style:style style:name="gr111" style:family="graphic" style:parent-style-name="standard">
      <style:graphic-properties svg:stroke-color="#000000" draw:fill-color="#000000" draw:textarea-horizontal-align="justify" draw:textarea-vertical-align="middle" draw:auto-grow-height="false" fo:min-height="0.05cm" fo:min-width="3.01cm"/>
    </style:style>
    <style:style style:name="gr112" style:family="graphic" style:parent-style-name="standard">
      <style:graphic-properties svg:stroke-color="#000000" draw:fill-color="#000000" draw:textarea-horizontal-align="justify" draw:textarea-vertical-align="middle" draw:auto-grow-height="false" fo:min-height="0.75cm" fo:min-width="0.3cm"/>
    </style:style>
    <style:style style:name="gr113" style:family="graphic" style:parent-style-name="standard">
      <style:graphic-properties svg:stroke-color="#000000" draw:fill-color="#000000" draw:textarea-horizontal-align="justify" draw:textarea-vertical-align="middle" draw:auto-grow-height="false" fo:min-height="0.15cm" fo:min-width="0.4cm"/>
    </style:style>
    <style:style style:name="gr114" style:family="graphic" style:parent-style-name="standard">
      <style:graphic-properties svg:stroke-color="#000000" draw:fill-color="#000000" draw:textarea-horizontal-align="justify" draw:textarea-vertical-align="middle" draw:auto-grow-height="false" fo:min-height="0.55cm" fo:min-width="0.1cm"/>
    </style:style>
    <style:style style:name="gr115" style:family="graphic" style:parent-style-name="standard">
      <style:graphic-properties svg:stroke-color="#000000" draw:fill-color="#000000" draw:textarea-horizontal-align="justify" draw:textarea-vertical-align="middle" draw:auto-grow-height="false" fo:min-height="0.54cm" fo:min-width="0.2cm"/>
    </style:style>
    <style:style style:name="gr116" style:family="graphic" style:parent-style-name="standard">
      <style:graphic-properties svg:stroke-color="#000000" draw:fill-color="#000000" draw:textarea-horizontal-align="justify" draw:textarea-vertical-align="middle" draw:auto-grow-height="false" fo:min-height="0.05cm" fo:min-width="1cm"/>
    </style:style>
    <style:style style:name="gr117" style:family="graphic" style:parent-style-name="standard">
      <style:graphic-properties svg:stroke-color="#000000" draw:fill-color="#000000" draw:textarea-horizontal-align="justify" draw:textarea-vertical-align="middle" draw:auto-grow-height="false" fo:min-height="0.05cm" fo:min-width="0.2cm"/>
    </style:style>
    <style:style style:name="gr118" style:family="graphic" style:parent-style-name="standard">
      <style:graphic-properties svg:stroke-color="#000000" draw:fill-color="#000000" draw:textarea-horizontal-align="justify" draw:textarea-vertical-align="middle" draw:auto-grow-height="false" fo:min-height="1.35cm" fo:min-width="0.29cm"/>
    </style:style>
    <style:style style:name="gr119" style:family="graphic" style:parent-style-name="standard">
      <style:graphic-properties svg:stroke-color="#000000" draw:fill-color="#000000" draw:textarea-horizontal-align="justify" draw:textarea-vertical-align="middle" draw:auto-grow-height="false" fo:min-height="2.35cm" fo:min-width="0.29cm"/>
    </style:style>
    <style:style style:name="gr120" style:family="graphic" style:parent-style-name="standard">
      <style:graphic-properties svg:stroke-color="#000000" draw:fill-color="#000000" draw:textarea-horizontal-align="justify" draw:textarea-vertical-align="middle" draw:auto-grow-height="false" fo:min-height="2.15cm" fo:min-width="0.29cm"/>
    </style:style>
    <style:style style:name="gr121" style:family="graphic" style:parent-style-name="standard">
      <style:graphic-properties svg:stroke-color="#000000" draw:fill-color="#000000" draw:textarea-horizontal-align="justify" draw:textarea-vertical-align="middle" draw:auto-grow-height="false" fo:min-height="5.75cm" fo:min-width="0cm"/>
    </style:style>
    <style:style style:name="gr122" style:family="graphic" style:parent-style-name="standard">
      <style:graphic-properties svg:stroke-color="#000000" draw:fill-color="#000000" draw:textarea-horizontal-align="justify" draw:textarea-vertical-align="middle" draw:auto-grow-height="false" fo:min-height="6.75cm" fo:min-width="0cm"/>
    </style:style>
    <style:style style:name="gr123" style:family="graphic" style:parent-style-name="standard">
      <style:graphic-properties svg:stroke-color="#000000" draw:fill-color="#000000" draw:textarea-horizontal-align="justify" draw:textarea-vertical-align="middle" draw:auto-grow-height="false" fo:min-height="0.45cm" fo:min-width="0.29cm"/>
    </style:style>
    <style:style style:name="gr124" style:family="graphic" style:parent-style-name="standard">
      <style:graphic-properties svg:stroke-color="#000000" draw:fill-color="#000000" draw:textarea-horizontal-align="justify" draw:textarea-vertical-align="middle" draw:auto-grow-height="false" fo:min-height="0.54cm" fo:min-width="0.05cm"/>
    </style:style>
    <style:style style:name="gr125" style:family="graphic" style:parent-style-name="standard">
      <style:graphic-properties svg:stroke-color="#000000" draw:fill-color="#000000" draw:textarea-horizontal-align="justify" draw:textarea-vertical-align="middle" draw:auto-grow-height="false" fo:min-height="0.45cm" fo:min-width="2.66cm"/>
    </style:style>
    <style:style style:name="gr126" style:family="graphic" style:parent-style-name="standard">
      <style:graphic-properties svg:stroke-color="#000000" draw:fill-color="#000000" draw:textarea-horizontal-align="justify" draw:textarea-vertical-align="middle" draw:auto-grow-height="false" fo:min-height="1.59cm" fo:min-width="0.02cm"/>
    </style:style>
    <style:style style:name="gr127" style:family="graphic" style:parent-style-name="standard">
      <style:graphic-properties svg:stroke-color="#000000" draw:fill-color="#000000" draw:textarea-horizontal-align="justify" draw:textarea-vertical-align="middle" draw:auto-grow-height="false" fo:min-height="0.54cm" fo:min-width="0.52cm"/>
    </style:style>
    <style:style style:name="gr128" style:family="graphic" style:parent-style-name="standard">
      <style:graphic-properties svg:stroke-color="#000000" draw:fill-color="#000000" draw:textarea-horizontal-align="justify" draw:textarea-vertical-align="middle" draw:auto-grow-height="false" fo:min-height="1.11cm" fo:min-width="0cm"/>
    </style:style>
    <style:style style:name="gr129" style:family="graphic" style:parent-style-name="standard">
      <style:graphic-properties svg:stroke-color="#000000" draw:fill-color="#000000" draw:textarea-horizontal-align="justify" draw:textarea-vertical-align="middle" draw:auto-grow-height="false" fo:min-height="0.15cm" fo:min-width="0.78cm"/>
    </style:style>
    <style:style style:name="gr130" style:family="graphic" style:parent-style-name="standard">
      <style:graphic-properties svg:stroke-color="#000000" draw:fill-color="#000000" draw:textarea-horizontal-align="justify" draw:textarea-vertical-align="middle" draw:auto-grow-height="false" fo:min-height="0.05cm" fo:min-width="0.52cm"/>
    </style:style>
    <style:style style:name="gr131" style:family="graphic" style:parent-style-name="standard">
      <style:graphic-properties svg:stroke-color="#000000" draw:fill-color="#000000" draw:textarea-horizontal-align="justify" draw:textarea-vertical-align="middle" draw:auto-grow-height="false" fo:min-height="0.03cm" fo:min-width="0.7cm"/>
    </style:style>
    <style:style style:name="gr132" style:family="graphic" style:parent-style-name="standard">
      <style:graphic-properties svg:stroke-color="#000000" draw:fill-color="#000000" draw:textarea-horizontal-align="justify" draw:textarea-vertical-align="middle" draw:auto-grow-height="false" fo:min-height="0.25cm" fo:min-width="0cm"/>
    </style:style>
    <style:style style:name="gr133" style:family="graphic" style:parent-style-name="standard">
      <style:graphic-properties svg:stroke-color="#000000" draw:fill-color="#000000" draw:textarea-horizontal-align="justify" draw:textarea-vertical-align="middle" draw:auto-grow-height="false" fo:min-height="1.95cm" fo:min-width="0cm"/>
    </style:style>
    <style:style style:name="gr134" style:family="graphic" style:parent-style-name="standard">
      <style:graphic-properties svg:stroke-color="#000000" draw:fill-color="#000000" draw:textarea-horizontal-align="justify" draw:textarea-vertical-align="middle" draw:auto-grow-height="false" fo:min-height="0.31cm" fo:min-width="0.9cm"/>
    </style:style>
    <style:style style:name="gr135" style:family="graphic" style:parent-style-name="standard">
      <style:graphic-properties svg:stroke-color="#000000" draw:fill-color="#000000" draw:textarea-horizontal-align="justify" draw:textarea-vertical-align="middle" draw:auto-grow-height="false" fo:min-height="0.15cm" fo:min-width="0.1cm"/>
    </style:style>
    <style:style style:name="gr136" style:family="graphic" style:parent-style-name="standard">
      <style:graphic-properties svg:stroke-color="#000000" draw:fill-color="#000000" draw:textarea-horizontal-align="justify" draw:textarea-vertical-align="middle" draw:auto-grow-height="false" fo:min-height="0.25cm" fo:min-width="0.06cm"/>
    </style:style>
    <style:style style:name="gr137" style:family="graphic" style:parent-style-name="standard">
      <style:graphic-properties svg:stroke-color="#000000" draw:fill-color="#000000" draw:textarea-horizontal-align="justify" draw:textarea-vertical-align="middle" draw:auto-grow-height="false" fo:min-height="0.09cm" fo:min-width="0.64cm"/>
    </style:style>
    <style:style style:name="gr138" style:family="graphic" style:parent-style-name="standard">
      <style:graphic-properties svg:stroke-color="#000000" draw:fill-color="#000000" draw:textarea-horizontal-align="justify" draw:textarea-vertical-align="middle" draw:auto-grow-height="false" fo:min-height="0.26cm" fo:min-width="0.1cm"/>
    </style:style>
    <style:style style:name="gr139" style:family="graphic" style:parent-style-name="standard">
      <style:graphic-properties svg:stroke-color="#000000" draw:fill-color="#000000" draw:textarea-horizontal-align="justify" draw:textarea-vertical-align="middle" draw:auto-grow-height="false" fo:min-height="1.55cm" fo:min-width="0cm"/>
    </style:style>
    <style:style style:name="gr140" style:family="graphic" style:parent-style-name="standard">
      <style:graphic-properties svg:stroke-color="#000000" draw:fill-color="#000000" draw:textarea-horizontal-align="justify" draw:textarea-vertical-align="middle" draw:auto-grow-height="false" fo:min-height="2.55cm" fo:min-width="0.2cm"/>
    </style:style>
    <style:style style:name="gr141" style:family="graphic" style:parent-style-name="standard">
      <style:graphic-properties svg:stroke-color="#000000" draw:fill-color="#000000" draw:textarea-horizontal-align="justify" draw:textarea-vertical-align="middle" draw:auto-grow-height="false" fo:min-height="2.34cm" fo:min-width="0cm"/>
    </style:style>
    <style:style style:name="gr142" style:family="graphic" style:parent-style-name="standard">
      <style:graphic-properties svg:stroke-color="#000000" draw:fill-color="#000000" draw:textarea-horizontal-align="justify" draw:textarea-vertical-align="middle" draw:auto-grow-height="false" fo:min-height="5.05cm" fo:min-width="0cm"/>
    </style:style>
    <style:style style:name="gr143" style:family="graphic" style:parent-style-name="standard">
      <style:graphic-properties svg:stroke-color="#000000" draw:fill-color="#000000" draw:textarea-horizontal-align="justify" draw:textarea-vertical-align="middle" draw:auto-grow-height="false" fo:min-height="5.35cm" fo:min-width="0cm"/>
    </style:style>
    <style:style style:name="gr144" style:family="graphic" style:parent-style-name="standard">
      <style:graphic-properties svg:stroke-color="#000000" draw:fill-color="#000000" draw:textarea-horizontal-align="justify" draw:textarea-vertical-align="middle" draw:auto-grow-height="false" fo:min-height="8.06cm" fo:min-width="0cm"/>
    </style:style>
    <style:style style:name="gr145" style:family="graphic" style:parent-style-name="standard">
      <style:graphic-properties svg:stroke-color="#000000" draw:fill-color="#000000" draw:textarea-horizontal-align="justify" draw:textarea-vertical-align="middle" draw:auto-grow-height="false" fo:min-height="0.15cm" fo:min-width="1.52cm"/>
    </style:style>
    <style:style style:name="gr146" style:family="graphic" style:parent-style-name="standard">
      <style:graphic-properties svg:stroke-color="#000000" draw:fill-color="#000000" draw:textarea-horizontal-align="justify" draw:textarea-vertical-align="middle" draw:auto-grow-height="false" fo:min-height="0.57cm" fo:min-width="0cm"/>
    </style:style>
    <style:style style:name="gr147" style:family="graphic" style:parent-style-name="standard">
      <style:graphic-properties draw:stroke="none" svg:stroke-color="#000000" draw:fill="none" draw:fill-color="#ffffff" draw:textarea-horizontal-align="left" draw:auto-grow-height="true" draw:auto-grow-width="true" fo:min-height="0.323cm" fo:min-width="4.743cm"/>
    </style:style>
    <style:style style:name="gr148" style:family="graphic" style:parent-style-name="standard">
      <style:graphic-properties draw:stroke="none" svg:stroke-color="#000000" draw:fill="none" draw:fill-color="#ffffff" draw:textarea-horizontal-align="left" draw:auto-grow-height="true" draw:auto-grow-width="true" fo:min-height="0.323cm" fo:min-width="2.034cm"/>
    </style:style>
    <style:style style:name="gr149" style:family="graphic" style:parent-style-name="standard">
      <style:graphic-properties draw:stroke="none" svg:stroke-color="#000000" draw:fill="none" draw:fill-color="#ffffff" draw:textarea-horizontal-align="left" draw:auto-grow-height="true" draw:auto-grow-width="true" fo:min-height="0.564cm" fo:min-width="2.119cm"/>
    </style:style>
    <style:style style:name="gr150" style:family="graphic" style:parent-style-name="standard">
      <style:graphic-properties svg:stroke-color="#000000" draw:fill="none" draw:textarea-horizontal-align="justify" draw:textarea-vertical-align="middle" draw:auto-grow-height="false" fo:min-height="2.95cm" fo:min-width="3.69cm"/>
    </style:style>
    <style:style style:name="gr151" style:family="graphic" style:parent-style-name="standard">
      <style:graphic-properties svg:stroke-color="#000000" draw:fill-color="#000000" draw:textarea-horizontal-align="justify" draw:textarea-vertical-align="middle" draw:auto-grow-height="false" fo:min-height="0cm" fo:min-width="2.9cm"/>
    </style:style>
    <style:style style:name="gr152" style:family="graphic" style:parent-style-name="standard">
      <style:graphic-properties svg:stroke-color="#000000" draw:fill-color="#000000" draw:textarea-horizontal-align="justify" draw:textarea-vertical-align="middle" draw:auto-grow-height="false" fo:min-height="0.05cm" fo:min-width="0.46cm"/>
    </style:style>
    <style:style style:name="gr153" style:family="graphic" style:parent-style-name="standard">
      <style:graphic-properties svg:stroke-color="#000000" draw:fill-color="#000000" draw:textarea-horizontal-align="justify" draw:textarea-vertical-align="middle" draw:auto-grow-height="false" fo:min-height="0cm" fo:min-width="0.8cm"/>
    </style:style>
    <style:style style:name="gr154" style:family="graphic" style:parent-style-name="standard">
      <style:graphic-properties svg:stroke-color="#000000" draw:fill-color="#000000" draw:textarea-horizontal-align="justify" draw:textarea-vertical-align="middle" draw:auto-grow-height="false" fo:min-height="0cm" fo:min-width="0.29cm"/>
    </style:style>
    <style:style style:name="gr155" style:family="graphic" style:parent-style-name="standard">
      <style:graphic-properties svg:stroke-color="#000000" draw:fill-color="#000000" draw:textarea-horizontal-align="justify" draw:textarea-vertical-align="middle" draw:auto-grow-height="false" fo:min-height="0cm" fo:min-width="1.7cm"/>
    </style:style>
    <style:style style:name="gr156" style:family="graphic" style:parent-style-name="standard">
      <style:graphic-properties svg:stroke-color="#000000" draw:fill-color="#000000" draw:textarea-horizontal-align="justify" draw:textarea-vertical-align="middle" draw:auto-grow-height="false" fo:min-height="0cm" fo:min-width="0.34cm"/>
    </style:style>
    <style:style style:name="gr157" style:family="graphic" style:parent-style-name="standard">
      <style:graphic-properties svg:stroke-color="#000000" draw:fill-color="#000000" draw:textarea-horizontal-align="justify" draw:textarea-vertical-align="middle" draw:auto-grow-height="false" fo:min-height="1.22cm" fo:min-width="0cm"/>
    </style:style>
    <style:style style:name="gr158" style:family="graphic" style:parent-style-name="standard">
      <style:graphic-properties svg:stroke-color="#000000" draw:fill-color="#000000" draw:textarea-horizontal-align="justify" draw:textarea-vertical-align="middle" draw:auto-grow-height="false" fo:min-height="0.27cm" fo:min-width="0cm"/>
    </style:style>
    <style:style style:name="gr159" style:family="graphic" style:parent-style-name="standard">
      <style:graphic-properties svg:stroke-color="#000000" draw:fill-color="#000000" draw:textarea-horizontal-align="justify" draw:textarea-vertical-align="middle" draw:auto-grow-height="false" fo:min-height="0.85cm" fo:min-width="0cm"/>
    </style:style>
    <style:style style:name="gr160" style:family="graphic" style:parent-style-name="standard">
      <style:graphic-properties svg:stroke-color="#000000" draw:fill-color="#000000" draw:textarea-horizontal-align="justify" draw:textarea-vertical-align="middle" draw:auto-grow-height="false" fo:min-height="0.39cm" fo:min-width="0cm"/>
    </style:style>
    <style:style style:name="gr161" style:family="graphic" style:parent-style-name="standard">
      <style:graphic-properties svg:stroke-color="#000000" draw:fill-color="#000000" draw:textarea-horizontal-align="justify" draw:textarea-vertical-align="middle" draw:auto-grow-height="false" fo:min-height="0.03cm" fo:min-width="0.74cm"/>
    </style:style>
    <style:style style:name="gr162" style:family="graphic" style:parent-style-name="standard">
      <style:graphic-properties svg:stroke-color="#000000" draw:fill-color="#000000" draw:textarea-horizontal-align="justify" draw:textarea-vertical-align="middle" draw:auto-grow-height="false" fo:min-height="0.13cm" fo:min-width="0cm"/>
    </style:style>
    <style:style style:name="gr163" style:family="graphic" style:parent-style-name="standard">
      <style:graphic-properties svg:stroke-color="#000000" draw:fill-color="#000000" draw:textarea-horizontal-align="justify" draw:textarea-vertical-align="middle" draw:auto-grow-height="false" fo:min-height="0.19cm" fo:min-width="0cm"/>
    </style:style>
    <style:style style:name="gr164" style:family="graphic" style:parent-style-name="standard">
      <style:graphic-properties svg:stroke-color="#000000" draw:fill-color="#000000" draw:textarea-horizontal-align="justify" draw:textarea-vertical-align="middle" draw:auto-grow-height="false" fo:min-height="0.23cm" fo:min-width="0cm"/>
    </style:style>
    <style:style style:name="gr165" style:family="graphic" style:parent-style-name="standard">
      <style:graphic-properties svg:stroke-color="#000000" draw:fill-color="#000000" draw:textarea-horizontal-align="justify" draw:textarea-vertical-align="middle" draw:auto-grow-height="false" fo:min-height="0.45cm" fo:min-width="0cm"/>
    </style:style>
    <style:style style:name="gr166" style:family="graphic" style:parent-style-name="standard">
      <style:graphic-properties svg:stroke-color="#000000" draw:fill-color="#000000" draw:textarea-horizontal-align="justify" draw:textarea-vertical-align="middle" draw:auto-grow-height="false" fo:min-height="0.146cm" fo:min-width="0cm"/>
    </style:style>
    <style:style style:name="gr167" style:family="graphic" style:parent-style-name="standard">
      <style:graphic-properties svg:stroke-color="#000000" draw:fill-color="#ffffff" draw:textarea-horizontal-align="justify" draw:textarea-vertical-align="middle" draw:auto-grow-height="false" fo:min-height="0.104cm" fo:min-width="0cm"/>
    </style:style>
    <style:style style:name="gr168" style:family="graphic" style:parent-style-name="standard">
      <style:graphic-properties svg:stroke-color="#000000" draw:fill="none" draw:textarea-horizontal-align="justify" draw:textarea-vertical-align="middle" draw:auto-grow-height="false" fo:min-height="27.75cm" fo:min-width="6.5cm"/>
    </style:style>
    <style:style style:name="gr169" style:family="graphic" style:parent-style-name="standard">
      <style:graphic-properties svg:stroke-color="#000000" draw:fill="none" draw:textarea-horizontal-align="justify" draw:textarea-vertical-align="middle" draw:auto-grow-height="false" fo:min-height="0.112cm" fo:min-width="0cm" draw:shadow="hidden"/>
    </style:style>
    <style:style style:name="P1" style:family="paragraph">
      <loext:graphic-properties draw:fill="none" draw:opacity="100%"/>
      <style:paragraph-properties fo:text-align="center"/>
    </style:style>
    <style:style style:name="P2" style:family="paragraph">
      <loext:graphic-properties draw:fill="none"/>
      <style:paragraph-properties fo:text-align="center"/>
    </style:style>
    <style:style style:name="P3" style:family="paragraph">
      <loext:graphic-properties draw:fill-color="#000000"/>
      <style:paragraph-properties fo:text-align="center"/>
    </style:style>
    <style:style style:name="P4" style:family="paragraph">
      <loext:graphic-properties draw:fill="solid" draw:fill-color="#000000"/>
      <style:paragraph-properties fo:text-align="center"/>
    </style:style>
    <style:style style:name="P5" style:family="paragraph">
      <loext:graphic-properties draw:fill="none" draw:fill-color="#ffffff"/>
      <style:text-properties style:font-name="微軟正黑體" fo:font-size="12pt"/>
    </style:style>
    <style:style style:name="P6" style:family="paragraph">
      <loext:graphic-properties draw:fill="none" draw:fill-color="#ffffff"/>
      <style:text-properties style:font-name="Courier New" fo:font-size="8pt"/>
    </style:style>
    <style:style style:name="P7" style:family="paragraph">
      <loext:graphic-properties draw:fill="none" draw:fill-color="#ffffff"/>
      <style:text-properties style:font-name="Courier New" fo:font-size="8pt" style:font-size-asian="8pt" style:font-size-complex="8pt"/>
    </style:style>
    <style:style style:name="P8" style:family="paragraph">
      <loext:graphic-properties draw:fill="none" draw:fill-color="#ffffff"/>
      <style:text-properties fo:font-size="12pt" style:font-size-asian="12pt" style:font-size-complex="12pt"/>
    </style:style>
    <style:style style:name="P9" style:family="paragraph">
      <loext:graphic-properties draw:fill-color="#ffffff"/>
      <style:paragraph-properties fo:text-align="center"/>
    </style:style>
    <style:style style:name="T1" style:family="text">
      <style:text-properties style:font-name="微軟正黑體" fo:font-size="12pt"/>
    </style:style>
    <style:style style:name="T2" style:family="text">
      <style:text-properties style:font-name="Courier New" fo:font-size="8pt"/>
    </style:style>
    <style:style style:name="T3" style:family="text">
      <style:text-properties style:font-name="Courier New" fo:font-size="8pt" style:font-size-asian="8pt" style:font-size-complex="8pt"/>
    </style:style>
    <style:style style:name="T4"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預設">
        <draw:custom-shape draw:style-name="gr1" draw:text-style-name="P1" draw:layer="layout" svg:width="11.52cm" svg:height="16.52cm" draw:transform="rotate (-1.5707963267949) translate (19.02cm 16.8cm)">
          <text:p/>
          <draw:enhanced-geometry svg:viewBox="0 0 21600 21600" draw:type="rectangle" draw:enhanced-path="M 0 0 L 21600 0 21600 21600 0 21600 0 0 Z N"/>
        </draw:custom-shape>
        <draw:custom-shape draw:style-name="gr2" draw:text-style-name="P2" draw:layer="layout" svg:width="7.01cm" svg:height="4.7cm" svg:x="12.01cm" svg:y="23.6cm">
          <text:p/>
          <draw:enhanced-geometry svg:viewBox="0 0 21600 21600" draw:mirror-horizontal="false" draw:type="rectangle" draw:enhanced-path="M 0 0 L 21600 0 21600 21600 0 21600 0 0 Z N"/>
        </draw:custom-shape>
        <draw:path draw:style-name="gr3" draw:text-style-name="P3" draw:layer="layout" svg:width="1.489cm" svg:height="0.219cm" draw:transform="rotate (-1.5707963267949) translate (18.81cm 26.31cm)" svg:viewBox="0 0 1490 220" svg:d="M1380 70c23 0 40 17 40 40s-17 40-40 40-40-17-40-40 17-40 40-40zM1380 0c-62 0-110 48-110 110s48 110 110 110 110-48 110-110-48-110-110-110zM1126 70c23 0 40 17 40 40s-17 40-40 40-40-17-40-40 17-40 40-40zM1126 0c-62 0-110 48-110 110s48 110 110 110 110-48 110-110-48-110-110-110zM872 70c23 0 40 17 40 40s-17 40-40 40-40-17-40-40 17-40 40-40zM872 0c-62 0-110 48-110 110s48 110 110 110 110-48 110-110-48-110-110-110zM618 70c23 0 40 17 40 40s-17 40-40 40-40-17-40-40 17-40 40-40zM618 0c-62 0-110 48-110 110s48 110 110 110 110-48 110-110-48-110-110-110zM364 70c23 0 40 17 40 40s-17 40-40 40-40-17-40-40 17-40 40-40zM364 0c-62 0-110 48-110 110s48 110 110 110 110-48 110-110-48-110-110-110zM110 70c23 0 40 17 40 40s-17 40-40 40-40-17-40-40 17-40 40-40zM110 0c-62 0-110 48-110 110s48 110 110 110 110-48 110-110-48-110-110-110z">
          <text:p/>
        </draw:path>
        <draw:path draw:style-name="gr3" draw:text-style-name="P3" draw:layer="layout" svg:width="0.979cm" svg:height="0.219cm" draw:transform="rotate (-1.5707963267949) translate (18.81cm 25.14cm)" svg:viewBox="0 0 980 220" svg:d="M870 70c23 0 40 17 40 40s-17 40-40 40c-22 0-40-17-40-40s18-40 40-40zM870 0c-62 0-110 48-110 110s48 110 110 110 110-48 110-110-48-110-110-110zM617 70c22 0 40 17 40 40s-18 40-40 40c-23 0-40-17-40-40s17-40 40-40zM617 0c-62 0-110 48-110 110s48 110 110 110 110-48 110-110-48-110-110-110zM363 70c23 0 40 17 40 40s-17 40-40 40c-22 0-40-17-40-40s18-40 40-40zM363 0c-62 0-110 48-110 110s48 110 110 110 110-48 110-110-48-110-110-110zM110 70c22 0 40 17 40 40s-18 40-40 40c-23 0-40-17-40-40s17-40 40-40zM110 0c-62 0-110 48-110 110s48 110 110 110 110-48 110-110-48-110-110-110z">
          <text:p/>
        </draw:path>
        <draw:path draw:style-name="gr3" draw:text-style-name="P3" draw:layer="layout" svg:width="2.499cm" svg:height="0.229cm" draw:transform="rotate (-1.5707963267949) translate (13.82cm 24.54cm)" svg:viewBox="0 0 2500 230" svg:d="M2390 73c23 0 40 18 40 42s-17 42-40 42c-22 0-40-18-40-42s18-42 40-42zM2390 0c-62 0-109 50-109 115s47 115 109 115 110-50 110-115-48-115-110-115zM2137 73c23 0 40 18 40 42s-17 42-40 42-40-18-40-42 17-42 40-42zM2137 0c-62 0-110 50-110 115s48 115 110 115 110-50 110-115-48-115-110-115zM1883 73c23 0 40 18 40 42s-17 42-40 42c-22 0-39-18-39-42s17-42 39-42zM1883 0c-62 0-109 50-109 115s47 115 109 115c63 0 110-50 110-115s-47-115-110-115zM1630 73c23 0 40 18 40 42s-17 42-40 42-40-18-40-42 17-42 40-42zM1630 0c-62 0-110 50-110 115s48 115 110 115 110-50 110-115-48-115-110-115zM1377 73c22 0 40 18 40 42s-18 42-40 42c-23 0-40-18-40-42s17-42 40-42zM1377 0c-62 0-110 50-110 115s48 115 110 115 109-50 109-115-47-115-109-115zM1123 73c23 0 40 18 40 42s-17 42-40 42c-22 0-40-18-40-42s18-42 40-42zM1123 0c-62 0-109 50-109 115s47 115 109 115 110-50 110-115-48-115-110-115zM870 73c23 0 40 18 40 42s-17 42-40 42-40-18-40-42 17-42 40-42zM870 0c-62 0-110 50-110 115s48 115 110 115 110-50 110-115-48-115-110-115zM617 73c22 0 39 18 39 42s-17 42-39 42c-23 0-40-18-40-42s17-42 40-42zM617 0c-63 0-110 50-110 115s47 115 110 115c62 0 109-50 109-115s-47-115-109-115zM363 73c23 0 40 18 40 42s-17 42-40 42-40-18-40-42 17-42 40-42zM363 0c-62 0-110 50-110 115s48 115 110 115 110-50 110-115-48-115-110-115zM110 73c22 0 40 18 40 42s-18 42-40 42c-23 0-40-18-40-42s17-42 40-42zM110 0c-62 0-110 50-110 115s48 115 110 115 109-50 109-115-47-115-109-115z">
          <text:p/>
        </draw:path>
        <draw:path draw:style-name="gr3" draw:text-style-name="P3" draw:layer="layout" svg:width="0.219cm" svg:height="4.029cm" svg:x="12.21cm" svg:y="23.77cm" svg:viewBox="0 0 220 4030" svg:d="M70 1887c0 23 17 40 40 40s40-17 40-40-17-40-40-40-40 17-40 40zM0 1887c0-62 48-110 110-110s110 48 110 110-48 110-110 110-110-48-110-110zM70 1633c0 23 17 40 40 40s40-17 40-40c0-22-17-40-40-40s-40 18-40 40zM0 1633c0-62 48-110 110-110s110 48 110 110-48 110-110 110-110-48-110-110zM70 1379c0 23 17 40 40 40s40-17 40-40c0-22-17-40-40-40s-40 18-40 40zM0 1379c0-62 48-110 110-110s110 48 110 110c0 63-48 110-110 110s-110-47-110-110zM70 1125c0 23 17 40 40 40s40-17 40-40c0-22-17-40-40-40s-40 18-40 40zM0 1125c0-62 48-109 110-109s110 47 110 109c0 63-48 110-110 110s-110-47-110-110zM70 872c0 22 17 40 40 40s40-18 40-40c0-23-17-40-40-40s-40 17-40 40zM0 872c0-63 48-110 110-110s110 47 110 110c0 62-48 110-110 110s-110-48-110-110zM70 618c0 22 17 40 40 40s40-18 40-40c0-23-17-40-40-40s-40 17-40 40zM0 618c0-63 48-110 110-110s110 47 110 110c0 62-48 110-110 110s-110-48-110-110zM70 364c0 23 17 40 40 40s40-17 40-40-17-40-40-40-40 17-40 40zM0 364c0-62 48-110 110-110s110 48 110 110-48 110-110 110-110-48-110-110zM70 110c0 23 17 40 40 40s40-17 40-40-17-40-40-40-40 17-40 40zM0 110c0-62 48-110 110-110s110 48 110 110-48 110-110 110-110-48-110-110zM70 3920c0 23 17 40 40 40s40-17 40-40-17-40-40-40-40 17-40 40zM0 3920c0-62 48-110 110-110s110 48 110 110-48 110-110 110-110-48-110-110zM70 3666c0 23 17 40 40 40s40-17 40-40-17-40-40-40-40 17-40 40zM0 3666c0-62 48-110 110-110s110 48 110 110-48 110-110 110-110-48-110-110zM70 3412c0 23 17 40 40 40s40-17 40-40c0-22-17-40-40-40s-40 18-40 40zM0 3412c0-62 48-110 110-110s110 48 110 110c0 63-48 110-110 110s-110-47-110-110zM70 3158c0 23 17 40 40 40s40-17 40-40c0-22-17-40-40-40s-40 18-40 40zM0 3158c0-62 48-110 110-110s110 48 110 110c0 63-48 110-110 110s-110-47-110-110zM70 2905c0 22 17 40 40 40s40-18 40-40c0-23-17-40-40-40s-40 17-40 40zM0 2905c0-63 48-110 110-110s110 47 110 110c0 62-48 109-110 109s-110-47-110-109zM70 2651c0 22 17 40 40 40s40-18 40-40c0-23-17-40-40-40s-40 17-40 40zM0 2651c0-63 48-110 110-110s110 47 110 110c0 62-48 110-110 110s-110-48-110-110zM70 2397c0 22 17 40 40 40s40-18 40-40c0-23-17-40-40-40s-40 17-40 40zM0 2397c0-62 48-110 110-110s110 48 110 110-48 110-110 110-110-48-110-110zM70 2143c0 23 17 40 40 40s40-17 40-40-17-40-40-40-40 17-40 40zM0 2143c0-62 48-110 110-110s110 48 110 110-48 110-110 110-110-48-110-110z">
          <text:p/>
        </draw:path>
        <draw:polygon draw:style-name="gr4" draw:text-style-name="P3" draw:layer="layout" svg:width="6.539cm" svg:height="0.459cm" svg:x="12.24cm" svg:y="27.74cm" svg:viewBox="0 0 6540 460" draw:points="0,460 0,450 0,360 0,0 150,0 150,360 6390,360 6390,0 6540,0 6540,360 6540,450 6540,460">
          <text:p/>
        </draw:polygon>
        <draw:custom-shape draw:style-name="gr5" draw:text-style-name="P3" draw:layer="layout" svg:width="1.599cm" svg:height="0.079cm" draw:transform="rotate (-0.636870644052731) translate (12.397cm 24.147cm)">
          <text:p/>
          <draw:enhanced-geometry svg:viewBox="0 0 21600 21600" draw:mirror-horizontal="false" draw:type="rectangle" draw:enhanced-path="M 0 0 L 21600 0 21600 21600 0 21600 0 0 Z N"/>
        </draw:custom-shape>
        <draw:custom-shape draw:style-name="gr5" draw:text-style-name="P3" draw:layer="layout" svg:width="1.599cm" svg:height="0.079cm" draw:transform="rotate (-0.636870644052731) translate (12.402cm 24.4cm)">
          <text:p/>
          <draw:enhanced-geometry svg:viewBox="0 0 21600 21600" draw:mirror-horizontal="false" draw:type="rectangle" draw:enhanced-path="M 0 0 L 21600 0 21600 21600 0 21600 0 0 Z N"/>
        </draw:custom-shape>
        <draw:custom-shape draw:style-name="gr5" draw:text-style-name="P3" draw:layer="layout" svg:width="1.599cm" svg:height="0.079cm" draw:transform="rotate (-0.636870644052731) translate (12.402cm 24.64cm)">
          <text:p/>
          <draw:enhanced-geometry svg:viewBox="0 0 21600 21600" draw:mirror-horizontal="false" draw:type="rectangle" draw:enhanced-path="M 0 0 L 21600 0 21600 21600 0 21600 0 0 Z N"/>
        </draw:custom-shape>
        <draw:custom-shape draw:style-name="gr5" draw:text-style-name="P3" draw:layer="layout" svg:width="1.599cm" svg:height="0.079cm" draw:transform="rotate (-0.636870644052731) translate (12.402cm 24.9cm)">
          <text:p/>
          <draw:enhanced-geometry svg:viewBox="0 0 21600 21600" draw:mirror-horizontal="false" draw:type="rectangle" draw:enhanced-path="M 0 0 L 21600 0 21600 21600 0 21600 0 0 Z N"/>
        </draw:custom-shape>
        <draw:custom-shape draw:style-name="gr5" draw:text-style-name="P3" draw:layer="layout" svg:width="1.599cm" svg:height="0.079cm" draw:transform="rotate (-0.636870644052731) translate (12.402cm 25.16cm)">
          <text:p/>
          <draw:enhanced-geometry svg:viewBox="0 0 21600 21600" draw:mirror-horizontal="false" draw:type="rectangle" draw:enhanced-path="M 0 0 L 21600 0 21600 21600 0 21600 0 0 Z N"/>
        </draw:custom-shape>
        <draw:custom-shape draw:style-name="gr5" draw:text-style-name="P3" draw:layer="layout" svg:width="1.599cm" svg:height="0.079cm" draw:transform="rotate (-0.636870644052731) translate (12.402cm 25.4cm)">
          <text:p/>
          <draw:enhanced-geometry svg:viewBox="0 0 21600 21600" draw:mirror-horizontal="false" draw:type="rectangle" draw:enhanced-path="M 0 0 L 21600 0 21600 21600 0 21600 0 0 Z N"/>
        </draw:custom-shape>
        <draw:custom-shape draw:style-name="gr6" draw:text-style-name="P3" draw:layer="layout" svg:width="1.741cm" svg:height="0.08cm" draw:transform="rotate (-0.750317045432363) translate (12.399cm 25.67cm)">
          <text:p/>
          <draw:enhanced-geometry svg:viewBox="0 0 21600 21600" draw:mirror-horizontal="false" draw:type="rectangle" draw:enhanced-path="M 0 0 L 21600 0 21600 21600 0 21600 0 0 Z N"/>
        </draw:custom-shape>
        <draw:custom-shape draw:style-name="gr5" draw:text-style-name="P3" draw:layer="layout" svg:width="1.599cm" svg:height="0.079cm" draw:transform="rotate (-0.636870644052731) translate (12.397cm 24.147cm)">
          <text:p/>
          <draw:enhanced-geometry svg:viewBox="0 0 21600 21600" draw:mirror-horizontal="false" draw:type="rectangle" draw:enhanced-path="M 0 0 L 21600 0 21600 21600 0 21600 0 0 Z N"/>
        </draw:custom-shape>
        <draw:polygon draw:style-name="gr7" draw:text-style-name="P3" draw:layer="layout" svg:width="6.302cm" svg:height="1.031cm" svg:x="12.347cm" svg:y="26.6cm" svg:viewBox="0 0 6303 1032" draw:points="0,150 47,85 1210,930 5463,930 5463,140 5463,0 5563,0 6303,0 6303,140 5563,140 5563,930 5563,1000 5563,1030 1215,1030 1214,1032 1211,1030 1203,1030 1203,1024">
          <text:p/>
        </draw:polygon>
        <draw:polygon draw:style-name="gr8" draw:text-style-name="P3" draw:layer="layout" svg:width="6.279cm" svg:height="0.789cm" svg:x="12.37cm" svg:y="27.12cm" svg:viewBox="0 0 6280 790" draw:points="0,78 40,9 560,309 559,310 560,310 560,314 1098,690 5900,690 5900,140 5900,20 5900,0 6280,0 6280,140 6000,140 6000,690 6000,780 6000,790 560,790 460,790 460,690 460,343">
          <text:p/>
        </draw:polygon>
        <draw:polygon draw:style-name="gr9" draw:text-style-name="P3" draw:layer="layout" svg:width="6.259cm" svg:height="0.709cm" svg:x="12.39cm" svg:y="27.36cm" svg:viewBox="0 0 6260 710" draw:points="0,150 0,0 100,0 160,0 170,0 180,0 180,7 375,140 390,140 390,150 391,151 390,151 390,610 6060,610 6060,150 6060,0 6140,0 6260,0 6260,150 6140,150 6140,610 6140,700 6140,710 100,710 100,700 100,610 100,150">
          <text:p/>
        </draw:polygon>
        <draw:polygon draw:style-name="gr10" draw:text-style-name="P3" draw:layer="layout" svg:width="4.899cm" svg:height="3.199cm" svg:x="13.91cm" svg:y="23.8cm" svg:viewBox="0 0 4900 3200" draw:points="300,0 4900,0 4900,1280 4610,1280 4610,1560 2860,1560 2860,3200 0,3200 0,1240 300,1240">
          <text:p/>
        </draw:polygon>
        <draw:polygon draw:style-name="gr11" draw:text-style-name="P3" draw:layer="layout" svg:width="6.297cm" svg:height="1.729cm" svg:x="12.352cm" svg:y="25.44cm" svg:viewBox="0 0 6298 1730" draw:points="0,534 55,475 1294,1630 4498,1630 4498,140 4498,0 4698,0 6298,0 6298,140 6158,140 6158,420 4698,420 4698,1630 4698,1720 4698,1730 1268,1730 1268,1715">
          <text:p/>
        </draw:polygon>
        <draw:polygon draw:style-name="gr12" draw:text-style-name="P3" draw:layer="layout" svg:width="6.308cm" svg:height="1.399cm" svg:x="12.341cm" svg:y="25.94cm" svg:viewBox="0 0 6309 1400" draw:points="0,301 51,240 1314,1300 4869,1300 4869,150 4869,0 5069,0 6309,0 6309,150 6169,150 6169,260 5069,260 5069,1400 4959,1400 4869,1400 1299,1400 1299,1391">
          <text:p/>
        </draw:polygon>
        <draw:polygon draw:style-name="gr13" draw:text-style-name="P3" draw:layer="layout" svg:width="6.305cm" svg:height="1.149cm" svg:x="12.344cm" svg:y="26.34cm" svg:viewBox="0 0 6306 1150" draw:points="0,141 50,79 1249,1050 5166,1050 5166,140 5166,0 5266,0 6306,0 6306,140 5406,140 5406,1120 5266,1120 5266,1140 5266,1150 1246,1150 1246,1144 1243,1148">
          <text:p/>
        </draw:polygon>
        <draw:polygon draw:style-name="gr12" draw:text-style-name="P3" draw:layer="layout" svg:width="1.719cm" svg:height="1.169cm" svg:x="12.35cm" svg:y="23.8cm" svg:viewBox="0 0 1720 1170" draw:points="20,150 20,147 0,139 20,139 20,0 1570,0 1720,0 1720,150 1720,1020 1720,1150 1720,1170 1410,1170 1410,1020 1570,1020 1570,729 1160,575 1160,960 65,163 29,150">
          <text:p/>
        </draw:polygon>
        <draw:polygon draw:style-name="gr14" draw:text-style-name="P3" draw:layer="layout" svg:width="6.299cm" svg:height="0.909cm" svg:x="12.35cm" svg:y="26.86cm" svg:viewBox="0 0 6300 910" draw:points="0,125 1160,907 1160,910 5670,910 5760,910 5870,910 5870,150 6300,150 6300,0 5760,0 5660,0 5660,150 5660,810 1160,810 1160,811 45,59">
          <text:p/>
        </draw:polygon>
        <draw:custom-shape draw:style-name="gr15" draw:text-style-name="P2" draw:layer="layout" svg:width="9.41cm" svg:height="4.71cm" svg:x="2.51cm" svg:y="23.6cm">
          <text:p/>
          <draw:enhanced-geometry svg:viewBox="0 0 21600 21600" draw:mirror-horizontal="true" draw:type="rectangle" draw:enhanced-path="M 0 0 L 21600 0 21600 21600 0 21600 0 0 Z N"/>
        </draw:custom-shape>
        <draw:path draw:style-name="gr3" draw:text-style-name="P3" draw:layer="layout" svg:width="0.979cm" svg:height="0.219cm" draw:transform="rotate (-1.5707963267949) translate (11.42cm 24.2cm)" svg:viewBox="0 0 980 220" svg:d="M870 70c23 0 40 17 40 40s-17 40-40 40c-22 0-40-17-40-40s18-40 40-40zM870 0c-62 0-110 48-110 110s48 110 110 110 110-48 110-110-48-110-110-110zM617 70c22 0 40 17 40 40s-18 40-40 40c-23 0-40-17-40-40s17-40 40-40zM617 0c-62 0-110 48-110 110s48 110 110 110 110-48 110-110-48-110-110-110zM363 70c23 0 40 17 40 40s-17 40-40 40c-22 0-40-17-40-40s18-40 40-40zM363 0c-62 0-110 48-110 110s48 110 110 110 110-48 110-110-48-110-110-110zM110 70c22 0 40 17 40 40s-18 40-40 40c-23 0-40-17-40-40s17-40 40-40zM110 0c-62 0-110 48-110 110s48 110 110 110 110-48 110-110-48-110-110-110z">
          <text:p/>
        </draw:path>
        <draw:path draw:style-name="gr16" draw:text-style-name="P4" draw:layer="layout" svg:width="2.099cm" svg:height="0.609cm" svg:x="8.32cm" svg:y="24cm" svg:viewBox="0 0 2100 610" svg:d="M2000 214c51 0 90 38 90 89s-39 89-90 89-90-38-90-89 39-89 90-89zM100 214c51 0 90 38 90 89s-39 89-90 89-90-38-90-89 39-89 90-89zM1550 159h-200v-80h200zM1600 199v-199h-300v199zM1550 451v80h-200v-80zM1600 411h-300v199h300zM1150 159h-200v-80h200zM1200 199v-199h-300v199zM1150 451v80h-200v-80zM1200 411h-300v199h300zM750 159h-200v-80h200zM800 199v-199h-300v199zM750 451v80h-200v-80zM800 411h-300v199h300zM2000 204c-57 0-100 43-100 99s43 99 100 99 100-43 100-99-43-99-100-99zM100 204c-57 0-100 43-100 99s43 99 100 99 100-43 100-99-43-99-100-99z">
          <text:p/>
        </draw:path>
        <draw:path draw:style-name="gr16" draw:text-style-name="P4" draw:layer="layout" svg:width="2.099cm" svg:height="0.609cm" svg:x="5.52cm" svg:y="24cm" svg:viewBox="0 0 2100 610" svg:d="M2000 214c51 0 90 38 90 89s-39 89-90 89-90-38-90-89 39-89 90-89zM100 214c51 0 90 38 90 89s-39 89-90 89-90-38-90-89 39-89 90-89zM1550 159h-200v-80h200zM1600 199v-199h-300v199zM1550 451v80h-200v-80zM1600 411h-300v199h300zM1150 159h-200v-80h200zM1200 199v-199h-300v199zM1150 451v80h-200v-80zM1200 411h-300v199h300zM750 159h-200v-80h200zM800 199v-199h-300v199zM750 451v80h-200v-80zM800 411h-300v199h300zM2000 204c-57 0-100 43-100 99s43 99 100 99 100-43 100-99-43-99-100-99zM100 204c-57 0-100 43-100 99s43 99 100 99 100-43 100-99-43-99-100-99z">
          <text:p/>
        </draw:path>
        <draw:path draw:style-name="gr16" draw:text-style-name="P4" draw:layer="layout" svg:width="2.099cm" svg:height="0.609cm" svg:x="2.72cm" svg:y="24cm" svg:viewBox="0 0 2100 610" svg:d="M2000 214c51 0 90 38 90 89s-39 89-90 89-90-38-90-89 39-89 90-89zM100 214c51 0 90 38 90 89s-39 89-90 89-90-38-90-89 39-89 90-89zM1550 159h-200v-80h200zM1600 199v-199h-300v199zM1550 451v80h-200v-80zM1600 411h-300v199h300zM1150 159h-200v-80h200zM1200 199v-199h-300v199zM1150 451v80h-200v-80zM1200 411h-300v199h300zM750 159h-200v-80h200zM800 199v-199h-300v199zM750 451v80h-200v-80zM800 411h-300v199h300zM2000 204c-57 0-100 43-100 99s43 99 100 99 100-43 100-99-43-99-100-99zM100 204c-57 0-100 43-100 99s43 99 100 99 100-43 100-99-43-99-100-99z">
          <text:p/>
        </draw:path>
        <draw:path draw:style-name="gr17" draw:text-style-name="P3" draw:layer="layout" svg:width="0.899cm" svg:height="0.919cm" svg:x="10.52cm" svg:y="26.8cm" svg:viewBox="0 0 900 920" svg:d="M739 429v-357h90v357zM699 501h201v-501h-201zM354 840v-80h300v80zM254 920h500v-200h-500zM100 540v-80h300v80zM0 620h500v-200h-500z">
          <text:p/>
        </draw:path>
        <draw:path draw:style-name="gr3" draw:text-style-name="P3" draw:layer="layout" svg:width="1.489cm" svg:height="0.219cm" draw:transform="rotate (-1.5707963267949) translate (3.12cm 25.2cm)" svg:viewBox="0 0 1490 220" svg:d="M1380 70c23 0 40 17 40 40s-17 40-40 40-40-17-40-40 17-40 40-40zM1380 0c-62 0-110 48-110 110s48 110 110 110 110-48 110-110-48-110-110-110zM1126 70c23 0 40 17 40 40s-17 40-40 40-40-17-40-40 17-40 40-40zM1126 0c-62 0-110 48-110 110s48 110 110 110 110-48 110-110-48-110-110-110zM872 70c23 0 40 17 40 40s-17 40-40 40-40-17-40-40 17-40 40-40zM872 0c-62 0-110 48-110 110s48 110 110 110 110-48 110-110-48-110-110-110zM618 70c23 0 40 17 40 40s-17 40-40 40-40-17-40-40 17-40 40-40zM618 0c-62 0-110 48-110 110s48 110 110 110 110-48 110-110-48-110-110-110zM364 70c23 0 40 17 40 40s-17 40-40 40-40-17-40-40 17-40 40-40zM364 0c-62 0-110 48-110 110s48 110 110 110 110-48 110-110-48-110-110-110zM110 70c23 0 40 17 40 40s-17 40-40 40-40-17-40-40 17-40 40-40zM110 0c-62 0-110 48-110 110s48 110 110 110 110-48 110-110-48-110-110-110z">
          <text:p/>
        </draw:path>
        <draw:path draw:style-name="gr17" draw:text-style-name="P3" draw:layer="layout" svg:width="0.899cm" svg:height="0.919cm" svg:x="8.82cm" svg:y="26.8cm" svg:viewBox="0 0 900 920" svg:d="M739 429v-357h90v357zM699 501h201v-501h-201zM354 840v-80h300v80zM254 920h500v-200h-500zM100 540v-80h300v80zM0 620h500v-200h-500z">
          <text:p/>
        </draw:path>
        <draw:path draw:style-name="gr17" draw:text-style-name="P3" draw:layer="layout" svg:width="0.899cm" svg:height="0.919cm" svg:x="7.12cm" svg:y="26.8cm" svg:viewBox="0 0 900 920" svg:d="M739 429v-357h90v357zM699 501h201v-501h-201zM354 840v-80h300v80zM254 920h500v-200h-500zM100 540v-80h300v80zM0 620h500v-200h-500z">
          <text:p/>
        </draw:path>
        <draw:path draw:style-name="gr17" draw:text-style-name="P3" draw:layer="layout" svg:width="0.899cm" svg:height="0.919cm" svg:x="5.42cm" svg:y="26.8cm" svg:viewBox="0 0 900 920" svg:d="M739 429v-357h90v357zM699 501h201v-501h-201zM354 840v-80h300v80zM254 920h500v-200h-500zM100 540v-80h300v80zM0 620h500v-200h-500z">
          <text:p/>
        </draw:path>
        <draw:path draw:style-name="gr17" draw:text-style-name="P3" draw:layer="layout" svg:width="0.899cm" svg:height="0.919cm" svg:x="3.72cm" svg:y="26.8cm" svg:viewBox="0 0 900 920" svg:d="M739 429v-357h90v357zM699 501h201v-501h-201zM354 840v-80h300v80zM254 920h500v-200h-500zM100 540v-80h300v80zM0 620h500v-200h-500z">
          <text:p/>
        </draw:path>
        <draw:custom-shape draw:style-name="gr18" draw:text-style-name="P3" draw:layer="layout" svg:width="0.12cm" svg:height="4.7cm" svg:x="11.8cm" svg:y="23.6cm">
          <text:p/>
          <draw:enhanced-geometry svg:viewBox="0 0 21600 21600" draw:mirror-horizontal="true" draw:type="rectangle" draw:enhanced-path="M 0 0 L 21600 0 21600 21600 0 21600 0 0 Z N"/>
        </draw:custom-shape>
        <draw:custom-shape draw:style-name="gr18" draw:text-style-name="P3" draw:layer="layout" svg:width="0.12cm" svg:height="4.7cm" svg:x="2.52cm" svg:y="23.6cm">
          <text:p/>
          <draw:enhanced-geometry svg:viewBox="0 0 21600 21600" draw:mirror-horizontal="true" draw:type="rectangle" draw:enhanced-path="M 0 0 L 21600 0 21600 21600 0 21600 0 0 Z N"/>
        </draw:custom-shape>
        <draw:custom-shape draw:style-name="gr19" draw:text-style-name="P3" draw:layer="layout" svg:width="9.4cm" svg:height="0.12cm" svg:x="2.52cm" svg:y="23.6cm">
          <text:p/>
          <draw:enhanced-geometry svg:viewBox="0 0 21600 21600" draw:mirror-horizontal="true" draw:type="rectangle" draw:enhanced-path="M 0 0 L 21600 0 21600 21600 0 21600 0 0 Z N"/>
        </draw:custom-shape>
        <draw:custom-shape draw:style-name="gr19" draw:text-style-name="P3" draw:layer="layout" svg:width="9.4cm" svg:height="0.12cm" svg:x="2.52cm" svg:y="28.18cm">
          <text:p/>
          <draw:enhanced-geometry svg:viewBox="0 0 21600 21600" draw:mirror-horizontal="true" draw:type="rectangle" draw:enhanced-path="M 0 0 L 21600 0 21600 21600 0 21600 0 0 Z N"/>
        </draw:custom-shape>
        <draw:custom-shape draw:style-name="gr20" draw:text-style-name="P3" draw:layer="layout" svg:width="0.54cm" svg:height="0.8cm" svg:x="11.38cm" svg:y="23.6cm">
          <text:p/>
          <draw:enhanced-geometry svg:viewBox="0 0 21600 21600" draw:mirror-horizontal="true" draw:type="rectangle" draw:enhanced-path="M 0 0 L 21600 0 21600 21600 0 21600 0 0 Z N"/>
        </draw:custom-shape>
        <draw:custom-shape draw:style-name="gr21" draw:text-style-name="P3" draw:layer="layout" svg:width="0.21cm" svg:height="0.67cm" svg:x="11.21cm" svg:y="23.6cm">
          <text:p/>
          <draw:enhanced-geometry svg:viewBox="0 0 21600 21600" draw:mirror-horizontal="true" draw:type="rectangle" draw:enhanced-path="M 0 0 L 21600 0 21600 21600 0 21600 0 0 Z N"/>
        </draw:custom-shape>
        <draw:custom-shape draw:style-name="gr9" draw:text-style-name="P3" draw:layer="layout" svg:width="0.41cm" svg:height="0.2cm" svg:x="2.55cm" svg:y="25.72cm">
          <text:p/>
          <draw:enhanced-geometry svg:viewBox="0 0 21600 21600" draw:mirror-horizontal="true" draw:type="rectangle" draw:enhanced-path="M 0 0 L 21600 0 21600 21600 0 21600 0 0 Z N"/>
        </draw:custom-shape>
        <draw:custom-shape draw:style-name="gr22" draw:text-style-name="P3" draw:layer="layout" svg:width="0.41cm" svg:height="0.42cm" svg:x="2.55cm" svg:y="27.87cm">
          <text:p/>
          <draw:enhanced-geometry svg:viewBox="0 0 21600 21600" draw:mirror-horizontal="true" draw:type="rectangle" draw:enhanced-path="M 0 0 L 21600 0 21600 21600 0 21600 0 0 Z N"/>
        </draw:custom-shape>
        <draw:custom-shape draw:style-name="gr23" draw:text-style-name="P3" draw:layer="layout" svg:width="0.4cm" svg:height="0.3cm" svg:x="2.92cm" svg:y="28cm">
          <text:p/>
          <draw:enhanced-geometry svg:viewBox="0 0 21600 21600" draw:mirror-horizontal="true" draw:type="rectangle" draw:enhanced-path="M 0 0 L 21600 0 21600 21600 0 21600 0 0 Z N"/>
        </draw:custom-shape>
        <draw:custom-shape draw:style-name="gr24" draw:text-style-name="P3" draw:layer="layout" svg:width="0.2cm" svg:height="0.6cm" svg:x="2.91cm" svg:y="26.6cm">
          <text:p/>
          <draw:enhanced-geometry svg:viewBox="0 0 21600 21600" draw:mirror-horizontal="true" draw:type="rectangle" draw:enhanced-path="M 0 0 L 21600 0 21600 21600 0 21600 0 0 Z N"/>
        </draw:custom-shape>
        <draw:custom-shape draw:style-name="gr25" draw:text-style-name="P3" draw:layer="layout" svg:width="1.19cm" svg:height="1.1cm" svg:x="4.33cm" svg:y="23.6cm">
          <text:p/>
          <draw:enhanced-geometry svg:viewBox="0 0 21600 21600" draw:mirror-horizontal="true" draw:type="rectangle" draw:enhanced-path="M 0 0 L 21600 0 21600 21600 0 21600 0 0 Z N"/>
        </draw:custom-shape>
        <draw:custom-shape draw:style-name="gr26" draw:text-style-name="P3" draw:layer="layout" svg:width="0.3cm" svg:height="0.4cm" svg:x="4.02cm" svg:y="23.6cm">
          <text:p/>
          <draw:enhanced-geometry svg:viewBox="0 0 21600 21600" draw:mirror-horizontal="true" draw:type="rectangle" draw:enhanced-path="M 0 0 L 21600 0 21600 21600 0 21600 0 0 Z N"/>
        </draw:custom-shape>
        <draw:custom-shape draw:style-name="gr9" draw:text-style-name="P3" draw:layer="layout" svg:width="0.3cm" svg:height="0.24cm" svg:x="4.02cm" svg:y="24.2cm">
          <text:p/>
          <draw:enhanced-geometry svg:viewBox="0 0 21600 21600" draw:mirror-horizontal="true" draw:type="rectangle" draw:enhanced-path="M 0 0 L 21600 0 21600 21600 0 21600 0 0 Z N"/>
        </draw:custom-shape>
        <draw:custom-shape draw:style-name="gr9" draw:text-style-name="P3" draw:layer="layout" svg:width="0.3cm" svg:height="0.1cm" svg:x="4.02cm" svg:y="24.6cm">
          <text:p/>
          <draw:enhanced-geometry svg:viewBox="0 0 21600 21600" draw:mirror-horizontal="true" draw:type="rectangle" draw:enhanced-path="M 0 0 L 21600 0 21600 21600 0 21600 0 0 Z N"/>
        </draw:custom-shape>
        <draw:custom-shape draw:style-name="gr9" draw:text-style-name="P3" draw:layer="layout" svg:width="0.3cm" svg:height="0.1cm" svg:x="3.62cm" svg:y="24.6cm">
          <text:p/>
          <draw:enhanced-geometry svg:viewBox="0 0 21600 21600" draw:mirror-horizontal="true" draw:type="rectangle" draw:enhanced-path="M 0 0 L 21600 0 21600 21600 0 21600 0 0 Z N"/>
        </draw:custom-shape>
        <draw:custom-shape draw:style-name="gr9" draw:text-style-name="P3" draw:layer="layout" svg:width="0.3cm" svg:height="0.24cm" svg:x="3.62cm" svg:y="24.2cm">
          <text:p/>
          <draw:enhanced-geometry svg:viewBox="0 0 21600 21600" draw:mirror-horizontal="true" draw:type="rectangle" draw:enhanced-path="M 0 0 L 21600 0 21600 21600 0 21600 0 0 Z N"/>
        </draw:custom-shape>
        <draw:custom-shape draw:style-name="gr9" draw:text-style-name="P3" draw:layer="layout" svg:width="0.3cm" svg:height="0.1cm" svg:x="3.62cm" svg:y="23.9cm">
          <text:p/>
          <draw:enhanced-geometry svg:viewBox="0 0 21600 21600" draw:mirror-horizontal="true" draw:type="rectangle" draw:enhanced-path="M 0 0 L 21600 0 21600 21600 0 21600 0 0 Z N"/>
        </draw:custom-shape>
        <draw:custom-shape draw:style-name="gr27" draw:text-style-name="P3" draw:layer="layout" svg:width="0.2cm" svg:height="1.37cm" svg:x="2.91cm" svg:y="23.9cm">
          <text:p/>
          <draw:enhanced-geometry svg:viewBox="0 0 21600 21600" draw:mirror-horizontal="true" draw:type="rectangle" draw:enhanced-path="M 0 0 L 21600 0 21600 21600 0 21600 0 0 Z N"/>
        </draw:custom-shape>
        <draw:custom-shape draw:style-name="gr28" draw:text-style-name="P3" draw:layer="layout" svg:width="1.01cm" svg:height="0.15cm" svg:x="2.91cm" svg:y="23.76cm">
          <text:p/>
          <draw:enhanced-geometry svg:viewBox="0 0 21600 21600" draw:mirror-horizontal="true" draw:type="rectangle" draw:enhanced-path="M 0 0 L 21600 0 21600 21600 0 21600 0 0 Z N"/>
        </draw:custom-shape>
        <draw:custom-shape draw:style-name="gr29" draw:text-style-name="P3" draw:layer="layout" svg:width="1.36cm" svg:height="0.2cm" svg:x="9.92cm" svg:y="24.97cm">
          <text:p/>
          <draw:enhanced-geometry svg:viewBox="0 0 21600 21600" draw:mirror-horizontal="true" draw:type="rectangle" draw:enhanced-path="M 0 0 L 21600 0 21600 21600 0 21600 0 0 Z N"/>
        </draw:custom-shape>
        <draw:custom-shape draw:style-name="gr30" draw:text-style-name="P3" draw:layer="layout" svg:width="0.6cm" svg:height="1.09cm" svg:x="9.92cm" svg:y="24cm">
          <text:p/>
          <draw:enhanced-geometry svg:viewBox="0 0 21600 21600" draw:mirror-horizontal="true" draw:type="rectangle" draw:enhanced-path="M 0 0 L 21600 0 21600 21600 0 21600 0 0 Z N"/>
        </draw:custom-shape>
        <draw:custom-shape draw:style-name="gr9" draw:text-style-name="P3" draw:layer="layout" svg:width="0.3cm" svg:height="0.24cm" svg:x="9.62cm" svg:y="24.2cm">
          <text:p/>
          <draw:enhanced-geometry svg:viewBox="0 0 21600 21600" draw:mirror-horizontal="true" draw:type="rectangle" draw:enhanced-path="M 0 0 L 21600 0 21600 21600 0 21600 0 0 Z N"/>
        </draw:custom-shape>
        <draw:custom-shape draw:style-name="gr9" draw:text-style-name="P3" draw:layer="layout" svg:width="0.3cm" svg:height="0.1cm" svg:x="9.62cm" svg:y="24.56cm">
          <text:p/>
          <draw:enhanced-geometry svg:viewBox="0 0 21600 21600" draw:mirror-horizontal="true" draw:type="rectangle" draw:enhanced-path="M 0 0 L 21600 0 21600 21600 0 21600 0 0 Z N"/>
        </draw:custom-shape>
        <draw:custom-shape draw:style-name="gr9" draw:text-style-name="P3" draw:layer="layout" svg:width="0.3cm" svg:height="0.24cm" svg:x="9.22cm" svg:y="24.2cm">
          <text:p/>
          <draw:enhanced-geometry svg:viewBox="0 0 21600 21600" draw:mirror-horizontal="true" draw:type="rectangle" draw:enhanced-path="M 0 0 L 21600 0 21600 21600 0 21600 0 0 Z N"/>
        </draw:custom-shape>
        <draw:custom-shape draw:style-name="gr24" draw:text-style-name="P3" draw:layer="layout" svg:width="0.3cm" svg:height="0.6cm" svg:x="9.22cm" svg:y="24.56cm">
          <text:p/>
          <draw:enhanced-geometry svg:viewBox="0 0 21600 21600" draw:mirror-horizontal="true" draw:type="rectangle" draw:enhanced-path="M 0 0 L 21600 0 21600 21600 0 21600 0 0 Z N"/>
        </draw:custom-shape>
        <draw:custom-shape draw:style-name="gr23" draw:text-style-name="P3" draw:layer="layout" svg:width="0.3cm" svg:height="0.3cm" svg:x="6.42cm" svg:y="24.56cm">
          <text:p/>
          <draw:enhanced-geometry svg:viewBox="0 0 21600 21600" draw:mirror-horizontal="true" draw:type="rectangle" draw:enhanced-path="M 0 0 L 21600 0 21600 21600 0 21600 0 0 Z N"/>
        </draw:custom-shape>
        <draw:custom-shape draw:style-name="gr9" draw:text-style-name="P3" draw:layer="layout" svg:width="0.3cm" svg:height="0.24cm" svg:x="6.42cm" svg:y="24.2cm">
          <text:p/>
          <draw:enhanced-geometry svg:viewBox="0 0 21600 21600" draw:mirror-horizontal="true" draw:type="rectangle" draw:enhanced-path="M 0 0 L 21600 0 21600 21600 0 21600 0 0 Z N"/>
        </draw:custom-shape>
        <draw:custom-shape draw:style-name="gr31" draw:text-style-name="P3" draw:layer="layout" svg:width="1.2cm" svg:height="1.09cm" svg:x="7.12cm" svg:y="23.8cm">
          <text:p/>
          <draw:enhanced-geometry svg:viewBox="0 0 21600 21600" draw:mirror-horizontal="true" draw:type="rectangle" draw:enhanced-path="M 0 0 L 21600 0 21600 21600 0 21600 0 0 Z N"/>
        </draw:custom-shape>
        <draw:custom-shape draw:style-name="gr9" draw:text-style-name="P3" draw:layer="layout" svg:width="0.3cm" svg:height="0.24cm" svg:x="6.82cm" svg:y="24.2cm">
          <text:p/>
          <draw:enhanced-geometry svg:viewBox="0 0 21600 21600" draw:mirror-horizontal="true" draw:type="rectangle" draw:enhanced-path="M 0 0 L 21600 0 21600 21600 0 21600 0 0 Z N"/>
        </draw:custom-shape>
        <draw:custom-shape draw:style-name="gr32" draw:text-style-name="P3" draw:layer="layout" svg:width="4cm" svg:height="0.2cm" svg:x="7.12cm" svg:y="23.76cm">
          <text:p/>
          <draw:enhanced-geometry svg:viewBox="0 0 21600 21600" draw:mirror-horizontal="true" draw:type="rectangle" draw:enhanced-path="M 0 0 L 21600 0 21600 21600 0 21600 0 0 Z N"/>
        </draw:custom-shape>
        <draw:custom-shape draw:style-name="gr9" draw:text-style-name="P3" draw:layer="layout" svg:width="0.4cm" svg:height="0.2cm" svg:x="10.88cm" svg:y="24.46cm">
          <text:p/>
          <draw:enhanced-geometry svg:viewBox="0 0 21600 21600" draw:mirror-horizontal="true" draw:type="rectangle" draw:enhanced-path="M 0 0 L 21600 0 21600 21600 0 21600 0 0 Z N"/>
        </draw:custom-shape>
        <draw:custom-shape draw:style-name="gr33" draw:text-style-name="P3" draw:layer="layout" svg:width="0.5cm" svg:height="0.86cm" svg:x="10.62cm" svg:y="23.8cm">
          <text:p/>
          <draw:enhanced-geometry svg:viewBox="0 0 21600 21600" draw:mirror-horizontal="true" draw:type="rectangle" draw:enhanced-path="M 0 0 L 21600 0 21600 21600 0 21600 0 0 Z N"/>
        </draw:custom-shape>
        <draw:custom-shape draw:style-name="gr34" draw:text-style-name="P3" draw:layer="layout" svg:width="0.3cm" svg:height="0.28cm" svg:x="6.82cm" svg:y="23.76cm">
          <text:p/>
          <draw:enhanced-geometry svg:viewBox="0 0 21600 21600" draw:mirror-horizontal="true" draw:type="rectangle" draw:enhanced-path="M 0 0 L 21600 0 21600 21600 0 21600 0 0 Z N"/>
        </draw:custom-shape>
        <draw:custom-shape draw:style-name="gr34" draw:text-style-name="P3" draw:layer="layout" svg:width="0.3cm" svg:height="0.28cm" svg:x="6.42cm" svg:y="23.76cm">
          <text:p/>
          <draw:enhanced-geometry svg:viewBox="0 0 21600 21600" draw:mirror-horizontal="true" draw:type="rectangle" draw:enhanced-path="M 0 0 L 21600 0 21600 21600 0 21600 0 0 Z N"/>
        </draw:custom-shape>
        <draw:custom-shape draw:style-name="gr24" draw:text-style-name="P3" draw:layer="layout" svg:width="0.2cm" svg:height="0.6cm" svg:x="8.62cm" svg:y="24cm">
          <text:p/>
          <draw:enhanced-geometry svg:viewBox="0 0 21600 21600" draw:mirror-horizontal="true" draw:type="rectangle" draw:enhanced-path="M 0 0 L 21600 0 21600 21600 0 21600 0 0 Z N"/>
        </draw:custom-shape>
        <draw:custom-shape draw:style-name="gr34" draw:text-style-name="P3" draw:layer="layout" svg:width="0.48cm" svg:height="0.28cm" svg:x="8.64cm" svg:y="24.18cm">
          <text:p/>
          <draw:enhanced-geometry svg:viewBox="0 0 21600 21600" draw:mirror-horizontal="true" draw:type="rectangle" draw:enhanced-path="M 0 0 L 21600 0 21600 21600 0 21600 0 0 Z N"/>
        </draw:custom-shape>
        <draw:custom-shape draw:style-name="gr35" draw:text-style-name="P3" draw:layer="layout" svg:width="0.2cm" svg:height="0.61cm" svg:x="5.82cm" svg:y="24cm">
          <text:p/>
          <draw:enhanced-geometry svg:viewBox="0 0 21600 21600" draw:mirror-horizontal="true" draw:type="rectangle" draw:enhanced-path="M 0 0 L 21600 0 21600 21600 0 21600 0 0 Z N"/>
        </draw:custom-shape>
        <draw:custom-shape draw:style-name="gr34" draw:text-style-name="P3" draw:layer="layout" svg:width="0.48cm" svg:height="0.28cm" svg:x="5.84cm" svg:y="24.18cm">
          <text:p/>
          <draw:enhanced-geometry svg:viewBox="0 0 21600 21600" draw:mirror-horizontal="true" draw:type="rectangle" draw:enhanced-path="M 0 0 L 21600 0 21600 21600 0 21600 0 0 Z N"/>
        </draw:custom-shape>
        <draw:custom-shape draw:style-name="gr9" draw:text-style-name="P3" draw:layer="layout" svg:width="0.3cm" svg:height="0.24cm" svg:x="3.22cm" svg:y="24.2cm">
          <text:p/>
          <draw:enhanced-geometry svg:viewBox="0 0 21600 21600" draw:mirror-horizontal="true" draw:type="rectangle" draw:enhanced-path="M 0 0 L 21600 0 21600 21600 0 21600 0 0 Z N"/>
        </draw:custom-shape>
        <draw:custom-shape draw:style-name="gr9" draw:text-style-name="P3" draw:layer="layout" svg:width="0.3cm" svg:height="0.1cm" svg:x="3.22cm" svg:y="24.6cm">
          <text:p/>
          <draw:enhanced-geometry svg:viewBox="0 0 21600 21600" draw:mirror-horizontal="true" draw:type="rectangle" draw:enhanced-path="M 0 0 L 21600 0 21600 21600 0 21600 0 0 Z N"/>
        </draw:custom-shape>
        <draw:custom-shape draw:style-name="gr36" draw:text-style-name="P3" draw:layer="layout" svg:width="0.2cm" svg:height="0.66cm" svg:x="11.52cm" svg:y="24.8cm">
          <text:p/>
          <draw:enhanced-geometry svg:viewBox="0 0 21600 21600" draw:mirror-horizontal="true" draw:type="rectangle" draw:enhanced-path="M 0 0 L 21600 0 21600 21600 0 21600 0 0 Z N"/>
        </draw:custom-shape>
        <draw:custom-shape draw:style-name="gr9" draw:text-style-name="P3" draw:layer="layout" svg:width="0.36cm" svg:height="0.2cm" svg:x="11.36cm" svg:y="24.72cm">
          <text:p/>
          <draw:enhanced-geometry svg:viewBox="0 0 21600 21600" draw:mirror-horizontal="true" draw:type="rectangle" draw:enhanced-path="M 0 0 L 21600 0 21600 21600 0 21600 0 0 Z N"/>
        </draw:custom-shape>
        <draw:path draw:style-name="gr3" draw:text-style-name="P3" draw:layer="layout" svg:width="0.219cm" svg:height="0.219cm" svg:x="3.5cm" svg:y="25.46cm" svg:viewBox="0 0 220 220" svg:d="M110 70c23 0 40 17 40 40s-17 40-40 40-40-17-40-40 17-40 40-40zM110 0c-62 0-110 48-110 110s48 110 110 110 110-48 110-110-48-110-110-110z">
          <text:p/>
        </draw:path>
        <draw:custom-shape draw:style-name="gr37" draw:text-style-name="P3" draw:layer="layout" svg:width="0.53cm" svg:height="0.2cm" svg:x="3.05cm" svg:y="25.47cm">
          <text:p/>
          <draw:enhanced-geometry svg:viewBox="0 0 21600 21600" draw:mirror-horizontal="true" draw:type="rectangle" draw:enhanced-path="M 0 0 L 21600 0 21600 21600 0 21600 0 0 Z N"/>
        </draw:custom-shape>
        <draw:path draw:style-name="gr3" draw:text-style-name="P3" draw:layer="layout" svg:width="0.979cm" svg:height="0.219cm" draw:transform="rotate (-1.5707963267949) translate (3.12cm 27.1cm)" svg:viewBox="0 0 980 220" svg:d="M870 70c23 0 40 17 40 40s-17 40-40 40c-22 0-40-17-40-40s18-40 40-40zM870 0c-62 0-110 48-110 110s48 110 110 110 110-48 110-110-48-110-110-110zM617 70c22 0 40 17 40 40s-18 40-40 40c-23 0-40-17-40-40s17-40 40-40zM617 0c-62 0-110 48-110 110s48 110 110 110 110-48 110-110-48-110-110-110zM363 70c23 0 40 17 40 40s-17 40-40 40c-22 0-40-17-40-40s18-40 40-40zM363 0c-62 0-110 48-110 110s48 110 110 110 110-48 110-110-48-110-110-110zM110 70c22 0 40 17 40 40s-18 40-40 40c-23 0-40-17-40-40s17-40 40-40zM110 0c-62 0-110 48-110 110s48 110 110 110 110-48 110-110-48-110-110-110z">
          <text:p/>
        </draw:path>
        <draw:path draw:style-name="gr3" draw:text-style-name="P3" draw:layer="layout" svg:width="0.219cm" svg:height="0.219cm" svg:x="3.5cm" svg:y="26.5cm" svg:viewBox="0 0 220 220" svg:d="M110 70c23 0 40 17 40 40s-17 40-40 40-40-17-40-40 17-40 40-40zM110 0c-62 0-110 48-110 110s48 110 110 110 110-48 110-110-48-110-110-110z">
          <text:p/>
        </draw:path>
        <draw:custom-shape draw:style-name="gr38" draw:text-style-name="P3" draw:layer="layout" svg:width="0.18cm" svg:height="1.84cm" svg:x="2.68cm" svg:y="25.98cm">
          <text:p/>
          <draw:enhanced-geometry svg:viewBox="0 0 21600 21600" draw:mirror-horizontal="true" draw:type="rectangle" draw:enhanced-path="M 0 0 L 21600 0 21600 21600 0 21600 0 0 Z N"/>
        </draw:custom-shape>
        <draw:custom-shape draw:style-name="gr39" draw:text-style-name="P3" draw:layer="layout" svg:width="0.2cm" svg:height="0.43cm" svg:x="2.76cm" svg:y="27.38cm">
          <text:p/>
          <draw:enhanced-geometry svg:viewBox="0 0 21600 21600" draw:mirror-horizontal="true" draw:type="rectangle" draw:enhanced-path="M 0 0 L 21600 0 21600 21600 0 21600 0 0 Z N"/>
        </draw:custom-shape>
        <draw:custom-shape draw:style-name="gr9" draw:text-style-name="P3" draw:layer="layout" svg:width="0.2cm" svg:height="0.18cm" svg:x="2.88cm" svg:y="27.5cm">
          <text:p/>
          <draw:enhanced-geometry svg:viewBox="0 0 21600 21600" draw:mirror-horizontal="true" draw:type="rectangle" draw:enhanced-path="M 0 0 L 21600 0 21600 21600 0 21600 0 0 Z N"/>
        </draw:custom-shape>
        <draw:custom-shape draw:style-name="gr9" draw:text-style-name="P3" draw:layer="layout" svg:width="0.28cm" svg:height="0.2cm" svg:x="2.68cm" svg:y="25.97cm">
          <text:p/>
          <draw:enhanced-geometry svg:viewBox="0 0 21600 21600" draw:mirror-horizontal="true" draw:type="rectangle" draw:enhanced-path="M 0 0 L 21600 0 21600 21600 0 21600 0 0 Z N"/>
        </draw:custom-shape>
        <draw:custom-shape draw:style-name="gr40" draw:text-style-name="P3" draw:layer="layout" svg:width="1.07cm" svg:height="0.4cm" svg:x="3.65cm" svg:y="26.5cm">
          <text:p/>
          <draw:enhanced-geometry svg:viewBox="0 0 21600 21600" draw:mirror-horizontal="true" draw:type="rectangle" draw:enhanced-path="M 0 0 L 21600 0 21600 21600 0 21600 0 0 Z N"/>
        </draw:custom-shape>
        <draw:custom-shape draw:style-name="gr41" draw:text-style-name="P3" draw:layer="layout" svg:width="0.3cm" svg:height="2.21cm" svg:x="2.54cm" svg:y="23.6cm">
          <text:p/>
          <draw:enhanced-geometry svg:viewBox="0 0 21600 21600" draw:mirror-horizontal="true" draw:type="rectangle" draw:enhanced-path="M 0 0 L 21600 0 21600 21600 0 21600 0 0 Z N"/>
        </draw:custom-shape>
        <draw:custom-shape draw:style-name="gr42" draw:text-style-name="P3" draw:layer="layout" svg:width="0.33cm" svg:height="1.6cm" svg:x="4.59cm" svg:y="25.7cm">
          <text:p/>
          <draw:enhanced-geometry svg:viewBox="0 0 21600 21600" draw:mirror-horizontal="true" draw:type="rectangle" draw:enhanced-path="M 0 0 L 21600 0 21600 21600 0 21600 0 0 Z N"/>
        </draw:custom-shape>
        <draw:custom-shape draw:style-name="gr43" draw:text-style-name="P3" draw:layer="layout" svg:width="1.25cm" svg:height="0.2cm" svg:x="3.05cm" svg:y="26.23cm">
          <text:p/>
          <draw:enhanced-geometry svg:viewBox="0 0 21600 21600" draw:mirror-horizontal="true" draw:type="rectangle" draw:enhanced-path="M 0 0 L 21600 0 21600 21600 0 21600 0 0 Z N"/>
        </draw:custom-shape>
        <draw:custom-shape draw:style-name="gr44" draw:text-style-name="P3" draw:layer="layout" svg:width="0.86cm" svg:height="0.2cm" svg:x="3.06cm" svg:y="25.97cm">
          <text:p/>
          <draw:enhanced-geometry svg:viewBox="0 0 21600 21600" draw:mirror-horizontal="true" draw:type="rectangle" draw:enhanced-path="M 0 0 L 21600 0 21600 21600 0 21600 0 0 Z N"/>
        </draw:custom-shape>
        <draw:custom-shape draw:style-name="gr45" draw:text-style-name="P3" draw:layer="layout" svg:width="2.8cm" svg:height="0.2cm" svg:x="3.92cm" svg:y="24.8cm">
          <text:p/>
          <draw:enhanced-geometry svg:viewBox="0 0 21600 21600" draw:mirror-horizontal="true" draw:type="rectangle" draw:enhanced-path="M 0 0 L 21600 0 21600 21600 0 21600 0 0 Z N"/>
        </draw:custom-shape>
        <draw:custom-shape draw:style-name="gr46" draw:text-style-name="P3" draw:layer="layout" svg:width="0.18cm" svg:height="1.38cm" svg:x="3.82cm" svg:y="24.8cm">
          <text:p/>
          <draw:enhanced-geometry svg:viewBox="0 0 21600 21600" draw:mirror-horizontal="true" draw:type="rectangle" draw:enhanced-path="M 0 0 L 21600 0 21600 21600 0 21600 0 0 Z N"/>
        </draw:custom-shape>
        <draw:custom-shape draw:style-name="gr47" draw:text-style-name="P3" draw:layer="layout" svg:width="5.4cm" svg:height="0.2cm" svg:x="4.12cm" svg:y="25.1cm">
          <text:p/>
          <draw:enhanced-geometry svg:viewBox="0 0 21600 21600" draw:mirror-horizontal="true" draw:type="rectangle" draw:enhanced-path="M 0 0 L 21600 0 21600 21600 0 21600 0 0 Z N"/>
        </draw:custom-shape>
        <draw:custom-shape draw:style-name="gr48" draw:text-style-name="P3" draw:layer="layout" svg:width="0.22cm" svg:height="1.31cm" svg:x="4.1cm" svg:y="25.12cm">
          <text:p/>
          <draw:enhanced-geometry svg:viewBox="0 0 21600 21600" draw:mirror-horizontal="true" draw:type="rectangle" draw:enhanced-path="M 0 0 L 21600 0 21600 21600 0 21600 0 0 Z N"/>
        </draw:custom-shape>
        <draw:custom-shape draw:style-name="gr49" draw:text-style-name="P3" draw:layer="layout" svg:width="6.9cm" svg:height="0.51cm" svg:x="3.22cm" svg:y="27.7cm">
          <text:p/>
          <draw:enhanced-geometry svg:viewBox="0 0 21600 21600" draw:mirror-horizontal="true" draw:type="rectangle" draw:enhanced-path="M 0 0 L 21600 0 21600 21600 0 21600 0 0 Z N"/>
        </draw:custom-shape>
        <draw:path draw:style-name="gr3" draw:text-style-name="P3" draw:layer="layout" svg:width="1.219cm" svg:height="0.219cm" draw:transform="rotate (-1.5707963267949) translate (10.84cm 24.56cm)" svg:viewBox="0 0 1220 220" svg:d="M1110 70c23 0 40 17 40 40s-17 40-40 40-40-17-40-40 17-40 40-40zM1110 0c-62 0-110 48-110 110s48 110 110 110 110-48 110-110-48-110-110-110zM110 70c23 0 40 17 40 40s-17 40-40 40-40-17-40-40 17-40 40-40zM110 0c-62 0-110 48-110 110s48 110 110 110 110-48 110-110-48-110-110-110z">
          <text:p/>
        </draw:path>
        <draw:path draw:style-name="gr3" draw:text-style-name="P3" draw:layer="layout" svg:width="0.479cm" svg:height="0.219cm" svg:x="10.64cm" svg:y="25.98cm" svg:viewBox="0 0 480 220" svg:d="M369 70c23 0 40 17 40 40s-17 40-40 40-41-17-41-40 18-40 41-40zM369 0c-63 0-112 48-112 110s49 110 112 110 111-48 111-110-48-110-111-110zM111 70c23 0 41 17 41 40s-18 40-41 40-40-17-40-40 17-40 40-40zM111 0c-63 0-111 48-111 110s48 110 111 110 112-48 112-110-49-110-112-110z">
          <text:p/>
        </draw:path>
        <draw:custom-shape draw:style-name="gr50" draw:text-style-name="P3" draw:layer="layout" svg:width="0.2cm" svg:height="2.3cm" svg:x="10.02cm" svg:y="25.99cm">
          <text:p/>
          <draw:enhanced-geometry svg:viewBox="0 0 21600 21600" draw:mirror-horizontal="true" draw:type="rectangle" draw:enhanced-path="M 0 0 L 21600 0 21600 21600 0 21600 0 0 Z N"/>
        </draw:custom-shape>
        <draw:custom-shape draw:style-name="gr51" draw:text-style-name="P3" draw:layer="layout" svg:width="0.68cm" svg:height="0.2cm" svg:x="10.04cm" svg:y="25.99cm">
          <text:p/>
          <draw:enhanced-geometry svg:viewBox="0 0 21600 21600" draw:mirror-horizontal="true" draw:type="rectangle" draw:enhanced-path="M 0 0 L 21600 0 21600 21600 0 21600 0 0 Z N"/>
        </draw:custom-shape>
        <draw:custom-shape draw:style-name="gr52" draw:text-style-name="P3" draw:layer="layout" svg:width="0.2cm" svg:height="1.4cm" svg:x="10.28cm" svg:y="26.3cm">
          <text:p/>
          <draw:enhanced-geometry svg:viewBox="0 0 21600 21600" draw:mirror-horizontal="true" draw:type="rectangle" draw:enhanced-path="M 0 0 L 21600 0 21600 21600 0 21600 0 0 Z N"/>
        </draw:custom-shape>
        <draw:custom-shape draw:style-name="gr9" draw:text-style-name="P3" draw:layer="layout" svg:width="0.5cm" svg:height="0.25cm" svg:x="10.52cm" svg:y="27cm">
          <text:p/>
          <draw:enhanced-geometry svg:viewBox="0 0 21600 21600" draw:mirror-horizontal="true" draw:type="rectangle" draw:enhanced-path="M 0 0 L 21600 0 21600 21600 0 21600 0 0 Z N"/>
        </draw:custom-shape>
        <draw:custom-shape draw:style-name="gr53" draw:text-style-name="P3" draw:layer="layout" svg:width="0.79cm" svg:height="0.5cm" svg:x="10.33cm" svg:y="26.3cm">
          <text:p/>
          <draw:enhanced-geometry svg:viewBox="0 0 21600 21600" draw:mirror-horizontal="true" draw:type="rectangle" draw:enhanced-path="M 0 0 L 21600 0 21600 21600 0 21600 0 0 Z N"/>
        </draw:custom-shape>
        <draw:custom-shape draw:style-name="gr37" draw:text-style-name="P3" draw:layer="layout" svg:width="0.53cm" svg:height="0.2cm" svg:x="10.29cm" svg:y="27.52cm">
          <text:p/>
          <draw:enhanced-geometry svg:viewBox="0 0 21600 21600" draw:mirror-horizontal="true" draw:type="rectangle" draw:enhanced-path="M 0 0 L 21600 0 21600 21600 0 21600 0 0 Z N"/>
        </draw:custom-shape>
        <draw:custom-shape draw:style-name="gr26" draw:text-style-name="P3" draw:layer="layout" svg:width="0.2cm" svg:height="0.4cm" svg:x="10.92cm" svg:y="26.1cm">
          <text:p/>
          <draw:enhanced-geometry svg:viewBox="0 0 21600 21600" draw:mirror-horizontal="true" draw:type="rectangle" draw:enhanced-path="M 0 0 L 21600 0 21600 21600 0 21600 0 0 Z N"/>
        </draw:custom-shape>
        <draw:custom-shape draw:style-name="gr52" draw:text-style-name="P3" draw:layer="layout" svg:width="0.2cm" svg:height="1.4cm" svg:x="11.22cm" svg:y="25.6cm">
          <text:p/>
          <draw:enhanced-geometry svg:viewBox="0 0 21600 21600" draw:mirror-horizontal="true" draw:type="rectangle" draw:enhanced-path="M 0 0 L 21600 0 21600 21600 0 21600 0 0 Z N"/>
        </draw:custom-shape>
        <draw:custom-shape draw:style-name="gr51" draw:text-style-name="P3" draw:layer="layout" svg:width="0.68cm" svg:height="0.2cm" svg:x="10.74cm" svg:y="25.57cm">
          <text:p/>
          <draw:enhanced-geometry svg:viewBox="0 0 21600 21600" draw:mirror-horizontal="true" draw:type="rectangle" draw:enhanced-path="M 0 0 L 21600 0 21600 21600 0 21600 0 0 Z N"/>
        </draw:custom-shape>
        <draw:custom-shape draw:style-name="gr54" draw:text-style-name="P3" draw:layer="layout" svg:width="1.58cm" svg:height="0.2cm" svg:x="10.14cm" svg:y="25.28cm">
          <text:p/>
          <draw:enhanced-geometry svg:viewBox="0 0 21600 21600" draw:mirror-horizontal="true" draw:type="rectangle" draw:enhanced-path="M 0 0 L 21600 0 21600 21600 0 21600 0 0 Z N"/>
        </draw:custom-shape>
        <draw:custom-shape draw:style-name="gr9" draw:text-style-name="P3" draw:layer="layout" svg:width="0.5cm" svg:height="0.2cm" svg:x="8.82cm" svg:y="27.06cm">
          <text:p/>
          <draw:enhanced-geometry svg:viewBox="0 0 21600 21600" draw:mirror-horizontal="true" draw:type="rectangle" draw:enhanced-path="M 0 0 L 21600 0 21600 21600 0 21600 0 0 Z N"/>
        </draw:custom-shape>
        <draw:custom-shape draw:style-name="gr9" draw:text-style-name="P3" draw:layer="layout" svg:width="0.5cm" svg:height="0.2cm" svg:x="7.12cm" svg:y="27.06cm">
          <text:p/>
          <draw:enhanced-geometry svg:viewBox="0 0 21600 21600" draw:mirror-horizontal="true" draw:type="rectangle" draw:enhanced-path="M 0 0 L 21600 0 21600 21600 0 21600 0 0 Z N"/>
        </draw:custom-shape>
        <draw:custom-shape draw:style-name="gr9" draw:text-style-name="P3" draw:layer="layout" svg:width="0.5cm" svg:height="0.2cm" svg:x="5.42cm" svg:y="27.06cm">
          <text:p/>
          <draw:enhanced-geometry svg:viewBox="0 0 21600 21600" draw:mirror-horizontal="true" draw:type="rectangle" draw:enhanced-path="M 0 0 L 21600 0 21600 21600 0 21600 0 0 Z N"/>
        </draw:custom-shape>
        <draw:custom-shape draw:style-name="gr9" draw:text-style-name="P3" draw:layer="layout" svg:width="0.5cm" svg:height="0.2cm" svg:x="3.72cm" svg:y="27.06cm">
          <text:p/>
          <draw:enhanced-geometry svg:viewBox="0 0 21600 21600" draw:mirror-horizontal="true" draw:type="rectangle" draw:enhanced-path="M 0 0 L 21600 0 21600 21600 0 21600 0 0 Z N"/>
        </draw:custom-shape>
        <draw:custom-shape draw:style-name="gr55" draw:text-style-name="P3" draw:layer="layout" svg:width="0.13cm" svg:height="1.74cm" svg:x="11.39cm" svg:y="25.57cm">
          <text:p/>
          <draw:enhanced-geometry svg:viewBox="0 0 21600 21600" draw:mirror-horizontal="true" draw:type="rectangle" draw:enhanced-path="M 0 0 L 21600 0 21600 21600 0 21600 0 0 Z N"/>
        </draw:custom-shape>
        <draw:custom-shape draw:style-name="gr56" draw:text-style-name="P3" draw:layer="layout" svg:width="1cm" svg:height="0.2cm" svg:x="10.28cm" svg:y="27.7cm">
          <text:p/>
          <draw:enhanced-geometry svg:viewBox="0 0 21600 21600" draw:mirror-horizontal="true" draw:type="rectangle" draw:enhanced-path="M 0 0 L 21600 0 21600 21600 0 21600 0 0 Z N"/>
        </draw:custom-shape>
        <draw:custom-shape draw:style-name="gr57" draw:text-style-name="P3" draw:layer="layout" svg:width="0.2cm" svg:height="2.6cm" svg:x="11.62cm" svg:y="25.6cm">
          <text:p/>
          <draw:enhanced-geometry svg:viewBox="0 0 21600 21600" draw:mirror-horizontal="true" draw:type="rectangle" draw:enhanced-path="M 0 0 L 21600 0 21600 21600 0 21600 0 0 Z N"/>
        </draw:custom-shape>
        <draw:custom-shape draw:style-name="gr13" draw:text-style-name="P3" draw:layer="layout" svg:width="1.6cm" svg:height="0.2cm" svg:x="10.1cm" svg:y="28cm">
          <text:p/>
          <draw:enhanced-geometry svg:viewBox="0 0 21600 21600" draw:mirror-horizontal="true" draw:type="rectangle" draw:enhanced-path="M 0 0 L 21600 0 21600 21600 0 21600 0 0 Z N"/>
        </draw:custom-shape>
        <draw:custom-shape draw:style-name="gr8" draw:text-style-name="P3" draw:layer="layout" svg:width="0.6cm" svg:height="0.2cm" svg:x="9.5cm" svg:y="27.52cm">
          <text:p/>
          <draw:enhanced-geometry svg:viewBox="0 0 21600 21600" draw:mirror-horizontal="true" draw:type="rectangle" draw:enhanced-path="M 0 0 L 21600 0 21600 21600 0 21600 0 0 Z N"/>
        </draw:custom-shape>
        <draw:custom-shape draw:style-name="gr58" draw:text-style-name="P3" draw:layer="layout" svg:width="1.28cm" svg:height="0.2cm" svg:x="7.84cm" svg:y="27.52cm">
          <text:p/>
          <draw:enhanced-geometry svg:viewBox="0 0 21600 21600" draw:mirror-horizontal="true" draw:type="rectangle" draw:enhanced-path="M 0 0 L 21600 0 21600 21600 0 21600 0 0 Z N"/>
        </draw:custom-shape>
        <draw:custom-shape draw:style-name="gr58" draw:text-style-name="P3" draw:layer="layout" svg:width="1.28cm" svg:height="0.2cm" svg:x="6.14cm" svg:y="27.52cm">
          <text:p/>
          <draw:enhanced-geometry svg:viewBox="0 0 21600 21600" draw:mirror-horizontal="true" draw:type="rectangle" draw:enhanced-path="M 0 0 L 21600 0 21600 21600 0 21600 0 0 Z N"/>
        </draw:custom-shape>
        <draw:custom-shape draw:style-name="gr58" draw:text-style-name="P3" draw:layer="layout" svg:width="1.28cm" svg:height="0.2cm" svg:x="4.44cm" svg:y="27.52cm">
          <text:p/>
          <draw:enhanced-geometry svg:viewBox="0 0 21600 21600" draw:mirror-horizontal="true" draw:type="rectangle" draw:enhanced-path="M 0 0 L 21600 0 21600 21600 0 21600 0 0 Z N"/>
        </draw:custom-shape>
        <draw:custom-shape draw:style-name="gr59" draw:text-style-name="P3" draw:layer="layout" svg:width="0.8cm" svg:height="0.2cm" svg:x="3.22cm" svg:y="27.52cm">
          <text:p/>
          <draw:enhanced-geometry svg:viewBox="0 0 21600 21600" draw:mirror-horizontal="true" draw:type="rectangle" draw:enhanced-path="M 0 0 L 21600 0 21600 21600 0 21600 0 0 Z N"/>
        </draw:custom-shape>
        <draw:custom-shape draw:style-name="gr60" draw:text-style-name="P3" draw:layer="layout" svg:width="0.33cm" svg:height="2.7cm" svg:x="9.63cm" svg:y="24.6cm">
          <text:p/>
          <draw:enhanced-geometry svg:viewBox="0 0 21600 21600" draw:mirror-horizontal="true" draw:type="rectangle" draw:enhanced-path="M 0 0 L 21600 0 21600 21600 0 21600 0 0 Z N"/>
        </draw:custom-shape>
        <draw:path draw:style-name="gr3" draw:text-style-name="P3" draw:layer="layout" svg:width="1.219cm" svg:height="0.219cm" svg:x="9.12cm" svg:y="25.64cm" svg:viewBox="0 0 1220 220" svg:d="M1110 70c23 0 40 17 40 40s-17 40-40 40-40-17-40-40 17-40 40-40zM1110 0c-62 0-110 48-110 110s48 110 110 110 110-48 110-110-48-110-110-110zM110 70c23 0 40 17 40 40s-17 40-40 40-40-17-40-40 17-40 40-40zM110 0c-62 0-110 48-110 110s48 110 110 110 110-48 110-110-48-110-110-110z">
          <text:p/>
        </draw:path>
        <draw:custom-shape draw:style-name="gr58" draw:text-style-name="P3" draw:layer="layout" svg:width="1.28cm" svg:height="0.2cm" svg:x="7.94cm" svg:y="25.64cm">
          <text:p/>
          <draw:enhanced-geometry svg:viewBox="0 0 21600 21600" draw:mirror-horizontal="true" draw:type="rectangle" draw:enhanced-path="M 0 0 L 21600 0 21600 21600 0 21600 0 0 Z N"/>
        </draw:custom-shape>
        <draw:custom-shape draw:style-name="gr61" draw:text-style-name="P3" draw:layer="layout" svg:width="0.2cm" svg:height="1.66cm" svg:x="7.92cm" svg:y="25.64cm">
          <text:p/>
          <draw:enhanced-geometry svg:viewBox="0 0 21600 21600" draw:mirror-horizontal="true" draw:type="rectangle" draw:enhanced-path="M 0 0 L 21600 0 21600 21600 0 21600 0 0 Z N"/>
        </draw:custom-shape>
        <draw:path draw:style-name="gr3" draw:text-style-name="P3" draw:layer="layout" svg:width="0.219cm" svg:height="0.219cm" svg:x="6.8cm" svg:y="24.8cm" svg:viewBox="0 0 220 220" svg:d="M110 70c23 0 40 17 40 40s-17 40-40 40-40-17-40-40 17-40 40-40zM110 0c-62 0-110 48-110 110s48 110 110 110 110-48 110-110-48-110-110-110z">
          <text:p/>
        </draw:path>
        <draw:path draw:style-name="gr3" draw:text-style-name="P3" draw:layer="layout" svg:width="0.219cm" svg:height="0.219cm" svg:x="6.8cm" svg:y="25.38cm" svg:viewBox="0 0 220 220" svg:d="M110 70c23 0 40 17 40 40s-17 40-40 40-40-17-40-40 17-40 40-40zM110 0c-62 0-110 48-110 110s48 110 110 110 110-48 110-110-48-110-110-110z">
          <text:p/>
        </draw:path>
        <draw:custom-shape draw:style-name="gr34" draw:text-style-name="P3" draw:layer="layout" svg:width="0.5cm" svg:height="0.28cm" svg:x="6.82cm" svg:y="24.6cm">
          <text:p/>
          <draw:enhanced-geometry svg:viewBox="0 0 21600 21600" draw:mirror-horizontal="true" draw:type="rectangle" draw:enhanced-path="M 0 0 L 21600 0 21600 21600 0 21600 0 0 Z N"/>
        </draw:custom-shape>
        <draw:custom-shape draw:style-name="gr62" draw:text-style-name="P3" draw:layer="layout" svg:width="0.2cm" svg:height="1.9cm" svg:x="6.22cm" svg:y="25.4cm">
          <text:p/>
          <draw:enhanced-geometry svg:viewBox="0 0 21600 21600" draw:mirror-horizontal="true" draw:type="rectangle" draw:enhanced-path="M 0 0 L 21600 0 21600 21600 0 21600 0 0 Z N"/>
        </draw:custom-shape>
        <draw:path draw:style-name="gr3" draw:text-style-name="P3" draw:layer="layout" svg:width="0.479cm" svg:height="0.219cm" svg:x="4.74cm" svg:y="25.38cm" svg:viewBox="0 0 480 220" svg:d="M369 70c23 0 40 17 40 40s-17 40-40 40-41-17-41-40 18-40 41-40zM369 0c-63 0-112 48-112 110s49 110 112 110 111-48 111-110-48-110-111-110zM111 70c23 0 41 17 41 40s-18 40-41 40-40-17-40-40 17-40 40-40zM111 0c-63 0-111 48-111 110s48 110 111 110 112-48 112-110-49-110-112-110z">
          <text:p/>
        </draw:path>
        <draw:custom-shape draw:style-name="gr9" draw:text-style-name="P3" draw:layer="layout" svg:width="0.27cm" svg:height="0.2cm" svg:x="4.55cm" svg:y="25.39cm">
          <text:p/>
          <draw:enhanced-geometry svg:viewBox="0 0 21600 21600" draw:mirror-horizontal="true" draw:type="rectangle" draw:enhanced-path="M 0 0 L 21600 0 21600 21600 0 21600 0 0 Z N"/>
        </draw:custom-shape>
        <draw:custom-shape draw:style-name="gr63" draw:text-style-name="P3" draw:layer="layout" svg:width="0.18cm" svg:height="2.37cm" svg:x="5.02cm" svg:y="25.54cm">
          <text:p/>
          <draw:enhanced-geometry svg:viewBox="0 0 21600 21600" draw:mirror-horizontal="true" draw:type="rectangle" draw:enhanced-path="M 0 0 L 21600 0 21600 21600 0 21600 0 0 Z N"/>
        </draw:custom-shape>
        <draw:path draw:style-name="gr3" draw:text-style-name="P3" draw:layer="layout" svg:width="0.219cm" svg:height="0.219cm" svg:x="4.4cm" svg:y="25.38cm" svg:viewBox="0 0 220 220" svg:d="M110 70c23 0 40 17 40 40s-17 40-40 40-40-17-40-40 17-40 40-40zM110 0c-62 0-110 48-110 110s48 110 110 110 110-48 110-110-48-110-110-110z">
          <text:p/>
        </draw:path>
        <draw:path draw:style-name="gr3" draw:text-style-name="P3" draw:layer="layout" svg:width="0.219cm" svg:height="0.219cm" svg:x="4.4cm" svg:y="25.9cm" svg:viewBox="0 0 220 220" svg:d="M110 70c23 0 40 17 40 40s-17 40-40 40-40-17-40-40 17-40 40-40zM110 0c-62 0-110 48-110 110s48 110 110 110 110-48 110-110-48-110-110-110z">
          <text:p/>
        </draw:path>
        <draw:custom-shape draw:style-name="gr24" draw:text-style-name="P3" draw:layer="layout" svg:width="0.18cm" svg:height="0.6cm" svg:x="4.42cm" svg:y="26.06cm">
          <text:p/>
          <draw:enhanced-geometry svg:viewBox="0 0 21600 21600" draw:mirror-horizontal="true" draw:type="rectangle" draw:enhanced-path="M 0 0 L 21600 0 21600 21600 0 21600 0 0 Z N"/>
        </draw:custom-shape>
        <draw:path draw:style-name="gr3" draw:text-style-name="P3" draw:layer="layout" svg:width="0.479cm" svg:height="0.219cm" svg:x="5.64cm" svg:y="25.38cm" svg:viewBox="0 0 480 220" svg:d="M369 70c23 0 40 17 40 40s-17 40-40 40-41-17-41-40 18-40 41-40zM369 0c-63 0-112 48-112 110s49 110 112 110 111-48 111-110-48-110-111-110zM111 70c23 0 41 17 41 40s-18 40-41 40-40-17-40-40 17-40 40-40zM111 0c-63 0-111 48-111 110s48 110 111 110 112-48 112-110-49-110-112-110z">
          <text:p/>
        </draw:path>
        <draw:path draw:style-name="gr3" draw:text-style-name="P3" draw:layer="layout" svg:width="0.219cm" svg:height="0.219cm" svg:x="5.32cm" svg:y="25.38cm" svg:viewBox="0 0 220 220" svg:d="M110 70c23 0 40 17 40 40s-17 40-40 40-40-17-40-40 17-40 40-40zM110 0c-62 0-110 48-110 110s48 110 110 110 110-48 110-110-48-110-110-110z">
          <text:p/>
        </draw:path>
        <draw:path draw:style-name="gr3" draw:text-style-name="P3" draw:layer="layout" svg:width="0.219cm" svg:height="0.219cm" svg:x="5.32cm" svg:y="25.9cm" svg:viewBox="0 0 220 220" svg:d="M110 70c23 0 40 17 40 40s-17 40-40 40-40-17-40-40 17-40 40-40zM110 0c-62 0-110 48-110 110s48 110 110 110 110-48 110-110-48-110-110-110z">
          <text:p/>
        </draw:path>
        <draw:custom-shape draw:style-name="gr9" draw:text-style-name="P3" draw:layer="layout" svg:width="0.27cm" svg:height="0.2cm" svg:x="5.443cm" svg:y="25.39cm">
          <text:p/>
          <draw:enhanced-geometry svg:viewBox="0 0 21600 21600" draw:mirror-horizontal="true" draw:type="rectangle" draw:enhanced-path="M 0 0 L 21600 0 21600 21600 0 21600 0 0 Z N"/>
        </draw:custom-shape>
        <draw:custom-shape draw:style-name="gr56" draw:text-style-name="P3" draw:layer="layout" svg:width="1cm" svg:height="0.2cm" svg:x="5.09cm" svg:y="25.64cm">
          <text:p/>
          <draw:enhanced-geometry svg:viewBox="0 0 21600 21600" draw:mirror-horizontal="true" draw:type="rectangle" draw:enhanced-path="M 0 0 L 21600 0 21600 21600 0 21600 0 0 Z N"/>
        </draw:custom-shape>
        <draw:custom-shape draw:style-name="gr23" draw:text-style-name="P3" draw:layer="layout" svg:width="0.18cm" svg:height="0.3cm" svg:x="5.92cm" svg:y="25.53cm">
          <text:p/>
          <draw:enhanced-geometry svg:viewBox="0 0 21600 21600" draw:mirror-horizontal="true" draw:type="rectangle" draw:enhanced-path="M 0 0 L 21600 0 21600 21600 0 21600 0 0 Z N"/>
        </draw:custom-shape>
        <draw:custom-shape draw:style-name="gr64" draw:text-style-name="P3" draw:layer="layout" svg:width="0.66cm" svg:height="0.2cm" svg:x="6.22cm" svg:y="25.39cm">
          <text:p/>
          <draw:enhanced-geometry svg:viewBox="0 0 21600 21600" draw:mirror-horizontal="true" draw:type="rectangle" draw:enhanced-path="M 0 0 L 21600 0 21600 21600 0 21600 0 0 Z N"/>
        </draw:custom-shape>
        <draw:custom-shape draw:style-name="gr65" draw:text-style-name="P3" draw:layer="layout" svg:width="0.86cm" svg:height="0.99cm" svg:x="5.46cm" svg:y="25.9cm">
          <text:p/>
          <draw:enhanced-geometry svg:viewBox="0 0 21600 21600" draw:mirror-horizontal="true" draw:type="rectangle" draw:enhanced-path="M 0 0 L 21600 0 21600 21600 0 21600 0 0 Z N"/>
        </draw:custom-shape>
        <draw:path draw:style-name="gr3" draw:text-style-name="P3" draw:layer="layout" svg:width="0.479cm" svg:height="0.219cm" svg:x="7.44cm" svg:y="25.38cm" svg:viewBox="0 0 480 220" svg:d="M369 70c23 0 40 17 40 40s-17 40-40 40-41-17-41-40 18-40 41-40zM369 0c-63 0-112 48-112 110s49 110 112 110 111-48 111-110-48-110-111-110zM111 70c23 0 41 17 41 40s-18 40-41 40-40-17-40-40 17-40 40-40zM111 0c-63 0-111 48-111 110s48 110 111 110 112-48 112-110-49-110-112-110z">
          <text:p/>
        </draw:path>
        <draw:path draw:style-name="gr3" draw:text-style-name="P3" draw:layer="layout" svg:width="0.219cm" svg:height="0.219cm" svg:x="7.12cm" svg:y="25.38cm" svg:viewBox="0 0 220 220" svg:d="M110 70c23 0 40 17 40 40s-17 40-40 40-40-17-40-40 17-40 40-40zM110 0c-62 0-110 48-110 110s48 110 110 110 110-48 110-110-48-110-110-110z">
          <text:p/>
        </draw:path>
        <draw:path draw:style-name="gr3" draw:text-style-name="P3" draw:layer="layout" svg:width="0.219cm" svg:height="0.219cm" svg:x="7.8cm" svg:y="26cm" svg:viewBox="0 0 220 220" svg:d="M110 70c23 0 40 17 40 40s-17 40-40 40-40-17-40-40 17-40 40-40zM110 0c-62 0-110 48-110 110s48 110 110 110 110-48 110-110-48-110-110-110z">
          <text:p/>
        </draw:path>
        <draw:custom-shape draw:style-name="gr9" draw:text-style-name="P3" draw:layer="layout" svg:width="0.27cm" svg:height="0.2cm" svg:x="7.25cm" svg:y="25.39cm">
          <text:p/>
          <draw:enhanced-geometry svg:viewBox="0 0 21600 21600" draw:mirror-horizontal="true" draw:type="rectangle" draw:enhanced-path="M 0 0 L 21600 0 21600 21600 0 21600 0 0 Z N"/>
        </draw:custom-shape>
        <draw:path draw:style-name="gr3" draw:text-style-name="P3" draw:layer="layout" svg:width="0.479cm" svg:height="0.219cm" svg:x="8.94cm" svg:y="25.38cm" svg:viewBox="0 0 480 220" svg:d="M369 70c23 0 40 17 40 40s-17 40-40 40-41-17-41-40 18-40 41-40zM369 0c-63 0-112 48-112 110s49 110 112 110 111-48 111-110-48-110-111-110zM111 70c23 0 41 17 41 40s-18 40-41 40-40-17-40-40 17-40 40-40zM111 0c-63 0-111 48-111 110s48 110 111 110 112-48 112-110-49-110-112-110z">
          <text:p/>
        </draw:path>
        <draw:path draw:style-name="gr3" draw:text-style-name="P3" draw:layer="layout" svg:width="0.219cm" svg:height="0.219cm" svg:x="8.06cm" svg:y="25.38cm" svg:viewBox="0 0 220 220" svg:d="M110 70c23 0 40 17 40 40s-17 40-40 40-40-17-40-40 17-40 40-40zM110 0c-62 0-110 48-110 110s48 110 110 110 110-48 110-110-48-110-110-110z">
          <text:p/>
        </draw:path>
        <draw:path draw:style-name="gr3" draw:text-style-name="P3" draw:layer="layout" svg:width="0.219cm" svg:height="0.219cm" svg:x="8.6cm" svg:y="25.38cm" svg:viewBox="0 0 220 220" svg:d="M110 70c23 0 40 17 40 40s-17 40-40 40-40-17-40-40 17-40 40-40zM110 0c-62 0-110 48-110 110s48 110 110 110 110-48 110-110-48-110-110-110z">
          <text:p/>
        </draw:path>
        <draw:custom-shape draw:style-name="gr9" draw:text-style-name="P3" draw:layer="layout" svg:width="0.27cm" svg:height="0.2cm" svg:x="8.75cm" svg:y="25.39cm">
          <text:p/>
          <draw:enhanced-geometry svg:viewBox="0 0 21600 21600" draw:mirror-horizontal="true" draw:type="rectangle" draw:enhanced-path="M 0 0 L 21600 0 21600 21600 0 21600 0 0 Z N"/>
        </draw:custom-shape>
        <draw:custom-shape draw:style-name="gr66" draw:text-style-name="P3" draw:layer="layout" svg:width="0.2cm" svg:height="0.36cm" svg:x="8.07cm" svg:y="25.1cm">
          <text:p/>
          <draw:enhanced-geometry svg:viewBox="0 0 21600 21600" draw:mirror-horizontal="true" draw:type="rectangle" draw:enhanced-path="M 0 0 L 21600 0 21600 21600 0 21600 0 0 Z N"/>
        </draw:custom-shape>
        <draw:custom-shape draw:style-name="gr67" draw:text-style-name="P3" draw:layer="layout" svg:width="0.18cm" svg:height="1.2cm" svg:x="9.38cm" svg:y="25.38cm">
          <text:p/>
          <draw:enhanced-geometry svg:viewBox="0 0 21600 21600" draw:mirror-horizontal="true" draw:type="rectangle" draw:enhanced-path="M 0 0 L 21600 0 21600 21600 0 21600 0 0 Z N"/>
        </draw:custom-shape>
        <draw:custom-shape draw:style-name="gr68" draw:text-style-name="P3" draw:layer="layout" svg:width="1.31cm" svg:height="0.2cm" svg:x="8.25cm" svg:y="26.4cm">
          <text:p/>
          <draw:enhanced-geometry svg:viewBox="0 0 21600 21600" draw:mirror-horizontal="true" draw:type="rectangle" draw:enhanced-path="M 0 0 L 21600 0 21600 21600 0 21600 0 0 Z N"/>
        </draw:custom-shape>
        <draw:custom-shape draw:style-name="gr9" draw:text-style-name="P3" draw:layer="layout" svg:width="0.22cm" svg:height="0.22cm" svg:x="9.34cm" svg:y="25.38cm">
          <text:p/>
          <draw:enhanced-geometry svg:viewBox="0 0 21600 21600" draw:mirror-horizontal="true" draw:type="rectangle" draw:enhanced-path="M 0 0 L 21600 0 21600 21600 0 21600 0 0 Z N"/>
        </draw:custom-shape>
        <draw:custom-shape draw:style-name="gr26" draw:text-style-name="P3" draw:layer="layout" svg:width="0.18cm" svg:height="0.4cm" svg:x="10.14cm" svg:y="25.28cm">
          <text:p/>
          <draw:enhanced-geometry svg:viewBox="0 0 21600 21600" draw:mirror-horizontal="true" draw:type="rectangle" draw:enhanced-path="M 0 0 L 21600 0 21600 21600 0 21600 0 0 Z N"/>
        </draw:custom-shape>
        <draw:custom-shape draw:style-name="gr69" draw:text-style-name="P3" draw:layer="layout" svg:width="0.4cm" svg:height="1.3cm" svg:x="8.22cm" svg:y="26.4cm">
          <text:p/>
          <draw:enhanced-geometry svg:viewBox="0 0 21600 21600" draw:mirror-horizontal="true" draw:type="rectangle" draw:enhanced-path="M 0 0 L 21600 0 21600 21600 0 21600 0 0 Z N"/>
        </draw:custom-shape>
        <draw:path draw:style-name="gr70" draw:text-style-name="P3" draw:layer="layout" svg:width="0.399cm" svg:height="0.399cm" svg:x="6.52cm" svg:y="25.8cm" svg:viewBox="0 0 400 400" svg:d="M200 16c104 0 184 80 184 184s-80 184-184 184-184-80-184-184 80-184 184-184zM200 0c-113 0-200 87-200 200s87 200 200 200 200-87 200-200-87-200-200-200z">
          <text:p/>
        </draw:path>
        <draw:path draw:style-name="gr70" draw:text-style-name="P3" draw:layer="layout" svg:width="0.399cm" svg:height="0.399cm" svg:x="3.26cm" svg:y="24.9cm" svg:viewBox="0 0 400 400" svg:d="M200 16c104 0 184 80 184 184s-80 184-184 184-184-80-184-184 80-184 184-184zM200 0c-113 0-200 87-200 200s87 200 200 200 200-87 200-200-87-200-200-200z">
          <text:p/>
        </draw:path>
        <draw:path draw:style-name="gr70" draw:text-style-name="P3" draw:layer="layout" svg:width="0.399cm" svg:height="0.399cm" svg:x="8.22cm" svg:y="25.9cm" svg:viewBox="0 0 400 400" svg:d="M200 16c104 0 184 80 184 184s-80 184-184 184-184-80-184-184 80-184 184-184zM200 0c-113 0-200 87-200 200s87 200 200 200 200-87 200-200-87-200-200-200z">
          <text:p/>
        </draw:path>
        <draw:path draw:style-name="gr70" draw:text-style-name="P3" draw:layer="layout" svg:width="0.399cm" svg:height="0.399cm" svg:x="3.18cm" svg:y="26.7cm" svg:viewBox="0 0 400 400" svg:d="M200 16c104 0 184 80 184 184s-80 184-184 184-184-80-184-184 80-184 184-184zM200 0c-113 0-200 87-200 200s87 200 200 200 200-87 200-200-87-200-200-200z">
          <text:p/>
        </draw:path>
        <draw:custom-shape draw:style-name="gr67" draw:text-style-name="P3" draw:layer="layout" svg:width="0.2cm" svg:height="1.2cm" svg:x="6.62cm" svg:y="26.6cm">
          <text:p/>
          <draw:enhanced-geometry svg:viewBox="0 0 21600 21600" draw:mirror-horizontal="true" draw:type="rectangle" draw:enhanced-path="M 0 0 L 21600 0 21600 21600 0 21600 0 0 Z N"/>
        </draw:custom-shape>
        <draw:custom-shape draw:style-name="gr64" draw:text-style-name="P3" draw:layer="layout" svg:width="0.66cm" svg:height="0.2cm" svg:x="7.22cm" svg:y="25.7cm">
          <text:p/>
          <draw:enhanced-geometry svg:viewBox="0 0 21600 21600" draw:mirror-horizontal="true" draw:type="rectangle" draw:enhanced-path="M 0 0 L 21600 0 21600 21600 0 21600 0 0 Z N"/>
        </draw:custom-shape>
        <draw:custom-shape draw:style-name="gr23" draw:text-style-name="P3" draw:layer="layout" svg:width="0.16cm" svg:height="0.3cm" svg:x="7.72cm" svg:y="25.54cm">
          <text:p/>
          <draw:enhanced-geometry svg:viewBox="0 0 21600 21600" draw:mirror-horizontal="true" draw:type="rectangle" draw:enhanced-path="M 0 0 L 21600 0 21600 21600 0 21600 0 0 Z N"/>
        </draw:custom-shape>
        <draw:custom-shape draw:style-name="gr71" draw:text-style-name="P3" draw:layer="layout" svg:width="0.2cm" svg:height="1cm" svg:x="7.22cm" svg:y="25.7cm">
          <text:p/>
          <draw:enhanced-geometry svg:viewBox="0 0 21600 21600" draw:mirror-horizontal="true" draw:type="rectangle" draw:enhanced-path="M 0 0 L 21600 0 21600 21600 0 21600 0 0 Z N"/>
        </draw:custom-shape>
        <draw:custom-shape draw:style-name="gr72" draw:text-style-name="P3" draw:layer="layout" svg:width="0.8cm" svg:height="0.5cm" svg:x="6.62cm" svg:y="26.4cm">
          <text:p/>
          <draw:enhanced-geometry svg:viewBox="0 0 21600 21600" draw:mirror-horizontal="true" draw:type="rectangle" draw:enhanced-path="M 0 0 L 21600 0 21600 21600 0 21600 0 0 Z N"/>
        </draw:custom-shape>
        <draw:custom-shape draw:style-name="gr73" draw:text-style-name="P3" draw:layer="layout" svg:width="0.4cm" svg:height="0.79cm" svg:x="7.52cm" svg:y="26.12cm">
          <text:p/>
          <draw:enhanced-geometry svg:viewBox="0 0 21600 21600" draw:mirror-horizontal="true" draw:type="rectangle" draw:enhanced-path="M 0 0 L 21600 0 21600 21600 0 21600 0 0 Z N"/>
        </draw:custom-shape>
        <draw:custom-shape draw:style-name="gr71" draw:text-style-name="P3" draw:layer="layout" svg:width="0.2cm" svg:height="1cm" svg:x="7.22cm" svg:y="25.7cm">
          <text:p/>
          <draw:enhanced-geometry svg:viewBox="0 0 21600 21600" draw:mirror-horizontal="true" draw:type="rectangle" draw:enhanced-path="M 0 0 L 21600 0 21600 21600 0 21600 0 0 Z N"/>
        </draw:custom-shape>
        <draw:custom-shape draw:style-name="gr74" draw:text-style-name="P3" draw:layer="layout" svg:width="0.6cm" svg:height="0.46cm" svg:x="8.82cm" svg:y="26cm">
          <text:p/>
          <draw:enhanced-geometry svg:viewBox="0 0 21600 21600" draw:mirror-horizontal="true" draw:type="rectangle" draw:enhanced-path="M 0 0 L 21600 0 21600 21600 0 21600 0 0 Z N"/>
        </draw:custom-shape>
        <draw:custom-shape draw:style-name="gr75" draw:text-style-name="P3" draw:layer="layout" svg:width="0.8cm" svg:height="0.46cm" svg:x="8.52cm" svg:y="24.7cm">
          <text:p/>
          <draw:enhanced-geometry svg:viewBox="0 0 21600 21600" draw:mirror-horizontal="true" draw:type="rectangle" draw:enhanced-path="M 0 0 L 21600 0 21600 21600 0 21600 0 0 Z N"/>
        </draw:custom-shape>
        <draw:custom-shape draw:style-name="gr76" draw:text-style-name="P3" draw:layer="layout" svg:width="0.4cm" svg:height="0.76cm" svg:x="11.42cm" svg:y="27.44cm">
          <text:p/>
          <draw:enhanced-geometry svg:viewBox="0 0 21600 21600" draw:mirror-horizontal="true" draw:type="rectangle" draw:enhanced-path="M 0 0 L 21600 0 21600 21600 0 21600 0 0 Z N"/>
        </draw:custom-shape>
        <draw:line draw:style-name="gr77" draw:text-style-name="P2" draw:layer="layout" svg:x1="2cm" svg:y1="16.8cm" svg:x2="19.5cm" svg:y2="16.8cm">
          <text:p/>
        </draw:line>
        <draw:line draw:style-name="gr77" draw:text-style-name="P2" draw:layer="layout" svg:x1="2cm" svg:y1="28.3cm" svg:x2="19.5cm" svg:y2="28.3cm">
          <text:p/>
        </draw:line>
        <draw:line draw:style-name="gr77" draw:text-style-name="P2" draw:layer="layout" svg:x1="19.05cm" svg:y1="16.3cm" svg:x2="19.05cm" svg:y2="28.8cm">
          <text:p/>
        </draw:line>
        <draw:line draw:style-name="gr77" draw:text-style-name="P2" draw:layer="layout" svg:x1="2.5cm" svg:y1="16.3cm" svg:x2="2.5cm" svg:y2="28.8cm">
          <text:p/>
        </draw:line>
        <draw:frame draw:style-name="gr78" draw:text-style-name="P5" draw:layer="layout" svg:width="1.772cm" svg:height="1.094cm" draw:transform="rotate (1.5707963267949) translate (0.8cm 23.772cm)">
          <draw:text-box>
            <text:p><text:span text:style-name="T1">背面</text:span></text:p>
          </draw:text-box>
        </draw:frame>
        <draw:frame draw:style-name="gr78" draw:text-style-name="P5" draw:layer="layout" svg:width="1.772cm" svg:height="1.094cm" draw:transform="rotate (1.5707963267949) translate (19.3cm 23.772cm)">
          <draw:text-box>
            <text:p><text:span text:style-name="T1">背面</text:span></text:p>
          </draw:text-box>
        </draw:frame>
        <draw:custom-shape draw:style-name="gr79" draw:text-style-name="P1" draw:layer="layout" svg:width="6.7cm" svg:height="16.51cm" draw:transform="rotate (1.5707963267949) translate (2.51cm 23.5cm)">
          <text:p/>
          <draw:enhanced-geometry svg:viewBox="0 0 21600 21600" draw:mirror-horizontal="true" draw:type="rectangle" draw:enhanced-path="M 0 0 L 21600 0 21600 21600 0 21600 0 0 Z N"/>
        </draw:custom-shape>
        <draw:path draw:style-name="gr80" draw:text-style-name="P3" draw:layer="layout" svg:width="0.499cm" svg:height="0.499cm" draw:transform="rotate (-1.5707963267949) translate (4.12cm 19.42cm)" svg:viewBox="0 0 500 500" svg:d="M419 41c23 0 40 17 40 40s-17 41-40 41-41-18-41-41 18-40 41-40zM419 0c-46 0-81 35-81 81s35 81 81 81 81-35 81-81-35-81-81-81zM81 41c23 0 41 17 41 40s-18 41-41 41-40-18-40-41 17-40 40-40zM81 0c-46 0-81 35-81 81s35 81 81 81 81-35 81-81-35-81-81-81zM419 378c23 0 40 18 40 41s-17 40-40 40-41-17-41-40 18-41 41-41zM419 338c-46 0-81 35-81 81s35 81 81 81 81-35 81-81-35-81-81-81zM81 378c23 0 41 18 41 41s-18 40-41 40-40-17-40-40 17-41 40-41zM81 338c-46 0-81 35-81 81s35 81 81 81 81-35 81-81-35-81-81-81z">
          <text:p/>
        </draw:path>
        <draw:path draw:style-name="gr81" draw:text-style-name="P3" draw:layer="layout" svg:width="0.499cm" svg:height="0.199cm" draw:transform="rotate (-3.14159265358979) translate (3.42cm 18.6cm)" svg:viewBox="0 0 500 200" svg:d="M400 70c17 0 30 13 30 30s-13 30-30 30-30-13-30-30 13-30 30-30zM400 0c-57 0-100 43-100 100s43 100 100 100 100-43 100-100-43-100-100-100zM100 70c17 0 30 13 30 30s-13 30-30 30-30-13-30-30 13-30 30-30zM100 0c-57 0-100 43-100 100s43 100 100 100 100-43 100-100-43-100-100-100z">
          <text:p/>
        </draw:path>
        <draw:path draw:style-name="gr82" draw:text-style-name="P3" draw:layer="layout" svg:width="0.979cm" svg:height="0.219cm" draw:transform="rotate (-1.5707963267949) translate (3.02cm 19.39cm)" svg:viewBox="0 0 980 220" svg:d="M870 70c23 0 40 17 40 40s-17 40-40 40c-22 0-40-17-40-40s18-40 40-40zM870 0c-62 0-110 48-110 110s48 110 110 110 110-48 110-110-48-110-110-110zM617 70c22 0 40 17 40 40s-18 40-40 40c-23 0-40-17-40-40s17-40 40-40zM617 0c-62 0-110 48-110 110s48 110 110 110 110-48 110-110-48-110-110-110zM363 70c23 0 40 17 40 40s-17 40-40 40c-22 0-40-17-40-40s18-40 40-40zM363 0c-62 0-110 48-110 110s48 110 110 110 110-48 110-110-48-110-110-110zM110 70c22 0 40 17 40 40s-18 40-40 40c-23 0-40-17-40-40s17-40 40-40zM110 0c-62 0-110 48-110 110s48 110 110 110 110-48 110-110-48-110-110-110z">
          <text:p/>
        </draw:path>
        <draw:path draw:style-name="gr83" draw:text-style-name="P3" draw:layer="layout" svg:width="1.199cm" svg:height="2.009cm" draw:transform="rotate (-1.5707963267949) translate (4.52cm 16.8cm)" svg:viewBox="0 0 1200 2010" svg:d="M950 199c0 19-5 36-13 51h-172c-9-15-14-32-14-51 0-18 5-35 13-49h174c8 14 12 31 12 49zM450 199c0 19-5 36-13 51h-172c-9-15-14-32-14-51 0-18 5-35 13-49h174c8 14 12 31 12 49zM1100 0h-1000-50-50v2010h50 50 1000 50 50v-2010h-50zM950 999c0 19-5 36-13 51h-172c-9-15-14-32-14-51 0-18 5-35 13-49h174c8 14 12 31 12 49zM450 999c0 19-5 36-13 51h-172c-9-15-14-32-14-51 0-18 5-35 13-49h174c8 14 12 31 12 49zM950 1799c0 19-5 36-13 51h-172c-9-15-14-32-14-51 0-18 5-35 13-49h174c8 14 12 31 12 49zM450 1799c0 19-5 36-13 51h-172c-9-15-14-32-14-51 0-18 5-35 13-49h174c8 14 12 31 12 49z">
          <text:p/>
        </draw:path>
        <draw:custom-shape draw:style-name="gr84" draw:text-style-name="P3" draw:layer="layout" svg:width="0.12cm" svg:height="0.68cm" draw:transform="rotate (1.5707963267949) translate (2.98cm 19.56cm)">
          <text:p/>
          <draw:enhanced-geometry svg:viewBox="0 0 21600 21600" draw:mirror-horizontal="true" draw:type="rectangle" draw:enhanced-path="M 0 0 L 21600 0 21600 21600 0 21600 0 0 Z N"/>
        </draw:custom-shape>
        <draw:custom-shape draw:style-name="gr9" draw:text-style-name="P3" draw:layer="layout" svg:width="0.15cm" svg:height="0.13cm" draw:transform="rotate (1.5707963267949) translate (2.85cm 19.7cm)">
          <text:p/>
          <draw:enhanced-geometry svg:viewBox="0 0 21600 21600" draw:mirror-horizontal="true" draw:type="rectangle" draw:enhanced-path="M 0 0 L 21600 0 21600 21600 0 21600 0 0 Z N"/>
        </draw:custom-shape>
        <draw:custom-shape draw:style-name="gr85" draw:text-style-name="P3" draw:layer="layout" svg:width="0.44cm" svg:height="0.35cm" draw:transform="rotate (1.5707963267949) translate (2.51cm 19.84cm)">
          <text:p/>
          <draw:enhanced-geometry svg:viewBox="0 0 21600 21600" draw:mirror-horizontal="true" draw:type="rectangle" draw:enhanced-path="M 0 0 L 21600 0 21600 21600 0 21600 0 0 Z N"/>
        </draw:custom-shape>
        <draw:path draw:style-name="gr70" draw:text-style-name="P3" draw:layer="layout" svg:width="0.399cm" svg:height="0.399cm" draw:transform="rotate (-1.5707963267949) translate (5.12cm 20.1cm)" svg:viewBox="0 0 400 400" svg:d="M200 16c104 0 184 80 184 184s-80 184-184 184-184-80-184-184 80-184 184-184zM200 0c-113 0-200 87-200 200s87 200 200 200 200-87 200-200-87-200-200-200z">
          <text:p/>
        </draw:path>
        <draw:path draw:style-name="gr86" draw:text-style-name="P3" draw:layer="layout" svg:width="0.899cm" svg:height="1.609cm" draw:transform="rotate (-1.5707963267949) translate (4.12cm 19.7cm)" svg:viewBox="0 0 900 1610" svg:d="M700 300c-170 0-300-130-300-300h-200-100-40-60v170h60 40 168l32 81v869h60v20h-10v120h-140v350h390 100 200v-1383c-52 46-122 73-200 73zM190 140h-90v-110h90zM600 1140v120h-100v-120h60z">
          <text:p/>
        </draw:path>
        <draw:path draw:style-name="gr87" draw:text-style-name="P3" draw:layer="layout" svg:width="0.459cm" svg:height="1.249cm" draw:transform="rotate (-1.5707963267949) translate (3.76cm 19.34cm)" svg:viewBox="0 0 460 1250" svg:d="M100 1250v-1250h-100v1250zM460 800v-600h-300v600z">
          <text:p/>
        </draw:path>
        <draw:path draw:style-name="gr70" draw:text-style-name="P3" draw:layer="layout" svg:width="0.399cm" svg:height="0.399cm" draw:transform="rotate (-1.5707963267949) translate (3.02cm 18.8cm)" svg:viewBox="0 0 400 400" svg:d="M200 16c104 0 184 80 184 184s-80 184-184 184-184-80-184-184 80-184 184-184zM200 0c-113 0-200 87-200 200s87 200 200 200 200-87 200-200-87-200-200-200z">
          <text:p/>
        </draw:path>
        <draw:path draw:style-name="gr88" draw:text-style-name="P3" draw:layer="layout" svg:width="0.709cm" svg:height="0.199cm" draw:transform="rotate (-3.14159265358979) translate (6.22cm 18cm)" svg:viewBox="0 0 710 200" svg:d="M610 50c28 0 50 22 50 50s-22 50-50 50c-29 0-50-22-50-50s21-50 50-50zM610 0c-57 0-101 43-101 100s44 100 101 100 100-43 100-100-43-100-100-100zM355 50c28 0 50 22 50 50s-22 50-50 50-50-22-50-50 22-50 50-50zM355 0c-57 0-100 43-100 100s43 100 100 100 100-43 100-100-43-100-100-100zM100 50c29 0 50 22 50 50s-21 50-50 50c-28 0-50-22-50-50s22-50 50-50zM100 0c-57 0-100 43-100 100s43 100 100 100 101-43 101-100-44-100-101-100z">
          <text:p/>
        </draw:path>
        <draw:path draw:style-name="gr88" draw:text-style-name="P3" draw:layer="layout" svg:width="0.709cm" svg:height="0.199cm" draw:transform="rotate (-3.14159265358979) translate (6.22cm 21.4cm)" svg:viewBox="0 0 710 200" svg:d="M610 50c28 0 50 22 50 50s-22 50-50 50c-29 0-50-22-50-50s21-50 50-50zM610 0c-57 0-101 43-101 100s44 100 101 100 100-43 100-100-43-100-100-100zM355 50c28 0 50 22 50 50s-22 50-50 50-50-22-50-50 22-50 50-50zM355 0c-57 0-100 43-100 100s43 100 100 100 100-43 100-100-43-100-100-100zM100 50c29 0 50 22 50 50s-21 50-50 50c-28 0-50-22-50-50s22-50 50-50zM100 0c-57 0-100 43-100 100s43 100 100 100 101-43 101-100-44-100-101-100z">
          <text:p/>
        </draw:path>
        <draw:path draw:style-name="gr88" draw:text-style-name="P3" draw:layer="layout" svg:width="0.709cm" svg:height="0.199cm" draw:transform="rotate (-3.14159265358979) translate (6.22cm 19.7cm)" svg:viewBox="0 0 710 200" svg:d="M610 50c28 0 50 22 50 50s-22 50-50 50c-29 0-50-22-50-50s21-50 50-50zM610 0c-57 0-101 43-101 100s44 100 101 100 100-43 100-100-43-100-100-100zM355 50c28 0 50 22 50 50s-22 50-50 50-50-22-50-50 22-50 50-50zM355 0c-57 0-100 43-100 100s43 100 100 100 100-43 100-100-43-100-100-100zM100 50c29 0 50 22 50 50s-21 50-50 50c-28 0-50-22-50-50s22-50 50-50zM100 0c-57 0-100 43-100 100s43 100 100 100 101-43 101-100-44-100-101-100z">
          <text:p/>
        </draw:path>
        <draw:path draw:style-name="gr70" draw:text-style-name="P3" draw:layer="layout" svg:width="0.399cm" svg:height="0.399cm" draw:transform="rotate (-1.5707963267949) translate (5.12cm 22.7cm)" svg:viewBox="0 0 400 400" svg:d="M200 16c104 0 184 80 184 184s-80 184-184 184-184-80-184-184 80-184 184-184zM200 0c-113 0-200 87-200 200s87 200 200 200 200-87 200-200-87-200-200-200z">
          <text:p/>
        </draw:path>
        <draw:path draw:style-name="gr3" draw:text-style-name="P3" draw:layer="layout" svg:width="0.979cm" svg:height="0.219cm" draw:transform="rotate (-1.5707963267949) translate (6.08cm 21.7cm)" svg:viewBox="0 0 980 220" svg:d="M870 70c23 0 40 17 40 40s-17 40-40 40c-22 0-40-17-40-40s18-40 40-40zM870 0c-62 0-110 48-110 110s48 110 110 110 110-48 110-110-48-110-110-110zM617 70c22 0 40 17 40 40s-18 40-40 40c-23 0-40-17-40-40s17-40 40-40zM617 0c-62 0-110 48-110 110s48 110 110 110 110-48 110-110-48-110-110-110zM363 70c23 0 40 17 40 40s-17 40-40 40c-22 0-40-17-40-40s18-40 40-40zM363 0c-62 0-110 48-110 110s48 110 110 110 110-48 110-110-48-110-110-110zM110 70c22 0 40 17 40 40s-18 40-40 40c-23 0-40-17-40-40s17-40 40-40zM110 0c-62 0-110 48-110 110s48 110 110 110 110-48 110-110-48-110-110-110z">
          <text:p/>
        </draw:path>
        <draw:custom-shape draw:style-name="gr89" draw:text-style-name="P3" draw:layer="layout" svg:width="0.58cm" svg:height="0.1cm" draw:transform="rotate (1.5707963267949) translate (5.82cm 17.84cm)">
          <text:p/>
          <draw:enhanced-geometry svg:viewBox="0 0 21600 21600" draw:mirror-horizontal="true" draw:type="rectangle" draw:enhanced-path="M 0 0 L 21600 0 21600 21600 0 21600 0 0 Z N"/>
        </draw:custom-shape>
        <draw:custom-shape draw:style-name="gr90" draw:text-style-name="P3" draw:layer="layout" svg:width="0.7cm" svg:height="0.1cm" draw:transform="rotate (1.5707963267949) translate (5.82cm 19.54cm)">
          <text:p/>
          <draw:enhanced-geometry svg:viewBox="0 0 21600 21600" draw:mirror-horizontal="true" draw:type="rectangle" draw:enhanced-path="M 0 0 L 21600 0 21600 21600 0 21600 0 0 Z N"/>
        </draw:custom-shape>
        <draw:custom-shape draw:style-name="gr91" draw:text-style-name="P3" draw:layer="layout" svg:width="0.59cm" svg:height="0.1cm" draw:transform="rotate (1.5707963267949) translate (5.82cm 21.24cm)">
          <text:p/>
          <draw:enhanced-geometry svg:viewBox="0 0 21600 21600" draw:mirror-horizontal="true" draw:type="rectangle" draw:enhanced-path="M 0 0 L 21600 0 21600 21600 0 21600 0 0 Z N"/>
        </draw:custom-shape>
        <draw:custom-shape draw:style-name="gr92" draw:text-style-name="P3" draw:layer="layout" svg:width="0.54cm" svg:height="0.1cm" draw:transform="rotate (1.5707963267949) translate (5.82cm 21.9cm)">
          <text:p/>
          <draw:enhanced-geometry svg:viewBox="0 0 21600 21600" draw:mirror-horizontal="true" draw:type="rectangle" draw:enhanced-path="M 0 0 L 21600 0 21600 21600 0 21600 0 0 Z N"/>
        </draw:custom-shape>
        <draw:custom-shape draw:style-name="gr93" draw:text-style-name="P3" draw:layer="layout" svg:width="1.56cm" svg:height="0.1cm" draw:transform="rotate (1.5707963267949) translate (5.56cm 19.52cm)">
          <text:p/>
          <draw:enhanced-geometry svg:viewBox="0 0 21600 21600" draw:mirror-horizontal="true" draw:type="rectangle" draw:enhanced-path="M 0 0 L 21600 0 21600 21600 0 21600 0 0 Z N"/>
        </draw:custom-shape>
        <draw:custom-shape draw:style-name="gr93" draw:text-style-name="P3" draw:layer="layout" svg:width="1.56cm" svg:height="0.1cm" draw:transform="rotate (1.5707963267949) translate (5.56cm 21.22cm)">
          <text:p/>
          <draw:enhanced-geometry svg:viewBox="0 0 21600 21600" draw:mirror-horizontal="true" draw:type="rectangle" draw:enhanced-path="M 0 0 L 21600 0 21600 21600 0 21600 0 0 Z N"/>
        </draw:custom-shape>
        <draw:path draw:style-name="gr3" draw:text-style-name="P3" draw:layer="layout" svg:width="0.479cm" svg:height="0.219cm" draw:transform="rotate (-3.14159265358979) translate (6.23cm 17.29cm)" svg:viewBox="0 0 480 220" svg:d="M369 70c23 0 40 17 40 40s-17 40-40 40-41-17-41-40 18-40 41-40zM369 0c-63 0-112 48-112 110s49 110 112 110 111-48 111-110-48-110-111-110zM111 70c23 0 41 17 41 40s-18 40-41 40-40-17-40-40 17-40 40-40zM111 0c-63 0-111 48-111 110s48 110 111 110 112-48 112-110-49-110-112-110z">
          <text:p/>
        </draw:path>
        <draw:path draw:style-name="gr3" draw:text-style-name="P3" draw:layer="layout" svg:width="0.479cm" svg:height="0.219cm" draw:transform="rotate (-3.14159265358979) translate (6.23cm 20.7cm)" svg:viewBox="0 0 480 220" svg:d="M369 70c23 0 40 17 40 40s-17 40-40 40-41-17-41-40 18-40 41-40zM369 0c-63 0-112 48-112 110s49 110 112 110 111-48 111-110-48-110-111-110zM111 70c23 0 41 17 41 40s-18 40-41 40-40-17-40-40 17-40 40-40zM111 0c-63 0-111 48-111 110s48 110 111 110 112-48 112-110-49-110-112-110z">
          <text:p/>
        </draw:path>
        <draw:path draw:style-name="gr3" draw:text-style-name="P3" draw:layer="layout" svg:width="0.479cm" svg:height="0.219cm" draw:transform="rotate (-3.14159265358979) translate (6.23cm 18.9cm)" svg:viewBox="0 0 480 220" svg:d="M369 70c23 0 40 17 40 40s-17 40-40 40-41-17-41-40 18-40 41-40zM369 0c-63 0-112 48-112 110s49 110 112 110 111-48 111-110-48-110-111-110zM111 70c23 0 41 17 41 40s-18 40-41 40-40-17-40-40 17-40 40-40zM111 0c-63 0-111 48-111 110s48 110 111 110 112-48 112-110-49-110-112-110z">
          <text:p/>
        </draw:path>
        <draw:custom-shape draw:style-name="gr94" draw:text-style-name="P3" draw:layer="layout" svg:width="0.88cm" svg:height="0.1cm" draw:transform="rotate (1.5707963267949) translate (5.82cm 20.54cm)">
          <text:p/>
          <draw:enhanced-geometry svg:viewBox="0 0 21600 21600" draw:mirror-horizontal="true" draw:type="rectangle" draw:enhanced-path="M 0 0 L 21600 0 21600 21600 0 21600 0 0 Z N"/>
        </draw:custom-shape>
        <draw:custom-shape draw:style-name="gr89" draw:text-style-name="P3" draw:layer="layout" svg:width="0.58cm" svg:height="0.1cm" draw:transform="rotate (1.5707963267949) translate (6.08cm 17.84cm)">
          <text:p/>
          <draw:enhanced-geometry svg:viewBox="0 0 21600 21600" draw:mirror-horizontal="true" draw:type="rectangle" draw:enhanced-path="M 0 0 L 21600 0 21600 21600 0 21600 0 0 Z N"/>
        </draw:custom-shape>
        <draw:custom-shape draw:style-name="gr95" draw:text-style-name="P3" draw:layer="layout" svg:width="0.78cm" svg:height="0.1cm" draw:transform="rotate (1.5707963267949) translate (5.82cm 18.74cm)">
          <text:p/>
          <draw:enhanced-geometry svg:viewBox="0 0 21600 21600" draw:mirror-horizontal="true" draw:type="rectangle" draw:enhanced-path="M 0 0 L 21600 0 21600 21600 0 21600 0 0 Z N"/>
        </draw:custom-shape>
        <draw:custom-shape draw:style-name="gr90" draw:text-style-name="P3" draw:layer="layout" svg:width="0.7cm" svg:height="0.1cm" draw:transform="rotate (1.5707963267949) translate (6.08cm 19.54cm)">
          <text:p/>
          <draw:enhanced-geometry svg:viewBox="0 0 21600 21600" draw:mirror-horizontal="true" draw:type="rectangle" draw:enhanced-path="M 0 0 L 21600 0 21600 21600 0 21600 0 0 Z N"/>
        </draw:custom-shape>
        <draw:polygon draw:style-name="gr56" draw:text-style-name="P3" draw:layer="layout" svg:width="1.069cm" svg:height="2.189cm" draw:transform="rotate (-1.5707963267949) translate (5.58cm 18.43cm)" svg:viewBox="0 0 1070 2190" draw:points="1030,1610 1030,1500 1070,1500 1070,0 0,0 0,1480 0,1500 0,2190 150,2190 150,1610">
          <text:p/>
        </draw:polygon>
        <draw:polygon draw:style-name="gr96" draw:text-style-name="P3" draw:layer="layout" svg:width="1.459cm" svg:height="0.239cm" draw:transform="rotate (-1.5707963267949) translate (6.28cm 20.66cm)" svg:viewBox="0 0 1460 240" draw:points="1460,0 1340,0 580,0 560,0 0,0 0,200 580,200 580,100 1340,100 1340,240 1460,240 1460,100">
          <text:p/>
        </draw:polygon>
        <draw:polygon draw:style-name="gr97" draw:text-style-name="P3" draw:layer="layout" svg:width="2.859cm" svg:height="0.469cm" draw:transform="rotate (-1.5707963267949) translate (6.48cm 19.54cm)" svg:viewBox="0 0 2860 470" draw:points="2710,0 120,0 60,0 0,0 0,300 120,300 120,100 2710,100 2710,470 2860,470 2860,0 2760,0">
          <text:p/>
        </draw:polygon>
        <draw:polygon draw:style-name="gr98" draw:text-style-name="P3" draw:layer="layout" svg:width="4.799cm" svg:height="0.659cm" draw:transform="rotate (-1.5707963267949) translate (6.68cm 17.84cm)" svg:viewBox="0 0 4800 660" draw:points="4660,0 120,0 70,0 0,0 0,510 120,510 120,100 4660,100 4660,660 4800,660 4800,0 4760,0">
          <text:p/>
        </draw:polygon>
        <draw:path draw:style-name="gr88" draw:text-style-name="P3" draw:layer="layout" svg:width="1.599cm" svg:height="1.399cm" draw:transform="rotate (-1.5707963267949) translate (9.12cm 21.5cm)" svg:viewBox="0 0 1600 1400" svg:d="M1500 50c28 0 50 22 50 50s-22 50-50 50-50-22-50-50 22-50 50-50zM1500 0c-57 0-100 43-100 100s43 100 100 100 100-43 100-100-43-100-100-100zM1500 1250c28 0 50 22 50 50s-22 50-50 50-50-22-50-50 22-50 50-50zM1500 1200c-57 0-100 43-100 100s43 100 100 100 100-43 100-100-43-100-100-100zM300 50c28 0 50 22 50 50s-22 50-50 50-50-22-50-50 22-50 50-50zM300 0c-57 0-100 43-100 100s43 100 100 100 100-43 100-100-43-100-100-100zM300 1250c28 0 50 22 50 50s-22 50-50 50-50-22-50-50 22-50 50-50zM300 1200c-57 0-100 43-100 100s43 100 100 100 100-43 100-100-43-100-100-100zM100 650c28 0 50 22 50 50s-22 50-50 50-50-22-50-50 22-50 50-50zM100 600c-57 0-100 43-100 100s43 100 100 100 100-43 100-100-43-100-100-100z">
          <text:p/>
        </draw:path>
        <draw:path draw:style-name="gr88" draw:text-style-name="P3" draw:layer="layout" svg:width="1.599cm" svg:height="1.399cm" draw:transform="rotate (-1.5707963267949) translate (11.12cm 21.5cm)" svg:viewBox="0 0 1600 1400" svg:d="M1500 50c28 0 50 22 50 50s-22 50-50 50-50-22-50-50 22-50 50-50zM1500 0c-57 0-100 43-100 100s43 100 100 100 100-43 100-100-43-100-100-100zM1500 1250c28 0 50 22 50 50s-22 50-50 50-50-22-50-50 22-50 50-50zM1500 1200c-57 0-100 43-100 100s43 100 100 100 100-43 100-100-43-100-100-100zM300 50c28 0 50 22 50 50s-22 50-50 50-50-22-50-50 22-50 50-50zM300 0c-57 0-100 43-100 100s43 100 100 100 100-43 100-100-43-100-100-100zM300 1250c28 0 50 22 50 50s-22 50-50 50-50-22-50-50 22-50 50-50zM300 1200c-57 0-100 43-100 100s43 100 100 100 100-43 100-100-43-100-100-100zM100 650c28 0 50 22 50 50s-22 50-50 50-50-22-50-50 22-50 50-50zM100 600c-57 0-100 43-100 100s43 100 100 100 100-43 100-100-43-100-100-100z">
          <text:p/>
        </draw:path>
        <draw:path draw:style-name="gr88" draw:text-style-name="P3" draw:layer="layout" svg:width="1.599cm" svg:height="1.399cm" draw:transform="rotate (-1.5707963267949) translate (13.12cm 21.5cm)" svg:viewBox="0 0 1600 1400" svg:d="M1500 50c28 0 50 22 50 50s-22 50-50 50-50-22-50-50 22-50 50-50zM1500 0c-57 0-100 43-100 100s43 100 100 100 100-43 100-100-43-100-100-100zM1500 1250c28 0 50 22 50 50s-22 50-50 50-50-22-50-50 22-50 50-50zM1500 1200c-57 0-100 43-100 100s43 100 100 100 100-43 100-100-43-100-100-100zM300 50c28 0 50 22 50 50s-22 50-50 50-50-22-50-50 22-50 50-50zM300 0c-57 0-100 43-100 100s43 100 100 100 100-43 100-100-43-100-100-100zM300 1250c28 0 50 22 50 50s-22 50-50 50-50-22-50-50 22-50 50-50zM300 1200c-57 0-100 43-100 100s43 100 100 100 100-43 100-100-43-100-100-100zM100 650c28 0 50 22 50 50s-22 50-50 50-50-22-50-50 22-50 50-50zM100 600c-57 0-100 43-100 100s43 100 100 100 100-43 100-100-43-100-100-100z">
          <text:p/>
        </draw:path>
        <draw:path draw:style-name="gr88" draw:text-style-name="P3" draw:layer="layout" svg:width="1.599cm" svg:height="1.399cm" draw:transform="rotate (-1.5707963267949) translate (15.12cm 21.5cm)" svg:viewBox="0 0 1600 1400" svg:d="M1500 50c28 0 50 22 50 50s-22 50-50 50-50-22-50-50 22-50 50-50zM1500 0c-57 0-100 43-100 100s43 100 100 100 100-43 100-100-43-100-100-100zM1500 1250c28 0 50 22 50 50s-22 50-50 50-50-22-50-50 22-50 50-50zM1500 1200c-57 0-100 43-100 100s43 100 100 100 100-43 100-100-43-100-100-100zM300 50c28 0 50 22 50 50s-22 50-50 50-50-22-50-50 22-50 50-50zM300 0c-57 0-100 43-100 100s43 100 100 100 100-43 100-100-43-100-100-100zM300 1250c28 0 50 22 50 50s-22 50-50 50-50-22-50-50 22-50 50-50zM300 1200c-57 0-100 43-100 100s43 100 100 100 100-43 100-100-43-100-100-100zM100 650c28 0 50 22 50 50s-22 50-50 50-50-22-50-50 22-50 50-50zM100 600c-57 0-100 43-100 100s43 100 100 100 100-43 100-100-43-100-100-100z">
          <text:p/>
        </draw:path>
        <draw:path draw:style-name="gr83" draw:text-style-name="P3" draw:layer="layout" svg:width="1.199cm" svg:height="12.609cm" draw:transform="rotate (-1.5707963267949) translate (15.12cm 22.3cm)" svg:viewBox="0 0 1200 12610" svg:d="M950 10799c0 19-5 36-13 51h-172c-9-15-14-32-14-51 0-18 5-35 13-49h174c8 14 12 31 12 49zM450 10799c0 19-5 36-13 51h-172c-9-15-14-32-14-51 0-18 5-35 13-49h174c8 14 12 31 12 49zM100 10600h-50-50v2010h50 50 1000 50 50v-1510-500-4400-200-1800-200-1800-200-1800-200h-200-240v200h240v1800h-240v200h240v1800h-240v200h240v1800h-240v200h240v4400zM950 11599c0 19-5 36-13 51h-172c-9-15-14-32-14-51 0-18 5-35 13-49h174c8 14 12 31 12 49zM450 11599c0 19-5 36-13 51h-172c-9-15-14-32-14-51 0-18 5-35 13-49h174c8 14 12 31 12 49zM950 12399c0 19-5 36-13 51h-172c-9-15-14-32-14-51 0-18 5-35 13-49h174c8 14 12 31 12 49zM450 12399c0 19-5 36-13 51h-172c-9-15-14-32-14-51 0-18 5-35 13-49h174c8 14 12 31 12 49z">
          <text:p/>
        </draw:path>
        <draw:path draw:style-name="gr83" draw:text-style-name="P3" draw:layer="layout" svg:width="2.399cm" svg:height="11.409cm" draw:transform="rotate (-1.5707963267949) translate (13.92cm 20.8cm)" svg:viewBox="0 0 2400 11410" svg:d="M2200 8300h-800v100 700h-200-1100-90v300h-10v2010h50 50 1000 50 50v-1900-110-100h200 200v-200-550h800v-50-150-1750-200h-500v-200h250v-200h-250v-1800h250v-200h-250v-1800h250v-200h-250v-1800h250v-200h-250-190-10v6400 200h200 300v1600zM950 9599c0 19-5 36-13 51h-172c-9-15-14-32-14-51 0-18 5-35 13-49h174c8 14 12 31 12 49zM450 9599c0 19-5 36-13 51h-172c-9-15-14-32-14-51 0-18 5-35 13-49h174c8 14 12 31 12 49zM950 10399c0 19-5 36-13 51h-172c-9-15-14-32-14-51 0-18 5-35 13-49h174c8 14 12 31 12 49zM450 10399c0 19-5 36-13 51h-172c-9-15-14-32-14-51 0-18 5-35 13-49h174c8 14 12 31 12 49zM950 11199c0 19-5 36-13 51h-172c-9-15-14-32-14-51 0-18 5-35 13-49h174c8 14 12 31 12 49zM450 11199c0 19-5 36-13 51h-172c-9-15-14-32-14-51 0-18 5-35 13-49h174c8 14 12 31 12 49z">
          <text:p/>
        </draw:path>
        <draw:polygon draw:style-name="gr99" draw:text-style-name="P3" draw:layer="layout" svg:width="1.299cm" svg:height="8.219cm" draw:transform="rotate (-1.5707963267949) translate (13.92cm 21.6cm)" svg:viewBox="0 0 1300 8220" draw:points="700,0 660,0 500,0 260,0 260,200 500,200 500,2000 260,2000 260,2200 500,2200 500,4000 260,4000 260,4200 500,4200 500,6000 260,6000 260,6200 500,6200 500,6700 500,6790 500,6900 1180,6900 1180,8120 300,8120 300,8060 0,8060 0,8120 0,8200 0,8220 1300,8220 1300,8200 1300,8120 1300,6900 1300,6700 1180,6700 700,6700">
          <text:p/>
        </draw:polygon>
        <draw:path draw:style-name="gr3" draw:text-style-name="P3" draw:layer="layout" svg:width="0.819cm" svg:height="0.219cm" draw:transform="rotate (-3.14159265358979) translate (14.82cm 21cm)" svg:viewBox="0 0 820 220" svg:d="M710 70c23 0 40 17 40 40s-17 40-40 40-40-17-40-40 17-40 40-40zM710 0c-62 0-110 48-110 110s48 110 110 110 110-48 110-110-48-110-110-110zM110 70c23 0 40 17 40 40s-17 40-40 40-40-17-40-40 17-40 40-40zM110 0c-62 0-110 48-110 110s48 110 110 110 110-48 110-110-48-110-110-110z">
          <text:p/>
        </draw:path>
        <draw:path draw:style-name="gr3" draw:text-style-name="P3" draw:layer="layout" svg:width="0.819cm" svg:height="0.219cm" draw:transform="rotate (-3.14159265358979) translate (12.82cm 21cm)" svg:viewBox="0 0 820 220" svg:d="M710 70c23 0 40 17 40 40s-17 40-40 40-40-17-40-40 17-40 40-40zM710 0c-62 0-110 48-110 110s48 110 110 110 110-48 110-110-48-110-110-110zM110 70c23 0 40 17 40 40s-17 40-40 40-40-17-40-40 17-40 40-40zM110 0c-62 0-110 48-110 110s48 110 110 110 110-48 110-110-48-110-110-110z">
          <text:p/>
        </draw:path>
        <draw:path draw:style-name="gr3" draw:text-style-name="P3" draw:layer="layout" svg:width="0.819cm" svg:height="0.219cm" draw:transform="rotate (-3.14159265358979) translate (10.82cm 21cm)" svg:viewBox="0 0 820 220" svg:d="M710 70c23 0 40 17 40 40s-17 40-40 40-40-17-40-40 17-40 40-40zM710 0c-62 0-110 48-110 110s48 110 110 110 110-48 110-110-48-110-110-110zM110 70c23 0 40 17 40 40s-17 40-40 40-40-17-40-40 17-40 40-40zM110 0c-62 0-110 48-110 110s48 110 110 110 110-48 110-110-48-110-110-110z">
          <text:p/>
        </draw:path>
        <draw:path draw:style-name="gr3" draw:text-style-name="P3" draw:layer="layout" svg:width="0.819cm" svg:height="0.219cm" draw:transform="rotate (-3.14159265358979) translate (8.82cm 21cm)" svg:viewBox="0 0 820 220" svg:d="M710 70c23 0 40 17 40 40s-17 40-40 40-40-17-40-40 17-40 40-40zM710 0c-62 0-110 48-110 110s48 110 110 110 110-48 110-110-48-110-110-110zM110 70c23 0 40 17 40 40s-17 40-40 40-40-17-40-40 17-40 40-40zM110 0c-62 0-110 48-110 110s48 110 110 110 110-48 110-110-48-110-110-110z">
          <text:p/>
        </draw:path>
        <draw:path draw:style-name="gr70" draw:text-style-name="P3" draw:layer="layout" svg:width="0.399cm" svg:height="0.399cm" draw:transform="rotate (-1.5707963267949) translate (7.32cm 21.4cm)" svg:viewBox="0 0 400 400" svg:d="M200 16c104 0 184 80 184 184s-80 184-184 184-184-80-184-184 80-184 184-184zM200 0c-113 0-200 87-200 200s87 200 200 200 200-87 200-200-87-200-200-200z">
          <text:p/>
        </draw:path>
        <draw:path draw:style-name="gr70" draw:text-style-name="P3" draw:layer="layout" svg:width="0.399cm" svg:height="0.399cm" draw:transform="rotate (-1.5707963267949) translate (7.32cm 17.2cm)" svg:viewBox="0 0 400 400" svg:d="M200 16c104 0 184 80 184 184s-80 184-184 184-184-80-184-184 80-184 184-184zM200 0c-113 0-200 87-200 200s87 200 200 200 200-87 200-200-87-200-200-200z">
          <text:p/>
        </draw:path>
        <draw:path draw:style-name="gr70" draw:text-style-name="P3" draw:layer="layout" svg:width="0.399cm" svg:height="0.399cm" draw:transform="rotate (-1.5707963267949) translate (18.72cm 22.8cm)" svg:viewBox="0 0 400 400" svg:d="M200 16c104 0 184 80 184 184s-80 184-184 184-184-80-184-184 80-184 184-184zM200 0c-113 0-200 87-200 200s87 200 200 200 200-87 200-200-87-200-200-200z">
          <text:p/>
        </draw:path>
        <draw:path draw:style-name="gr70" draw:text-style-name="P3" draw:layer="layout" svg:width="0.399cm" svg:height="0.399cm" draw:transform="rotate (-1.5707963267949) translate (17.72cm 17.2cm)" svg:viewBox="0 0 400 400" svg:d="M200 16c104 0 184 80 184 184s-80 184-184 184-184-80-184-184 80-184 184-184zM200 0c-113 0-200 87-200 200s87 200 200 200 200-87 200-200-87-200-200-200z">
          <text:p/>
        </draw:path>
        <draw:path draw:style-name="gr83" draw:text-style-name="P3" draw:layer="layout" svg:width="1.559cm" svg:height="1.099cm" draw:transform="rotate (-1.5707963267949) translate (8.97cm 19.99cm)" svg:viewBox="0 0 1560 1100" svg:d="M211 900c-19 0-36-5-51-13v-172c15-9 32-14 51-14 18 0 35 5 49 13v174c-14 8-31 12-49 12zM211 400c-19 0-36-5-51-13v-172c15-9 32-14 51-14 18 0 35 5 49 13v174c-14 8-31 12-49 12zM0 1100h410v-450h1150v-200h-1150v-450h-410z">
          <text:p/>
        </draw:path>
        <draw:path draw:style-name="gr83" draw:text-style-name="P3" draw:layer="layout" svg:width="1.559cm" svg:height="1.099cm" draw:transform="rotate (-1.5707963267949) translate (10.97cm 19.99cm)" svg:viewBox="0 0 1560 1100" svg:d="M211 900c-19 0-36-5-51-13v-172c15-9 32-14 51-14 18 0 35 5 49 13v174c-14 8-31 12-49 12zM211 400c-19 0-36-5-51-13v-172c15-9 32-14 51-14 18 0 35 5 49 13v174c-14 8-31 12-49 12zM0 1100h410v-450h1150v-200h-1150v-450h-410z">
          <text:p/>
        </draw:path>
        <draw:path draw:style-name="gr83" draw:text-style-name="P3" draw:layer="layout" svg:width="1.559cm" svg:height="1.099cm" draw:transform="rotate (-1.5707963267949) translate (12.97cm 19.99cm)" svg:viewBox="0 0 1560 1100" svg:d="M211 900c-19 0-36-5-51-13v-172c15-9 32-14 51-14 18 0 35 5 49 13v174c-14 8-31 12-49 12zM211 400c-19 0-36-5-51-13v-172c15-9 32-14 51-14 18 0 35 5 49 13v174c-14 8-31 12-49 12zM0 1100h410v-450h1150v-200h-1150v-450h-410z">
          <text:p/>
        </draw:path>
        <draw:path draw:style-name="gr83" draw:text-style-name="P3" draw:layer="layout" svg:width="1.559cm" svg:height="1.099cm" draw:transform="rotate (-1.5707963267949) translate (14.97cm 19.99cm)" svg:viewBox="0 0 1560 1100" svg:d="M211 900c-19 0-36-5-51-13v-172c15-9 32-14 51-14 18 0 35 5 49 13v174c-14 8-31 12-49 12zM211 400c-19 0-36-5-51-13v-172c15-9 32-14 51-14 18 0 35 5 49 13v174c-14 8-31 12-49 12zM0 1100h410v-450h1150v-200h-1150v-450h-410z">
          <text:p/>
        </draw:path>
        <draw:path draw:style-name="gr70" draw:text-style-name="P3" draw:layer="layout" svg:width="0.399cm" svg:height="0.399cm" draw:transform="rotate (-1.5707963267949) translate (15.82cm 22.8cm)" svg:viewBox="0 0 400 400" svg:d="M200 16c104 0 184 80 184 184s-80 184-184 184-184-80-184-184 80-184 184-184zM200 0c-113 0-200 87-200 200s87 200 200 200 200-87 200-200-87-200-200-200z">
          <text:p/>
        </draw:path>
        <draw:polygon draw:style-name="gr100" draw:text-style-name="P3" draw:layer="layout" svg:width="0.949cm" svg:height="0.339cm" draw:transform="rotate (-1.5707963267949) translate (14.06cm 20.79cm)" svg:viewBox="0 0 950 340" draw:points="950,340 950,140 200,140 200,0 0,0 0,340 10,340 200,340">
          <text:p/>
        </draw:polygon>
        <draw:polygon draw:style-name="gr100" draw:text-style-name="P3" draw:layer="layout" svg:width="0.949cm" svg:height="0.339cm" draw:transform="rotate (-1.5707963267949) translate (10.06cm 20.79cm)" svg:viewBox="0 0 950 340" draw:points="950,340 950,140 200,140 200,0 0,0 0,340 10,340 200,340">
          <text:p/>
        </draw:polygon>
        <draw:polygon draw:style-name="gr100" draw:text-style-name="P3" draw:layer="layout" svg:width="0.949cm" svg:height="0.339cm" draw:transform="rotate (-1.5707963267949) translate (12.06cm 20.79cm)" svg:viewBox="0 0 950 340" draw:points="950,340 950,140 200,140 200,0 0,0 0,340 10,340 200,340">
          <text:p/>
        </draw:polygon>
        <draw:polygon draw:style-name="gr100" draw:text-style-name="P3" draw:layer="layout" svg:width="0.949cm" svg:height="0.339cm" draw:transform="rotate (-1.5707963267949) translate (8.06cm 20.79cm)" svg:viewBox="0 0 950 340" draw:points="950,340 950,140 200,140 200,0 0,0 0,340 10,340 200,340">
          <text:p/>
        </draw:polygon>
        <draw:path draw:style-name="gr70" draw:text-style-name="P3" draw:layer="layout" svg:width="0.399cm" svg:height="0.399cm" draw:transform="rotate (-1.5707963267949) translate (13.92cm 17.2cm)" svg:viewBox="0 0 400 400" svg:d="M200 16c104 0 184 80 184 184s-80 184-184 184-184-80-184-184 80-184 184-184zM200 0c-113 0-200 87-200 200s87 200 200 200 200-87 200-200-87-200-200-200z">
          <text:p/>
        </draw:path>
        <draw:path draw:style-name="gr70" draw:text-style-name="P3" draw:layer="layout" svg:width="0.399cm" svg:height="0.399cm" draw:transform="rotate (-1.5707963267949) translate (10.32cm 17.2cm)" svg:viewBox="0 0 400 400" svg:d="M200 16c104 0 184 80 184 184s-80 184-184 184-184-80-184-184 80-184 184-184zM200 0c-113 0-200 87-200 200s87 200 200 200 200-87 200-200-87-200-200-200z">
          <text:p/>
        </draw:path>
        <draw:path draw:style-name="gr101" draw:text-style-name="P3" draw:layer="layout" svg:width="2.979cm" svg:height="1.559cm" draw:transform="rotate (-1.5707963267949) translate (15.36cm 18.88cm)" svg:viewBox="0 0 2980 1560" svg:d="M2080 580v-410h770v90h130v-220h-20-110-770-130-754c-20-25-51-40-86-40s-66 15-86 40h-104-90-10v540h-119c-18-25-47-40-81-40-57 0-100 43-100 100s43 101 100 101c29 0 55-12 73-31h227v-10-120-410h97c19 30 53 50 93 50s74-20 93-50h747v410zM1110 70c23 0 40 17 40 40s-17 40-40 40-40-17-40-40 17-40 40-40zM650 1150c0 17-13 30-30 30s-30-13-30-30 13-30 30-30 30 13 30 30zM720 1150c0-57-43-101-100-101s-100 44-100 101 43 100 100 100 100-43 100-100zM650 895c0 17-13 30-30 30s-30-13-30-30 13-30 30-30 30 13 30 30zM620 795c-57 0-100 43-100 100s43 100 100 100c40 0 74-22 90-55h110v460h-611c-18-36-55-60-99-60-62 0-110 48-110 110s48 110 110 110c44 0 81-24 99-60h711v-20-80-460-100h-100-116c-17-28-48-45-84-45zM650 640c0 17-13 30-30 30s-30-13-30-30 13-30 30-30 30 13 30 30zM150 1450c0 23-17 40-40 40s-40-17-40-40 17-40 40-40 40 17 40 40zM150 450c0 23-17 40-40 40s-40-17-40-40 17-40 40-40 40 17 40 40zM220 450c0-62-48-110-110-110s-110 48-110 110 48 110 110 110 110-48 110-110z">
          <text:p/>
        </draw:path>
        <draw:path draw:style-name="gr101" draw:text-style-name="P3" draw:layer="layout" svg:width="2.979cm" svg:height="1.559cm" draw:transform="rotate (-1.5707963267949) translate (13.36cm 18.88cm)" svg:viewBox="0 0 2980 1560" svg:d="M2080 580v-410h770v90h130v-220h-20-110-770-130-754c-20-25-51-40-86-40s-66 15-86 40h-104-90-10v540h-119c-18-25-47-40-81-40-57 0-100 43-100 100s43 101 100 101c29 0 55-12 73-31h227v-10-120-410h97c19 30 53 50 93 50s74-20 93-50h747v410zM1110 70c23 0 40 17 40 40s-17 40-40 40-40-17-40-40 17-40 40-40zM650 1150c0 17-13 30-30 30s-30-13-30-30 13-30 30-30 30 13 30 30zM720 1150c0-57-43-101-100-101s-100 44-100 101 43 100 100 100 100-43 100-100zM650 895c0 17-13 30-30 30s-30-13-30-30 13-30 30-30 30 13 30 30zM620 795c-57 0-100 43-100 100s43 100 100 100c40 0 74-22 90-55h110v460h-611c-18-36-55-60-99-60-62 0-110 48-110 110s48 110 110 110c44 0 81-24 99-60h711v-20-80-460-100h-100-116c-17-28-48-45-84-45zM650 640c0 17-13 30-30 30s-30-13-30-30 13-30 30-30 30 13 30 30zM150 1450c0 23-17 40-40 40s-40-17-40-40 17-40 40-40 40 17 40 40zM150 450c0 23-17 40-40 40s-40-17-40-40 17-40 40-40 40 17 40 40zM220 450c0-62-48-110-110-110s-110 48-110 110 48 110 110 110 110-48 110-110z">
          <text:p/>
        </draw:path>
        <draw:path draw:style-name="gr101" draw:text-style-name="P3" draw:layer="layout" svg:width="2.979cm" svg:height="1.559cm" draw:transform="rotate (-1.5707963267949) translate (11.36cm 18.88cm)" svg:viewBox="0 0 2980 1560" svg:d="M2080 580v-410h770v90h130v-220h-20-110-770-130-754c-20-25-51-40-86-40s-66 15-86 40h-104-90-10v540h-119c-18-25-47-40-81-40-57 0-100 43-100 100s43 101 100 101c29 0 55-12 73-31h227v-10-120-410h97c19 30 53 50 93 50s74-20 93-50h747v410zM1110 70c23 0 40 17 40 40s-17 40-40 40-40-17-40-40 17-40 40-40zM650 1150c0 17-13 30-30 30s-30-13-30-30 13-30 30-30 30 13 30 30zM720 1150c0-57-43-101-100-101s-100 44-100 101 43 100 100 100 100-43 100-100zM650 895c0 17-13 30-30 30s-30-13-30-30 13-30 30-30 30 13 30 30zM620 795c-57 0-100 43-100 100s43 100 100 100c40 0 74-22 90-55h110v460h-611c-18-36-55-60-99-60-62 0-110 48-110 110s48 110 110 110c44 0 81-24 99-60h711v-20-80-460-100h-100-116c-17-28-48-45-84-45zM650 640c0 17-13 30-30 30s-30-13-30-30 13-30 30-30 30 13 30 30zM150 1450c0 23-17 40-40 40s-40-17-40-40 17-40 40-40 40 17 40 40zM150 450c0 23-17 40-40 40s-40-17-40-40 17-40 40-40 40 17 40 40zM220 450c0-62-48-110-110-110s-110 48-110 110 48 110 110 110 110-48 110-110z">
          <text:p/>
        </draw:path>
        <draw:path draw:style-name="gr101" draw:text-style-name="P3" draw:layer="layout" svg:width="2.979cm" svg:height="1.559cm" draw:transform="rotate (-1.5707963267949) translate (9.36cm 18.88cm)" svg:viewBox="0 0 2980 1560" svg:d="M2080 580v-410h770v90h130v-220h-20-110-770-130-754c-20-25-51-40-86-40s-66 15-86 40h-104-90-10v540h-119c-18-25-47-40-81-40-57 0-100 43-100 100s43 101 100 101c29 0 55-12 73-31h227v-10-120-410h97c19 30 53 50 93 50s74-20 93-50h747v410zM1110 70c23 0 40 17 40 40s-17 40-40 40-40-17-40-40 17-40 40-40zM650 1150c0 17-13 30-30 30s-30-13-30-30 13-30 30-30 30 13 30 30zM720 1150c0-57-43-101-100-101s-100 44-100 101 43 100 100 100 100-43 100-100zM650 895c0 17-13 30-30 30s-30-13-30-30 13-30 30-30 30 13 30 30zM620 795c-57 0-100 43-100 100s43 100 100 100c40 0 74-22 90-55h110v460h-611c-18-36-55-60-99-60-62 0-110 48-110 110s48 110 110 110c44 0 81-24 99-60h711v-20-80-460-100h-100-116c-17-28-48-45-84-45zM650 640c0 17-13 30-30 30s-30-13-30-30 13-30 30-30 30 13 30 30zM150 1450c0 23-17 40-40 40s-40-17-40-40 17-40 40-40 40 17 40 40zM150 450c0 23-17 40-40 40s-40-17-40-40 17-40 40-40 40 17 40 40zM220 450c0-62-48-110-110-110s-110 48-110 110 48 110 110 110 110-48 110-110z">
          <text:p/>
        </draw:path>
        <draw:path draw:style-name="gr88" draw:text-style-name="P3" draw:layer="layout" svg:width="1.469cm" svg:height="0.199cm" draw:transform="rotate (-1.5707963267949) translate (17.72cm 19.93cm)" svg:viewBox="0 0 1470 200" svg:d="M1370 50c28 0 50 22 50 50s-22 50-50 50-50-22-50-50 22-50 50-50zM1370 0c-57 0-100 43-100 100s43 100 100 100 100-43 100-100-43-100-100-100zM1116 50c28 0 50 22 50 50s-22 50-50 50-50-22-50-50 22-50 50-50zM1116 0c-57 0-100 43-100 100s43 100 100 100 100-43 100-100-43-100-100-100zM862 50c28 0 50 22 50 50s-22 50-50 50-50-22-50-50 22-50 50-50zM862 0c-57 0-100 43-100 100s43 100 100 100 100-43 100-100-43-100-100-100zM608 50c28 0 50 22 50 50s-22 50-50 50-50-22-50-50 22-50 50-50zM608 0c-57 0-100 43-100 100s43 100 100 100 100-43 100-100-43-100-100-100zM354 50c28 0 50 22 50 50s-22 50-50 50-50-22-50-50 22-50 50-50zM354 0c-57 0-100 43-100 100s43 100 100 100 100-43 100-100-43-100-100-100zM100 50c28 0 50 22 50 50s-22 50-50 50-50-22-50-50 22-50 50-50zM100 0c-57 0-100 43-100 100s43 100 100 100 100-43 100-100-43-100-100-100z">
          <text:p/>
        </draw:path>
        <draw:path draw:style-name="gr3" draw:text-style-name="P3" draw:layer="layout" svg:width="0.979cm" svg:height="0.219cm" draw:transform="rotate (-1.5707963267949) translate (16.72cm 18.94cm)" svg:viewBox="0 0 980 220" svg:d="M870 70c23 0 40 17 40 40s-17 40-40 40c-22 0-40-17-40-40s18-40 40-40zM870 0c-62 0-110 48-110 110s48 110 110 110 110-48 110-110-48-110-110-110zM617 70c22 0 40 17 40 40s-18 40-40 40c-23 0-40-17-40-40s17-40 40-40zM617 0c-62 0-110 48-110 110s48 110 110 110 110-48 110-110-48-110-110-110zM363 70c23 0 40 17 40 40s-17 40-40 40c-22 0-40-17-40-40s18-40 40-40zM363 0c-62 0-110 48-110 110s48 110 110 110 110-48 110-110-48-110-110-110zM110 70c22 0 40 17 40 40s-18 40-40 40c-23 0-40-17-40-40s17-40 40-40zM110 0c-62 0-110 48-110 110s48 110 110 110 110-48 110-110-48-110-110-110z">
          <text:p/>
        </draw:path>
        <draw:path draw:style-name="gr3" draw:text-style-name="P3" draw:layer="layout" svg:width="0.979cm" svg:height="0.219cm" draw:transform="rotate (-3.14159265358979) translate (17.12cm 23.1cm)" svg:viewBox="0 0 980 220" svg:d="M870 70c23 0 40 17 40 40s-17 40-40 40c-22 0-40-17-40-40s18-40 40-40zM870 0c-62 0-110 48-110 110s48 110 110 110 110-48 110-110-48-110-110-110zM617 70c22 0 40 17 40 40s-18 40-40 40c-23 0-40-17-40-40s17-40 40-40zM617 0c-62 0-110 48-110 110s48 110 110 110 110-48 110-110-48-110-110-110zM363 70c23 0 40 17 40 40s-17 40-40 40c-22 0-40-17-40-40s18-40 40-40zM363 0c-62 0-110 48-110 110s48 110 110 110 110-48 110-110-48-110-110-110zM110 70c22 0 40 17 40 40s-18 40-40 40c-23 0-40-17-40-40s17-40 40-40zM110 0c-62 0-110 48-110 110s48 110 110 110 110-48 110-110-48-110-110-110z">
          <text:p/>
        </draw:path>
        <draw:path draw:style-name="gr3" draw:text-style-name="P3" draw:layer="layout" svg:width="0.979cm" svg:height="0.219cm" draw:transform="rotate (-3.14159265358979) translate (17.12cm 22.5cm)" svg:viewBox="0 0 980 220" svg:d="M870 70c23 0 40 17 40 40s-17 40-40 40c-22 0-40-17-40-40s18-40 40-40zM870 0c-62 0-110 48-110 110s48 110 110 110 110-48 110-110-48-110-110-110zM617 70c22 0 40 17 40 40s-18 40-40 40c-23 0-40-17-40-40s17-40 40-40zM617 0c-62 0-110 48-110 110s48 110 110 110 110-48 110-110-48-110-110-110zM363 70c23 0 40 17 40 40s-17 40-40 40c-22 0-40-17-40-40s18-40 40-40zM363 0c-62 0-110 48-110 110s48 110 110 110 110-48 110-110-48-110-110-110zM110 70c22 0 40 17 40 40s-18 40-40 40c-23 0-40-17-40-40s17-40 40-40zM110 0c-62 0-110 48-110 110s48 110 110 110 110-48 110-110-48-110-110-110z">
          <text:p/>
        </draw:path>
        <draw:path draw:style-name="gr3" draw:text-style-name="P3" draw:layer="layout" svg:width="0.479cm" svg:height="0.219cm" draw:transform="rotate (-3.14159265358979) translate (18.02cm 23.1cm)" svg:viewBox="0 0 480 220" svg:d="M369 70c23 0 40 17 40 40s-17 40-40 40-41-17-41-40 18-40 41-40zM369 0c-63 0-112 48-112 110s49 110 112 110 111-48 111-110-48-110-111-110zM111 70c23 0 41 17 41 40s-18 40-41 40-40-17-40-40 17-40 40-40zM111 0c-63 0-111 48-111 110s48 110 111 110 112-48 112-110-49-110-112-110z">
          <text:p/>
        </draw:path>
        <draw:path draw:style-name="gr3" draw:text-style-name="P3" draw:layer="layout" svg:width="0.979cm" svg:height="0.219cm" draw:transform="rotate (-3.14159265358979) translate (17.12cm 21.5cm)" svg:viewBox="0 0 980 220" svg:d="M870 70c23 0 40 17 40 40s-17 40-40 40c-22 0-40-17-40-40s18-40 40-40zM870 0c-62 0-110 48-110 110s48 110 110 110 110-48 110-110-48-110-110-110zM617 70c22 0 40 17 40 40s-18 40-40 40c-23 0-40-17-40-40s17-40 40-40zM617 0c-62 0-110 48-110 110s48 110 110 110 110-48 110-110-48-110-110-110zM363 70c23 0 40 17 40 40s-17 40-40 40c-22 0-40-17-40-40s18-40 40-40zM363 0c-62 0-110 48-110 110s48 110 110 110 110-48 110-110-48-110-110-110zM110 70c22 0 40 17 40 40s-18 40-40 40c-23 0-40-17-40-40s17-40 40-40zM110 0c-62 0-110 48-110 110s48 110 110 110 110-48 110-110-48-110-110-110z">
          <text:p/>
        </draw:path>
        <draw:path draw:style-name="gr3" draw:text-style-name="P3" draw:layer="layout" svg:width="0.979cm" svg:height="0.219cm" draw:transform="rotate (-3.14159265358979) translate (17.12cm 21.2cm)" svg:viewBox="0 0 980 220" svg:d="M870 70c23 0 40 17 40 40s-17 40-40 40c-22 0-40-17-40-40s18-40 40-40zM870 0c-62 0-110 48-110 110s48 110 110 110 110-48 110-110-48-110-110-110zM617 70c22 0 40 17 40 40s-18 40-40 40c-23 0-40-17-40-40s17-40 40-40zM617 0c-62 0-110 48-110 110s48 110 110 110 110-48 110-110-48-110-110-110zM363 70c23 0 40 17 40 40s-17 40-40 40c-22 0-40-17-40-40s18-40 40-40zM363 0c-62 0-110 48-110 110s48 110 110 110 110-48 110-110-48-110-110-110zM110 70c22 0 40 17 40 40s-18 40-40 40c-23 0-40-17-40-40s17-40 40-40zM110 0c-62 0-110 48-110 110s48 110 110 110 110-48 110-110-48-110-110-110z">
          <text:p/>
        </draw:path>
        <draw:custom-shape draw:style-name="gr102" draw:text-style-name="P3" draw:layer="layout" svg:width="0.13cm" svg:height="1.78cm" draw:transform="rotate (1.5707963267949) translate (16.66cm 19.88cm)">
          <text:p/>
          <draw:enhanced-geometry svg:viewBox="0 0 21600 21600" draw:mirror-horizontal="true" draw:type="rectangle" draw:enhanced-path="M 0 0 L 21600 0 21600 21600 0 21600 0 0 Z N"/>
        </draw:custom-shape>
        <draw:custom-shape draw:style-name="gr76" draw:text-style-name="P3" draw:layer="layout" svg:width="0.1cm" svg:height="0.76cm" draw:transform="rotate (1.5707963267949) translate (17.68cm 20.1cm)">
          <text:p/>
          <draw:enhanced-geometry svg:viewBox="0 0 21600 21600" draw:mirror-horizontal="true" draw:type="rectangle" draw:enhanced-path="M 0 0 L 21600 0 21600 21600 0 21600 0 0 Z N"/>
        </draw:custom-shape>
        <draw:custom-shape draw:style-name="gr76" draw:text-style-name="P3" draw:layer="layout" svg:width="0.1cm" svg:height="0.76cm" draw:transform="rotate (1.5707963267949) translate (17.68cm 20.35cm)">
          <text:p/>
          <draw:enhanced-geometry svg:viewBox="0 0 21600 21600" draw:mirror-horizontal="true" draw:type="rectangle" draw:enhanced-path="M 0 0 L 21600 0 21600 21600 0 21600 0 0 Z N"/>
        </draw:custom-shape>
        <draw:custom-shape draw:style-name="gr103" draw:text-style-name="P3" draw:layer="layout" svg:width="0.1cm" svg:height="0.817cm" draw:transform="rotate (1.91986217719376) translate (17.682cm 21.37cm)">
          <text:p/>
          <draw:enhanced-geometry svg:viewBox="0 0 21600 21600" draw:mirror-horizontal="true" draw:type="rectangle" draw:enhanced-path="M 0 0 L 21600 0 21600 21600 0 21600 0 0 Z N"/>
        </draw:custom-shape>
        <draw:custom-shape draw:style-name="gr104" draw:text-style-name="P3" draw:layer="layout" svg:width="0.1cm" svg:height="0.841cm" draw:transform="rotate (1.91986217719376) translate (17.693cm 21.64cm)">
          <text:p/>
          <draw:enhanced-geometry svg:viewBox="0 0 21600 21600" draw:mirror-horizontal="true" draw:type="rectangle" draw:enhanced-path="M 0 0 L 21600 0 21600 21600 0 21600 0 0 Z N"/>
        </draw:custom-shape>
        <draw:path draw:style-name="gr9" draw:text-style-name="P3" draw:layer="layout" svg:width="6.699cm" svg:height="16.239cm" draw:transform="rotate (-1.5707963267949) translate (19.02cm 16.8cm)" svg:viewBox="0 0 6700 16240" svg:d="M340 13240v-180h-140v-12860h3490v250h170v90h100v-90h140v-250h2400v820h-250v180h250 200v-180-820-100-100h-2600-100-310-3490-100-100v14200 60 140h1300v1640 30 170h602c-1-13-2-26-2-40 0-170 130-300 300-300 35 0 69 6 100 16v-56-660h670v70h130v-70-60-40h-800-100-300v760h-500v-1460-100-100h-1200v-960zM1760 15920v120h-120v-120z">
          <text:p/>
        </draw:path>
        <draw:polygon draw:style-name="gr105" draw:text-style-name="P3" draw:layer="layout" svg:width="1.099cm" svg:height="0.899cm" draw:transform="rotate (-1.5707963267949) translate (18.46cm 21.84cm)" svg:viewBox="0 0 1100 900" draw:points="180,0 0,0 0,720 0,890 0,900 1100,900 1100,720 180,720">
          <text:p/>
        </draw:polygon>
        <draw:custom-shape draw:style-name="gr9" draw:text-style-name="P3" draw:layer="layout" svg:width="0.5cm" svg:height="0.16cm" draw:transform="rotate (1.5707963267949) translate (16.94cm 22.94cm)">
          <text:p/>
          <draw:enhanced-geometry svg:viewBox="0 0 21600 21600" draw:mirror-horizontal="true" draw:type="rectangle" draw:enhanced-path="M 0 0 L 21600 0 21600 21600 0 21600 0 0 Z N"/>
        </draw:custom-shape>
        <draw:custom-shape draw:style-name="gr106" draw:text-style-name="P3" draw:layer="layout" svg:width="0.12cm" svg:height="2cm" draw:transform="rotate (1.5707963267949) translate (15.54cm 20.6cm)">
          <text:p/>
          <draw:enhanced-geometry svg:viewBox="0 0 21600 21600" draw:mirror-horizontal="true" draw:type="rectangle" draw:enhanced-path="M 0 0 L 21600 0 21600 21600 0 21600 0 0 Z N"/>
        </draw:custom-shape>
        <draw:polygon draw:style-name="gr9" draw:text-style-name="P3" draw:layer="layout" svg:width="1.939cm" svg:height="7.469cm" draw:transform="rotate (-1.5707963267949) translate (15.6cm 18.66cm)" svg:viewBox="0 0 1940 7470" draw:points="780,7470 780,7320 680,7320 680,6030 680,5880 580,5880 100,5880 100,5460 780,5460 780,5320 680,5320 680,4030 680,3880 580,3880 100,3880 100,3460 780,3460 780,3320 680,3320 680,2030 680,1880 580,1880 100,1880 100,1460 780,1460 780,1320 660,1320 660,140 1940,140 1940,0 660,0 540,0 520,0 520,1320 100,1320 20,1320 0,1320 0,1880 0,1960 0,2030 580,2030 580,3320 100,3320 20,3320 0,3320 0,3880 0,3960 0,4030 580,4030 580,5320 100,5320 20,5320 0,5320 0,5880 0,5960 0,6030 580,6030 580,7320 580,7420 580,7470">
          <text:p/>
        </draw:polygon>
        <draw:polygon draw:style-name="gr107" draw:text-style-name="P3" draw:layer="layout" svg:width="0.329cm" svg:height="3.399cm" draw:transform="rotate (-1.5707963267949) translate (18.21cm 18.61cm)" svg:viewBox="0 0 330 3400" draw:points="103,0 0,0 0,3268 0,3306 0,3400 330,3400 330,3268 103,3268">
          <text:p/>
        </draw:polygon>
        <draw:polygon draw:style-name="gr108" draw:text-style-name="P3" draw:layer="layout" svg:width="0.579cm" svg:height="5.369cm" draw:transform="rotate (-1.5707963267949) translate (18.22cm 18.36cm)" svg:viewBox="0 0 580 5370" draw:points="98,0 0,0 0,5236 0,5274 0,5370 580,5370 580,5236 98,5236">
          <text:p/>
        </draw:polygon>
        <draw:polygon draw:style-name="gr109" draw:text-style-name="P3" draw:layer="layout" svg:width="0.859cm" svg:height="7.369cm" draw:transform="rotate (-1.5707963267949) translate (18.22cm 18.08cm)" svg:viewBox="0 0 860 7370" draw:points="99,0 0,0 0,7234 0,7263 0,7370 860,7370 860,7234 99,7234">
          <text:p/>
        </draw:polygon>
        <draw:polygon draw:style-name="gr110" draw:text-style-name="P3" draw:layer="layout" svg:width="1.119cm" svg:height="9.379cm" draw:transform="rotate (-1.5707963267949) translate (18.22cm 17.82cm)" svg:viewBox="0 0 1120 9380" draw:points="99,0 0,0 0,9243 0,9380 99,9380 1120,9380 1120,9243 99,9243">
          <text:p/>
        </draw:polygon>
        <draw:custom-shape draw:style-name="gr9" draw:text-style-name="P3" draw:layer="layout" svg:width="0.2cm" svg:height="0.15cm" draw:transform="rotate (1.5707963267949) translate (16.95cm 21.34cm)">
          <text:p/>
          <draw:enhanced-geometry svg:viewBox="0 0 21600 21600" draw:mirror-horizontal="true" draw:type="rectangle" draw:enhanced-path="M 0 0 L 21600 0 21600 21600 0 21600 0 0 Z N"/>
        </draw:custom-shape>
        <draw:custom-shape draw:style-name="gr9" draw:text-style-name="P3" draw:layer="layout" svg:width="0.5cm" svg:height="0.16cm" draw:transform="rotate (1.5707963267949) translate (16.69cm 22.94cm)">
          <text:p/>
          <draw:enhanced-geometry svg:viewBox="0 0 21600 21600" draw:mirror-horizontal="true" draw:type="rectangle" draw:enhanced-path="M 0 0 L 21600 0 21600 21600 0 21600 0 0 Z N"/>
        </draw:custom-shape>
        <draw:custom-shape draw:style-name="gr9" draw:text-style-name="P3" draw:layer="layout" svg:width="0.5cm" svg:height="0.16cm" draw:transform="rotate (1.5707963267949) translate (16.43cm 22.94cm)">
          <text:p/>
          <draw:enhanced-geometry svg:viewBox="0 0 21600 21600" draw:mirror-horizontal="true" draw:type="rectangle" draw:enhanced-path="M 0 0 L 21600 0 21600 21600 0 21600 0 0 Z N"/>
        </draw:custom-shape>
        <draw:custom-shape draw:style-name="gr9" draw:text-style-name="P3" draw:layer="layout" svg:width="0.5cm" svg:height="0.16cm" draw:transform="rotate (1.5707963267949) translate (16.16cm 22.94cm)">
          <text:p/>
          <draw:enhanced-geometry svg:viewBox="0 0 21600 21600" draw:mirror-horizontal="true" draw:type="rectangle" draw:enhanced-path="M 0 0 L 21600 0 21600 21600 0 21600 0 0 Z N"/>
        </draw:custom-shape>
        <draw:custom-shape draw:style-name="gr9" draw:text-style-name="P3" draw:layer="layout" svg:width="0.2cm" svg:height="0.15cm" draw:transform="rotate (1.5707963267949) translate (16.7cm 21.34cm)">
          <text:p/>
          <draw:enhanced-geometry svg:viewBox="0 0 21600 21600" draw:mirror-horizontal="true" draw:type="rectangle" draw:enhanced-path="M 0 0 L 21600 0 21600 21600 0 21600 0 0 Z N"/>
        </draw:custom-shape>
        <draw:custom-shape draw:style-name="gr9" draw:text-style-name="P3" draw:layer="layout" svg:width="0.2cm" svg:height="0.15cm" draw:transform="rotate (1.5707963267949) translate (16.44cm 21.34cm)">
          <text:p/>
          <draw:enhanced-geometry svg:viewBox="0 0 21600 21600" draw:mirror-horizontal="true" draw:type="rectangle" draw:enhanced-path="M 0 0 L 21600 0 21600 21600 0 21600 0 0 Z N"/>
        </draw:custom-shape>
        <draw:custom-shape draw:style-name="gr9" draw:text-style-name="P3" draw:layer="layout" svg:width="0.2cm" svg:height="0.15cm" draw:transform="rotate (1.5707963267949) translate (16.17cm 21.34cm)">
          <text:p/>
          <draw:enhanced-geometry svg:viewBox="0 0 21600 21600" draw:mirror-horizontal="true" draw:type="rectangle" draw:enhanced-path="M 0 0 L 21600 0 21600 21600 0 21600 0 0 Z N"/>
        </draw:custom-shape>
        <draw:custom-shape draw:style-name="gr102" draw:text-style-name="P3" draw:layer="layout" svg:width="0.13cm" svg:height="1.78cm" draw:transform="rotate (1.5707963267949) translate (16.66cm 19.62cm)">
          <text:p/>
          <draw:enhanced-geometry svg:viewBox="0 0 21600 21600" draw:mirror-horizontal="true" draw:type="rectangle" draw:enhanced-path="M 0 0 L 21600 0 21600 21600 0 21600 0 0 Z N"/>
        </draw:custom-shape>
        <draw:custom-shape draw:style-name="gr102" draw:text-style-name="P3" draw:layer="layout" svg:width="0.13cm" svg:height="1.78cm" draw:transform="rotate (1.5707963267949) translate (16.66cm 19.37cm)">
          <text:p/>
          <draw:enhanced-geometry svg:viewBox="0 0 21600 21600" draw:mirror-horizontal="true" draw:type="rectangle" draw:enhanced-path="M 0 0 L 21600 0 21600 21600 0 21600 0 0 Z N"/>
        </draw:custom-shape>
        <draw:custom-shape draw:style-name="gr102" draw:text-style-name="P3" draw:layer="layout" svg:width="0.13cm" svg:height="1.78cm" draw:transform="rotate (1.5707963267949) translate (16.66cm 19.11cm)">
          <text:p/>
          <draw:enhanced-geometry svg:viewBox="0 0 21600 21600" draw:mirror-horizontal="true" draw:type="rectangle" draw:enhanced-path="M 0 0 L 21600 0 21600 21600 0 21600 0 0 Z N"/>
        </draw:custom-shape>
        <draw:custom-shape draw:style-name="gr76" draw:text-style-name="P3" draw:layer="layout" svg:width="0.1cm" svg:height="0.76cm" draw:transform="rotate (1.5707963267949) translate (17.68cm 20.86cm)">
          <text:p/>
          <draw:enhanced-geometry svg:viewBox="0 0 21600 21600" draw:mirror-horizontal="true" draw:type="rectangle" draw:enhanced-path="M 0 0 L 21600 0 21600 21600 0 21600 0 0 Z N"/>
        </draw:custom-shape>
        <draw:custom-shape draw:style-name="gr111" draw:text-style-name="P3" draw:layer="layout" svg:width="3.51cm" svg:height="0.3cm" draw:transform="rotate (1.5707963267949) translate (5.26cm 21.36cm)">
          <text:p/>
          <draw:enhanced-geometry svg:viewBox="0 0 21600 21600" draw:mirror-horizontal="true" draw:type="rectangle" draw:enhanced-path="M 0 0 L 21600 0 21600 21600 0 21600 0 0 Z N"/>
        </draw:custom-shape>
        <draw:custom-shape draw:style-name="gr112" draw:text-style-name="P3" draw:layer="layout" svg:width="0.8cm" svg:height="1cm" draw:transform="rotate (1.5707963267949) translate (4.82cm 17.7cm)">
          <text:p/>
          <draw:enhanced-geometry svg:viewBox="0 0 21600 21600" draw:mirror-horizontal="true" draw:type="rectangle" draw:enhanced-path="M 0 0 L 21600 0 21600 21600 0 21600 0 0 Z N"/>
        </draw:custom-shape>
        <draw:custom-shape draw:style-name="gr53" draw:text-style-name="P3" draw:layer="layout" svg:width="0.79cm" svg:height="0.5cm" draw:transform="rotate (1.5707963267949) translate (4.92cm 18.64cm)">
          <text:p/>
          <draw:enhanced-geometry svg:viewBox="0 0 21600 21600" draw:mirror-horizontal="true" draw:type="rectangle" draw:enhanced-path="M 0 0 L 21600 0 21600 21600 0 21600 0 0 Z N"/>
        </draw:custom-shape>
        <draw:custom-shape draw:style-name="gr113" draw:text-style-name="P3" draw:layer="layout" svg:width="0.9cm" svg:height="0.4cm" draw:transform="rotate (1.5707963267949) translate (4.12cm 20.6cm)">
          <text:p/>
          <draw:enhanced-geometry svg:viewBox="0 0 21600 21600" draw:mirror-horizontal="true" draw:type="rectangle" draw:enhanced-path="M 0 0 L 21600 0 21600 21600 0 21600 0 0 Z N"/>
        </draw:custom-shape>
        <draw:custom-shape draw:style-name="gr114" draw:text-style-name="P3" draw:layer="layout" svg:width="0.6cm" svg:height="0.8cm" draw:transform="rotate (1.5707963267949) translate (3.72cm 20.6cm)">
          <text:p/>
          <draw:enhanced-geometry svg:viewBox="0 0 21600 21600" draw:mirror-horizontal="true" draw:type="rectangle" draw:enhanced-path="M 0 0 L 21600 0 21600 21600 0 21600 0 0 Z N"/>
        </draw:custom-shape>
        <draw:custom-shape draw:style-name="gr115" draw:text-style-name="P3" draw:layer="layout" svg:width="0.7cm" svg:height="0.79cm" draw:transform="rotate (1.5707963267949) translate (4.73cm 22.3cm)">
          <text:p/>
          <draw:enhanced-geometry svg:viewBox="0 0 21600 21600" draw:mirror-horizontal="true" draw:type="rectangle" draw:enhanced-path="M 0 0 L 21600 0 21600 21600 0 21600 0 0 Z N"/>
        </draw:custom-shape>
        <draw:custom-shape draw:style-name="gr116" draw:text-style-name="P3" draw:layer="layout" svg:width="1.5cm" svg:height="0.3cm" draw:transform="rotate (1.5707963267949) translate (6.32cm 19.4cm)">
          <text:p/>
          <draw:enhanced-geometry svg:viewBox="0 0 21600 21600" draw:mirror-horizontal="true" draw:type="rectangle" draw:enhanced-path="M 0 0 L 21600 0 21600 21600 0 21600 0 0 Z N"/>
        </draw:custom-shape>
        <draw:custom-shape draw:style-name="gr117" draw:text-style-name="P3" draw:layer="layout" svg:width="0.7cm" svg:height="0.3cm" draw:transform="rotate (1.5707963267949) translate (6.12cm 20.3cm)">
          <text:p/>
          <draw:enhanced-geometry svg:viewBox="0 0 21600 21600" draw:mirror-horizontal="true" draw:type="rectangle" draw:enhanced-path="M 0 0 L 21600 0 21600 21600 0 21600 0 0 Z N"/>
        </draw:custom-shape>
        <draw:custom-shape draw:style-name="gr118" draw:text-style-name="P3" draw:layer="layout" svg:width="0.79cm" svg:height="1.6cm" draw:transform="rotate (1.5707963267949) translate (7.72cm 17.6cm)">
          <text:p/>
          <draw:enhanced-geometry svg:viewBox="0 0 21600 21600" draw:mirror-horizontal="true" draw:type="rectangle" draw:enhanced-path="M 0 0 L 21600 0 21600 21600 0 21600 0 0 Z N"/>
        </draw:custom-shape>
        <draw:custom-shape draw:style-name="gr119" draw:text-style-name="P3" draw:layer="layout" svg:width="0.79cm" svg:height="2.6cm" draw:transform="rotate (1.5707963267949) translate (14.32cm 17.6cm)">
          <text:p/>
          <draw:enhanced-geometry svg:viewBox="0 0 21600 21600" draw:mirror-horizontal="true" draw:type="rectangle" draw:enhanced-path="M 0 0 L 21600 0 21600 21600 0 21600 0 0 Z N"/>
        </draw:custom-shape>
        <draw:custom-shape draw:style-name="gr120" draw:text-style-name="P3" draw:layer="layout" svg:width="0.79cm" svg:height="2.4cm" draw:transform="rotate (1.5707963267949) translate (10.72cm 17.6cm)">
          <text:p/>
          <draw:enhanced-geometry svg:viewBox="0 0 21600 21600" draw:mirror-horizontal="true" draw:type="rectangle" draw:enhanced-path="M 0 0 L 21600 0 21600 21600 0 21600 0 0 Z N"/>
        </draw:custom-shape>
        <draw:custom-shape draw:style-name="gr121" draw:text-style-name="P3" draw:layer="layout" svg:width="0.23cm" svg:height="6cm" draw:transform="rotate (1.5707963267949) translate (7.82cm 22.19cm)">
          <text:p/>
          <draw:enhanced-geometry svg:viewBox="0 0 21600 21600" draw:mirror-horizontal="true" draw:type="rectangle" draw:enhanced-path="M 0 0 L 21600 0 21600 21600 0 21600 0 0 Z N"/>
        </draw:custom-shape>
        <draw:custom-shape draw:style-name="gr121" draw:text-style-name="P3" draw:layer="layout" svg:width="0.23cm" svg:height="6cm" draw:transform="rotate (1.5707963267949) translate (7.82cm 22.84cm)">
          <text:p/>
          <draw:enhanced-geometry svg:viewBox="0 0 21600 21600" draw:mirror-horizontal="true" draw:type="rectangle" draw:enhanced-path="M 0 0 L 21600 0 21600 21600 0 21600 0 0 Z N"/>
        </draw:custom-shape>
        <draw:custom-shape draw:style-name="gr122" draw:text-style-name="P3" draw:layer="layout" svg:width="0.23cm" svg:height="7cm" draw:transform="rotate (1.5707963267949) translate (8.12cm 23.38cm)">
          <text:p/>
          <draw:enhanced-geometry svg:viewBox="0 0 21600 21600" draw:mirror-horizontal="true" draw:type="rectangle" draw:enhanced-path="M 0 0 L 21600 0 21600 21600 0 21600 0 0 Z N"/>
        </draw:custom-shape>
        <draw:custom-shape draw:style-name="gr123" draw:text-style-name="P3" draw:layer="layout" svg:width="0.79cm" svg:height="0.7cm" draw:transform="rotate (1.5707963267949) translate (18.22cm 17.6cm)">
          <text:p/>
          <draw:enhanced-geometry svg:viewBox="0 0 21600 21600" draw:mirror-horizontal="true" draw:type="rectangle" draw:enhanced-path="M 0 0 L 21600 0 21600 21600 0 21600 0 0 Z N"/>
        </draw:custom-shape>
        <draw:custom-shape draw:style-name="gr124" draw:text-style-name="P3" draw:layer="layout" svg:width="0.55cm" svg:height="0.79cm" draw:transform="rotate (1.5707963267949) translate (17.73cm 22.5cm)">
          <text:p/>
          <draw:enhanced-geometry svg:viewBox="0 0 21600 21600" draw:mirror-horizontal="true" draw:type="rectangle" draw:enhanced-path="M 0 0 L 21600 0 21600 21600 0 21600 0 0 Z N"/>
        </draw:custom-shape>
        <draw:custom-shape draw:style-name="gr14" draw:text-style-name="P3" draw:layer="layout" svg:width="1.4cm" svg:height="0.24cm" draw:transform="rotate (1.5707963267949) translate (7.52cm 22.2cm)">
          <text:p/>
          <draw:enhanced-geometry svg:viewBox="0 0 21600 21600" draw:mirror-horizontal="true" draw:type="rectangle" draw:enhanced-path="M 0 0 L 21600 0 21600 21600 0 21600 0 0 Z N"/>
        </draw:custom-shape>
        <draw:custom-shape draw:style-name="gr14" draw:text-style-name="P3" draw:layer="layout" svg:width="1.4cm" svg:height="0.24cm" draw:transform="rotate (1.5707963267949) translate (11.52cm 22.2cm)">
          <text:p/>
          <draw:enhanced-geometry svg:viewBox="0 0 21600 21600" draw:mirror-horizontal="true" draw:type="rectangle" draw:enhanced-path="M 0 0 L 21600 0 21600 21600 0 21600 0 0 Z N"/>
        </draw:custom-shape>
        <draw:custom-shape draw:style-name="gr14" draw:text-style-name="P3" draw:layer="layout" svg:width="1.4cm" svg:height="0.24cm" draw:transform="rotate (1.5707963267949) translate (13.52cm 22.2cm)">
          <text:p/>
          <draw:enhanced-geometry svg:viewBox="0 0 21600 21600" draw:mirror-horizontal="true" draw:type="rectangle" draw:enhanced-path="M 0 0 L 21600 0 21600 21600 0 21600 0 0 Z N"/>
        </draw:custom-shape>
        <draw:custom-shape draw:style-name="gr14" draw:text-style-name="P3" draw:layer="layout" svg:width="1.4cm" svg:height="0.24cm" draw:transform="rotate (1.5707963267949) translate (9.52cm 22.2cm)">
          <text:p/>
          <draw:enhanced-geometry svg:viewBox="0 0 21600 21600" draw:mirror-horizontal="true" draw:type="rectangle" draw:enhanced-path="M 0 0 L 21600 0 21600 21600 0 21600 0 0 Z N"/>
        </draw:custom-shape>
        <draw:custom-shape draw:style-name="gr125" draw:text-style-name="P3" draw:layer="layout" svg:width="3.16cm" svg:height="0.7cm" draw:transform="rotate (1.5707963267949) translate (6.62cm 21cm)">
          <text:p/>
          <draw:enhanced-geometry svg:viewBox="0 0 21600 21600" draw:mirror-horizontal="true" draw:type="rectangle" draw:enhanced-path="M 0 0 L 21600 0 21600 21600 0 21600 0 0 Z N"/>
        </draw:custom-shape>
        <draw:custom-shape draw:style-name="gr126" draw:text-style-name="P3" draw:layer="layout" svg:width="0.52cm" svg:height="1.84cm" draw:transform="rotate (1.5707963267949) translate (15.58cm 20.56cm)">
          <text:p/>
          <draw:enhanced-geometry svg:viewBox="0 0 21600 21600" draw:mirror-horizontal="true" draw:type="rectangle" draw:enhanced-path="M 0 0 L 21600 0 21600 21600 0 21600 0 0 Z N"/>
        </draw:custom-shape>
        <draw:custom-shape draw:style-name="gr127" draw:text-style-name="P3" draw:layer="layout" svg:width="1.02cm" svg:height="0.79cm" draw:transform="rotate (1.5707963267949) translate (15.53cm 20.2cm)">
          <text:p/>
          <draw:enhanced-geometry svg:viewBox="0 0 21600 21600" draw:mirror-horizontal="true" draw:type="rectangle" draw:enhanced-path="M 0 0 L 21600 0 21600 21600 0 21600 0 0 Z N"/>
        </draw:custom-shape>
        <draw:custom-shape draw:style-name="gr128" draw:text-style-name="P3" draw:layer="layout" svg:width="0.4cm" svg:height="1.36cm" draw:transform="rotate (1.5707963267949) translate (14.92cm 19.09cm)">
          <text:p/>
          <draw:enhanced-geometry svg:viewBox="0 0 21600 21600" draw:mirror-horizontal="true" draw:type="rectangle" draw:enhanced-path="M 0 0 L 21600 0 21600 21600 0 21600 0 0 Z N"/>
        </draw:custom-shape>
        <draw:custom-shape draw:style-name="gr129" draw:text-style-name="P3" draw:layer="layout" svg:width="1.28cm" svg:height="0.4cm" draw:transform="rotate (1.5707963267949) translate (8.5cm 19.09cm)">
          <text:p/>
          <draw:enhanced-geometry svg:viewBox="0 0 21600 21600" draw:mirror-horizontal="true" draw:type="rectangle" draw:enhanced-path="M 0 0 L 21600 0 21600 21600 0 21600 0 0 Z N"/>
        </draw:custom-shape>
        <draw:custom-shape draw:style-name="gr130" draw:text-style-name="P3" draw:layer="layout" svg:width="1.02cm" svg:height="0.3cm" draw:transform="rotate (1.5707963267949) translate (10.58cm 19.09cm)">
          <text:p/>
          <draw:enhanced-geometry svg:viewBox="0 0 21600 21600" draw:mirror-horizontal="true" draw:type="rectangle" draw:enhanced-path="M 0 0 L 21600 0 21600 21600 0 21600 0 0 Z N"/>
        </draw:custom-shape>
        <draw:custom-shape draw:style-name="gr131" draw:text-style-name="P3" draw:layer="layout" svg:width="1.2cm" svg:height="0.28cm" draw:transform="rotate (1.5707963267949) translate (9.04cm 21.76cm)">
          <text:p/>
          <draw:enhanced-geometry svg:viewBox="0 0 21600 21600" draw:mirror-horizontal="true" draw:type="rectangle" draw:enhanced-path="M 0 0 L 21600 0 21600 21600 0 21600 0 0 Z N"/>
        </draw:custom-shape>
        <draw:custom-shape draw:style-name="gr131" draw:text-style-name="P3" draw:layer="layout" svg:width="1.2cm" svg:height="0.28cm" draw:transform="rotate (1.5707963267949) translate (11.04cm 21.76cm)">
          <text:p/>
          <draw:enhanced-geometry svg:viewBox="0 0 21600 21600" draw:mirror-horizontal="true" draw:type="rectangle" draw:enhanced-path="M 0 0 L 21600 0 21600 21600 0 21600 0 0 Z N"/>
        </draw:custom-shape>
        <draw:custom-shape draw:style-name="gr131" draw:text-style-name="P3" draw:layer="layout" svg:width="1.2cm" svg:height="0.28cm" draw:transform="rotate (1.5707963267949) translate (13.04cm 21.76cm)">
          <text:p/>
          <draw:enhanced-geometry svg:viewBox="0 0 21600 21600" draw:mirror-horizontal="true" draw:type="rectangle" draw:enhanced-path="M 0 0 L 21600 0 21600 21600 0 21600 0 0 Z N"/>
        </draw:custom-shape>
        <draw:custom-shape draw:style-name="gr131" draw:text-style-name="P3" draw:layer="layout" svg:width="1.2cm" svg:height="0.28cm" draw:transform="rotate (1.5707963267949) translate (15.04cm 21.76cm)">
          <text:p/>
          <draw:enhanced-geometry svg:viewBox="0 0 21600 21600" draw:mirror-horizontal="true" draw:type="rectangle" draw:enhanced-path="M 0 0 L 21600 0 21600 21600 0 21600 0 0 Z N"/>
        </draw:custom-shape>
        <draw:custom-shape draw:style-name="gr62" draw:text-style-name="P3" draw:layer="layout" svg:width="0.2cm" svg:height="1.9cm" draw:transform="rotate (1.5707963267949) translate (15.92cm 23.5cm)">
          <text:p/>
          <draw:enhanced-geometry svg:viewBox="0 0 21600 21600" draw:mirror-horizontal="true" draw:type="rectangle" draw:enhanced-path="M 0 0 L 21600 0 21600 21600 0 21600 0 0 Z N"/>
        </draw:custom-shape>
        <draw:custom-shape draw:style-name="gr132" draw:text-style-name="P3" draw:layer="layout" svg:width="0.3cm" svg:height="0.5cm" draw:transform="rotate (1.5707963267949) translate (17.82cm 20.59cm)">
          <text:p/>
          <draw:enhanced-geometry svg:viewBox="0 0 21600 21600" draw:mirror-horizontal="true" draw:type="rectangle" draw:enhanced-path="M 0 0 L 21600 0 21600 21600 0 21600 0 0 Z N"/>
        </draw:custom-shape>
        <draw:custom-shape draw:style-name="gr133" draw:text-style-name="P3" draw:layer="layout" svg:width="0.2cm" svg:height="2.2cm" draw:transform="rotate (1.5707963267949) translate (13.82cm 22.3cm)">
          <text:p/>
          <draw:enhanced-geometry svg:viewBox="0 0 21600 21600" draw:mirror-horizontal="true" draw:type="rectangle" draw:enhanced-path="M 0 0 L 21600 0 21600 21600 0 21600 0 0 Z N"/>
        </draw:custom-shape>
        <draw:custom-shape draw:style-name="gr14" draw:text-style-name="P3" draw:layer="layout" svg:width="1.4cm" svg:height="0.1cm" draw:transform="rotate (1.5707963267949) translate (15.92cm 23.5cm)">
          <text:p/>
          <draw:enhanced-geometry svg:viewBox="0 0 21600 21600" draw:mirror-horizontal="true" draw:type="rectangle" draw:enhanced-path="M 0 0 L 21600 0 21600 21600 0 21600 0 0 Z N"/>
        </draw:custom-shape>
        <draw:custom-shape draw:style-name="gr62" draw:text-style-name="P3" draw:layer="layout" svg:width="0.39cm" svg:height="1.9cm" draw:transform="rotate (1.5707963267949) translate (14.12cm 22.69cm)">
          <text:p/>
          <draw:enhanced-geometry svg:viewBox="0 0 21600 21600" draw:mirror-horizontal="true" draw:type="rectangle" draw:enhanced-path="M 0 0 L 21600 0 21600 21600 0 21600 0 0 Z N"/>
        </draw:custom-shape>
        <draw:custom-shape draw:style-name="gr24" draw:text-style-name="P3" draw:layer="layout" svg:width="0.5cm" svg:height="0.6cm" draw:transform="rotate (1.5707963267949) translate (8.12cm 21.59cm)">
          <text:p/>
          <draw:enhanced-geometry svg:viewBox="0 0 21600 21600" draw:mirror-horizontal="true" draw:type="rectangle" draw:enhanced-path="M 0 0 L 21600 0 21600 21600 0 21600 0 0 Z N"/>
        </draw:custom-shape>
        <draw:custom-shape draw:style-name="gr24" draw:text-style-name="P3" draw:layer="layout" svg:width="0.5cm" svg:height="0.6cm" draw:transform="rotate (1.5707963267949) translate (10.12cm 21.59cm)">
          <text:p/>
          <draw:enhanced-geometry svg:viewBox="0 0 21600 21600" draw:mirror-horizontal="true" draw:type="rectangle" draw:enhanced-path="M 0 0 L 21600 0 21600 21600 0 21600 0 0 Z N"/>
        </draw:custom-shape>
        <draw:custom-shape draw:style-name="gr24" draw:text-style-name="P3" draw:layer="layout" svg:width="0.5cm" svg:height="0.6cm" draw:transform="rotate (1.5707963267949) translate (12.12cm 21.59cm)">
          <text:p/>
          <draw:enhanced-geometry svg:viewBox="0 0 21600 21600" draw:mirror-horizontal="true" draw:type="rectangle" draw:enhanced-path="M 0 0 L 21600 0 21600 21600 0 21600 0 0 Z N"/>
        </draw:custom-shape>
        <draw:custom-shape draw:style-name="gr24" draw:text-style-name="P3" draw:layer="layout" svg:width="0.5cm" svg:height="0.6cm" draw:transform="rotate (1.5707963267949) translate (14.12cm 21.59cm)">
          <text:p/>
          <draw:enhanced-geometry svg:viewBox="0 0 21600 21600" draw:mirror-horizontal="true" draw:type="rectangle" draw:enhanced-path="M 0 0 L 21600 0 21600 21600 0 21600 0 0 Z N"/>
        </draw:custom-shape>
        <draw:custom-shape draw:style-name="gr62" draw:text-style-name="P3" draw:layer="layout" svg:width="0.28cm" svg:height="1.9cm" draw:transform="rotate (1.5707963267949) translate (15.52cm 21.9cm)">
          <text:p/>
          <draw:enhanced-geometry svg:viewBox="0 0 21600 21600" draw:mirror-horizontal="true" draw:type="rectangle" draw:enhanced-path="M 0 0 L 21600 0 21600 21600 0 21600 0 0 Z N"/>
        </draw:custom-shape>
        <draw:custom-shape draw:style-name="gr58" draw:text-style-name="P3" draw:layer="layout" svg:width="1.28cm" svg:height="0.2cm" draw:transform="rotate (1.5707963267949) translate (17.22cm 21.79cm)">
          <text:p/>
          <draw:enhanced-geometry svg:viewBox="0 0 21600 21600" draw:mirror-horizontal="true" draw:type="rectangle" draw:enhanced-path="M 0 0 L 21600 0 21600 21600 0 21600 0 0 Z N"/>
        </draw:custom-shape>
        <draw:custom-shape draw:style-name="gr134" draw:text-style-name="P3" draw:layer="layout" svg:width="1.4cm" svg:height="0.56cm" draw:transform="rotate (1.5707963267949) translate (15.46cm 21.9cm)">
          <text:p/>
          <draw:enhanced-geometry svg:viewBox="0 0 21600 21600" draw:mirror-horizontal="true" draw:type="rectangle" draw:enhanced-path="M 0 0 L 21600 0 21600 21600 0 21600 0 0 Z N"/>
        </draw:custom-shape>
        <draw:custom-shape draw:style-name="gr52" draw:text-style-name="P3" draw:layer="layout" svg:width="0.3cm" svg:height="1.4cm" draw:transform="rotate (1.5707963267949) translate (7.56cm 20.6cm)">
          <text:p/>
          <draw:enhanced-geometry svg:viewBox="0 0 21600 21600" draw:mirror-horizontal="true" draw:type="rectangle" draw:enhanced-path="M 0 0 L 21600 0 21600 21600 0 21600 0 0 Z N"/>
        </draw:custom-shape>
        <draw:custom-shape draw:style-name="gr135" draw:text-style-name="P3" draw:layer="layout" svg:width="0.6cm" svg:height="0.4cm" draw:transform="rotate (1.5707963267949) translate (7.56cm 20.6cm)">
          <text:p/>
          <draw:enhanced-geometry svg:viewBox="0 0 21600 21600" draw:mirror-horizontal="true" draw:type="rectangle" draw:enhanced-path="M 0 0 L 21600 0 21600 21600 0 21600 0 0 Z N"/>
        </draw:custom-shape>
        <draw:custom-shape draw:style-name="gr52" draw:text-style-name="P3" draw:layer="layout" svg:width="0.3cm" svg:height="1.4cm" draw:transform="rotate (1.5707963267949) translate (9.56cm 20.6cm)">
          <text:p/>
          <draw:enhanced-geometry svg:viewBox="0 0 21600 21600" draw:mirror-horizontal="true" draw:type="rectangle" draw:enhanced-path="M 0 0 L 21600 0 21600 21600 0 21600 0 0 Z N"/>
        </draw:custom-shape>
        <draw:custom-shape draw:style-name="gr135" draw:text-style-name="P3" draw:layer="layout" svg:width="0.6cm" svg:height="0.4cm" draw:transform="rotate (1.5707963267949) translate (9.56cm 20.6cm)">
          <text:p/>
          <draw:enhanced-geometry svg:viewBox="0 0 21600 21600" draw:mirror-horizontal="true" draw:type="rectangle" draw:enhanced-path="M 0 0 L 21600 0 21600 21600 0 21600 0 0 Z N"/>
        </draw:custom-shape>
        <draw:custom-shape draw:style-name="gr52" draw:text-style-name="P3" draw:layer="layout" svg:width="0.3cm" svg:height="1.4cm" draw:transform="rotate (1.5707963267949) translate (11.56cm 20.6cm)">
          <text:p/>
          <draw:enhanced-geometry svg:viewBox="0 0 21600 21600" draw:mirror-horizontal="true" draw:type="rectangle" draw:enhanced-path="M 0 0 L 21600 0 21600 21600 0 21600 0 0 Z N"/>
        </draw:custom-shape>
        <draw:custom-shape draw:style-name="gr135" draw:text-style-name="P3" draw:layer="layout" svg:width="0.6cm" svg:height="0.4cm" draw:transform="rotate (1.5707963267949) translate (11.56cm 20.6cm)">
          <text:p/>
          <draw:enhanced-geometry svg:viewBox="0 0 21600 21600" draw:mirror-horizontal="true" draw:type="rectangle" draw:enhanced-path="M 0 0 L 21600 0 21600 21600 0 21600 0 0 Z N"/>
        </draw:custom-shape>
        <draw:custom-shape draw:style-name="gr52" draw:text-style-name="P3" draw:layer="layout" svg:width="0.3cm" svg:height="1.4cm" draw:transform="rotate (1.5707963267949) translate (13.56cm 20.6cm)">
          <text:p/>
          <draw:enhanced-geometry svg:viewBox="0 0 21600 21600" draw:mirror-horizontal="true" draw:type="rectangle" draw:enhanced-path="M 0 0 L 21600 0 21600 21600 0 21600 0 0 Z N"/>
        </draw:custom-shape>
        <draw:custom-shape draw:style-name="gr135" draw:text-style-name="P3" draw:layer="layout" svg:width="0.6cm" svg:height="0.4cm" draw:transform="rotate (1.5707963267949) translate (13.56cm 20.6cm)">
          <text:p/>
          <draw:enhanced-geometry svg:viewBox="0 0 21600 21600" draw:mirror-horizontal="true" draw:type="rectangle" draw:enhanced-path="M 0 0 L 21600 0 21600 21600 0 21600 0 0 Z N"/>
        </draw:custom-shape>
        <draw:custom-shape draw:style-name="gr52" draw:text-style-name="P3" draw:layer="layout" svg:width="0.3cm" svg:height="1.4cm" draw:transform="rotate (1.5707963267949) translate (7.56cm 20.6cm)">
          <text:p/>
          <draw:enhanced-geometry svg:viewBox="0 0 21600 21600" draw:mirror-horizontal="true" draw:type="rectangle" draw:enhanced-path="M 0 0 L 21600 0 21600 21600 0 21600 0 0 Z N"/>
        </draw:custom-shape>
        <draw:custom-shape draw:style-name="gr135" draw:text-style-name="P3" draw:layer="layout" svg:width="0.6cm" svg:height="0.4cm" draw:transform="rotate (1.5707963267949) translate (7.56cm 20.6cm)">
          <text:p/>
          <draw:enhanced-geometry svg:viewBox="0 0 21600 21600" draw:mirror-horizontal="true" draw:type="rectangle" draw:enhanced-path="M 0 0 L 21600 0 21600 21600 0 21600 0 0 Z N"/>
        </draw:custom-shape>
        <draw:custom-shape draw:style-name="gr136" draw:text-style-name="P3" draw:layer="layout" svg:width="0.56cm" svg:height="0.5cm" draw:transform="rotate (1.5707963267949) translate (14.22cm 19.2cm)">
          <text:p/>
          <draw:enhanced-geometry svg:viewBox="0 0 21600 21600" draw:mirror-horizontal="true" draw:type="rectangle" draw:enhanced-path="M 0 0 L 21600 0 21600 21600 0 21600 0 0 Z N"/>
        </draw:custom-shape>
        <draw:custom-shape draw:style-name="gr137" draw:text-style-name="P3" draw:layer="layout" svg:width="1.14cm" svg:height="0.34cm" draw:transform="rotate (1.5707963267949) translate (13.38cm 19.8cm)">
          <text:p/>
          <draw:enhanced-geometry svg:viewBox="0 0 21600 21600" draw:mirror-horizontal="true" draw:type="rectangle" draw:enhanced-path="M 0 0 L 21600 0 21600 21600 0 21600 0 0 Z N"/>
        </draw:custom-shape>
        <draw:custom-shape draw:style-name="gr138" draw:text-style-name="P3" draw:layer="layout" svg:width="0.6cm" svg:height="0.51cm" draw:transform="rotate (1.5707963267949) translate (12.21cm 19.26cm)">
          <text:p/>
          <draw:enhanced-geometry svg:viewBox="0 0 21600 21600" draw:mirror-horizontal="true" draw:type="rectangle" draw:enhanced-path="M 0 0 L 21600 0 21600 21600 0 21600 0 0 Z N"/>
        </draw:custom-shape>
        <draw:custom-shape draw:style-name="gr138" draw:text-style-name="P3" draw:layer="layout" svg:width="0.6cm" svg:height="0.51cm" draw:transform="rotate (1.5707963267949) translate (9.11cm 19.26cm)">
          <text:p/>
          <draw:enhanced-geometry svg:viewBox="0 0 21600 21600" draw:mirror-horizontal="true" draw:type="rectangle" draw:enhanced-path="M 0 0 L 21600 0 21600 21600 0 21600 0 0 Z N"/>
        </draw:custom-shape>
        <draw:custom-shape draw:style-name="gr138" draw:text-style-name="P3" draw:layer="layout" svg:width="0.6cm" svg:height="0.51cm" draw:transform="rotate (1.5707963267949) translate (11.21cm 19.26cm)">
          <text:p/>
          <draw:enhanced-geometry svg:viewBox="0 0 21600 21600" draw:mirror-horizontal="true" draw:type="rectangle" draw:enhanced-path="M 0 0 L 21600 0 21600 21600 0 21600 0 0 Z N"/>
        </draw:custom-shape>
        <draw:custom-shape draw:style-name="gr138" draw:text-style-name="P3" draw:layer="layout" svg:width="0.6cm" svg:height="0.51cm" draw:transform="rotate (1.5707963267949) translate (13.11cm 19.24cm)">
          <text:p/>
          <draw:enhanced-geometry svg:viewBox="0 0 21600 21600" draw:mirror-horizontal="true" draw:type="rectangle" draw:enhanced-path="M 0 0 L 21600 0 21600 21600 0 21600 0 0 Z N"/>
        </draw:custom-shape>
        <draw:custom-shape draw:style-name="gr137" draw:text-style-name="P3" draw:layer="layout" svg:width="1.14cm" svg:height="0.34cm" draw:transform="rotate (1.5707963267949) translate (11.38cm 19.8cm)">
          <text:p/>
          <draw:enhanced-geometry svg:viewBox="0 0 21600 21600" draw:mirror-horizontal="true" draw:type="rectangle" draw:enhanced-path="M 0 0 L 21600 0 21600 21600 0 21600 0 0 Z N"/>
        </draw:custom-shape>
        <draw:custom-shape draw:style-name="gr137" draw:text-style-name="P3" draw:layer="layout" svg:width="1.14cm" svg:height="0.34cm" draw:transform="rotate (1.5707963267949) translate (9.38cm 19.8cm)">
          <text:p/>
          <draw:enhanced-geometry svg:viewBox="0 0 21600 21600" draw:mirror-horizontal="true" draw:type="rectangle" draw:enhanced-path="M 0 0 L 21600 0 21600 21600 0 21600 0 0 Z N"/>
        </draw:custom-shape>
        <draw:custom-shape draw:style-name="gr139" draw:text-style-name="P3" draw:layer="layout" svg:width="0.4cm" svg:height="1.8cm" draw:transform="rotate (1.5707963267949) translate (10.92cm 18.5cm)">
          <text:p/>
          <draw:enhanced-geometry svg:viewBox="0 0 21600 21600" draw:mirror-horizontal="true" draw:type="rectangle" draw:enhanced-path="M 0 0 L 21600 0 21600 21600 0 21600 0 0 Z N"/>
        </draw:custom-shape>
        <draw:custom-shape draw:style-name="gr140" draw:text-style-name="P3" draw:layer="layout" svg:width="0.7cm" svg:height="2.8cm" draw:transform="rotate (1.5707963267949) translate (7.62cm 18.5cm)">
          <text:p/>
          <draw:enhanced-geometry svg:viewBox="0 0 21600 21600" draw:mirror-horizontal="true" draw:type="rectangle" draw:enhanced-path="M 0 0 L 21600 0 21600 21600 0 21600 0 0 Z N"/>
        </draw:custom-shape>
        <draw:custom-shape draw:style-name="gr141" draw:text-style-name="P3" draw:layer="layout" svg:width="0.18cm" svg:height="2.59cm" draw:transform="rotate (1.5707963267949) translate (15.63cm 18.8cm)">
          <text:p/>
          <draw:enhanced-geometry svg:viewBox="0 0 21600 21600" draw:mirror-horizontal="true" draw:type="rectangle" draw:enhanced-path="M 0 0 L 21600 0 21600 21600 0 21600 0 0 Z N"/>
        </draw:custom-shape>
        <draw:custom-shape draw:style-name="gr142" draw:text-style-name="P3" draw:layer="layout" svg:width="0.18cm" svg:height="5.3cm" draw:transform="rotate (1.5707963267949) translate (12.91cm 18.56cm)">
          <text:p/>
          <draw:enhanced-geometry svg:viewBox="0 0 21600 21600" draw:mirror-horizontal="true" draw:type="rectangle" draw:enhanced-path="M 0 0 L 21600 0 21600 21600 0 21600 0 0 Z N"/>
        </draw:custom-shape>
        <draw:custom-shape draw:style-name="gr143" draw:text-style-name="P3" draw:layer="layout" svg:width="0.18cm" svg:height="5.6cm" draw:transform="rotate (1.5707963267949) translate (12.61cm 18.27cm)">
          <text:p/>
          <draw:enhanced-geometry svg:viewBox="0 0 21600 21600" draw:mirror-horizontal="true" draw:type="rectangle" draw:enhanced-path="M 0 0 L 21600 0 21600 21600 0 21600 0 0 Z N"/>
        </draw:custom-shape>
        <draw:custom-shape draw:style-name="gr144" draw:text-style-name="P3" draw:layer="layout" svg:width="0.18cm" svg:height="8.31cm" draw:transform="rotate (1.5707963267949) translate (9.9cm 18.02cm)">
          <text:p/>
          <draw:enhanced-geometry svg:viewBox="0 0 21600 21600" draw:mirror-horizontal="true" draw:type="rectangle" draw:enhanced-path="M 0 0 L 21600 0 21600 21600 0 21600 0 0 Z N"/>
        </draw:custom-shape>
        <draw:custom-shape draw:style-name="gr145" draw:text-style-name="P3" draw:layer="layout" svg:width="2.02cm" svg:height="0.4cm" draw:transform="rotate (1.5707963267949) translate (7.12cm 19.86cm)">
          <text:p/>
          <draw:enhanced-geometry svg:viewBox="0 0 21600 21600" draw:mirror-horizontal="true" draw:type="rectangle" draw:enhanced-path="M 0 0 L 21600 0 21600 21600 0 21600 0 0 Z N"/>
        </draw:custom-shape>
        <draw:path draw:style-name="gr3" draw:text-style-name="P3" draw:layer="layout" svg:width="0.219cm" svg:height="4.029cm" draw:transform="rotate (-3.14159265358979) translate (18.62cm 21.96cm)" svg:viewBox="0 0 220 4030" svg:d="M70 1887c0 23 17 40 40 40s40-17 40-40-17-40-40-40-40 17-40 40zM0 1887c0-62 48-110 110-110s110 48 110 110-48 110-110 110-110-48-110-110zM70 1633c0 23 17 40 40 40s40-17 40-40c0-22-17-40-40-40s-40 18-40 40zM0 1633c0-62 48-110 110-110s110 48 110 110-48 110-110 110-110-48-110-110zM70 1379c0 23 17 40 40 40s40-17 40-40c0-22-17-40-40-40s-40 18-40 40zM0 1379c0-62 48-110 110-110s110 48 110 110c0 63-48 110-110 110s-110-47-110-110zM70 1125c0 23 17 40 40 40s40-17 40-40c0-22-17-40-40-40s-40 18-40 40zM0 1125c0-62 48-109 110-109s110 47 110 109c0 63-48 110-110 110s-110-47-110-110zM70 872c0 22 17 40 40 40s40-18 40-40c0-23-17-40-40-40s-40 17-40 40zM0 872c0-63 48-110 110-110s110 47 110 110c0 62-48 110-110 110s-110-48-110-110zM70 618c0 22 17 40 40 40s40-18 40-40c0-23-17-40-40-40s-40 17-40 40zM0 618c0-63 48-110 110-110s110 47 110 110c0 62-48 110-110 110s-110-48-110-110zM70 364c0 23 17 40 40 40s40-17 40-40-17-40-40-40-40 17-40 40zM0 364c0-62 48-110 110-110s110 48 110 110-48 110-110 110-110-48-110-110zM70 110c0 23 17 40 40 40s40-17 40-40-17-40-40-40-40 17-40 40zM0 110c0-62 48-110 110-110s110 48 110 110-48 110-110 110-110-48-110-110zM70 3920c0 23 17 40 40 40s40-17 40-40-17-40-40-40-40 17-40 40zM0 3920c0-62 48-110 110-110s110 48 110 110-48 110-110 110-110-48-110-110zM70 3666c0 23 17 40 40 40s40-17 40-40-17-40-40-40-40 17-40 40zM0 3666c0-62 48-110 110-110s110 48 110 110-48 110-110 110-110-48-110-110zM70 3412c0 23 17 40 40 40s40-17 40-40c0-22-17-40-40-40s-40 18-40 40zM0 3412c0-62 48-110 110-110s110 48 110 110c0 63-48 110-110 110s-110-47-110-110zM70 3158c0 23 17 40 40 40s40-17 40-40c0-22-17-40-40-40s-40 18-40 40zM0 3158c0-62 48-110 110-110s110 48 110 110c0 63-48 110-110 110s-110-47-110-110zM70 2905c0 22 17 40 40 40s40-18 40-40c0-23-17-40-40-40s-40 17-40 40zM0 2905c0-63 48-110 110-110s110 47 110 110c0 62-48 109-110 109s-110-47-110-109zM70 2651c0 22 17 40 40 40s40-18 40-40c0-23-17-40-40-40s-40 17-40 40zM0 2651c0-63 48-110 110-110s110 47 110 110c0 62-48 110-110 110s-110-48-110-110zM70 2397c0 22 17 40 40 40s40-18 40-40c0-23-17-40-40-40s-40 17-40 40zM0 2397c0-62 48-110 110-110s110 48 110 110-48 110-110 110-110-48-110-110zM70 2143c0 23 17 40 40 40s40-17 40-40-17-40-40-40-40 17-40 40zM0 2143c0-62 48-110 110-110s110 48 110 110-48 110-110 110-110-48-110-110z">
          <text:p/>
        </draw:path>
        <draw:custom-shape draw:style-name="gr102" draw:text-style-name="P3" draw:layer="layout" svg:width="0.13cm" svg:height="1.78cm" draw:transform="rotate (1.5707963267949) translate (16.68cm 18.88cm)">
          <text:p/>
          <draw:enhanced-geometry svg:viewBox="0 0 21600 21600" draw:mirror-horizontal="true" draw:type="rectangle" draw:enhanced-path="M 0 0 L 21600 0 21600 21600 0 21600 0 0 Z N"/>
        </draw:custom-shape>
        <draw:custom-shape draw:style-name="gr102" draw:text-style-name="P3" draw:layer="layout" svg:width="0.16cm" svg:height="1.78cm" draw:transform="rotate (1.5707963267949) translate (16.82cm 17.98cm)">
          <text:p/>
          <draw:enhanced-geometry svg:viewBox="0 0 21600 21600" draw:mirror-horizontal="true" draw:type="rectangle" draw:enhanced-path="M 0 0 L 21600 0 21600 21600 0 21600 0 0 Z N"/>
        </draw:custom-shape>
        <draw:custom-shape draw:style-name="gr102" draw:text-style-name="P3" draw:layer="layout" svg:width="0.13cm" svg:height="1.78cm" draw:transform="rotate (1.5707963267949) translate (16.66cm 18.3cm)">
          <text:p/>
          <draw:enhanced-geometry svg:viewBox="0 0 21600 21600" draw:mirror-horizontal="true" draw:type="rectangle" draw:enhanced-path="M 0 0 L 21600 0 21600 21600 0 21600 0 0 Z N"/>
        </draw:custom-shape>
        <draw:custom-shape draw:style-name="gr102" draw:text-style-name="P3" draw:layer="layout" svg:width="0.13cm" svg:height="1.78cm" draw:transform="rotate (1.5707963267949) translate (16.66cm 18.56cm)">
          <text:p/>
          <draw:enhanced-geometry svg:viewBox="0 0 21600 21600" draw:mirror-horizontal="true" draw:type="rectangle" draw:enhanced-path="M 0 0 L 21600 0 21600 21600 0 21600 0 0 Z N"/>
        </draw:custom-shape>
      </draw:page>
      <draw:page draw:name="page2" draw:style-name="dp1" draw:master-page-name="預設">
        <draw:custom-shape draw:style-name="gr1" draw:text-style-name="P1" draw:layer="layout" svg:width="11.52cm" svg:height="16.52cm" svg:x="0.4cm" svg:y="0.4cm">
          <text:p/>
          <draw:enhanced-geometry svg:viewBox="0 0 21600 21600" draw:type="rectangle" draw:enhanced-path="M 0 0 L 21600 0 21600 21600 0 21600 0 0 Z N"/>
        </draw:custom-shape>
        <draw:custom-shape draw:style-name="gr2" draw:text-style-name="P2" draw:layer="layout" svg:width="7.01cm" svg:height="4.7cm" draw:transform="rotate (1.5707963267949) translate (7.2cm 7.41cm)">
          <text:p/>
          <draw:enhanced-geometry svg:viewBox="0 0 21600 21600" draw:mirror-horizontal="false" draw:type="rectangle" draw:enhanced-path="M 0 0 L 21600 0 21600 21600 0 21600 0 0 Z N"/>
        </draw:custom-shape>
        <draw:path draw:style-name="gr3" draw:text-style-name="P3" draw:layer="layout" svg:width="1.489cm" svg:height="0.219cm" svg:x="9.91cm" svg:y="0.61cm" svg:viewBox="0 0 1490 220" svg:d="M1380 70c23 0 40 17 40 40s-17 40-40 40-40-17-40-40 17-40 40-40zM1380 0c-62 0-110 48-110 110s48 110 110 110 110-48 110-110-48-110-110-110zM1126 70c23 0 40 17 40 40s-17 40-40 40-40-17-40-40 17-40 40-40zM1126 0c-62 0-110 48-110 110s48 110 110 110 110-48 110-110-48-110-110-110zM872 70c23 0 40 17 40 40s-17 40-40 40-40-17-40-40 17-40 40-40zM872 0c-62 0-110 48-110 110s48 110 110 110 110-48 110-110-48-110-110-110zM618 70c23 0 40 17 40 40s-17 40-40 40-40-17-40-40 17-40 40-40zM618 0c-62 0-110 48-110 110s48 110 110 110 110-48 110-110-48-110-110-110zM364 70c23 0 40 17 40 40s-17 40-40 40-40-17-40-40 17-40 40-40zM364 0c-62 0-110 48-110 110s48 110 110 110 110-48 110-110-48-110-110-110zM110 70c23 0 40 17 40 40s-17 40-40 40-40-17-40-40 17-40 40-40zM110 0c-62 0-110 48-110 110s48 110 110 110 110-48 110-110-48-110-110-110z">
          <text:p/>
        </draw:path>
        <draw:path draw:style-name="gr3" draw:text-style-name="P3" draw:layer="layout" svg:width="0.979cm" svg:height="0.219cm" svg:x="8.74cm" svg:y="0.61cm" svg:viewBox="0 0 980 220" svg:d="M870 70c23 0 40 17 40 40s-17 40-40 40c-22 0-40-17-40-40s18-40 40-40zM870 0c-62 0-110 48-110 110s48 110 110 110 110-48 110-110-48-110-110-110zM617 70c22 0 40 17 40 40s-18 40-40 40c-23 0-40-17-40-40s17-40 40-40zM617 0c-62 0-110 48-110 110s48 110 110 110 110-48 110-110-48-110-110-110zM363 70c23 0 40 17 40 40s-17 40-40 40c-22 0-40-17-40-40s18-40 40-40zM363 0c-62 0-110 48-110 110s48 110 110 110 110-48 110-110-48-110-110-110zM110 70c22 0 40 17 40 40s-18 40-40 40c-23 0-40-17-40-40s17-40 40-40zM110 0c-62 0-110 48-110 110s48 110 110 110 110-48 110-110-48-110-110-110z">
          <text:p/>
        </draw:path>
        <draw:path draw:style-name="gr3" draw:text-style-name="P3" draw:layer="layout" svg:width="2.499cm" svg:height="0.229cm" svg:x="8.14cm" svg:y="5.6cm" svg:viewBox="0 0 2500 230" svg:d="M2390 73c23 0 40 18 40 42s-17 42-40 42c-22 0-40-18-40-42s18-42 40-42zM2390 0c-62 0-109 50-109 115s47 115 109 115 110-50 110-115-48-115-110-115zM2137 73c23 0 40 18 40 42s-17 42-40 42-40-18-40-42 17-42 40-42zM2137 0c-62 0-110 50-110 115s48 115 110 115 110-50 110-115-48-115-110-115zM1883 73c23 0 40 18 40 42s-17 42-40 42c-22 0-39-18-39-42s17-42 39-42zM1883 0c-62 0-109 50-109 115s47 115 109 115c63 0 110-50 110-115s-47-115-110-115zM1630 73c23 0 40 18 40 42s-17 42-40 42-40-18-40-42 17-42 40-42zM1630 0c-62 0-110 50-110 115s48 115 110 115 110-50 110-115-48-115-110-115zM1377 73c22 0 40 18 40 42s-18 42-40 42c-23 0-40-18-40-42s17-42 40-42zM1377 0c-62 0-110 50-110 115s48 115 110 115 109-50 109-115-47-115-109-115zM1123 73c23 0 40 18 40 42s-17 42-40 42c-22 0-40-18-40-42s18-42 40-42zM1123 0c-62 0-109 50-109 115s47 115 109 115 110-50 110-115-48-115-110-115zM870 73c23 0 40 18 40 42s-17 42-40 42-40-18-40-42 17-42 40-42zM870 0c-62 0-110 50-110 115s48 115 110 115 110-50 110-115-48-115-110-115zM617 73c22 0 39 18 39 42s-17 42-39 42c-23 0-40-18-40-42s17-42 40-42zM617 0c-63 0-110 50-110 115s47 115 110 115c62 0 109-50 109-115s-47-115-109-115zM363 73c23 0 40 18 40 42s-17 42-40 42-40-18-40-42 17-42 40-42zM363 0c-62 0-110 50-110 115s48 115 110 115 110-50 110-115-48-115-110-115zM110 73c22 0 40 18 40 42s-18 42-40 42c-23 0-40-18-40-42s17-42 40-42zM110 0c-62 0-110 50-110 115s48 115 110 115 109-50 109-115-47-115-109-115z">
          <text:p/>
        </draw:path>
        <draw:path draw:style-name="gr3" draw:text-style-name="P3" draw:layer="layout" svg:width="0.219cm" svg:height="4.029cm" draw:transform="rotate (1.5707963267949) translate (7.37cm 7.21cm)" svg:viewBox="0 0 220 4030" svg:d="M70 1887c0 23 17 40 40 40s40-17 40-40-17-40-40-40-40 17-40 40zM0 1887c0-62 48-110 110-110s110 48 110 110-48 110-110 110-110-48-110-110zM70 1633c0 23 17 40 40 40s40-17 40-40c0-22-17-40-40-40s-40 18-40 40zM0 1633c0-62 48-110 110-110s110 48 110 110-48 110-110 110-110-48-110-110zM70 1379c0 23 17 40 40 40s40-17 40-40c0-22-17-40-40-40s-40 18-40 40zM0 1379c0-62 48-110 110-110s110 48 110 110c0 63-48 110-110 110s-110-47-110-110zM70 1125c0 23 17 40 40 40s40-17 40-40c0-22-17-40-40-40s-40 18-40 40zM0 1125c0-62 48-109 110-109s110 47 110 109c0 63-48 110-110 110s-110-47-110-110zM70 872c0 22 17 40 40 40s40-18 40-40c0-23-17-40-40-40s-40 17-40 40zM0 872c0-63 48-110 110-110s110 47 110 110c0 62-48 110-110 110s-110-48-110-110zM70 618c0 22 17 40 40 40s40-18 40-40c0-23-17-40-40-40s-40 17-40 40zM0 618c0-63 48-110 110-110s110 47 110 110c0 62-48 110-110 110s-110-48-110-110zM70 364c0 23 17 40 40 40s40-17 40-40-17-40-40-40-40 17-40 40zM0 364c0-62 48-110 110-110s110 48 110 110-48 110-110 110-110-48-110-110zM70 110c0 23 17 40 40 40s40-17 40-40-17-40-40-40-40 17-40 40zM0 110c0-62 48-110 110-110s110 48 110 110-48 110-110 110-110-48-110-110zM70 3920c0 23 17 40 40 40s40-17 40-40-17-40-40-40-40 17-40 40zM0 3920c0-62 48-110 110-110s110 48 110 110-48 110-110 110-110-48-110-110zM70 3666c0 23 17 40 40 40s40-17 40-40-17-40-40-40-40 17-40 40zM0 3666c0-62 48-110 110-110s110 48 110 110-48 110-110 110-110-48-110-110zM70 3412c0 23 17 40 40 40s40-17 40-40c0-22-17-40-40-40s-40 18-40 40zM0 3412c0-62 48-110 110-110s110 48 110 110c0 63-48 110-110 110s-110-47-110-110zM70 3158c0 23 17 40 40 40s40-17 40-40c0-22-17-40-40-40s-40 18-40 40zM0 3158c0-62 48-110 110-110s110 48 110 110c0 63-48 110-110 110s-110-47-110-110zM70 2905c0 22 17 40 40 40s40-18 40-40c0-23-17-40-40-40s-40 17-40 40zM0 2905c0-63 48-110 110-110s110 47 110 110c0 62-48 109-110 109s-110-47-110-109zM70 2651c0 22 17 40 40 40s40-18 40-40c0-23-17-40-40-40s-40 17-40 40zM0 2651c0-63 48-110 110-110s110 47 110 110c0 62-48 110-110 110s-110-48-110-110zM70 2397c0 22 17 40 40 40s40-18 40-40c0-23-17-40-40-40s-40 17-40 40zM0 2397c0-62 48-110 110-110s110 48 110 110-48 110-110 110-110-48-110-110zM70 2143c0 23 17 40 40 40s40-17 40-40-17-40-40-40-40 17-40 40zM0 2143c0-62 48-110 110-110s110 48 110 110-48 110-110 110-110-48-110-110z">
          <text:p/>
        </draw:path>
        <draw:polygon draw:style-name="gr4" draw:text-style-name="P3" draw:layer="layout" svg:width="6.539cm" svg:height="0.459cm" draw:transform="rotate (1.5707963267949) translate (11.34cm 7.18cm)" svg:viewBox="0 0 6540 460" draw:points="0,460 0,450 0,360 0,0 150,0 150,360 6390,360 6390,0 6540,0 6540,360 6540,450 6540,460">
          <text:p/>
        </draw:polygon>
        <draw:custom-shape draw:style-name="gr5" draw:text-style-name="P3" draw:layer="layout" svg:width="1.599cm" svg:height="0.079cm" draw:transform="rotate (0.933925682742166) translate (7.747cm 7.023cm)">
          <text:p/>
          <draw:enhanced-geometry svg:viewBox="0 0 21600 21600" draw:mirror-horizontal="false" draw:type="rectangle" draw:enhanced-path="M 0 0 L 21600 0 21600 21600 0 21600 0 0 Z N"/>
        </draw:custom-shape>
        <draw:custom-shape draw:style-name="gr5" draw:text-style-name="P3" draw:layer="layout" svg:width="1.599cm" svg:height="0.079cm" draw:transform="rotate (0.933925682742166) translate (8cm 7.018cm)">
          <text:p/>
          <draw:enhanced-geometry svg:viewBox="0 0 21600 21600" draw:mirror-horizontal="false" draw:type="rectangle" draw:enhanced-path="M 0 0 L 21600 0 21600 21600 0 21600 0 0 Z N"/>
        </draw:custom-shape>
        <draw:custom-shape draw:style-name="gr5" draw:text-style-name="P3" draw:layer="layout" svg:width="1.599cm" svg:height="0.079cm" draw:transform="rotate (0.933925682742166) translate (8.24cm 7.018cm)">
          <text:p/>
          <draw:enhanced-geometry svg:viewBox="0 0 21600 21600" draw:mirror-horizontal="false" draw:type="rectangle" draw:enhanced-path="M 0 0 L 21600 0 21600 21600 0 21600 0 0 Z N"/>
        </draw:custom-shape>
        <draw:custom-shape draw:style-name="gr5" draw:text-style-name="P3" draw:layer="layout" svg:width="1.599cm" svg:height="0.079cm" draw:transform="rotate (0.933925682742166) translate (8.5cm 7.018cm)">
          <text:p/>
          <draw:enhanced-geometry svg:viewBox="0 0 21600 21600" draw:mirror-horizontal="false" draw:type="rectangle" draw:enhanced-path="M 0 0 L 21600 0 21600 21600 0 21600 0 0 Z N"/>
        </draw:custom-shape>
        <draw:custom-shape draw:style-name="gr5" draw:text-style-name="P3" draw:layer="layout" svg:width="1.599cm" svg:height="0.079cm" draw:transform="rotate (0.933925682742166) translate (8.76cm 7.018cm)">
          <text:p/>
          <draw:enhanced-geometry svg:viewBox="0 0 21600 21600" draw:mirror-horizontal="false" draw:type="rectangle" draw:enhanced-path="M 0 0 L 21600 0 21600 21600 0 21600 0 0 Z N"/>
        </draw:custom-shape>
        <draw:custom-shape draw:style-name="gr5" draw:text-style-name="P3" draw:layer="layout" svg:width="1.599cm" svg:height="0.079cm" draw:transform="rotate (0.933925682742166) translate (9cm 7.018cm)">
          <text:p/>
          <draw:enhanced-geometry svg:viewBox="0 0 21600 21600" draw:mirror-horizontal="false" draw:type="rectangle" draw:enhanced-path="M 0 0 L 21600 0 21600 21600 0 21600 0 0 Z N"/>
        </draw:custom-shape>
        <draw:custom-shape draw:style-name="gr6" draw:text-style-name="P3" draw:layer="layout" svg:width="1.741cm" svg:height="0.08cm" draw:transform="rotate (0.820479281362534) translate (9.27cm 7.021cm)">
          <text:p/>
          <draw:enhanced-geometry svg:viewBox="0 0 21600 21600" draw:mirror-horizontal="false" draw:type="rectangle" draw:enhanced-path="M 0 0 L 21600 0 21600 21600 0 21600 0 0 Z N"/>
        </draw:custom-shape>
        <draw:custom-shape draw:style-name="gr5" draw:text-style-name="P3" draw:layer="layout" svg:width="1.599cm" svg:height="0.079cm" draw:transform="rotate (0.933925682742166) translate (7.747cm 7.023cm)">
          <text:p/>
          <draw:enhanced-geometry svg:viewBox="0 0 21600 21600" draw:mirror-horizontal="false" draw:type="rectangle" draw:enhanced-path="M 0 0 L 21600 0 21600 21600 0 21600 0 0 Z N"/>
        </draw:custom-shape>
        <draw:polygon draw:style-name="gr7" draw:text-style-name="P3" draw:layer="layout" svg:width="6.302cm" svg:height="1.031cm" draw:transform="rotate (1.5707963267949) translate (10.2cm 7.073cm)" svg:viewBox="0 0 6303 1032" draw:points="0,150 47,85 1210,930 5463,930 5463,140 5463,0 5563,0 6303,0 6303,140 5563,140 5563,930 5563,1000 5563,1030 1215,1030 1214,1032 1211,1030 1203,1030 1203,1024">
          <text:p/>
        </draw:polygon>
        <draw:polygon draw:style-name="gr8" draw:text-style-name="P3" draw:layer="layout" svg:width="6.279cm" svg:height="0.789cm" draw:transform="rotate (1.5707963267949) translate (10.72cm 7.05cm)" svg:viewBox="0 0 6280 790" draw:points="0,78 40,9 560,309 559,310 560,310 560,314 1098,690 5900,690 5900,140 5900,20 5900,0 6280,0 6280,140 6000,140 6000,690 6000,780 6000,790 560,790 460,790 460,690 460,343">
          <text:p/>
        </draw:polygon>
        <draw:polygon draw:style-name="gr9" draw:text-style-name="P3" draw:layer="layout" svg:width="6.259cm" svg:height="0.709cm" draw:transform="rotate (1.5707963267949) translate (10.96cm 7.03cm)" svg:viewBox="0 0 6260 710" draw:points="0,150 0,0 100,0 160,0 170,0 180,0 180,7 375,140 390,140 390,150 391,151 390,151 390,610 6060,610 6060,150 6060,0 6140,0 6260,0 6260,150 6140,150 6140,610 6140,700 6140,710 100,710 100,700 100,610 100,150">
          <text:p/>
        </draw:polygon>
        <draw:polygon draw:style-name="gr10" draw:text-style-name="P3" draw:layer="layout" svg:width="4.899cm" svg:height="3.199cm" draw:transform="rotate (1.5707963267949) translate (7.4cm 5.51cm)" svg:viewBox="0 0 4900 3200" draw:points="300,0 4900,0 4900,1280 4610,1280 4610,1560 2860,1560 2860,3200 0,3200 0,1240 300,1240">
          <text:p/>
        </draw:polygon>
        <draw:polygon draw:style-name="gr11" draw:text-style-name="P3" draw:layer="layout" svg:width="6.297cm" svg:height="1.729cm" draw:transform="rotate (1.5707963267949) translate (9.04cm 7.068cm)" svg:viewBox="0 0 6298 1730" draw:points="0,534 55,475 1294,1630 4498,1630 4498,140 4498,0 4698,0 6298,0 6298,140 6158,140 6158,420 4698,420 4698,1630 4698,1720 4698,1730 1268,1730 1268,1715">
          <text:p/>
        </draw:polygon>
        <draw:polygon draw:style-name="gr12" draw:text-style-name="P3" draw:layer="layout" svg:width="6.308cm" svg:height="1.399cm" draw:transform="rotate (1.5707963267949) translate (9.54cm 7.079cm)" svg:viewBox="0 0 6309 1400" draw:points="0,301 51,240 1314,1300 4869,1300 4869,150 4869,0 5069,0 6309,0 6309,150 6169,150 6169,260 5069,260 5069,1400 4959,1400 4869,1400 1299,1400 1299,1391">
          <text:p/>
        </draw:polygon>
        <draw:polygon draw:style-name="gr13" draw:text-style-name="P3" draw:layer="layout" svg:width="6.305cm" svg:height="1.149cm" draw:transform="rotate (1.5707963267949) translate (9.94cm 7.076cm)" svg:viewBox="0 0 6306 1150" draw:points="0,141 50,79 1249,1050 5166,1050 5166,140 5166,0 5266,0 6306,0 6306,140 5406,140 5406,1120 5266,1120 5266,1140 5266,1150 1246,1150 1246,1144 1243,1148">
          <text:p/>
        </draw:polygon>
        <draw:polygon draw:style-name="gr12" draw:text-style-name="P3" draw:layer="layout" svg:width="1.719cm" svg:height="1.169cm" draw:transform="rotate (1.5707963267949) translate (7.4cm 7.07cm)" svg:viewBox="0 0 1720 1170" draw:points="20,150 20,147 0,139 20,139 20,0 1570,0 1720,0 1720,150 1720,1020 1720,1150 1720,1170 1410,1170 1410,1020 1570,1020 1570,729 1160,575 1160,960 65,163 29,150">
          <text:p/>
        </draw:polygon>
        <draw:polygon draw:style-name="gr14" draw:text-style-name="P3" draw:layer="layout" svg:width="6.299cm" svg:height="0.909cm" draw:transform="rotate (1.5707963267949) translate (10.46cm 7.07cm)" svg:viewBox="0 0 6300 910" draw:points="0,125 1160,907 1160,910 5670,910 5760,910 5870,910 5870,150 6300,150 6300,0 5760,0 5660,0 5660,150 5660,810 1160,810 1160,811 45,59">
          <text:p/>
        </draw:polygon>
        <draw:custom-shape draw:style-name="gr15" draw:text-style-name="P2" draw:layer="layout" svg:width="9.41cm" svg:height="4.71cm" draw:transform="rotate (-1.5707963267949) translate (11.91cm 7.5cm)">
          <text:p/>
          <draw:enhanced-geometry svg:viewBox="0 0 21600 21600" draw:mirror-horizontal="true" draw:type="rectangle" draw:enhanced-path="M 0 0 L 21600 0 21600 21600 0 21600 0 0 Z N"/>
        </draw:custom-shape>
        <draw:path draw:style-name="gr3" draw:text-style-name="P3" draw:layer="layout" svg:width="0.979cm" svg:height="0.219cm" svg:x="7.8cm" svg:y="8cm" svg:viewBox="0 0 980 220" svg:d="M870 70c23 0 40 17 40 40s-17 40-40 40c-22 0-40-17-40-40s18-40 40-40zM870 0c-62 0-110 48-110 110s48 110 110 110 110-48 110-110-48-110-110-110zM617 70c22 0 40 17 40 40s-18 40-40 40c-23 0-40-17-40-40s17-40 40-40zM617 0c-62 0-110 48-110 110s48 110 110 110 110-48 110-110-48-110-110-110zM363 70c23 0 40 17 40 40s-17 40-40 40c-22 0-40-17-40-40s18-40 40-40zM363 0c-62 0-110 48-110 110s48 110 110 110 110-48 110-110-48-110-110-110zM110 70c22 0 40 17 40 40s-18 40-40 40c-23 0-40-17-40-40s17-40 40-40zM110 0c-62 0-110 48-110 110s48 110 110 110 110-48 110-110-48-110-110-110z">
          <text:p/>
        </draw:path>
        <draw:path draw:style-name="gr16" draw:text-style-name="P4" draw:layer="layout" svg:width="2.099cm" svg:height="0.609cm" draw:transform="rotate (1.5707963267949) translate (7.6cm 11.1cm)" svg:viewBox="0 0 2100 610" svg:d="M2000 214c51 0 90 38 90 89s-39 89-90 89-90-38-90-89 39-89 90-89zM100 214c51 0 90 38 90 89s-39 89-90 89-90-38-90-89 39-89 90-89zM1550 159h-200v-80h200zM1600 199v-199h-300v199zM1550 451v80h-200v-80zM1600 411h-300v199h300zM1150 159h-200v-80h200zM1200 199v-199h-300v199zM1150 451v80h-200v-80zM1200 411h-300v199h300zM750 159h-200v-80h200zM800 199v-199h-300v199zM750 451v80h-200v-80zM800 411h-300v199h300zM2000 204c-57 0-100 43-100 99s43 99 100 99 100-43 100-99-43-99-100-99zM100 204c-57 0-100 43-100 99s43 99 100 99 100-43 100-99-43-99-100-99z">
          <text:p/>
        </draw:path>
        <draw:path draw:style-name="gr16" draw:text-style-name="P4" draw:layer="layout" svg:width="2.099cm" svg:height="0.609cm" draw:transform="rotate (1.5707963267949) translate (7.6cm 13.9cm)" svg:viewBox="0 0 2100 610" svg:d="M2000 214c51 0 90 38 90 89s-39 89-90 89-90-38-90-89 39-89 90-89zM100 214c51 0 90 38 90 89s-39 89-90 89-90-38-90-89 39-89 90-89zM1550 159h-200v-80h200zM1600 199v-199h-300v199zM1550 451v80h-200v-80zM1600 411h-300v199h300zM1150 159h-200v-80h200zM1200 199v-199h-300v199zM1150 451v80h-200v-80zM1200 411h-300v199h300zM750 159h-200v-80h200zM800 199v-199h-300v199zM750 451v80h-200v-80zM800 411h-300v199h300zM2000 204c-57 0-100 43-100 99s43 99 100 99 100-43 100-99-43-99-100-99zM100 204c-57 0-100 43-100 99s43 99 100 99 100-43 100-99-43-99-100-99z">
          <text:p/>
        </draw:path>
        <draw:path draw:style-name="gr16" draw:text-style-name="P4" draw:layer="layout" svg:width="2.099cm" svg:height="0.609cm" draw:transform="rotate (1.5707963267949) translate (7.6cm 16.7cm)" svg:viewBox="0 0 2100 610" svg:d="M2000 214c51 0 90 38 90 89s-39 89-90 89-90-38-90-89 39-89 90-89zM100 214c51 0 90 38 90 89s-39 89-90 89-90-38-90-89 39-89 90-89zM1550 159h-200v-80h200zM1600 199v-199h-300v199zM1550 451v80h-200v-80zM1600 411h-300v199h300zM1150 159h-200v-80h200zM1200 199v-199h-300v199zM1150 451v80h-200v-80zM1200 411h-300v199h300zM750 159h-200v-80h200zM800 199v-199h-300v199zM750 451v80h-200v-80zM800 411h-300v199h300zM2000 204c-57 0-100 43-100 99s43 99 100 99 100-43 100-99-43-99-100-99zM100 204c-57 0-100 43-100 99s43 99 100 99 100-43 100-99-43-99-100-99z">
          <text:p/>
        </draw:path>
        <draw:path draw:style-name="gr17" draw:text-style-name="P3" draw:layer="layout" svg:width="0.899cm" svg:height="0.919cm" draw:transform="rotate (1.5707963267949) translate (10.4cm 8.9cm)" svg:viewBox="0 0 900 920" svg:d="M739 429v-357h90v357zM699 501h201v-501h-201zM354 840v-80h300v80zM254 920h500v-200h-500zM100 540v-80h300v80zM0 620h500v-200h-500z">
          <text:p/>
        </draw:path>
        <draw:path draw:style-name="gr3" draw:text-style-name="P3" draw:layer="layout" svg:width="1.489cm" svg:height="0.219cm" svg:x="8.8cm" svg:y="16.3cm" svg:viewBox="0 0 1490 220" svg:d="M1380 70c23 0 40 17 40 40s-17 40-40 40-40-17-40-40 17-40 40-40zM1380 0c-62 0-110 48-110 110s48 110 110 110 110-48 110-110-48-110-110-110zM1126 70c23 0 40 17 40 40s-17 40-40 40-40-17-40-40 17-40 40-40zM1126 0c-62 0-110 48-110 110s48 110 110 110 110-48 110-110-48-110-110-110zM872 70c23 0 40 17 40 40s-17 40-40 40-40-17-40-40 17-40 40-40zM872 0c-62 0-110 48-110 110s48 110 110 110 110-48 110-110-48-110-110-110zM618 70c23 0 40 17 40 40s-17 40-40 40-40-17-40-40 17-40 40-40zM618 0c-62 0-110 48-110 110s48 110 110 110 110-48 110-110-48-110-110-110zM364 70c23 0 40 17 40 40s-17 40-40 40-40-17-40-40 17-40 40-40zM364 0c-62 0-110 48-110 110s48 110 110 110 110-48 110-110-48-110-110-110zM110 70c23 0 40 17 40 40s-17 40-40 40-40-17-40-40 17-40 40-40zM110 0c-62 0-110 48-110 110s48 110 110 110 110-48 110-110-48-110-110-110z">
          <text:p/>
        </draw:path>
        <draw:path draw:style-name="gr17" draw:text-style-name="P3" draw:layer="layout" svg:width="0.899cm" svg:height="0.919cm" draw:transform="rotate (1.5707963267949) translate (10.4cm 10.6cm)" svg:viewBox="0 0 900 920" svg:d="M739 429v-357h90v357zM699 501h201v-501h-201zM354 840v-80h300v80zM254 920h500v-200h-500zM100 540v-80h300v80zM0 620h500v-200h-500z">
          <text:p/>
        </draw:path>
        <draw:path draw:style-name="gr17" draw:text-style-name="P3" draw:layer="layout" svg:width="0.899cm" svg:height="0.919cm" draw:transform="rotate (1.5707963267949) translate (10.4cm 12.3cm)" svg:viewBox="0 0 900 920" svg:d="M739 429v-357h90v357zM699 501h201v-501h-201zM354 840v-80h300v80zM254 920h500v-200h-500zM100 540v-80h300v80zM0 620h500v-200h-500z">
          <text:p/>
        </draw:path>
        <draw:path draw:style-name="gr17" draw:text-style-name="P3" draw:layer="layout" svg:width="0.899cm" svg:height="0.919cm" draw:transform="rotate (1.5707963267949) translate (10.4cm 14cm)" svg:viewBox="0 0 900 920" svg:d="M739 429v-357h90v357zM699 501h201v-501h-201zM354 840v-80h300v80zM254 920h500v-200h-500zM100 540v-80h300v80zM0 620h500v-200h-500z">
          <text:p/>
        </draw:path>
        <draw:path draw:style-name="gr17" draw:text-style-name="P3" draw:layer="layout" svg:width="0.899cm" svg:height="0.919cm" draw:transform="rotate (1.5707963267949) translate (10.4cm 15.7cm)" svg:viewBox="0 0 900 920" svg:d="M739 429v-357h90v357zM699 501h201v-501h-201zM354 840v-80h300v80zM254 920h500v-200h-500zM100 540v-80h300v80zM0 620h500v-200h-500z">
          <text:p/>
        </draw:path>
        <draw:custom-shape draw:style-name="gr18" draw:text-style-name="P3" draw:layer="layout" svg:width="0.12cm" svg:height="4.7cm" draw:transform="rotate (-1.5707963267949) translate (11.9cm 7.5cm)">
          <text:p/>
          <draw:enhanced-geometry svg:viewBox="0 0 21600 21600" draw:mirror-horizontal="true" draw:type="rectangle" draw:enhanced-path="M 0 0 L 21600 0 21600 21600 0 21600 0 0 Z N"/>
        </draw:custom-shape>
        <draw:custom-shape draw:style-name="gr18" draw:text-style-name="P3" draw:layer="layout" svg:width="0.12cm" svg:height="4.7cm" draw:transform="rotate (-1.5707963267949) translate (11.9cm 16.78cm)">
          <text:p/>
          <draw:enhanced-geometry svg:viewBox="0 0 21600 21600" draw:mirror-horizontal="true" draw:type="rectangle" draw:enhanced-path="M 0 0 L 21600 0 21600 21600 0 21600 0 0 Z N"/>
        </draw:custom-shape>
        <draw:custom-shape draw:style-name="gr19" draw:text-style-name="P3" draw:layer="layout" svg:width="9.4cm" svg:height="0.12cm" draw:transform="rotate (-1.5707963267949) translate (7.32cm 7.5cm)">
          <text:p/>
          <draw:enhanced-geometry svg:viewBox="0 0 21600 21600" draw:mirror-horizontal="true" draw:type="rectangle" draw:enhanced-path="M 0 0 L 21600 0 21600 21600 0 21600 0 0 Z N"/>
        </draw:custom-shape>
        <draw:custom-shape draw:style-name="gr19" draw:text-style-name="P3" draw:layer="layout" svg:width="9.4cm" svg:height="0.12cm" draw:transform="rotate (-1.5707963267949) translate (11.9cm 7.5cm)">
          <text:p/>
          <draw:enhanced-geometry svg:viewBox="0 0 21600 21600" draw:mirror-horizontal="true" draw:type="rectangle" draw:enhanced-path="M 0 0 L 21600 0 21600 21600 0 21600 0 0 Z N"/>
        </draw:custom-shape>
        <draw:custom-shape draw:style-name="gr20" draw:text-style-name="P3" draw:layer="layout" svg:width="0.54cm" svg:height="0.8cm" draw:transform="rotate (-1.5707963267949) translate (8cm 7.5cm)">
          <text:p/>
          <draw:enhanced-geometry svg:viewBox="0 0 21600 21600" draw:mirror-horizontal="true" draw:type="rectangle" draw:enhanced-path="M 0 0 L 21600 0 21600 21600 0 21600 0 0 Z N"/>
        </draw:custom-shape>
        <draw:custom-shape draw:style-name="gr21" draw:text-style-name="P3" draw:layer="layout" svg:width="0.21cm" svg:height="0.67cm" draw:transform="rotate (-1.5707963267949) translate (7.87cm 8cm)">
          <text:p/>
          <draw:enhanced-geometry svg:viewBox="0 0 21600 21600" draw:mirror-horizontal="true" draw:type="rectangle" draw:enhanced-path="M 0 0 L 21600 0 21600 21600 0 21600 0 0 Z N"/>
        </draw:custom-shape>
        <draw:custom-shape draw:style-name="gr9" draw:text-style-name="P3" draw:layer="layout" svg:width="0.41cm" svg:height="0.2cm" draw:transform="rotate (-1.5707963267949) translate (9.52cm 16.46cm)">
          <text:p/>
          <draw:enhanced-geometry svg:viewBox="0 0 21600 21600" draw:mirror-horizontal="true" draw:type="rectangle" draw:enhanced-path="M 0 0 L 21600 0 21600 21600 0 21600 0 0 Z N"/>
        </draw:custom-shape>
        <draw:custom-shape draw:style-name="gr22" draw:text-style-name="P3" draw:layer="layout" svg:width="0.41cm" svg:height="0.42cm" draw:transform="rotate (-1.5707963267949) translate (11.89cm 16.46cm)">
          <text:p/>
          <draw:enhanced-geometry svg:viewBox="0 0 21600 21600" draw:mirror-horizontal="true" draw:type="rectangle" draw:enhanced-path="M 0 0 L 21600 0 21600 21600 0 21600 0 0 Z N"/>
        </draw:custom-shape>
        <draw:custom-shape draw:style-name="gr23" draw:text-style-name="P3" draw:layer="layout" svg:width="0.4cm" svg:height="0.3cm" draw:transform="rotate (-1.5707963267949) translate (11.9cm 16.1cm)">
          <text:p/>
          <draw:enhanced-geometry svg:viewBox="0 0 21600 21600" draw:mirror-horizontal="true" draw:type="rectangle" draw:enhanced-path="M 0 0 L 21600 0 21600 21600 0 21600 0 0 Z N"/>
        </draw:custom-shape>
        <draw:custom-shape draw:style-name="gr24" draw:text-style-name="P3" draw:layer="layout" svg:width="0.2cm" svg:height="0.6cm" draw:transform="rotate (-1.5707963267949) translate (10.8cm 16.31cm)">
          <text:p/>
          <draw:enhanced-geometry svg:viewBox="0 0 21600 21600" draw:mirror-horizontal="true" draw:type="rectangle" draw:enhanced-path="M 0 0 L 21600 0 21600 21600 0 21600 0 0 Z N"/>
        </draw:custom-shape>
        <draw:custom-shape draw:style-name="gr25" draw:text-style-name="P3" draw:layer="layout" svg:width="1.19cm" svg:height="1.1cm" draw:transform="rotate (-1.5707963267949) translate (8.3cm 13.9cm)">
          <text:p/>
          <draw:enhanced-geometry svg:viewBox="0 0 21600 21600" draw:mirror-horizontal="true" draw:type="rectangle" draw:enhanced-path="M 0 0 L 21600 0 21600 21600 0 21600 0 0 Z N"/>
        </draw:custom-shape>
        <draw:custom-shape draw:style-name="gr26" draw:text-style-name="P3" draw:layer="layout" svg:width="0.3cm" svg:height="0.4cm" draw:transform="rotate (-1.5707963267949) translate (7.6cm 15.1cm)">
          <text:p/>
          <draw:enhanced-geometry svg:viewBox="0 0 21600 21600" draw:mirror-horizontal="true" draw:type="rectangle" draw:enhanced-path="M 0 0 L 21600 0 21600 21600 0 21600 0 0 Z N"/>
        </draw:custom-shape>
        <draw:custom-shape draw:style-name="gr9" draw:text-style-name="P3" draw:layer="layout" svg:width="0.3cm" svg:height="0.24cm" draw:transform="rotate (-1.5707963267949) translate (8.04cm 15.1cm)">
          <text:p/>
          <draw:enhanced-geometry svg:viewBox="0 0 21600 21600" draw:mirror-horizontal="true" draw:type="rectangle" draw:enhanced-path="M 0 0 L 21600 0 21600 21600 0 21600 0 0 Z N"/>
        </draw:custom-shape>
        <draw:custom-shape draw:style-name="gr9" draw:text-style-name="P3" draw:layer="layout" svg:width="0.3cm" svg:height="0.1cm" draw:transform="rotate (-1.5707963267949) translate (8.3cm 15.1cm)">
          <text:p/>
          <draw:enhanced-geometry svg:viewBox="0 0 21600 21600" draw:mirror-horizontal="true" draw:type="rectangle" draw:enhanced-path="M 0 0 L 21600 0 21600 21600 0 21600 0 0 Z N"/>
        </draw:custom-shape>
        <draw:custom-shape draw:style-name="gr9" draw:text-style-name="P3" draw:layer="layout" svg:width="0.3cm" svg:height="0.1cm" draw:transform="rotate (-1.5707963267949) translate (8.3cm 15.5cm)">
          <text:p/>
          <draw:enhanced-geometry svg:viewBox="0 0 21600 21600" draw:mirror-horizontal="true" draw:type="rectangle" draw:enhanced-path="M 0 0 L 21600 0 21600 21600 0 21600 0 0 Z N"/>
        </draw:custom-shape>
        <draw:custom-shape draw:style-name="gr9" draw:text-style-name="P3" draw:layer="layout" svg:width="0.3cm" svg:height="0.24cm" draw:transform="rotate (-1.5707963267949) translate (8.04cm 15.5cm)">
          <text:p/>
          <draw:enhanced-geometry svg:viewBox="0 0 21600 21600" draw:mirror-horizontal="true" draw:type="rectangle" draw:enhanced-path="M 0 0 L 21600 0 21600 21600 0 21600 0 0 Z N"/>
        </draw:custom-shape>
        <draw:custom-shape draw:style-name="gr9" draw:text-style-name="P3" draw:layer="layout" svg:width="0.3cm" svg:height="0.1cm" draw:transform="rotate (-1.5707963267949) translate (7.6cm 15.5cm)">
          <text:p/>
          <draw:enhanced-geometry svg:viewBox="0 0 21600 21600" draw:mirror-horizontal="true" draw:type="rectangle" draw:enhanced-path="M 0 0 L 21600 0 21600 21600 0 21600 0 0 Z N"/>
        </draw:custom-shape>
        <draw:custom-shape draw:style-name="gr27" draw:text-style-name="P3" draw:layer="layout" svg:width="0.2cm" svg:height="1.37cm" draw:transform="rotate (-1.5707963267949) translate (8.87cm 16.31cm)">
          <text:p/>
          <draw:enhanced-geometry svg:viewBox="0 0 21600 21600" draw:mirror-horizontal="true" draw:type="rectangle" draw:enhanced-path="M 0 0 L 21600 0 21600 21600 0 21600 0 0 Z N"/>
        </draw:custom-shape>
        <draw:custom-shape draw:style-name="gr28" draw:text-style-name="P3" draw:layer="layout" svg:width="1.01cm" svg:height="0.15cm" draw:transform="rotate (-1.5707963267949) translate (7.51cm 15.5cm)">
          <text:p/>
          <draw:enhanced-geometry svg:viewBox="0 0 21600 21600" draw:mirror-horizontal="true" draw:type="rectangle" draw:enhanced-path="M 0 0 L 21600 0 21600 21600 0 21600 0 0 Z N"/>
        </draw:custom-shape>
        <draw:custom-shape draw:style-name="gr29" draw:text-style-name="P3" draw:layer="layout" svg:width="1.36cm" svg:height="0.2cm" draw:transform="rotate (-1.5707963267949) translate (8.77cm 8.14cm)">
          <text:p/>
          <draw:enhanced-geometry svg:viewBox="0 0 21600 21600" draw:mirror-horizontal="true" draw:type="rectangle" draw:enhanced-path="M 0 0 L 21600 0 21600 21600 0 21600 0 0 Z N"/>
        </draw:custom-shape>
        <draw:custom-shape draw:style-name="gr30" draw:text-style-name="P3" draw:layer="layout" svg:width="0.6cm" svg:height="1.09cm" draw:transform="rotate (-1.5707963267949) translate (8.69cm 8.9cm)">
          <text:p/>
          <draw:enhanced-geometry svg:viewBox="0 0 21600 21600" draw:mirror-horizontal="true" draw:type="rectangle" draw:enhanced-path="M 0 0 L 21600 0 21600 21600 0 21600 0 0 Z N"/>
        </draw:custom-shape>
        <draw:custom-shape draw:style-name="gr9" draw:text-style-name="P3" draw:layer="layout" svg:width="0.3cm" svg:height="0.24cm" draw:transform="rotate (-1.5707963267949) translate (8.04cm 9.5cm)">
          <text:p/>
          <draw:enhanced-geometry svg:viewBox="0 0 21600 21600" draw:mirror-horizontal="true" draw:type="rectangle" draw:enhanced-path="M 0 0 L 21600 0 21600 21600 0 21600 0 0 Z N"/>
        </draw:custom-shape>
        <draw:custom-shape draw:style-name="gr9" draw:text-style-name="P3" draw:layer="layout" svg:width="0.3cm" svg:height="0.1cm" draw:transform="rotate (-1.5707963267949) translate (8.26cm 9.5cm)">
          <text:p/>
          <draw:enhanced-geometry svg:viewBox="0 0 21600 21600" draw:mirror-horizontal="true" draw:type="rectangle" draw:enhanced-path="M 0 0 L 21600 0 21600 21600 0 21600 0 0 Z N"/>
        </draw:custom-shape>
        <draw:custom-shape draw:style-name="gr9" draw:text-style-name="P3" draw:layer="layout" svg:width="0.3cm" svg:height="0.24cm" draw:transform="rotate (-1.5707963267949) translate (8.04cm 9.9cm)">
          <text:p/>
          <draw:enhanced-geometry svg:viewBox="0 0 21600 21600" draw:mirror-horizontal="true" draw:type="rectangle" draw:enhanced-path="M 0 0 L 21600 0 21600 21600 0 21600 0 0 Z N"/>
        </draw:custom-shape>
        <draw:custom-shape draw:style-name="gr24" draw:text-style-name="P3" draw:layer="layout" svg:width="0.3cm" svg:height="0.6cm" draw:transform="rotate (-1.5707963267949) translate (8.76cm 9.9cm)">
          <text:p/>
          <draw:enhanced-geometry svg:viewBox="0 0 21600 21600" draw:mirror-horizontal="true" draw:type="rectangle" draw:enhanced-path="M 0 0 L 21600 0 21600 21600 0 21600 0 0 Z N"/>
        </draw:custom-shape>
        <draw:custom-shape draw:style-name="gr23" draw:text-style-name="P3" draw:layer="layout" svg:width="0.3cm" svg:height="0.3cm" draw:transform="rotate (-1.5707963267949) translate (8.46cm 12.7cm)">
          <text:p/>
          <draw:enhanced-geometry svg:viewBox="0 0 21600 21600" draw:mirror-horizontal="true" draw:type="rectangle" draw:enhanced-path="M 0 0 L 21600 0 21600 21600 0 21600 0 0 Z N"/>
        </draw:custom-shape>
        <draw:custom-shape draw:style-name="gr9" draw:text-style-name="P3" draw:layer="layout" svg:width="0.3cm" svg:height="0.24cm" draw:transform="rotate (-1.5707963267949) translate (8.04cm 12.7cm)">
          <text:p/>
          <draw:enhanced-geometry svg:viewBox="0 0 21600 21600" draw:mirror-horizontal="true" draw:type="rectangle" draw:enhanced-path="M 0 0 L 21600 0 21600 21600 0 21600 0 0 Z N"/>
        </draw:custom-shape>
        <draw:custom-shape draw:style-name="gr31" draw:text-style-name="P3" draw:layer="layout" svg:width="1.2cm" svg:height="1.09cm" draw:transform="rotate (-1.5707963267949) translate (8.49cm 11.1cm)">
          <text:p/>
          <draw:enhanced-geometry svg:viewBox="0 0 21600 21600" draw:mirror-horizontal="true" draw:type="rectangle" draw:enhanced-path="M 0 0 L 21600 0 21600 21600 0 21600 0 0 Z N"/>
        </draw:custom-shape>
        <draw:custom-shape draw:style-name="gr9" draw:text-style-name="P3" draw:layer="layout" svg:width="0.3cm" svg:height="0.24cm" draw:transform="rotate (-1.5707963267949) translate (8.04cm 12.3cm)">
          <text:p/>
          <draw:enhanced-geometry svg:viewBox="0 0 21600 21600" draw:mirror-horizontal="true" draw:type="rectangle" draw:enhanced-path="M 0 0 L 21600 0 21600 21600 0 21600 0 0 Z N"/>
        </draw:custom-shape>
        <draw:custom-shape draw:style-name="gr32" draw:text-style-name="P3" draw:layer="layout" svg:width="4cm" svg:height="0.2cm" draw:transform="rotate (-1.5707963267949) translate (7.56cm 8.3cm)">
          <text:p/>
          <draw:enhanced-geometry svg:viewBox="0 0 21600 21600" draw:mirror-horizontal="true" draw:type="rectangle" draw:enhanced-path="M 0 0 L 21600 0 21600 21600 0 21600 0 0 Z N"/>
        </draw:custom-shape>
        <draw:custom-shape draw:style-name="gr9" draw:text-style-name="P3" draw:layer="layout" svg:width="0.4cm" svg:height="0.2cm" draw:transform="rotate (-1.5707963267949) translate (8.26cm 8.14cm)">
          <text:p/>
          <draw:enhanced-geometry svg:viewBox="0 0 21600 21600" draw:mirror-horizontal="true" draw:type="rectangle" draw:enhanced-path="M 0 0 L 21600 0 21600 21600 0 21600 0 0 Z N"/>
        </draw:custom-shape>
        <draw:custom-shape draw:style-name="gr33" draw:text-style-name="P3" draw:layer="layout" svg:width="0.5cm" svg:height="0.86cm" draw:transform="rotate (-1.5707963267949) translate (8.26cm 8.3cm)">
          <text:p/>
          <draw:enhanced-geometry svg:viewBox="0 0 21600 21600" draw:mirror-horizontal="true" draw:type="rectangle" draw:enhanced-path="M 0 0 L 21600 0 21600 21600 0 21600 0 0 Z N"/>
        </draw:custom-shape>
        <draw:custom-shape draw:style-name="gr34" draw:text-style-name="P3" draw:layer="layout" svg:width="0.3cm" svg:height="0.28cm" draw:transform="rotate (-1.5707963267949) translate (7.64cm 12.3cm)">
          <text:p/>
          <draw:enhanced-geometry svg:viewBox="0 0 21600 21600" draw:mirror-horizontal="true" draw:type="rectangle" draw:enhanced-path="M 0 0 L 21600 0 21600 21600 0 21600 0 0 Z N"/>
        </draw:custom-shape>
        <draw:custom-shape draw:style-name="gr34" draw:text-style-name="P3" draw:layer="layout" svg:width="0.3cm" svg:height="0.28cm" draw:transform="rotate (-1.5707963267949) translate (7.64cm 12.7cm)">
          <text:p/>
          <draw:enhanced-geometry svg:viewBox="0 0 21600 21600" draw:mirror-horizontal="true" draw:type="rectangle" draw:enhanced-path="M 0 0 L 21600 0 21600 21600 0 21600 0 0 Z N"/>
        </draw:custom-shape>
        <draw:custom-shape draw:style-name="gr24" draw:text-style-name="P3" draw:layer="layout" svg:width="0.2cm" svg:height="0.6cm" draw:transform="rotate (-1.5707963267949) translate (8.2cm 10.6cm)">
          <text:p/>
          <draw:enhanced-geometry svg:viewBox="0 0 21600 21600" draw:mirror-horizontal="true" draw:type="rectangle" draw:enhanced-path="M 0 0 L 21600 0 21600 21600 0 21600 0 0 Z N"/>
        </draw:custom-shape>
        <draw:custom-shape draw:style-name="gr34" draw:text-style-name="P3" draw:layer="layout" svg:width="0.48cm" svg:height="0.28cm" draw:transform="rotate (-1.5707963267949) translate (8.06cm 10.3cm)">
          <text:p/>
          <draw:enhanced-geometry svg:viewBox="0 0 21600 21600" draw:mirror-horizontal="true" draw:type="rectangle" draw:enhanced-path="M 0 0 L 21600 0 21600 21600 0 21600 0 0 Z N"/>
        </draw:custom-shape>
        <draw:custom-shape draw:style-name="gr35" draw:text-style-name="P3" draw:layer="layout" svg:width="0.2cm" svg:height="0.61cm" draw:transform="rotate (-1.5707963267949) translate (8.21cm 13.4cm)">
          <text:p/>
          <draw:enhanced-geometry svg:viewBox="0 0 21600 21600" draw:mirror-horizontal="true" draw:type="rectangle" draw:enhanced-path="M 0 0 L 21600 0 21600 21600 0 21600 0 0 Z N"/>
        </draw:custom-shape>
        <draw:custom-shape draw:style-name="gr34" draw:text-style-name="P3" draw:layer="layout" svg:width="0.48cm" svg:height="0.28cm" draw:transform="rotate (-1.5707963267949) translate (8.06cm 13.1cm)">
          <text:p/>
          <draw:enhanced-geometry svg:viewBox="0 0 21600 21600" draw:mirror-horizontal="true" draw:type="rectangle" draw:enhanced-path="M 0 0 L 21600 0 21600 21600 0 21600 0 0 Z N"/>
        </draw:custom-shape>
        <draw:custom-shape draw:style-name="gr9" draw:text-style-name="P3" draw:layer="layout" svg:width="0.3cm" svg:height="0.24cm" draw:transform="rotate (-1.5707963267949) translate (8.04cm 15.9cm)">
          <text:p/>
          <draw:enhanced-geometry svg:viewBox="0 0 21600 21600" draw:mirror-horizontal="true" draw:type="rectangle" draw:enhanced-path="M 0 0 L 21600 0 21600 21600 0 21600 0 0 Z N"/>
        </draw:custom-shape>
        <draw:custom-shape draw:style-name="gr9" draw:text-style-name="P3" draw:layer="layout" svg:width="0.3cm" svg:height="0.1cm" draw:transform="rotate (-1.5707963267949) translate (8.3cm 15.9cm)">
          <text:p/>
          <draw:enhanced-geometry svg:viewBox="0 0 21600 21600" draw:mirror-horizontal="true" draw:type="rectangle" draw:enhanced-path="M 0 0 L 21600 0 21600 21600 0 21600 0 0 Z N"/>
        </draw:custom-shape>
        <draw:custom-shape draw:style-name="gr36" draw:text-style-name="P3" draw:layer="layout" svg:width="0.2cm" svg:height="0.66cm" draw:transform="rotate (-1.5707963267949) translate (9.06cm 7.7cm)">
          <text:p/>
          <draw:enhanced-geometry svg:viewBox="0 0 21600 21600" draw:mirror-horizontal="true" draw:type="rectangle" draw:enhanced-path="M 0 0 L 21600 0 21600 21600 0 21600 0 0 Z N"/>
        </draw:custom-shape>
        <draw:custom-shape draw:style-name="gr9" draw:text-style-name="P3" draw:layer="layout" svg:width="0.36cm" svg:height="0.2cm" draw:transform="rotate (-1.5707963267949) translate (8.52cm 7.7cm)">
          <text:p/>
          <draw:enhanced-geometry svg:viewBox="0 0 21600 21600" draw:mirror-horizontal="true" draw:type="rectangle" draw:enhanced-path="M 0 0 L 21600 0 21600 21600 0 21600 0 0 Z N"/>
        </draw:custom-shape>
        <draw:path draw:style-name="gr3" draw:text-style-name="P3" draw:layer="layout" svg:width="0.219cm" svg:height="0.219cm" draw:transform="rotate (1.5707963267949) translate (9.06cm 15.92cm)" svg:viewBox="0 0 220 220" svg:d="M110 70c23 0 40 17 40 40s-17 40-40 40-40-17-40-40 17-40 40-40zM110 0c-62 0-110 48-110 110s48 110 110 110 110-48 110-110-48-110-110-110z">
          <text:p/>
        </draw:path>
        <draw:custom-shape draw:style-name="gr37" draw:text-style-name="P3" draw:layer="layout" svg:width="0.53cm" svg:height="0.2cm" draw:transform="rotate (-1.5707963267949) translate (9.27cm 15.84cm)">
          <text:p/>
          <draw:enhanced-geometry svg:viewBox="0 0 21600 21600" draw:mirror-horizontal="true" draw:type="rectangle" draw:enhanced-path="M 0 0 L 21600 0 21600 21600 0 21600 0 0 Z N"/>
        </draw:custom-shape>
        <draw:path draw:style-name="gr3" draw:text-style-name="P3" draw:layer="layout" svg:width="0.979cm" svg:height="0.219cm" svg:x="10.7cm" svg:y="16.3cm" svg:viewBox="0 0 980 220" svg:d="M870 70c23 0 40 17 40 40s-17 40-40 40c-22 0-40-17-40-40s18-40 40-40zM870 0c-62 0-110 48-110 110s48 110 110 110 110-48 110-110-48-110-110-110zM617 70c22 0 40 17 40 40s-18 40-40 40c-23 0-40-17-40-40s17-40 40-40zM617 0c-62 0-110 48-110 110s48 110 110 110 110-48 110-110-48-110-110-110zM363 70c23 0 40 17 40 40s-17 40-40 40c-22 0-40-17-40-40s18-40 40-40zM363 0c-62 0-110 48-110 110s48 110 110 110 110-48 110-110-48-110-110-110zM110 70c22 0 40 17 40 40s-18 40-40 40c-23 0-40-17-40-40s17-40 40-40zM110 0c-62 0-110 48-110 110s48 110 110 110 110-48 110-110-48-110-110-110z">
          <text:p/>
        </draw:path>
        <draw:path draw:style-name="gr3" draw:text-style-name="P3" draw:layer="layout" svg:width="0.219cm" svg:height="0.219cm" draw:transform="rotate (1.5707963267949) translate (10.1cm 15.92cm)" svg:viewBox="0 0 220 220" svg:d="M110 70c23 0 40 17 40 40s-17 40-40 40-40-17-40-40 17-40 40-40zM110 0c-62 0-110 48-110 110s48 110 110 110 110-48 110-110-48-110-110-110z">
          <text:p/>
        </draw:path>
        <draw:custom-shape draw:style-name="gr38" draw:text-style-name="P3" draw:layer="layout" svg:width="0.18cm" svg:height="1.84cm" draw:transform="rotate (-1.5707963267949) translate (11.42cm 16.56cm)">
          <text:p/>
          <draw:enhanced-geometry svg:viewBox="0 0 21600 21600" draw:mirror-horizontal="true" draw:type="rectangle" draw:enhanced-path="M 0 0 L 21600 0 21600 21600 0 21600 0 0 Z N"/>
        </draw:custom-shape>
        <draw:custom-shape draw:style-name="gr39" draw:text-style-name="P3" draw:layer="layout" svg:width="0.2cm" svg:height="0.43cm" draw:transform="rotate (-1.5707963267949) translate (11.41cm 16.46cm)">
          <text:p/>
          <draw:enhanced-geometry svg:viewBox="0 0 21600 21600" draw:mirror-horizontal="true" draw:type="rectangle" draw:enhanced-path="M 0 0 L 21600 0 21600 21600 0 21600 0 0 Z N"/>
        </draw:custom-shape>
        <draw:custom-shape draw:style-name="gr9" draw:text-style-name="P3" draw:layer="layout" svg:width="0.2cm" svg:height="0.18cm" draw:transform="rotate (-1.5707963267949) translate (11.28cm 16.34cm)">
          <text:p/>
          <draw:enhanced-geometry svg:viewBox="0 0 21600 21600" draw:mirror-horizontal="true" draw:type="rectangle" draw:enhanced-path="M 0 0 L 21600 0 21600 21600 0 21600 0 0 Z N"/>
        </draw:custom-shape>
        <draw:custom-shape draw:style-name="gr9" draw:text-style-name="P3" draw:layer="layout" svg:width="0.28cm" svg:height="0.2cm" draw:transform="rotate (-1.5707963267949) translate (9.77cm 16.46cm)">
          <text:p/>
          <draw:enhanced-geometry svg:viewBox="0 0 21600 21600" draw:mirror-horizontal="true" draw:type="rectangle" draw:enhanced-path="M 0 0 L 21600 0 21600 21600 0 21600 0 0 Z N"/>
        </draw:custom-shape>
        <draw:custom-shape draw:style-name="gr40" draw:text-style-name="P3" draw:layer="layout" svg:width="1.07cm" svg:height="0.4cm" draw:transform="rotate (-1.5707963267949) translate (10.5cm 14.7cm)">
          <text:p/>
          <draw:enhanced-geometry svg:viewBox="0 0 21600 21600" draw:mirror-horizontal="true" draw:type="rectangle" draw:enhanced-path="M 0 0 L 21600 0 21600 21600 0 21600 0 0 Z N"/>
        </draw:custom-shape>
        <draw:custom-shape draw:style-name="gr41" draw:text-style-name="P3" draw:layer="layout" svg:width="0.3cm" svg:height="2.21cm" draw:transform="rotate (-1.5707963267949) translate (9.41cm 16.58cm)">
          <text:p/>
          <draw:enhanced-geometry svg:viewBox="0 0 21600 21600" draw:mirror-horizontal="true" draw:type="rectangle" draw:enhanced-path="M 0 0 L 21600 0 21600 21600 0 21600 0 0 Z N"/>
        </draw:custom-shape>
        <draw:custom-shape draw:style-name="gr42" draw:text-style-name="P3" draw:layer="layout" svg:width="0.33cm" svg:height="1.6cm" draw:transform="rotate (-1.5707963267949) translate (10.9cm 14.5cm)">
          <text:p/>
          <draw:enhanced-geometry svg:viewBox="0 0 21600 21600" draw:mirror-horizontal="true" draw:type="rectangle" draw:enhanced-path="M 0 0 L 21600 0 21600 21600 0 21600 0 0 Z N"/>
        </draw:custom-shape>
        <draw:custom-shape draw:style-name="gr43" draw:text-style-name="P3" draw:layer="layout" svg:width="1.25cm" svg:height="0.2cm" draw:transform="rotate (-1.5707963267949) translate (10.03cm 15.12cm)">
          <text:p/>
          <draw:enhanced-geometry svg:viewBox="0 0 21600 21600" draw:mirror-horizontal="true" draw:type="rectangle" draw:enhanced-path="M 0 0 L 21600 0 21600 21600 0 21600 0 0 Z N"/>
        </draw:custom-shape>
        <draw:custom-shape draw:style-name="gr44" draw:text-style-name="P3" draw:layer="layout" svg:width="0.86cm" svg:height="0.2cm" draw:transform="rotate (-1.5707963267949) translate (9.77cm 15.5cm)">
          <text:p/>
          <draw:enhanced-geometry svg:viewBox="0 0 21600 21600" draw:mirror-horizontal="true" draw:type="rectangle" draw:enhanced-path="M 0 0 L 21600 0 21600 21600 0 21600 0 0 Z N"/>
        </draw:custom-shape>
        <draw:custom-shape draw:style-name="gr45" draw:text-style-name="P3" draw:layer="layout" svg:width="2.8cm" svg:height="0.2cm" draw:transform="rotate (-1.5707963267949) translate (8.6cm 12.7cm)">
          <text:p/>
          <draw:enhanced-geometry svg:viewBox="0 0 21600 21600" draw:mirror-horizontal="true" draw:type="rectangle" draw:enhanced-path="M 0 0 L 21600 0 21600 21600 0 21600 0 0 Z N"/>
        </draw:custom-shape>
        <draw:custom-shape draw:style-name="gr46" draw:text-style-name="P3" draw:layer="layout" svg:width="0.18cm" svg:height="1.38cm" draw:transform="rotate (-1.5707963267949) translate (9.78cm 15.42cm)">
          <text:p/>
          <draw:enhanced-geometry svg:viewBox="0 0 21600 21600" draw:mirror-horizontal="true" draw:type="rectangle" draw:enhanced-path="M 0 0 L 21600 0 21600 21600 0 21600 0 0 Z N"/>
        </draw:custom-shape>
        <draw:custom-shape draw:style-name="gr47" draw:text-style-name="P3" draw:layer="layout" svg:width="5.4cm" svg:height="0.2cm" draw:transform="rotate (-1.5707963267949) translate (8.9cm 9.9cm)">
          <text:p/>
          <draw:enhanced-geometry svg:viewBox="0 0 21600 21600" draw:mirror-horizontal="true" draw:type="rectangle" draw:enhanced-path="M 0 0 L 21600 0 21600 21600 0 21600 0 0 Z N"/>
        </draw:custom-shape>
        <draw:custom-shape draw:style-name="gr48" draw:text-style-name="P3" draw:layer="layout" svg:width="0.22cm" svg:height="1.31cm" draw:transform="rotate (-1.5707963267949) translate (10.03cm 15.1cm)">
          <text:p/>
          <draw:enhanced-geometry svg:viewBox="0 0 21600 21600" draw:mirror-horizontal="true" draw:type="rectangle" draw:enhanced-path="M 0 0 L 21600 0 21600 21600 0 21600 0 0 Z N"/>
        </draw:custom-shape>
        <draw:custom-shape draw:style-name="gr49" draw:text-style-name="P3" draw:layer="layout" svg:width="6.9cm" svg:height="0.51cm" draw:transform="rotate (-1.5707963267949) translate (11.81cm 9.3cm)">
          <text:p/>
          <draw:enhanced-geometry svg:viewBox="0 0 21600 21600" draw:mirror-horizontal="true" draw:type="rectangle" draw:enhanced-path="M 0 0 L 21600 0 21600 21600 0 21600 0 0 Z N"/>
        </draw:custom-shape>
        <draw:path draw:style-name="gr3" draw:text-style-name="P3" draw:layer="layout" svg:width="1.219cm" svg:height="0.219cm" svg:x="8.16cm" svg:y="8.58cm" svg:viewBox="0 0 1220 220" svg:d="M1110 70c23 0 40 17 40 40s-17 40-40 40-40-17-40-40 17-40 40-40zM1110 0c-62 0-110 48-110 110s48 110 110 110 110-48 110-110-48-110-110-110zM110 70c23 0 40 17 40 40s-17 40-40 40-40-17-40-40 17-40 40-40zM110 0c-62 0-110 48-110 110s48 110 110 110 110-48 110-110-48-110-110-110z">
          <text:p/>
        </draw:path>
        <draw:path draw:style-name="gr3" draw:text-style-name="P3" draw:layer="layout" svg:width="0.479cm" svg:height="0.219cm" draw:transform="rotate (1.5707963267949) translate (9.58cm 8.78cm)" svg:viewBox="0 0 480 220" svg:d="M369 70c23 0 40 17 40 40s-17 40-40 40-41-17-41-40 18-40 41-40zM369 0c-63 0-112 48-112 110s49 110 112 110 111-48 111-110-48-110-111-110zM111 70c23 0 41 17 41 40s-18 40-41 40-40-17-40-40 17-40 40-40zM111 0c-63 0-111 48-111 110s48 110 111 110 112-48 112-110-49-110-112-110z">
          <text:p/>
        </draw:path>
        <draw:custom-shape draw:style-name="gr50" draw:text-style-name="P3" draw:layer="layout" svg:width="0.2cm" svg:height="2.3cm" draw:transform="rotate (-1.5707963267949) translate (11.89cm 9.2cm)">
          <text:p/>
          <draw:enhanced-geometry svg:viewBox="0 0 21600 21600" draw:mirror-horizontal="true" draw:type="rectangle" draw:enhanced-path="M 0 0 L 21600 0 21600 21600 0 21600 0 0 Z N"/>
        </draw:custom-shape>
        <draw:custom-shape draw:style-name="gr51" draw:text-style-name="P3" draw:layer="layout" svg:width="0.68cm" svg:height="0.2cm" draw:transform="rotate (-1.5707963267949) translate (9.79cm 8.7cm)">
          <text:p/>
          <draw:enhanced-geometry svg:viewBox="0 0 21600 21600" draw:mirror-horizontal="true" draw:type="rectangle" draw:enhanced-path="M 0 0 L 21600 0 21600 21600 0 21600 0 0 Z N"/>
        </draw:custom-shape>
        <draw:custom-shape draw:style-name="gr52" draw:text-style-name="P3" draw:layer="layout" svg:width="0.2cm" svg:height="1.4cm" draw:transform="rotate (-1.5707963267949) translate (11.3cm 8.94cm)">
          <text:p/>
          <draw:enhanced-geometry svg:viewBox="0 0 21600 21600" draw:mirror-horizontal="true" draw:type="rectangle" draw:enhanced-path="M 0 0 L 21600 0 21600 21600 0 21600 0 0 Z N"/>
        </draw:custom-shape>
        <draw:custom-shape draw:style-name="gr9" draw:text-style-name="P3" draw:layer="layout" svg:width="0.5cm" svg:height="0.25cm" draw:transform="rotate (-1.5707963267949) translate (10.85cm 8.4cm)">
          <text:p/>
          <draw:enhanced-geometry svg:viewBox="0 0 21600 21600" draw:mirror-horizontal="true" draw:type="rectangle" draw:enhanced-path="M 0 0 L 21600 0 21600 21600 0 21600 0 0 Z N"/>
        </draw:custom-shape>
        <draw:custom-shape draw:style-name="gr53" draw:text-style-name="P3" draw:layer="layout" svg:width="0.79cm" svg:height="0.5cm" draw:transform="rotate (-1.5707963267949) translate (10.4cm 8.3cm)">
          <text:p/>
          <draw:enhanced-geometry svg:viewBox="0 0 21600 21600" draw:mirror-horizontal="true" draw:type="rectangle" draw:enhanced-path="M 0 0 L 21600 0 21600 21600 0 21600 0 0 Z N"/>
        </draw:custom-shape>
        <draw:custom-shape draw:style-name="gr37" draw:text-style-name="P3" draw:layer="layout" svg:width="0.53cm" svg:height="0.2cm" draw:transform="rotate (-1.5707963267949) translate (11.32cm 8.6cm)">
          <text:p/>
          <draw:enhanced-geometry svg:viewBox="0 0 21600 21600" draw:mirror-horizontal="true" draw:type="rectangle" draw:enhanced-path="M 0 0 L 21600 0 21600 21600 0 21600 0 0 Z N"/>
        </draw:custom-shape>
        <draw:custom-shape draw:style-name="gr26" draw:text-style-name="P3" draw:layer="layout" svg:width="0.2cm" svg:height="0.4cm" draw:transform="rotate (-1.5707963267949) translate (10.1cm 8.3cm)">
          <text:p/>
          <draw:enhanced-geometry svg:viewBox="0 0 21600 21600" draw:mirror-horizontal="true" draw:type="rectangle" draw:enhanced-path="M 0 0 L 21600 0 21600 21600 0 21600 0 0 Z N"/>
        </draw:custom-shape>
        <draw:custom-shape draw:style-name="gr52" draw:text-style-name="P3" draw:layer="layout" svg:width="0.2cm" svg:height="1.4cm" draw:transform="rotate (-1.5707963267949) translate (10.6cm 8cm)">
          <text:p/>
          <draw:enhanced-geometry svg:viewBox="0 0 21600 21600" draw:mirror-horizontal="true" draw:type="rectangle" draw:enhanced-path="M 0 0 L 21600 0 21600 21600 0 21600 0 0 Z N"/>
        </draw:custom-shape>
        <draw:custom-shape draw:style-name="gr51" draw:text-style-name="P3" draw:layer="layout" svg:width="0.68cm" svg:height="0.2cm" draw:transform="rotate (-1.5707963267949) translate (9.37cm 8cm)">
          <text:p/>
          <draw:enhanced-geometry svg:viewBox="0 0 21600 21600" draw:mirror-horizontal="true" draw:type="rectangle" draw:enhanced-path="M 0 0 L 21600 0 21600 21600 0 21600 0 0 Z N"/>
        </draw:custom-shape>
        <draw:custom-shape draw:style-name="gr54" draw:text-style-name="P3" draw:layer="layout" svg:width="1.58cm" svg:height="0.2cm" draw:transform="rotate (-1.5707963267949) translate (9.08cm 7.7cm)">
          <text:p/>
          <draw:enhanced-geometry svg:viewBox="0 0 21600 21600" draw:mirror-horizontal="true" draw:type="rectangle" draw:enhanced-path="M 0 0 L 21600 0 21600 21600 0 21600 0 0 Z N"/>
        </draw:custom-shape>
        <draw:custom-shape draw:style-name="gr9" draw:text-style-name="P3" draw:layer="layout" svg:width="0.5cm" svg:height="0.2cm" draw:transform="rotate (-1.5707963267949) translate (10.86cm 10.1cm)">
          <text:p/>
          <draw:enhanced-geometry svg:viewBox="0 0 21600 21600" draw:mirror-horizontal="true" draw:type="rectangle" draw:enhanced-path="M 0 0 L 21600 0 21600 21600 0 21600 0 0 Z N"/>
        </draw:custom-shape>
        <draw:custom-shape draw:style-name="gr9" draw:text-style-name="P3" draw:layer="layout" svg:width="0.5cm" svg:height="0.2cm" draw:transform="rotate (-1.5707963267949) translate (10.86cm 11.8cm)">
          <text:p/>
          <draw:enhanced-geometry svg:viewBox="0 0 21600 21600" draw:mirror-horizontal="true" draw:type="rectangle" draw:enhanced-path="M 0 0 L 21600 0 21600 21600 0 21600 0 0 Z N"/>
        </draw:custom-shape>
        <draw:custom-shape draw:style-name="gr9" draw:text-style-name="P3" draw:layer="layout" svg:width="0.5cm" svg:height="0.2cm" draw:transform="rotate (-1.5707963267949) translate (10.86cm 13.5cm)">
          <text:p/>
          <draw:enhanced-geometry svg:viewBox="0 0 21600 21600" draw:mirror-horizontal="true" draw:type="rectangle" draw:enhanced-path="M 0 0 L 21600 0 21600 21600 0 21600 0 0 Z N"/>
        </draw:custom-shape>
        <draw:custom-shape draw:style-name="gr9" draw:text-style-name="P3" draw:layer="layout" svg:width="0.5cm" svg:height="0.2cm" draw:transform="rotate (-1.5707963267949) translate (10.86cm 15.2cm)">
          <text:p/>
          <draw:enhanced-geometry svg:viewBox="0 0 21600 21600" draw:mirror-horizontal="true" draw:type="rectangle" draw:enhanced-path="M 0 0 L 21600 0 21600 21600 0 21600 0 0 Z N"/>
        </draw:custom-shape>
        <draw:custom-shape draw:style-name="gr55" draw:text-style-name="P3" draw:layer="layout" svg:width="0.13cm" svg:height="1.74cm" draw:transform="rotate (-1.5707963267949) translate (10.91cm 7.9cm)">
          <text:p/>
          <draw:enhanced-geometry svg:viewBox="0 0 21600 21600" draw:mirror-horizontal="true" draw:type="rectangle" draw:enhanced-path="M 0 0 L 21600 0 21600 21600 0 21600 0 0 Z N"/>
        </draw:custom-shape>
        <draw:custom-shape draw:style-name="gr56" draw:text-style-name="P3" draw:layer="layout" svg:width="1cm" svg:height="0.2cm" draw:transform="rotate (-1.5707963267949) translate (11.5cm 8.14cm)">
          <text:p/>
          <draw:enhanced-geometry svg:viewBox="0 0 21600 21600" draw:mirror-horizontal="true" draw:type="rectangle" draw:enhanced-path="M 0 0 L 21600 0 21600 21600 0 21600 0 0 Z N"/>
        </draw:custom-shape>
        <draw:custom-shape draw:style-name="gr57" draw:text-style-name="P3" draw:layer="layout" svg:width="0.2cm" svg:height="2.6cm" draw:transform="rotate (-1.5707963267949) translate (11.8cm 7.6cm)">
          <text:p/>
          <draw:enhanced-geometry svg:viewBox="0 0 21600 21600" draw:mirror-horizontal="true" draw:type="rectangle" draw:enhanced-path="M 0 0 L 21600 0 21600 21600 0 21600 0 0 Z N"/>
        </draw:custom-shape>
        <draw:custom-shape draw:style-name="gr13" draw:text-style-name="P3" draw:layer="layout" svg:width="1.6cm" svg:height="0.2cm" draw:transform="rotate (-1.5707963267949) translate (11.8cm 7.72cm)">
          <text:p/>
          <draw:enhanced-geometry svg:viewBox="0 0 21600 21600" draw:mirror-horizontal="true" draw:type="rectangle" draw:enhanced-path="M 0 0 L 21600 0 21600 21600 0 21600 0 0 Z N"/>
        </draw:custom-shape>
        <draw:custom-shape draw:style-name="gr8" draw:text-style-name="P3" draw:layer="layout" svg:width="0.6cm" svg:height="0.2cm" draw:transform="rotate (-1.5707963267949) translate (11.32cm 9.32cm)">
          <text:p/>
          <draw:enhanced-geometry svg:viewBox="0 0 21600 21600" draw:mirror-horizontal="true" draw:type="rectangle" draw:enhanced-path="M 0 0 L 21600 0 21600 21600 0 21600 0 0 Z N"/>
        </draw:custom-shape>
        <draw:custom-shape draw:style-name="gr58" draw:text-style-name="P3" draw:layer="layout" svg:width="1.28cm" svg:height="0.2cm" draw:transform="rotate (-1.5707963267949) translate (11.32cm 10.3cm)">
          <text:p/>
          <draw:enhanced-geometry svg:viewBox="0 0 21600 21600" draw:mirror-horizontal="true" draw:type="rectangle" draw:enhanced-path="M 0 0 L 21600 0 21600 21600 0 21600 0 0 Z N"/>
        </draw:custom-shape>
        <draw:custom-shape draw:style-name="gr58" draw:text-style-name="P3" draw:layer="layout" svg:width="1.28cm" svg:height="0.2cm" draw:transform="rotate (-1.5707963267949) translate (11.32cm 12cm)">
          <text:p/>
          <draw:enhanced-geometry svg:viewBox="0 0 21600 21600" draw:mirror-horizontal="true" draw:type="rectangle" draw:enhanced-path="M 0 0 L 21600 0 21600 21600 0 21600 0 0 Z N"/>
        </draw:custom-shape>
        <draw:custom-shape draw:style-name="gr58" draw:text-style-name="P3" draw:layer="layout" svg:width="1.28cm" svg:height="0.2cm" draw:transform="rotate (-1.5707963267949) translate (11.32cm 13.7cm)">
          <text:p/>
          <draw:enhanced-geometry svg:viewBox="0 0 21600 21600" draw:mirror-horizontal="true" draw:type="rectangle" draw:enhanced-path="M 0 0 L 21600 0 21600 21600 0 21600 0 0 Z N"/>
        </draw:custom-shape>
        <draw:custom-shape draw:style-name="gr59" draw:text-style-name="P3" draw:layer="layout" svg:width="0.8cm" svg:height="0.2cm" draw:transform="rotate (-1.5707963267949) translate (11.32cm 15.4cm)">
          <text:p/>
          <draw:enhanced-geometry svg:viewBox="0 0 21600 21600" draw:mirror-horizontal="true" draw:type="rectangle" draw:enhanced-path="M 0 0 L 21600 0 21600 21600 0 21600 0 0 Z N"/>
        </draw:custom-shape>
        <draw:custom-shape draw:style-name="gr60" draw:text-style-name="P3" draw:layer="layout" svg:width="0.33cm" svg:height="2.7cm" draw:transform="rotate (-1.5707963267949) translate (10.9cm 9.46cm)">
          <text:p/>
          <draw:enhanced-geometry svg:viewBox="0 0 21600 21600" draw:mirror-horizontal="true" draw:type="rectangle" draw:enhanced-path="M 0 0 L 21600 0 21600 21600 0 21600 0 0 Z N"/>
        </draw:custom-shape>
        <draw:path draw:style-name="gr3" draw:text-style-name="P3" draw:layer="layout" svg:width="1.219cm" svg:height="0.219cm" draw:transform="rotate (1.5707963267949) translate (9.24cm 10.3cm)" svg:viewBox="0 0 1220 220" svg:d="M1110 70c23 0 40 17 40 40s-17 40-40 40-40-17-40-40 17-40 40-40zM1110 0c-62 0-110 48-110 110s48 110 110 110 110-48 110-110-48-110-110-110zM110 70c23 0 40 17 40 40s-17 40-40 40-40-17-40-40 17-40 40-40zM110 0c-62 0-110 48-110 110s48 110 110 110 110-48 110-110-48-110-110-110z">
          <text:p/>
        </draw:path>
        <draw:custom-shape draw:style-name="gr58" draw:text-style-name="P3" draw:layer="layout" svg:width="1.28cm" svg:height="0.2cm" draw:transform="rotate (-1.5707963267949) translate (9.44cm 10.2cm)">
          <text:p/>
          <draw:enhanced-geometry svg:viewBox="0 0 21600 21600" draw:mirror-horizontal="true" draw:type="rectangle" draw:enhanced-path="M 0 0 L 21600 0 21600 21600 0 21600 0 0 Z N"/>
        </draw:custom-shape>
        <draw:custom-shape draw:style-name="gr61" draw:text-style-name="P3" draw:layer="layout" svg:width="0.2cm" svg:height="1.66cm" draw:transform="rotate (-1.5707963267949) translate (10.9cm 11.3cm)">
          <text:p/>
          <draw:enhanced-geometry svg:viewBox="0 0 21600 21600" draw:mirror-horizontal="true" draw:type="rectangle" draw:enhanced-path="M 0 0 L 21600 0 21600 21600 0 21600 0 0 Z N"/>
        </draw:custom-shape>
        <draw:path draw:style-name="gr3" draw:text-style-name="P3" draw:layer="layout" svg:width="0.219cm" svg:height="0.219cm" draw:transform="rotate (1.5707963267949) translate (8.4cm 12.62cm)" svg:viewBox="0 0 220 220" svg:d="M110 70c23 0 40 17 40 40s-17 40-40 40-40-17-40-40 17-40 40-40zM110 0c-62 0-110 48-110 110s48 110 110 110 110-48 110-110-48-110-110-110z">
          <text:p/>
        </draw:path>
        <draw:path draw:style-name="gr3" draw:text-style-name="P3" draw:layer="layout" svg:width="0.219cm" svg:height="0.219cm" draw:transform="rotate (1.5707963267949) translate (8.98cm 12.62cm)" svg:viewBox="0 0 220 220" svg:d="M110 70c23 0 40 17 40 40s-17 40-40 40-40-17-40-40 17-40 40-40zM110 0c-62 0-110 48-110 110s48 110 110 110 110-48 110-110-48-110-110-110z">
          <text:p/>
        </draw:path>
        <draw:custom-shape draw:style-name="gr34" draw:text-style-name="P3" draw:layer="layout" svg:width="0.5cm" svg:height="0.28cm" draw:transform="rotate (-1.5707963267949) translate (8.48cm 12.1cm)">
          <text:p/>
          <draw:enhanced-geometry svg:viewBox="0 0 21600 21600" draw:mirror-horizontal="true" draw:type="rectangle" draw:enhanced-path="M 0 0 L 21600 0 21600 21600 0 21600 0 0 Z N"/>
        </draw:custom-shape>
        <draw:custom-shape draw:style-name="gr62" draw:text-style-name="P3" draw:layer="layout" svg:width="0.2cm" svg:height="1.9cm" draw:transform="rotate (-1.5707963267949) translate (10.9cm 13cm)">
          <text:p/>
          <draw:enhanced-geometry svg:viewBox="0 0 21600 21600" draw:mirror-horizontal="true" draw:type="rectangle" draw:enhanced-path="M 0 0 L 21600 0 21600 21600 0 21600 0 0 Z N"/>
        </draw:custom-shape>
        <draw:path draw:style-name="gr3" draw:text-style-name="P3" draw:layer="layout" svg:width="0.479cm" svg:height="0.219cm" draw:transform="rotate (1.5707963267949) translate (8.98cm 14.68cm)" svg:viewBox="0 0 480 220" svg:d="M369 70c23 0 40 17 40 40s-17 40-40 40-41-17-41-40 18-40 41-40zM369 0c-63 0-112 48-112 110s49 110 112 110 111-48 111-110-48-110-111-110zM111 70c23 0 41 17 41 40s-18 40-41 40-40-17-40-40 17-40 40-40zM111 0c-63 0-111 48-111 110s48 110 111 110 112-48 112-110-49-110-112-110z">
          <text:p/>
        </draw:path>
        <draw:custom-shape draw:style-name="gr9" draw:text-style-name="P3" draw:layer="layout" svg:width="0.27cm" svg:height="0.2cm" draw:transform="rotate (-1.5707963267949) translate (9.19cm 14.6cm)">
          <text:p/>
          <draw:enhanced-geometry svg:viewBox="0 0 21600 21600" draw:mirror-horizontal="true" draw:type="rectangle" draw:enhanced-path="M 0 0 L 21600 0 21600 21600 0 21600 0 0 Z N"/>
        </draw:custom-shape>
        <draw:custom-shape draw:style-name="gr63" draw:text-style-name="P3" draw:layer="layout" svg:width="0.18cm" svg:height="2.37cm" draw:transform="rotate (-1.5707963267949) translate (11.51cm 14.22cm)">
          <text:p/>
          <draw:enhanced-geometry svg:viewBox="0 0 21600 21600" draw:mirror-horizontal="true" draw:type="rectangle" draw:enhanced-path="M 0 0 L 21600 0 21600 21600 0 21600 0 0 Z N"/>
        </draw:custom-shape>
        <draw:path draw:style-name="gr3" draw:text-style-name="P3" draw:layer="layout" svg:width="0.219cm" svg:height="0.219cm" draw:transform="rotate (1.5707963267949) translate (8.98cm 15.02cm)" svg:viewBox="0 0 220 220" svg:d="M110 70c23 0 40 17 40 40s-17 40-40 40-40-17-40-40 17-40 40-40zM110 0c-62 0-110 48-110 110s48 110 110 110 110-48 110-110-48-110-110-110z">
          <text:p/>
        </draw:path>
        <draw:path draw:style-name="gr3" draw:text-style-name="P3" draw:layer="layout" svg:width="0.219cm" svg:height="0.219cm" draw:transform="rotate (1.5707963267949) translate (9.5cm 15.02cm)" svg:viewBox="0 0 220 220" svg:d="M110 70c23 0 40 17 40 40s-17 40-40 40-40-17-40-40 17-40 40-40zM110 0c-62 0-110 48-110 110s48 110 110 110 110-48 110-110-48-110-110-110z">
          <text:p/>
        </draw:path>
        <draw:custom-shape draw:style-name="gr24" draw:text-style-name="P3" draw:layer="layout" svg:width="0.18cm" svg:height="0.6cm" draw:transform="rotate (-1.5707963267949) translate (10.26cm 14.82cm)">
          <text:p/>
          <draw:enhanced-geometry svg:viewBox="0 0 21600 21600" draw:mirror-horizontal="true" draw:type="rectangle" draw:enhanced-path="M 0 0 L 21600 0 21600 21600 0 21600 0 0 Z N"/>
        </draw:custom-shape>
        <draw:path draw:style-name="gr3" draw:text-style-name="P3" draw:layer="layout" svg:width="0.479cm" svg:height="0.219cm" draw:transform="rotate (1.5707963267949) translate (8.98cm 13.78cm)" svg:viewBox="0 0 480 220" svg:d="M369 70c23 0 40 17 40 40s-17 40-40 40-41-17-41-40 18-40 41-40zM369 0c-63 0-112 48-112 110s49 110 112 110 111-48 111-110-48-110-111-110zM111 70c23 0 41 17 41 40s-18 40-41 40-40-17-40-40 17-40 40-40zM111 0c-63 0-111 48-111 110s48 110 111 110 112-48 112-110-49-110-112-110z">
          <text:p/>
        </draw:path>
        <draw:path draw:style-name="gr3" draw:text-style-name="P3" draw:layer="layout" svg:width="0.219cm" svg:height="0.219cm" draw:transform="rotate (1.5707963267949) translate (8.98cm 14.1cm)" svg:viewBox="0 0 220 220" svg:d="M110 70c23 0 40 17 40 40s-17 40-40 40-40-17-40-40 17-40 40-40zM110 0c-62 0-110 48-110 110s48 110 110 110 110-48 110-110-48-110-110-110z">
          <text:p/>
        </draw:path>
        <draw:path draw:style-name="gr3" draw:text-style-name="P3" draw:layer="layout" svg:width="0.219cm" svg:height="0.219cm" draw:transform="rotate (1.5707963267949) translate (9.5cm 14.1cm)" svg:viewBox="0 0 220 220" svg:d="M110 70c23 0 40 17 40 40s-17 40-40 40-40-17-40-40 17-40 40-40zM110 0c-62 0-110 48-110 110s48 110 110 110 110-48 110-110-48-110-110-110z">
          <text:p/>
        </draw:path>
        <draw:custom-shape draw:style-name="gr9" draw:text-style-name="P3" draw:layer="layout" svg:width="0.27cm" svg:height="0.2cm" draw:transform="rotate (-1.5707963267949) translate (9.19cm 13.707cm)">
          <text:p/>
          <draw:enhanced-geometry svg:viewBox="0 0 21600 21600" draw:mirror-horizontal="true" draw:type="rectangle" draw:enhanced-path="M 0 0 L 21600 0 21600 21600 0 21600 0 0 Z N"/>
        </draw:custom-shape>
        <draw:custom-shape draw:style-name="gr56" draw:text-style-name="P3" draw:layer="layout" svg:width="1cm" svg:height="0.2cm" draw:transform="rotate (-1.5707963267949) translate (9.44cm 13.33cm)">
          <text:p/>
          <draw:enhanced-geometry svg:viewBox="0 0 21600 21600" draw:mirror-horizontal="true" draw:type="rectangle" draw:enhanced-path="M 0 0 L 21600 0 21600 21600 0 21600 0 0 Z N"/>
        </draw:custom-shape>
        <draw:custom-shape draw:style-name="gr23" draw:text-style-name="P3" draw:layer="layout" svg:width="0.18cm" svg:height="0.3cm" draw:transform="rotate (-1.5707963267949) translate (9.43cm 13.32cm)">
          <text:p/>
          <draw:enhanced-geometry svg:viewBox="0 0 21600 21600" draw:mirror-horizontal="true" draw:type="rectangle" draw:enhanced-path="M 0 0 L 21600 0 21600 21600 0 21600 0 0 Z N"/>
        </draw:custom-shape>
        <draw:custom-shape draw:style-name="gr64" draw:text-style-name="P3" draw:layer="layout" svg:width="0.66cm" svg:height="0.2cm" draw:transform="rotate (-1.5707963267949) translate (9.19cm 12.54cm)">
          <text:p/>
          <draw:enhanced-geometry svg:viewBox="0 0 21600 21600" draw:mirror-horizontal="true" draw:type="rectangle" draw:enhanced-path="M 0 0 L 21600 0 21600 21600 0 21600 0 0 Z N"/>
        </draw:custom-shape>
        <draw:custom-shape draw:style-name="gr65" draw:text-style-name="P3" draw:layer="layout" svg:width="0.86cm" svg:height="0.99cm" draw:transform="rotate (-1.5707963267949) translate (10.49cm 13.1cm)">
          <text:p/>
          <draw:enhanced-geometry svg:viewBox="0 0 21600 21600" draw:mirror-horizontal="true" draw:type="rectangle" draw:enhanced-path="M 0 0 L 21600 0 21600 21600 0 21600 0 0 Z N"/>
        </draw:custom-shape>
        <draw:path draw:style-name="gr3" draw:text-style-name="P3" draw:layer="layout" svg:width="0.479cm" svg:height="0.219cm" draw:transform="rotate (1.5707963267949) translate (8.98cm 11.98cm)" svg:viewBox="0 0 480 220" svg:d="M369 70c23 0 40 17 40 40s-17 40-40 40-41-17-41-40 18-40 41-40zM369 0c-63 0-112 48-112 110s49 110 112 110 111-48 111-110-48-110-111-110zM111 70c23 0 41 17 41 40s-18 40-41 40-40-17-40-40 17-40 40-40zM111 0c-63 0-111 48-111 110s48 110 111 110 112-48 112-110-49-110-112-110z">
          <text:p/>
        </draw:path>
        <draw:path draw:style-name="gr3" draw:text-style-name="P3" draw:layer="layout" svg:width="0.219cm" svg:height="0.219cm" draw:transform="rotate (1.5707963267949) translate (8.98cm 12.3cm)" svg:viewBox="0 0 220 220" svg:d="M110 70c23 0 40 17 40 40s-17 40-40 40-40-17-40-40 17-40 40-40zM110 0c-62 0-110 48-110 110s48 110 110 110 110-48 110-110-48-110-110-110z">
          <text:p/>
        </draw:path>
        <draw:path draw:style-name="gr3" draw:text-style-name="P3" draw:layer="layout" svg:width="0.219cm" svg:height="0.219cm" draw:transform="rotate (1.5707963267949) translate (9.6cm 11.62cm)" svg:viewBox="0 0 220 220" svg:d="M110 70c23 0 40 17 40 40s-17 40-40 40-40-17-40-40 17-40 40-40zM110 0c-62 0-110 48-110 110s48 110 110 110 110-48 110-110-48-110-110-110z">
          <text:p/>
        </draw:path>
        <draw:custom-shape draw:style-name="gr9" draw:text-style-name="P3" draw:layer="layout" svg:width="0.27cm" svg:height="0.2cm" draw:transform="rotate (-1.5707963267949) translate (9.19cm 11.9cm)">
          <text:p/>
          <draw:enhanced-geometry svg:viewBox="0 0 21600 21600" draw:mirror-horizontal="true" draw:type="rectangle" draw:enhanced-path="M 0 0 L 21600 0 21600 21600 0 21600 0 0 Z N"/>
        </draw:custom-shape>
        <draw:path draw:style-name="gr3" draw:text-style-name="P3" draw:layer="layout" svg:width="0.479cm" svg:height="0.219cm" draw:transform="rotate (1.5707963267949) translate (8.98cm 10.48cm)" svg:viewBox="0 0 480 220" svg:d="M369 70c23 0 40 17 40 40s-17 40-40 40-41-17-41-40 18-40 41-40zM369 0c-63 0-112 48-112 110s49 110 112 110 111-48 111-110-48-110-111-110zM111 70c23 0 41 17 41 40s-18 40-41 40-40-17-40-40 17-40 40-40zM111 0c-63 0-111 48-111 110s48 110 111 110 112-48 112-110-49-110-112-110z">
          <text:p/>
        </draw:path>
        <draw:path draw:style-name="gr3" draw:text-style-name="P3" draw:layer="layout" svg:width="0.219cm" svg:height="0.219cm" draw:transform="rotate (1.5707963267949) translate (8.98cm 11.36cm)" svg:viewBox="0 0 220 220" svg:d="M110 70c23 0 40 17 40 40s-17 40-40 40-40-17-40-40 17-40 40-40zM110 0c-62 0-110 48-110 110s48 110 110 110 110-48 110-110-48-110-110-110z">
          <text:p/>
        </draw:path>
        <draw:path draw:style-name="gr3" draw:text-style-name="P3" draw:layer="layout" svg:width="0.219cm" svg:height="0.219cm" draw:transform="rotate (1.5707963267949) translate (8.98cm 10.82cm)" svg:viewBox="0 0 220 220" svg:d="M110 70c23 0 40 17 40 40s-17 40-40 40-40-17-40-40 17-40 40-40zM110 0c-62 0-110 48-110 110s48 110 110 110 110-48 110-110-48-110-110-110z">
          <text:p/>
        </draw:path>
        <draw:custom-shape draw:style-name="gr9" draw:text-style-name="P3" draw:layer="layout" svg:width="0.27cm" svg:height="0.2cm" draw:transform="rotate (-1.5707963267949) translate (9.19cm 10.4cm)">
          <text:p/>
          <draw:enhanced-geometry svg:viewBox="0 0 21600 21600" draw:mirror-horizontal="true" draw:type="rectangle" draw:enhanced-path="M 0 0 L 21600 0 21600 21600 0 21600 0 0 Z N"/>
        </draw:custom-shape>
        <draw:custom-shape draw:style-name="gr66" draw:text-style-name="P3" draw:layer="layout" svg:width="0.2cm" svg:height="0.36cm" draw:transform="rotate (-1.5707963267949) translate (9.06cm 11.15cm)">
          <text:p/>
          <draw:enhanced-geometry svg:viewBox="0 0 21600 21600" draw:mirror-horizontal="true" draw:type="rectangle" draw:enhanced-path="M 0 0 L 21600 0 21600 21600 0 21600 0 0 Z N"/>
        </draw:custom-shape>
        <draw:custom-shape draw:style-name="gr67" draw:text-style-name="P3" draw:layer="layout" svg:width="0.18cm" svg:height="1.2cm" draw:transform="rotate (-1.5707963267949) translate (10.18cm 9.86cm)">
          <text:p/>
          <draw:enhanced-geometry svg:viewBox="0 0 21600 21600" draw:mirror-horizontal="true" draw:type="rectangle" draw:enhanced-path="M 0 0 L 21600 0 21600 21600 0 21600 0 0 Z N"/>
        </draw:custom-shape>
        <draw:custom-shape draw:style-name="gr68" draw:text-style-name="P3" draw:layer="layout" svg:width="1.31cm" svg:height="0.2cm" draw:transform="rotate (-1.5707963267949) translate (10.2cm 9.86cm)">
          <text:p/>
          <draw:enhanced-geometry svg:viewBox="0 0 21600 21600" draw:mirror-horizontal="true" draw:type="rectangle" draw:enhanced-path="M 0 0 L 21600 0 21600 21600 0 21600 0 0 Z N"/>
        </draw:custom-shape>
        <draw:custom-shape draw:style-name="gr9" draw:text-style-name="P3" draw:layer="layout" svg:width="0.22cm" svg:height="0.22cm" draw:transform="rotate (-1.5707963267949) translate (9.2cm 9.86cm)">
          <text:p/>
          <draw:enhanced-geometry svg:viewBox="0 0 21600 21600" draw:mirror-horizontal="true" draw:type="rectangle" draw:enhanced-path="M 0 0 L 21600 0 21600 21600 0 21600 0 0 Z N"/>
        </draw:custom-shape>
        <draw:custom-shape draw:style-name="gr26" draw:text-style-name="P3" draw:layer="layout" svg:width="0.18cm" svg:height="0.4cm" draw:transform="rotate (-1.5707963267949) translate (9.28cm 9.1cm)">
          <text:p/>
          <draw:enhanced-geometry svg:viewBox="0 0 21600 21600" draw:mirror-horizontal="true" draw:type="rectangle" draw:enhanced-path="M 0 0 L 21600 0 21600 21600 0 21600 0 0 Z N"/>
        </draw:custom-shape>
        <draw:custom-shape draw:style-name="gr69" draw:text-style-name="P3" draw:layer="layout" svg:width="0.4cm" svg:height="1.3cm" draw:transform="rotate (-1.5707963267949) translate (11.3cm 10.8cm)">
          <text:p/>
          <draw:enhanced-geometry svg:viewBox="0 0 21600 21600" draw:mirror-horizontal="true" draw:type="rectangle" draw:enhanced-path="M 0 0 L 21600 0 21600 21600 0 21600 0 0 Z N"/>
        </draw:custom-shape>
        <draw:path draw:style-name="gr70" draw:text-style-name="P3" draw:layer="layout" svg:width="0.399cm" svg:height="0.399cm" draw:transform="rotate (1.5707963267949) translate (9.4cm 12.9cm)" svg:viewBox="0 0 400 400" svg:d="M200 16c104 0 184 80 184 184s-80 184-184 184-184-80-184-184 80-184 184-184zM200 0c-113 0-200 87-200 200s87 200 200 200 200-87 200-200-87-200-200-200z">
          <text:p/>
        </draw:path>
        <draw:path draw:style-name="gr70" draw:text-style-name="P3" draw:layer="layout" svg:width="0.399cm" svg:height="0.399cm" draw:transform="rotate (1.5707963267949) translate (8.5cm 16.16cm)" svg:viewBox="0 0 400 400" svg:d="M200 16c104 0 184 80 184 184s-80 184-184 184-184-80-184-184 80-184 184-184zM200 0c-113 0-200 87-200 200s87 200 200 200 200-87 200-200-87-200-200-200z">
          <text:p/>
        </draw:path>
        <draw:path draw:style-name="gr70" draw:text-style-name="P3" draw:layer="layout" svg:width="0.399cm" svg:height="0.399cm" draw:transform="rotate (1.5707963267949) translate (9.5cm 11.2cm)" svg:viewBox="0 0 400 400" svg:d="M200 16c104 0 184 80 184 184s-80 184-184 184-184-80-184-184 80-184 184-184zM200 0c-113 0-200 87-200 200s87 200 200 200 200-87 200-200-87-200-200-200z">
          <text:p/>
        </draw:path>
        <draw:path draw:style-name="gr70" draw:text-style-name="P3" draw:layer="layout" svg:width="0.399cm" svg:height="0.399cm" draw:transform="rotate (1.5707963267949) translate (10.3cm 16.24cm)" svg:viewBox="0 0 400 400" svg:d="M200 16c104 0 184 80 184 184s-80 184-184 184-184-80-184-184 80-184 184-184zM200 0c-113 0-200 87-200 200s87 200 200 200 200-87 200-200-87-200-200-200z">
          <text:p/>
        </draw:path>
        <draw:custom-shape draw:style-name="gr67" draw:text-style-name="P3" draw:layer="layout" svg:width="0.2cm" svg:height="1.2cm" draw:transform="rotate (-1.5707963267949) translate (11.4cm 12.6cm)">
          <text:p/>
          <draw:enhanced-geometry svg:viewBox="0 0 21600 21600" draw:mirror-horizontal="true" draw:type="rectangle" draw:enhanced-path="M 0 0 L 21600 0 21600 21600 0 21600 0 0 Z N"/>
        </draw:custom-shape>
        <draw:custom-shape draw:style-name="gr64" draw:text-style-name="P3" draw:layer="layout" svg:width="0.66cm" svg:height="0.2cm" draw:transform="rotate (-1.5707963267949) translate (9.5cm 11.54cm)">
          <text:p/>
          <draw:enhanced-geometry svg:viewBox="0 0 21600 21600" draw:mirror-horizontal="true" draw:type="rectangle" draw:enhanced-path="M 0 0 L 21600 0 21600 21600 0 21600 0 0 Z N"/>
        </draw:custom-shape>
        <draw:custom-shape draw:style-name="gr23" draw:text-style-name="P3" draw:layer="layout" svg:width="0.16cm" svg:height="0.3cm" draw:transform="rotate (-1.5707963267949) translate (9.44cm 11.54cm)">
          <text:p/>
          <draw:enhanced-geometry svg:viewBox="0 0 21600 21600" draw:mirror-horizontal="true" draw:type="rectangle" draw:enhanced-path="M 0 0 L 21600 0 21600 21600 0 21600 0 0 Z N"/>
        </draw:custom-shape>
        <draw:custom-shape draw:style-name="gr71" draw:text-style-name="P3" draw:layer="layout" svg:width="0.2cm" svg:height="1cm" draw:transform="rotate (-1.5707963267949) translate (10.3cm 12cm)">
          <text:p/>
          <draw:enhanced-geometry svg:viewBox="0 0 21600 21600" draw:mirror-horizontal="true" draw:type="rectangle" draw:enhanced-path="M 0 0 L 21600 0 21600 21600 0 21600 0 0 Z N"/>
        </draw:custom-shape>
        <draw:custom-shape draw:style-name="gr72" draw:text-style-name="P3" draw:layer="layout" svg:width="0.8cm" svg:height="0.5cm" draw:transform="rotate (-1.5707963267949) translate (10.5cm 12cm)">
          <text:p/>
          <draw:enhanced-geometry svg:viewBox="0 0 21600 21600" draw:mirror-horizontal="true" draw:type="rectangle" draw:enhanced-path="M 0 0 L 21600 0 21600 21600 0 21600 0 0 Z N"/>
        </draw:custom-shape>
        <draw:custom-shape draw:style-name="gr73" draw:text-style-name="P3" draw:layer="layout" svg:width="0.4cm" svg:height="0.79cm" draw:transform="rotate (-1.5707963267949) translate (10.51cm 11.5cm)">
          <text:p/>
          <draw:enhanced-geometry svg:viewBox="0 0 21600 21600" draw:mirror-horizontal="true" draw:type="rectangle" draw:enhanced-path="M 0 0 L 21600 0 21600 21600 0 21600 0 0 Z N"/>
        </draw:custom-shape>
        <draw:custom-shape draw:style-name="gr71" draw:text-style-name="P3" draw:layer="layout" svg:width="0.2cm" svg:height="1cm" draw:transform="rotate (-1.5707963267949) translate (10.3cm 12cm)">
          <text:p/>
          <draw:enhanced-geometry svg:viewBox="0 0 21600 21600" draw:mirror-horizontal="true" draw:type="rectangle" draw:enhanced-path="M 0 0 L 21600 0 21600 21600 0 21600 0 0 Z N"/>
        </draw:custom-shape>
        <draw:custom-shape draw:style-name="gr74" draw:text-style-name="P3" draw:layer="layout" svg:width="0.6cm" svg:height="0.46cm" draw:transform="rotate (-1.5707963267949) translate (10.06cm 10cm)">
          <text:p/>
          <draw:enhanced-geometry svg:viewBox="0 0 21600 21600" draw:mirror-horizontal="true" draw:type="rectangle" draw:enhanced-path="M 0 0 L 21600 0 21600 21600 0 21600 0 0 Z N"/>
        </draw:custom-shape>
        <draw:custom-shape draw:style-name="gr75" draw:text-style-name="P3" draw:layer="layout" svg:width="0.8cm" svg:height="0.46cm" draw:transform="rotate (-1.5707963267949) translate (8.76cm 10.1cm)">
          <text:p/>
          <draw:enhanced-geometry svg:viewBox="0 0 21600 21600" draw:mirror-horizontal="true" draw:type="rectangle" draw:enhanced-path="M 0 0 L 21600 0 21600 21600 0 21600 0 0 Z N"/>
        </draw:custom-shape>
        <draw:custom-shape draw:style-name="gr76" draw:text-style-name="P3" draw:layer="layout" svg:width="0.4cm" svg:height="0.76cm" draw:transform="rotate (-1.5707963267949) translate (11.8cm 7.6cm)">
          <text:p/>
          <draw:enhanced-geometry svg:viewBox="0 0 21600 21600" draw:mirror-horizontal="true" draw:type="rectangle" draw:enhanced-path="M 0 0 L 21600 0 21600 21600 0 21600 0 0 Z N"/>
        </draw:custom-shape>
        <draw:custom-shape draw:style-name="gr79" draw:text-style-name="P1" draw:layer="layout" svg:width="6.7cm" svg:height="16.51cm" svg:x="0.4cm" svg:y="0.4cm">
          <text:p/>
          <draw:enhanced-geometry svg:viewBox="0 0 21600 21600" draw:mirror-horizontal="true" draw:type="rectangle" draw:enhanced-path="M 0 0 L 21600 0 21600 21600 0 21600 0 0 Z N"/>
        </draw:custom-shape>
        <draw:path draw:style-name="gr80" draw:text-style-name="P3" draw:layer="layout" svg:width="0.499cm" svg:height="0.499cm" svg:x="3.02cm" svg:y="15.3cm" svg:viewBox="0 0 500 500" svg:d="M419 41c23 0 40 17 40 40s-17 41-40 41-41-18-41-41 18-40 41-40zM419 0c-46 0-81 35-81 81s35 81 81 81 81-35 81-81-35-81-81-81zM81 41c23 0 41 17 41 40s-18 41-41 41-40-18-40-41 17-40 40-40zM81 0c-46 0-81 35-81 81s35 81 81 81 81-35 81-81-35-81-81-81zM419 378c23 0 40 18 40 41s-17 40-40 40-41-17-41-40 18-41 41-41zM419 338c-46 0-81 35-81 81s35 81 81 81 81-35 81-81-35-81-81-81zM81 378c23 0 41 18 41 41s-18 40-41 40-40-17-40-40 17-41 40-41zM81 338c-46 0-81 35-81 81s35 81 81 81 81-35 81-81-35-81-81-81z">
          <text:p/>
        </draw:path>
        <draw:path draw:style-name="gr81" draw:text-style-name="P3" draw:layer="layout" svg:width="0.499cm" svg:height="0.199cm" draw:transform="rotate (-1.5707963267949) translate (2.2cm 16cm)" svg:viewBox="0 0 500 200" svg:d="M400 70c17 0 30 13 30 30s-13 30-30 30-30-13-30-30 13-30 30-30zM400 0c-57 0-100 43-100 100s43 100 100 100 100-43 100-100-43-100-100-100zM100 70c17 0 30 13 30 30s-13 30-30 30-30-13-30-30 13-30 30-30zM100 0c-57 0-100 43-100 100s43 100 100 100 100-43 100-100-43-100-100-100z">
          <text:p/>
        </draw:path>
        <draw:path draw:style-name="gr82" draw:text-style-name="P3" draw:layer="layout" svg:width="0.979cm" svg:height="0.219cm" svg:x="2.99cm" svg:y="16.4cm" svg:viewBox="0 0 980 220" svg:d="M870 70c23 0 40 17 40 40s-17 40-40 40c-22 0-40-17-40-40s18-40 40-40zM870 0c-62 0-110 48-110 110s48 110 110 110 110-48 110-110-48-110-110-110zM617 70c22 0 40 17 40 40s-18 40-40 40c-23 0-40-17-40-40s17-40 40-40zM617 0c-62 0-110 48-110 110s48 110 110 110 110-48 110-110-48-110-110-110zM363 70c23 0 40 17 40 40s-17 40-40 40c-22 0-40-17-40-40s18-40 40-40zM363 0c-62 0-110 48-110 110s48 110 110 110 110-48 110-110-48-110-110-110zM110 70c22 0 40 17 40 40s-18 40-40 40c-23 0-40-17-40-40s17-40 40-40zM110 0c-62 0-110 48-110 110s48 110 110 110 110-48 110-110-48-110-110-110z">
          <text:p/>
        </draw:path>
        <draw:path draw:style-name="gr83" draw:text-style-name="P3" draw:layer="layout" svg:width="1.199cm" svg:height="2.009cm" svg:x="0.4cm" svg:y="14.9cm" svg:viewBox="0 0 1200 2010" svg:d="M950 199c0 19-5 36-13 51h-172c-9-15-14-32-14-51 0-18 5-35 13-49h174c8 14 12 31 12 49zM450 199c0 19-5 36-13 51h-172c-9-15-14-32-14-51 0-18 5-35 13-49h174c8 14 12 31 12 49zM1100 0h-1000-50-50v2010h50 50 1000 50 50v-2010h-50zM950 999c0 19-5 36-13 51h-172c-9-15-14-32-14-51 0-18 5-35 13-49h174c8 14 12 31 12 49zM450 999c0 19-5 36-13 51h-172c-9-15-14-32-14-51 0-18 5-35 13-49h174c8 14 12 31 12 49zM950 1799c0 19-5 36-13 51h-172c-9-15-14-32-14-51 0-18 5-35 13-49h174c8 14 12 31 12 49zM450 1799c0 19-5 36-13 51h-172c-9-15-14-32-14-51 0-18 5-35 13-49h174c8 14 12 31 12 49z">
          <text:p/>
        </draw:path>
        <draw:custom-shape draw:style-name="gr84" draw:text-style-name="P3" draw:layer="layout" svg:width="0.12cm" svg:height="0.68cm" svg:x="3.04cm" svg:y="15.76cm">
          <text:p/>
          <draw:enhanced-geometry svg:viewBox="0 0 21600 21600" draw:mirror-horizontal="true" draw:type="rectangle" draw:enhanced-path="M 0 0 L 21600 0 21600 21600 0 21600 0 0 Z N"/>
        </draw:custom-shape>
        <draw:custom-shape draw:style-name="gr9" draw:text-style-name="P3" draw:layer="layout" svg:width="0.15cm" svg:height="0.13cm" svg:x="3.15cm" svg:y="16.44cm">
          <text:p/>
          <draw:enhanced-geometry svg:viewBox="0 0 21600 21600" draw:mirror-horizontal="true" draw:type="rectangle" draw:enhanced-path="M 0 0 L 21600 0 21600 21600 0 21600 0 0 Z N"/>
        </draw:custom-shape>
        <draw:custom-shape draw:style-name="gr85" draw:text-style-name="P3" draw:layer="layout" svg:width="0.44cm" svg:height="0.35cm" svg:x="3cm" svg:y="16.56cm">
          <text:p/>
          <draw:enhanced-geometry svg:viewBox="0 0 21600 21600" draw:mirror-horizontal="true" draw:type="rectangle" draw:enhanced-path="M 0 0 L 21600 0 21600 21600 0 21600 0 0 Z N"/>
        </draw:custom-shape>
        <draw:path draw:style-name="gr70" draw:text-style-name="P3" draw:layer="layout" svg:width="0.399cm" svg:height="0.399cm" svg:x="3.7cm" svg:y="14.3cm" svg:viewBox="0 0 400 400" svg:d="M200 16c104 0 184 80 184 184s-80 184-184 184-184-80-184-184 80-184 184-184zM200 0c-113 0-200 87-200 200s87 200 200 200 200-87 200-200-87-200-200-200z">
          <text:p/>
        </draw:path>
        <draw:path draw:style-name="gr86" draw:text-style-name="P3" draw:layer="layout" svg:width="0.899cm" svg:height="1.609cm" svg:x="3.3cm" svg:y="15.3cm" svg:viewBox="0 0 900 1610" svg:d="M700 300c-170 0-300-130-300-300h-200-100-40-60v170h60 40 168l32 81v869h60v20h-10v120h-140v350h390 100 200v-1383c-52 46-122 73-200 73zM190 140h-90v-110h90zM600 1140v120h-100v-120h60z">
          <text:p/>
        </draw:path>
        <draw:path draw:style-name="gr87" draw:text-style-name="P3" draw:layer="layout" svg:width="0.459cm" svg:height="1.249cm" svg:x="2.94cm" svg:y="15.66cm" svg:viewBox="0 0 460 1250" svg:d="M100 1250v-1250h-100v1250zM460 800v-600h-300v600z">
          <text:p/>
        </draw:path>
        <draw:path draw:style-name="gr70" draw:text-style-name="P3" draw:layer="layout" svg:width="0.399cm" svg:height="0.399cm" svg:x="2.4cm" svg:y="16.4cm" svg:viewBox="0 0 400 400" svg:d="M200 16c104 0 184 80 184 184s-80 184-184 184-184-80-184-184 80-184 184-184zM200 0c-113 0-200 87-200 200s87 200 200 200 200-87 200-200-87-200-200-200z">
          <text:p/>
        </draw:path>
        <draw:path draw:style-name="gr88" draw:text-style-name="P3" draw:layer="layout" svg:width="0.709cm" svg:height="0.199cm" draw:transform="rotate (-1.5707963267949) translate (1.6cm 13.2cm)" svg:viewBox="0 0 710 200" svg:d="M610 50c28 0 50 22 50 50s-22 50-50 50c-29 0-50-22-50-50s21-50 50-50zM610 0c-57 0-101 43-101 100s44 100 101 100 100-43 100-100-43-100-100-100zM355 50c28 0 50 22 50 50s-22 50-50 50-50-22-50-50 22-50 50-50zM355 0c-57 0-100 43-100 100s43 100 100 100 100-43 100-100-43-100-100-100zM100 50c29 0 50 22 50 50s-21 50-50 50c-28 0-50-22-50-50s22-50 50-50zM100 0c-57 0-100 43-100 100s43 100 100 100 101-43 101-100-44-100-101-100z">
          <text:p/>
        </draw:path>
        <draw:path draw:style-name="gr88" draw:text-style-name="P3" draw:layer="layout" svg:width="0.709cm" svg:height="0.199cm" draw:transform="rotate (-1.5707963267949) translate (5cm 13.2cm)" svg:viewBox="0 0 710 200" svg:d="M610 50c28 0 50 22 50 50s-22 50-50 50c-29 0-50-22-50-50s21-50 50-50zM610 0c-57 0-101 43-101 100s44 100 101 100 100-43 100-100-43-100-100-100zM355 50c28 0 50 22 50 50s-22 50-50 50-50-22-50-50 22-50 50-50zM355 0c-57 0-100 43-100 100s43 100 100 100 100-43 100-100-43-100-100-100zM100 50c29 0 50 22 50 50s-21 50-50 50c-28 0-50-22-50-50s22-50 50-50zM100 0c-57 0-100 43-100 100s43 100 100 100 101-43 101-100-44-100-101-100z">
          <text:p/>
        </draw:path>
        <draw:path draw:style-name="gr88" draw:text-style-name="P3" draw:layer="layout" svg:width="0.709cm" svg:height="0.199cm" draw:transform="rotate (-1.5707963267949) translate (3.3cm 13.2cm)" svg:viewBox="0 0 710 200" svg:d="M610 50c28 0 50 22 50 50s-22 50-50 50c-29 0-50-22-50-50s21-50 50-50zM610 0c-57 0-101 43-101 100s44 100 101 100 100-43 100-100-43-100-100-100zM355 50c28 0 50 22 50 50s-22 50-50 50-50-22-50-50 22-50 50-50zM355 0c-57 0-100 43-100 100s43 100 100 100 100-43 100-100-43-100-100-100zM100 50c29 0 50 22 50 50s-21 50-50 50c-28 0-50-22-50-50s22-50 50-50zM100 0c-57 0-100 43-100 100s43 100 100 100 101-43 101-100-44-100-101-100z">
          <text:p/>
        </draw:path>
        <draw:path draw:style-name="gr70" draw:text-style-name="P3" draw:layer="layout" svg:width="0.399cm" svg:height="0.399cm" svg:x="6.3cm" svg:y="14.3cm" svg:viewBox="0 0 400 400" svg:d="M200 16c104 0 184 80 184 184s-80 184-184 184-184-80-184-184 80-184 184-184zM200 0c-113 0-200 87-200 200s87 200 200 200 200-87 200-200-87-200-200-200z">
          <text:p/>
        </draw:path>
        <draw:path draw:style-name="gr3" draw:text-style-name="P3" draw:layer="layout" svg:width="0.979cm" svg:height="0.219cm" svg:x="5.3cm" svg:y="13.34cm" svg:viewBox="0 0 980 220" svg:d="M870 70c23 0 40 17 40 40s-17 40-40 40c-22 0-40-17-40-40s18-40 40-40zM870 0c-62 0-110 48-110 110s48 110 110 110 110-48 110-110-48-110-110-110zM617 70c22 0 40 17 40 40s-18 40-40 40c-23 0-40-17-40-40s17-40 40-40zM617 0c-62 0-110 48-110 110s48 110 110 110 110-48 110-110-48-110-110-110zM363 70c23 0 40 17 40 40s-17 40-40 40c-22 0-40-17-40-40s18-40 40-40zM363 0c-62 0-110 48-110 110s48 110 110 110 110-48 110-110-48-110-110-110zM110 70c22 0 40 17 40 40s-18 40-40 40c-23 0-40-17-40-40s17-40 40-40zM110 0c-62 0-110 48-110 110s48 110 110 110 110-48 110-110-48-110-110-110z">
          <text:p/>
        </draw:path>
        <draw:custom-shape draw:style-name="gr89" draw:text-style-name="P3" draw:layer="layout" svg:width="0.58cm" svg:height="0.1cm" svg:x="0.86cm" svg:y="13.5cm">
          <text:p/>
          <draw:enhanced-geometry svg:viewBox="0 0 21600 21600" draw:mirror-horizontal="true" draw:type="rectangle" draw:enhanced-path="M 0 0 L 21600 0 21600 21600 0 21600 0 0 Z N"/>
        </draw:custom-shape>
        <draw:custom-shape draw:style-name="gr90" draw:text-style-name="P3" draw:layer="layout" svg:width="0.7cm" svg:height="0.1cm" svg:x="2.44cm" svg:y="13.5cm">
          <text:p/>
          <draw:enhanced-geometry svg:viewBox="0 0 21600 21600" draw:mirror-horizontal="true" draw:type="rectangle" draw:enhanced-path="M 0 0 L 21600 0 21600 21600 0 21600 0 0 Z N"/>
        </draw:custom-shape>
        <draw:custom-shape draw:style-name="gr91" draw:text-style-name="P3" draw:layer="layout" svg:width="0.59cm" svg:height="0.1cm" svg:x="4.25cm" svg:y="13.5cm">
          <text:p/>
          <draw:enhanced-geometry svg:viewBox="0 0 21600 21600" draw:mirror-horizontal="true" draw:type="rectangle" draw:enhanced-path="M 0 0 L 21600 0 21600 21600 0 21600 0 0 Z N"/>
        </draw:custom-shape>
        <draw:custom-shape draw:style-name="gr92" draw:text-style-name="P3" draw:layer="layout" svg:width="0.54cm" svg:height="0.1cm" svg:x="4.96cm" svg:y="13.5cm">
          <text:p/>
          <draw:enhanced-geometry svg:viewBox="0 0 21600 21600" draw:mirror-horizontal="true" draw:type="rectangle" draw:enhanced-path="M 0 0 L 21600 0 21600 21600 0 21600 0 0 Z N"/>
        </draw:custom-shape>
        <draw:custom-shape draw:style-name="gr93" draw:text-style-name="P3" draw:layer="layout" svg:width="1.56cm" svg:height="0.1cm" svg:x="1.56cm" svg:y="13.76cm">
          <text:p/>
          <draw:enhanced-geometry svg:viewBox="0 0 21600 21600" draw:mirror-horizontal="true" draw:type="rectangle" draw:enhanced-path="M 0 0 L 21600 0 21600 21600 0 21600 0 0 Z N"/>
        </draw:custom-shape>
        <draw:custom-shape draw:style-name="gr93" draw:text-style-name="P3" draw:layer="layout" svg:width="1.56cm" svg:height="0.1cm" svg:x="3.26cm" svg:y="13.76cm">
          <text:p/>
          <draw:enhanced-geometry svg:viewBox="0 0 21600 21600" draw:mirror-horizontal="true" draw:type="rectangle" draw:enhanced-path="M 0 0 L 21600 0 21600 21600 0 21600 0 0 Z N"/>
        </draw:custom-shape>
        <draw:path draw:style-name="gr3" draw:text-style-name="P3" draw:layer="layout" svg:width="0.479cm" svg:height="0.219cm" draw:transform="rotate (-1.5707963267949) translate (0.89cm 13.19cm)" svg:viewBox="0 0 480 220" svg:d="M369 70c23 0 40 17 40 40s-17 40-40 40-41-17-41-40 18-40 41-40zM369 0c-63 0-112 48-112 110s49 110 112 110 111-48 111-110-48-110-111-110zM111 70c23 0 41 17 41 40s-18 40-41 40-40-17-40-40 17-40 40-40zM111 0c-63 0-111 48-111 110s48 110 111 110 112-48 112-110-49-110-112-110z">
          <text:p/>
        </draw:path>
        <draw:path draw:style-name="gr3" draw:text-style-name="P3" draw:layer="layout" svg:width="0.479cm" svg:height="0.219cm" draw:transform="rotate (-1.5707963267949) translate (4.3cm 13.19cm)" svg:viewBox="0 0 480 220" svg:d="M369 70c23 0 40 17 40 40s-17 40-40 40-41-17-41-40 18-40 41-40zM369 0c-63 0-112 48-112 110s49 110 112 110 111-48 111-110-48-110-111-110zM111 70c23 0 41 17 41 40s-18 40-41 40-40-17-40-40 17-40 40-40zM111 0c-63 0-111 48-111 110s48 110 111 110 112-48 112-110-49-110-112-110z">
          <text:p/>
        </draw:path>
        <draw:path draw:style-name="gr3" draw:text-style-name="P3" draw:layer="layout" svg:width="0.479cm" svg:height="0.219cm" draw:transform="rotate (-1.5707963267949) translate (2.5cm 13.19cm)" svg:viewBox="0 0 480 220" svg:d="M369 70c23 0 40 17 40 40s-17 40-40 40-41-17-41-40 18-40 41-40zM369 0c-63 0-112 48-112 110s49 110 112 110 111-48 111-110-48-110-111-110zM111 70c23 0 41 17 41 40s-18 40-41 40-40-17-40-40 17-40 40-40zM111 0c-63 0-111 48-111 110s48 110 111 110 112-48 112-110-49-110-112-110z">
          <text:p/>
        </draw:path>
        <draw:custom-shape draw:style-name="gr94" draw:text-style-name="P3" draw:layer="layout" svg:width="0.88cm" svg:height="0.1cm" svg:x="3.26cm" svg:y="13.5cm">
          <text:p/>
          <draw:enhanced-geometry svg:viewBox="0 0 21600 21600" draw:mirror-horizontal="true" draw:type="rectangle" draw:enhanced-path="M 0 0 L 21600 0 21600 21600 0 21600 0 0 Z N"/>
        </draw:custom-shape>
        <draw:custom-shape draw:style-name="gr89" draw:text-style-name="P3" draw:layer="layout" svg:width="0.58cm" svg:height="0.1cm" svg:x="0.86cm" svg:y="13.24cm">
          <text:p/>
          <draw:enhanced-geometry svg:viewBox="0 0 21600 21600" draw:mirror-horizontal="true" draw:type="rectangle" draw:enhanced-path="M 0 0 L 21600 0 21600 21600 0 21600 0 0 Z N"/>
        </draw:custom-shape>
        <draw:custom-shape draw:style-name="gr95" draw:text-style-name="P3" draw:layer="layout" svg:width="0.78cm" svg:height="0.1cm" svg:x="1.56cm" svg:y="13.5cm">
          <text:p/>
          <draw:enhanced-geometry svg:viewBox="0 0 21600 21600" draw:mirror-horizontal="true" draw:type="rectangle" draw:enhanced-path="M 0 0 L 21600 0 21600 21600 0 21600 0 0 Z N"/>
        </draw:custom-shape>
        <draw:custom-shape draw:style-name="gr90" draw:text-style-name="P3" draw:layer="layout" svg:width="0.7cm" svg:height="0.1cm" svg:x="2.44cm" svg:y="13.24cm">
          <text:p/>
          <draw:enhanced-geometry svg:viewBox="0 0 21600 21600" draw:mirror-horizontal="true" draw:type="rectangle" draw:enhanced-path="M 0 0 L 21600 0 21600 21600 0 21600 0 0 Z N"/>
        </draw:custom-shape>
        <draw:polygon draw:style-name="gr56" draw:text-style-name="P3" draw:layer="layout" svg:width="1.069cm" svg:height="2.189cm" svg:x="2.03cm" svg:y="13.84cm" svg:viewBox="0 0 1070 2190" draw:points="1030,1610 1030,1500 1070,1500 1070,0 0,0 0,1480 0,1500 0,2190 150,2190 150,1610">
          <text:p/>
        </draw:polygon>
        <draw:polygon draw:style-name="gr96" draw:text-style-name="P3" draw:layer="layout" svg:width="1.459cm" svg:height="0.239cm" svg:x="4.26cm" svg:y="13.14cm" svg:viewBox="0 0 1460 240" draw:points="1460,0 1340,0 580,0 560,0 0,0 0,200 580,200 580,100 1340,100 1340,240 1460,240 1460,100">
          <text:p/>
        </draw:polygon>
        <draw:polygon draw:style-name="gr97" draw:text-style-name="P3" draw:layer="layout" svg:width="2.859cm" svg:height="0.469cm" svg:x="3.14cm" svg:y="12.94cm" svg:viewBox="0 0 2860 470" draw:points="2710,0 120,0 60,0 0,0 0,300 120,300 120,100 2710,100 2710,470 2860,470 2860,0 2760,0">
          <text:p/>
        </draw:polygon>
        <draw:polygon draw:style-name="gr98" draw:text-style-name="P3" draw:layer="layout" svg:width="4.799cm" svg:height="0.659cm" svg:x="1.44cm" svg:y="12.74cm" svg:viewBox="0 0 4800 660" draw:points="4660,0 120,0 70,0 0,0 0,510 120,510 120,100 4660,100 4660,660 4800,660 4800,0 4760,0">
          <text:p/>
        </draw:polygon>
        <draw:path draw:style-name="gr88" draw:text-style-name="P3" draw:layer="layout" svg:width="1.599cm" svg:height="1.399cm" svg:x="5.1cm" svg:y="10.3cm" svg:viewBox="0 0 1600 1400" svg:d="M1500 50c28 0 50 22 50 50s-22 50-50 50-50-22-50-50 22-50 50-50zM1500 0c-57 0-100 43-100 100s43 100 100 100 100-43 100-100-43-100-100-100zM1500 1250c28 0 50 22 50 50s-22 50-50 50-50-22-50-50 22-50 50-50zM1500 1200c-57 0-100 43-100 100s43 100 100 100 100-43 100-100-43-100-100-100zM300 50c28 0 50 22 50 50s-22 50-50 50-50-22-50-50 22-50 50-50zM300 0c-57 0-100 43-100 100s43 100 100 100 100-43 100-100-43-100-100-100zM300 1250c28 0 50 22 50 50s-22 50-50 50-50-22-50-50 22-50 50-50zM300 1200c-57 0-100 43-100 100s43 100 100 100 100-43 100-100-43-100-100-100zM100 650c28 0 50 22 50 50s-22 50-50 50-50-22-50-50 22-50 50-50zM100 600c-57 0-100 43-100 100s43 100 100 100 100-43 100-100-43-100-100-100z">
          <text:p/>
        </draw:path>
        <draw:path draw:style-name="gr88" draw:text-style-name="P3" draw:layer="layout" svg:width="1.599cm" svg:height="1.399cm" svg:x="5.1cm" svg:y="8.3cm" svg:viewBox="0 0 1600 1400" svg:d="M1500 50c28 0 50 22 50 50s-22 50-50 50-50-22-50-50 22-50 50-50zM1500 0c-57 0-100 43-100 100s43 100 100 100 100-43 100-100-43-100-100-100zM1500 1250c28 0 50 22 50 50s-22 50-50 50-50-22-50-50 22-50 50-50zM1500 1200c-57 0-100 43-100 100s43 100 100 100 100-43 100-100-43-100-100-100zM300 50c28 0 50 22 50 50s-22 50-50 50-50-22-50-50 22-50 50-50zM300 0c-57 0-100 43-100 100s43 100 100 100 100-43 100-100-43-100-100-100zM300 1250c28 0 50 22 50 50s-22 50-50 50-50-22-50-50 22-50 50-50zM300 1200c-57 0-100 43-100 100s43 100 100 100 100-43 100-100-43-100-100-100zM100 650c28 0 50 22 50 50s-22 50-50 50-50-22-50-50 22-50 50-50zM100 600c-57 0-100 43-100 100s43 100 100 100 100-43 100-100-43-100-100-100z">
          <text:p/>
        </draw:path>
        <draw:path draw:style-name="gr88" draw:text-style-name="P3" draw:layer="layout" svg:width="1.599cm" svg:height="1.399cm" svg:x="5.1cm" svg:y="6.3cm" svg:viewBox="0 0 1600 1400" svg:d="M1500 50c28 0 50 22 50 50s-22 50-50 50-50-22-50-50 22-50 50-50zM1500 0c-57 0-100 43-100 100s43 100 100 100 100-43 100-100-43-100-100-100zM1500 1250c28 0 50 22 50 50s-22 50-50 50-50-22-50-50 22-50 50-50zM1500 1200c-57 0-100 43-100 100s43 100 100 100 100-43 100-100-43-100-100-100zM300 50c28 0 50 22 50 50s-22 50-50 50-50-22-50-50 22-50 50-50zM300 0c-57 0-100 43-100 100s43 100 100 100 100-43 100-100-43-100-100-100zM300 1250c28 0 50 22 50 50s-22 50-50 50-50-22-50-50 22-50 50-50zM300 1200c-57 0-100 43-100 100s43 100 100 100 100-43 100-100-43-100-100-100zM100 650c28 0 50 22 50 50s-22 50-50 50-50-22-50-50 22-50 50-50zM100 600c-57 0-100 43-100 100s43 100 100 100 100-43 100-100-43-100-100-100z">
          <text:p/>
        </draw:path>
        <draw:path draw:style-name="gr88" draw:text-style-name="P3" draw:layer="layout" svg:width="1.599cm" svg:height="1.399cm" svg:x="5.1cm" svg:y="4.3cm" svg:viewBox="0 0 1600 1400" svg:d="M1500 50c28 0 50 22 50 50s-22 50-50 50-50-22-50-50 22-50 50-50zM1500 0c-57 0-100 43-100 100s43 100 100 100 100-43 100-100-43-100-100-100zM1500 1250c28 0 50 22 50 50s-22 50-50 50-50-22-50-50 22-50 50-50zM1500 1200c-57 0-100 43-100 100s43 100 100 100 100-43 100-100-43-100-100-100zM300 50c28 0 50 22 50 50s-22 50-50 50-50-22-50-50 22-50 50-50zM300 0c-57 0-100 43-100 100s43 100 100 100 100-43 100-100-43-100-100-100zM300 1250c28 0 50 22 50 50s-22 50-50 50-50-22-50-50 22-50 50-50zM300 1200c-57 0-100 43-100 100s43 100 100 100 100-43 100-100-43-100-100-100zM100 650c28 0 50 22 50 50s-22 50-50 50-50-22-50-50 22-50 50-50zM100 600c-57 0-100 43-100 100s43 100 100 100 100-43 100-100-43-100-100-100z">
          <text:p/>
        </draw:path>
        <draw:path draw:style-name="gr83" draw:text-style-name="P3" draw:layer="layout" svg:width="1.199cm" svg:height="12.609cm" svg:x="5.9cm" svg:y="4.3cm" svg:viewBox="0 0 1200 12610" svg:d="M950 10799c0 19-5 36-13 51h-172c-9-15-14-32-14-51 0-18 5-35 13-49h174c8 14 12 31 12 49zM450 10799c0 19-5 36-13 51h-172c-9-15-14-32-14-51 0-18 5-35 13-49h174c8 14 12 31 12 49zM100 10600h-50-50v2010h50 50 1000 50 50v-1510-500-4400-200-1800-200-1800-200-1800-200h-200-240v200h240v1800h-240v200h240v1800h-240v200h240v1800h-240v200h240v4400zM950 11599c0 19-5 36-13 51h-172c-9-15-14-32-14-51 0-18 5-35 13-49h174c8 14 12 31 12 49zM450 11599c0 19-5 36-13 51h-172c-9-15-14-32-14-51 0-18 5-35 13-49h174c8 14 12 31 12 49zM950 12399c0 19-5 36-13 51h-172c-9-15-14-32-14-51 0-18 5-35 13-49h174c8 14 12 31 12 49zM450 12399c0 19-5 36-13 51h-172c-9-15-14-32-14-51 0-18 5-35 13-49h174c8 14 12 31 12 49z">
          <text:p/>
        </draw:path>
        <draw:path draw:style-name="gr83" draw:text-style-name="P3" draw:layer="layout" svg:width="2.399cm" svg:height="11.409cm" svg:x="4.4cm" svg:y="5.5cm" svg:viewBox="0 0 2400 11410" svg:d="M2200 8300h-800v100 700h-200-1100-90v300h-10v2010h50 50 1000 50 50v-1900-110-100h200 200v-200-550h800v-50-150-1750-200h-500v-200h250v-200h-250v-1800h250v-200h-250v-1800h250v-200h-250v-1800h250v-200h-250-190-10v6400 200h200 300v1600zM950 9599c0 19-5 36-13 51h-172c-9-15-14-32-14-51 0-18 5-35 13-49h174c8 14 12 31 12 49zM450 9599c0 19-5 36-13 51h-172c-9-15-14-32-14-51 0-18 5-35 13-49h174c8 14 12 31 12 49zM950 10399c0 19-5 36-13 51h-172c-9-15-14-32-14-51 0-18 5-35 13-49h174c8 14 12 31 12 49zM450 10399c0 19-5 36-13 51h-172c-9-15-14-32-14-51 0-18 5-35 13-49h174c8 14 12 31 12 49zM950 11199c0 19-5 36-13 51h-172c-9-15-14-32-14-51 0-18 5-35 13-49h174c8 14 12 31 12 49zM450 11199c0 19-5 36-13 51h-172c-9-15-14-32-14-51 0-18 5-35 13-49h174c8 14 12 31 12 49z">
          <text:p/>
        </draw:path>
        <draw:polygon draw:style-name="gr99" draw:text-style-name="P3" draw:layer="layout" svg:width="1.299cm" svg:height="8.219cm" svg:x="5.2cm" svg:y="5.5cm" svg:viewBox="0 0 1300 8220" draw:points="700,0 660,0 500,0 260,0 260,200 500,200 500,2000 260,2000 260,2200 500,2200 500,4000 260,4000 260,4200 500,4200 500,6000 260,6000 260,6200 500,6200 500,6700 500,6790 500,6900 1180,6900 1180,8120 300,8120 300,8060 0,8060 0,8120 0,8200 0,8220 1300,8220 1300,8200 1300,8120 1300,6900 1300,6700 1180,6700 700,6700">
          <text:p/>
        </draw:polygon>
        <draw:path draw:style-name="gr3" draw:text-style-name="P3" draw:layer="layout" svg:width="0.819cm" svg:height="0.219cm" draw:transform="rotate (-1.5707963267949) translate (4.6cm 4.6cm)" svg:viewBox="0 0 820 220" svg:d="M710 70c23 0 40 17 40 40s-17 40-40 40-40-17-40-40 17-40 40-40zM710 0c-62 0-110 48-110 110s48 110 110 110 110-48 110-110-48-110-110-110zM110 70c23 0 40 17 40 40s-17 40-40 40-40-17-40-40 17-40 40-40zM110 0c-62 0-110 48-110 110s48 110 110 110 110-48 110-110-48-110-110-110z">
          <text:p/>
        </draw:path>
        <draw:path draw:style-name="gr3" draw:text-style-name="P3" draw:layer="layout" svg:width="0.819cm" svg:height="0.219cm" draw:transform="rotate (-1.5707963267949) translate (4.6cm 6.6cm)" svg:viewBox="0 0 820 220" svg:d="M710 70c23 0 40 17 40 40s-17 40-40 40-40-17-40-40 17-40 40-40zM710 0c-62 0-110 48-110 110s48 110 110 110 110-48 110-110-48-110-110-110zM110 70c23 0 40 17 40 40s-17 40-40 40-40-17-40-40 17-40 40-40zM110 0c-62 0-110 48-110 110s48 110 110 110 110-48 110-110-48-110-110-110z">
          <text:p/>
        </draw:path>
        <draw:path draw:style-name="gr3" draw:text-style-name="P3" draw:layer="layout" svg:width="0.819cm" svg:height="0.219cm" draw:transform="rotate (-1.5707963267949) translate (4.6cm 8.6cm)" svg:viewBox="0 0 820 220" svg:d="M710 70c23 0 40 17 40 40s-17 40-40 40-40-17-40-40 17-40 40-40zM710 0c-62 0-110 48-110 110s48 110 110 110 110-48 110-110-48-110-110-110zM110 70c23 0 40 17 40 40s-17 40-40 40-40-17-40-40 17-40 40-40zM110 0c-62 0-110 48-110 110s48 110 110 110 110-48 110-110-48-110-110-110z">
          <text:p/>
        </draw:path>
        <draw:path draw:style-name="gr3" draw:text-style-name="P3" draw:layer="layout" svg:width="0.819cm" svg:height="0.219cm" draw:transform="rotate (-1.5707963267949) translate (4.6cm 10.6cm)" svg:viewBox="0 0 820 220" svg:d="M710 70c23 0 40 17 40 40s-17 40-40 40-40-17-40-40 17-40 40-40zM710 0c-62 0-110 48-110 110s48 110 110 110 110-48 110-110-48-110-110-110zM110 70c23 0 40 17 40 40s-17 40-40 40-40-17-40-40 17-40 40-40zM110 0c-62 0-110 48-110 110s48 110 110 110 110-48 110-110-48-110-110-110z">
          <text:p/>
        </draw:path>
        <draw:path draw:style-name="gr70" draw:text-style-name="P3" draw:layer="layout" svg:width="0.399cm" svg:height="0.399cm" svg:x="5cm" svg:y="12.1cm" svg:viewBox="0 0 400 400" svg:d="M200 16c104 0 184 80 184 184s-80 184-184 184-184-80-184-184 80-184 184-184zM200 0c-113 0-200 87-200 200s87 200 200 200 200-87 200-200-87-200-200-200z">
          <text:p/>
        </draw:path>
        <draw:path draw:style-name="gr70" draw:text-style-name="P3" draw:layer="layout" svg:width="0.399cm" svg:height="0.399cm" svg:x="0.8cm" svg:y="12.1cm" svg:viewBox="0 0 400 400" svg:d="M200 16c104 0 184 80 184 184s-80 184-184 184-184-80-184-184 80-184 184-184zM200 0c-113 0-200 87-200 200s87 200 200 200 200-87 200-200-87-200-200-200z">
          <text:p/>
        </draw:path>
        <draw:path draw:style-name="gr70" draw:text-style-name="P3" draw:layer="layout" svg:width="0.399cm" svg:height="0.399cm" svg:x="6.4cm" svg:y="0.7cm" svg:viewBox="0 0 400 400" svg:d="M200 16c104 0 184 80 184 184s-80 184-184 184-184-80-184-184 80-184 184-184zM200 0c-113 0-200 87-200 200s87 200 200 200 200-87 200-200-87-200-200-200z">
          <text:p/>
        </draw:path>
        <draw:path draw:style-name="gr70" draw:text-style-name="P3" draw:layer="layout" svg:width="0.399cm" svg:height="0.399cm" svg:x="0.8cm" svg:y="1.7cm" svg:viewBox="0 0 400 400" svg:d="M200 16c104 0 184 80 184 184s-80 184-184 184-184-80-184-184 80-184 184-184zM200 0c-113 0-200 87-200 200s87 200 200 200 200-87 200-200-87-200-200-200z">
          <text:p/>
        </draw:path>
        <draw:path draw:style-name="gr83" draw:text-style-name="P3" draw:layer="layout" svg:width="1.559cm" svg:height="1.099cm" svg:x="3.59cm" svg:y="10.45cm" svg:viewBox="0 0 1560 1100" svg:d="M211 900c-19 0-36-5-51-13v-172c15-9 32-14 51-14 18 0 35 5 49 13v174c-14 8-31 12-49 12zM211 400c-19 0-36-5-51-13v-172c15-9 32-14 51-14 18 0 35 5 49 13v174c-14 8-31 12-49 12zM0 1100h410v-450h1150v-200h-1150v-450h-410z">
          <text:p/>
        </draw:path>
        <draw:path draw:style-name="gr83" draw:text-style-name="P3" draw:layer="layout" svg:width="1.559cm" svg:height="1.099cm" svg:x="3.59cm" svg:y="8.45cm" svg:viewBox="0 0 1560 1100" svg:d="M211 900c-19 0-36-5-51-13v-172c15-9 32-14 51-14 18 0 35 5 49 13v174c-14 8-31 12-49 12zM211 400c-19 0-36-5-51-13v-172c15-9 32-14 51-14 18 0 35 5 49 13v174c-14 8-31 12-49 12zM0 1100h410v-450h1150v-200h-1150v-450h-410z">
          <text:p/>
        </draw:path>
        <draw:path draw:style-name="gr83" draw:text-style-name="P3" draw:layer="layout" svg:width="1.559cm" svg:height="1.099cm" svg:x="3.59cm" svg:y="6.45cm" svg:viewBox="0 0 1560 1100" svg:d="M211 900c-19 0-36-5-51-13v-172c15-9 32-14 51-14 18 0 35 5 49 13v174c-14 8-31 12-49 12zM211 400c-19 0-36-5-51-13v-172c15-9 32-14 51-14 18 0 35 5 49 13v174c-14 8-31 12-49 12zM0 1100h410v-450h1150v-200h-1150v-450h-410z">
          <text:p/>
        </draw:path>
        <draw:path draw:style-name="gr83" draw:text-style-name="P3" draw:layer="layout" svg:width="1.559cm" svg:height="1.099cm" svg:x="3.59cm" svg:y="4.45cm" svg:viewBox="0 0 1560 1100" svg:d="M211 900c-19 0-36-5-51-13v-172c15-9 32-14 51-14 18 0 35 5 49 13v174c-14 8-31 12-49 12zM211 400c-19 0-36-5-51-13v-172c15-9 32-14 51-14 18 0 35 5 49 13v174c-14 8-31 12-49 12zM0 1100h410v-450h1150v-200h-1150v-450h-410z">
          <text:p/>
        </draw:path>
        <draw:path draw:style-name="gr70" draw:text-style-name="P3" draw:layer="layout" svg:width="0.399cm" svg:height="0.399cm" svg:x="6.4cm" svg:y="3.6cm" svg:viewBox="0 0 400 400" svg:d="M200 16c104 0 184 80 184 184s-80 184-184 184-184-80-184-184 80-184 184-184zM200 0c-113 0-200 87-200 200s87 200 200 200 200-87 200-200-87-200-200-200z">
          <text:p/>
        </draw:path>
        <draw:polygon draw:style-name="gr100" draw:text-style-name="P3" draw:layer="layout" svg:width="0.949cm" svg:height="0.339cm" svg:x="4.39cm" svg:y="5.36cm" svg:viewBox="0 0 950 340" draw:points="950,340 950,140 200,140 200,0 0,0 0,340 10,340 200,340">
          <text:p/>
        </draw:polygon>
        <draw:polygon draw:style-name="gr100" draw:text-style-name="P3" draw:layer="layout" svg:width="0.949cm" svg:height="0.339cm" svg:x="4.39cm" svg:y="9.36cm" svg:viewBox="0 0 950 340" draw:points="950,340 950,140 200,140 200,0 0,0 0,340 10,340 200,340">
          <text:p/>
        </draw:polygon>
        <draw:polygon draw:style-name="gr100" draw:text-style-name="P3" draw:layer="layout" svg:width="0.949cm" svg:height="0.339cm" svg:x="4.39cm" svg:y="7.36cm" svg:viewBox="0 0 950 340" draw:points="950,340 950,140 200,140 200,0 0,0 0,340 10,340 200,340">
          <text:p/>
        </draw:polygon>
        <draw:polygon draw:style-name="gr100" draw:text-style-name="P3" draw:layer="layout" svg:width="0.949cm" svg:height="0.339cm" svg:x="4.39cm" svg:y="11.36cm" svg:viewBox="0 0 950 340" draw:points="950,340 950,140 200,140 200,0 0,0 0,340 10,340 200,340">
          <text:p/>
        </draw:polygon>
        <draw:path draw:style-name="gr70" draw:text-style-name="P3" draw:layer="layout" svg:width="0.399cm" svg:height="0.399cm" svg:x="0.8cm" svg:y="5.5cm" svg:viewBox="0 0 400 400" svg:d="M200 16c104 0 184 80 184 184s-80 184-184 184-184-80-184-184 80-184 184-184zM200 0c-113 0-200 87-200 200s87 200 200 200 200-87 200-200-87-200-200-200z">
          <text:p/>
        </draw:path>
        <draw:path draw:style-name="gr70" draw:text-style-name="P3" draw:layer="layout" svg:width="0.399cm" svg:height="0.399cm" svg:x="0.8cm" svg:y="9.1cm" svg:viewBox="0 0 400 400" svg:d="M200 16c104 0 184 80 184 184s-80 184-184 184-184-80-184-184 80-184 184-184zM200 0c-113 0-200 87-200 200s87 200 200 200 200-87 200-200-87-200-200-200z">
          <text:p/>
        </draw:path>
        <draw:path draw:style-name="gr101" draw:text-style-name="P3" draw:layer="layout" svg:width="2.979cm" svg:height="1.559cm" svg:x="2.48cm" svg:y="4.06cm" svg:viewBox="0 0 2980 1560" svg:d="M2080 580v-410h770v90h130v-220h-20-110-770-130-754c-20-25-51-40-86-40s-66 15-86 40h-104-90-10v540h-119c-18-25-47-40-81-40-57 0-100 43-100 100s43 101 100 101c29 0 55-12 73-31h227v-10-120-410h97c19 30 53 50 93 50s74-20 93-50h747v410zM1110 70c23 0 40 17 40 40s-17 40-40 40-40-17-40-40 17-40 40-40zM650 1150c0 17-13 30-30 30s-30-13-30-30 13-30 30-30 30 13 30 30zM720 1150c0-57-43-101-100-101s-100 44-100 101 43 100 100 100 100-43 100-100zM650 895c0 17-13 30-30 30s-30-13-30-30 13-30 30-30 30 13 30 30zM620 795c-57 0-100 43-100 100s43 100 100 100c40 0 74-22 90-55h110v460h-611c-18-36-55-60-99-60-62 0-110 48-110 110s48 110 110 110c44 0 81-24 99-60h711v-20-80-460-100h-100-116c-17-28-48-45-84-45zM650 640c0 17-13 30-30 30s-30-13-30-30 13-30 30-30 30 13 30 30zM150 1450c0 23-17 40-40 40s-40-17-40-40 17-40 40-40 40 17 40 40zM150 450c0 23-17 40-40 40s-40-17-40-40 17-40 40-40 40 17 40 40zM220 450c0-62-48-110-110-110s-110 48-110 110 48 110 110 110 110-48 110-110z">
          <text:p/>
        </draw:path>
        <draw:path draw:style-name="gr101" draw:text-style-name="P3" draw:layer="layout" svg:width="2.979cm" svg:height="1.559cm" svg:x="2.48cm" svg:y="6.06cm" svg:viewBox="0 0 2980 1560" svg:d="M2080 580v-410h770v90h130v-220h-20-110-770-130-754c-20-25-51-40-86-40s-66 15-86 40h-104-90-10v540h-119c-18-25-47-40-81-40-57 0-100 43-100 100s43 101 100 101c29 0 55-12 73-31h227v-10-120-410h97c19 30 53 50 93 50s74-20 93-50h747v410zM1110 70c23 0 40 17 40 40s-17 40-40 40-40-17-40-40 17-40 40-40zM650 1150c0 17-13 30-30 30s-30-13-30-30 13-30 30-30 30 13 30 30zM720 1150c0-57-43-101-100-101s-100 44-100 101 43 100 100 100 100-43 100-100zM650 895c0 17-13 30-30 30s-30-13-30-30 13-30 30-30 30 13 30 30zM620 795c-57 0-100 43-100 100s43 100 100 100c40 0 74-22 90-55h110v460h-611c-18-36-55-60-99-60-62 0-110 48-110 110s48 110 110 110c44 0 81-24 99-60h711v-20-80-460-100h-100-116c-17-28-48-45-84-45zM650 640c0 17-13 30-30 30s-30-13-30-30 13-30 30-30 30 13 30 30zM150 1450c0 23-17 40-40 40s-40-17-40-40 17-40 40-40 40 17 40 40zM150 450c0 23-17 40-40 40s-40-17-40-40 17-40 40-40 40 17 40 40zM220 450c0-62-48-110-110-110s-110 48-110 110 48 110 110 110 110-48 110-110z">
          <text:p/>
        </draw:path>
        <draw:path draw:style-name="gr101" draw:text-style-name="P3" draw:layer="layout" svg:width="2.979cm" svg:height="1.559cm" svg:x="2.48cm" svg:y="8.06cm" svg:viewBox="0 0 2980 1560" svg:d="M2080 580v-410h770v90h130v-220h-20-110-770-130-754c-20-25-51-40-86-40s-66 15-86 40h-104-90-10v540h-119c-18-25-47-40-81-40-57 0-100 43-100 100s43 101 100 101c29 0 55-12 73-31h227v-10-120-410h97c19 30 53 50 93 50s74-20 93-50h747v410zM1110 70c23 0 40 17 40 40s-17 40-40 40-40-17-40-40 17-40 40-40zM650 1150c0 17-13 30-30 30s-30-13-30-30 13-30 30-30 30 13 30 30zM720 1150c0-57-43-101-100-101s-100 44-100 101 43 100 100 100 100-43 100-100zM650 895c0 17-13 30-30 30s-30-13-30-30 13-30 30-30 30 13 30 30zM620 795c-57 0-100 43-100 100s43 100 100 100c40 0 74-22 90-55h110v460h-611c-18-36-55-60-99-60-62 0-110 48-110 110s48 110 110 110c44 0 81-24 99-60h711v-20-80-460-100h-100-116c-17-28-48-45-84-45zM650 640c0 17-13 30-30 30s-30-13-30-30 13-30 30-30 30 13 30 30zM150 1450c0 23-17 40-40 40s-40-17-40-40 17-40 40-40 40 17 40 40zM150 450c0 23-17 40-40 40s-40-17-40-40 17-40 40-40 40 17 40 40zM220 450c0-62-48-110-110-110s-110 48-110 110 48 110 110 110 110-48 110-110z">
          <text:p/>
        </draw:path>
        <draw:path draw:style-name="gr101" draw:text-style-name="P3" draw:layer="layout" svg:width="2.979cm" svg:height="1.559cm" svg:x="2.48cm" svg:y="10.06cm" svg:viewBox="0 0 2980 1560" svg:d="M2080 580v-410h770v90h130v-220h-20-110-770-130-754c-20-25-51-40-86-40s-66 15-86 40h-104-90-10v540h-119c-18-25-47-40-81-40-57 0-100 43-100 100s43 101 100 101c29 0 55-12 73-31h227v-10-120-410h97c19 30 53 50 93 50s74-20 93-50h747v410zM1110 70c23 0 40 17 40 40s-17 40-40 40-40-17-40-40 17-40 40-40zM650 1150c0 17-13 30-30 30s-30-13-30-30 13-30 30-30 30 13 30 30zM720 1150c0-57-43-101-100-101s-100 44-100 101 43 100 100 100 100-43 100-100zM650 895c0 17-13 30-30 30s-30-13-30-30 13-30 30-30 30 13 30 30zM620 795c-57 0-100 43-100 100s43 100 100 100c40 0 74-22 90-55h110v460h-611c-18-36-55-60-99-60-62 0-110 48-110 110s48 110 110 110c44 0 81-24 99-60h711v-20-80-460-100h-100-116c-17-28-48-45-84-45zM650 640c0 17-13 30-30 30s-30-13-30-30 13-30 30-30 30 13 30 30zM150 1450c0 23-17 40-40 40s-40-17-40-40 17-40 40-40 40 17 40 40zM150 450c0 23-17 40-40 40s-40-17-40-40 17-40 40-40 40 17 40 40zM220 450c0-62-48-110-110-110s-110 48-110 110 48 110 110 110 110-48 110-110z">
          <text:p/>
        </draw:path>
        <draw:path draw:style-name="gr88" draw:text-style-name="P3" draw:layer="layout" svg:width="1.469cm" svg:height="0.199cm" svg:x="3.53cm" svg:y="1.7cm" svg:viewBox="0 0 1470 200" svg:d="M1370 50c28 0 50 22 50 50s-22 50-50 50-50-22-50-50 22-50 50-50zM1370 0c-57 0-100 43-100 100s43 100 100 100 100-43 100-100-43-100-100-100zM1116 50c28 0 50 22 50 50s-22 50-50 50-50-22-50-50 22-50 50-50zM1116 0c-57 0-100 43-100 100s43 100 100 100 100-43 100-100-43-100-100-100zM862 50c28 0 50 22 50 50s-22 50-50 50-50-22-50-50 22-50 50-50zM862 0c-57 0-100 43-100 100s43 100 100 100 100-43 100-100-43-100-100-100zM608 50c28 0 50 22 50 50s-22 50-50 50-50-22-50-50 22-50 50-50zM608 0c-57 0-100 43-100 100s43 100 100 100 100-43 100-100-43-100-100-100zM354 50c28 0 50 22 50 50s-22 50-50 50-50-22-50-50 22-50 50-50zM354 0c-57 0-100 43-100 100s43 100 100 100 100-43 100-100-43-100-100-100zM100 50c28 0 50 22 50 50s-22 50-50 50-50-22-50-50 22-50 50-50zM100 0c-57 0-100 43-100 100s43 100 100 100 100-43 100-100-43-100-100-100z">
          <text:p/>
        </draw:path>
        <draw:path draw:style-name="gr3" draw:text-style-name="P3" draw:layer="layout" svg:width="0.979cm" svg:height="0.219cm" svg:x="2.54cm" svg:y="2.7cm" svg:viewBox="0 0 980 220" svg:d="M870 70c23 0 40 17 40 40s-17 40-40 40c-22 0-40-17-40-40s18-40 40-40zM870 0c-62 0-110 48-110 110s48 110 110 110 110-48 110-110-48-110-110-110zM617 70c22 0 40 17 40 40s-18 40-40 40c-23 0-40-17-40-40s17-40 40-40zM617 0c-62 0-110 48-110 110s48 110 110 110 110-48 110-110-48-110-110-110zM363 70c23 0 40 17 40 40s-17 40-40 40c-22 0-40-17-40-40s18-40 40-40zM363 0c-62 0-110 48-110 110s48 110 110 110 110-48 110-110-48-110-110-110zM110 70c22 0 40 17 40 40s-18 40-40 40c-23 0-40-17-40-40s17-40 40-40zM110 0c-62 0-110 48-110 110s48 110 110 110 110-48 110-110-48-110-110-110z">
          <text:p/>
        </draw:path>
        <draw:path draw:style-name="gr3" draw:text-style-name="P3" draw:layer="layout" svg:width="0.979cm" svg:height="0.219cm" draw:transform="rotate (-1.5707963267949) translate (6.7cm 2.3cm)" svg:viewBox="0 0 980 220" svg:d="M870 70c23 0 40 17 40 40s-17 40-40 40c-22 0-40-17-40-40s18-40 40-40zM870 0c-62 0-110 48-110 110s48 110 110 110 110-48 110-110-48-110-110-110zM617 70c22 0 40 17 40 40s-18 40-40 40c-23 0-40-17-40-40s17-40 40-40zM617 0c-62 0-110 48-110 110s48 110 110 110 110-48 110-110-48-110-110-110zM363 70c23 0 40 17 40 40s-17 40-40 40c-22 0-40-17-40-40s18-40 40-40zM363 0c-62 0-110 48-110 110s48 110 110 110 110-48 110-110-48-110-110-110zM110 70c22 0 40 17 40 40s-18 40-40 40c-23 0-40-17-40-40s17-40 40-40zM110 0c-62 0-110 48-110 110s48 110 110 110 110-48 110-110-48-110-110-110z">
          <text:p/>
        </draw:path>
        <draw:path draw:style-name="gr3" draw:text-style-name="P3" draw:layer="layout" svg:width="0.979cm" svg:height="0.219cm" draw:transform="rotate (-1.5707963267949) translate (6.1cm 2.3cm)" svg:viewBox="0 0 980 220" svg:d="M870 70c23 0 40 17 40 40s-17 40-40 40c-22 0-40-17-40-40s18-40 40-40zM870 0c-62 0-110 48-110 110s48 110 110 110 110-48 110-110-48-110-110-110zM617 70c22 0 40 17 40 40s-18 40-40 40c-23 0-40-17-40-40s17-40 40-40zM617 0c-62 0-110 48-110 110s48 110 110 110 110-48 110-110-48-110-110-110zM363 70c23 0 40 17 40 40s-17 40-40 40c-22 0-40-17-40-40s18-40 40-40zM363 0c-62 0-110 48-110 110s48 110 110 110 110-48 110-110-48-110-110-110zM110 70c22 0 40 17 40 40s-18 40-40 40c-23 0-40-17-40-40s17-40 40-40zM110 0c-62 0-110 48-110 110s48 110 110 110 110-48 110-110-48-110-110-110z">
          <text:p/>
        </draw:path>
        <draw:path draw:style-name="gr3" draw:text-style-name="P3" draw:layer="layout" svg:width="0.479cm" svg:height="0.219cm" draw:transform="rotate (-1.5707963267949) translate (6.7cm 1.4cm)" svg:viewBox="0 0 480 220" svg:d="M369 70c23 0 40 17 40 40s-17 40-40 40-41-17-41-40 18-40 41-40zM369 0c-63 0-112 48-112 110s49 110 112 110 111-48 111-110-48-110-111-110zM111 70c23 0 41 17 41 40s-18 40-41 40-40-17-40-40 17-40 40-40zM111 0c-63 0-111 48-111 110s48 110 111 110 112-48 112-110-49-110-112-110z">
          <text:p/>
        </draw:path>
        <draw:path draw:style-name="gr3" draw:text-style-name="P3" draw:layer="layout" svg:width="0.979cm" svg:height="0.219cm" draw:transform="rotate (-1.5707963267949) translate (5.1cm 2.3cm)" svg:viewBox="0 0 980 220" svg:d="M870 70c23 0 40 17 40 40s-17 40-40 40c-22 0-40-17-40-40s18-40 40-40zM870 0c-62 0-110 48-110 110s48 110 110 110 110-48 110-110-48-110-110-110zM617 70c22 0 40 17 40 40s-18 40-40 40c-23 0-40-17-40-40s17-40 40-40zM617 0c-62 0-110 48-110 110s48 110 110 110 110-48 110-110-48-110-110-110zM363 70c23 0 40 17 40 40s-17 40-40 40c-22 0-40-17-40-40s18-40 40-40zM363 0c-62 0-110 48-110 110s48 110 110 110 110-48 110-110-48-110-110-110zM110 70c22 0 40 17 40 40s-18 40-40 40c-23 0-40-17-40-40s17-40 40-40zM110 0c-62 0-110 48-110 110s48 110 110 110 110-48 110-110-48-110-110-110z">
          <text:p/>
        </draw:path>
        <draw:path draw:style-name="gr3" draw:text-style-name="P3" draw:layer="layout" svg:width="0.979cm" svg:height="0.219cm" draw:transform="rotate (-1.5707963267949) translate (4.8cm 2.3cm)" svg:viewBox="0 0 980 220" svg:d="M870 70c23 0 40 17 40 40s-17 40-40 40c-22 0-40-17-40-40s18-40 40-40zM870 0c-62 0-110 48-110 110s48 110 110 110 110-48 110-110-48-110-110-110zM617 70c22 0 40 17 40 40s-18 40-40 40c-23 0-40-17-40-40s17-40 40-40zM617 0c-62 0-110 48-110 110s48 110 110 110 110-48 110-110-48-110-110-110zM363 70c23 0 40 17 40 40s-17 40-40 40c-22 0-40-17-40-40s18-40 40-40zM363 0c-62 0-110 48-110 110s48 110 110 110 110-48 110-110-48-110-110-110zM110 70c22 0 40 17 40 40s-18 40-40 40c-23 0-40-17-40-40s17-40 40-40zM110 0c-62 0-110 48-110 110s48 110 110 110 110-48 110-110-48-110-110-110z">
          <text:p/>
        </draw:path>
        <draw:custom-shape draw:style-name="gr102" draw:text-style-name="P3" draw:layer="layout" svg:width="0.13cm" svg:height="1.78cm" svg:x="3.35cm" svg:y="0.98cm">
          <text:p/>
          <draw:enhanced-geometry svg:viewBox="0 0 21600 21600" draw:mirror-horizontal="true" draw:type="rectangle" draw:enhanced-path="M 0 0 L 21600 0 21600 21600 0 21600 0 0 Z N"/>
        </draw:custom-shape>
        <draw:custom-shape draw:style-name="gr76" draw:text-style-name="P3" draw:layer="layout" svg:width="0.1cm" svg:height="0.76cm" svg:x="3.6cm" svg:y="0.98cm">
          <text:p/>
          <draw:enhanced-geometry svg:viewBox="0 0 21600 21600" draw:mirror-horizontal="true" draw:type="rectangle" draw:enhanced-path="M 0 0 L 21600 0 21600 21600 0 21600 0 0 Z N"/>
        </draw:custom-shape>
        <draw:custom-shape draw:style-name="gr76" draw:text-style-name="P3" draw:layer="layout" svg:width="0.1cm" svg:height="0.76cm" svg:x="3.85cm" svg:y="0.98cm">
          <text:p/>
          <draw:enhanced-geometry svg:viewBox="0 0 21600 21600" draw:mirror-horizontal="true" draw:type="rectangle" draw:enhanced-path="M 0 0 L 21600 0 21600 21600 0 21600 0 0 Z N"/>
        </draw:custom-shape>
        <draw:custom-shape draw:style-name="gr146" draw:text-style-name="P3" draw:layer="layout" svg:width="0.1cm" svg:height="0.817cm" draw:transform="rotate (0.349065850398866) translate (4.6cm 1.002cm)">
          <text:p/>
          <draw:enhanced-geometry svg:viewBox="0 0 21600 21600" draw:mirror-horizontal="true" draw:type="rectangle" draw:enhanced-path="M 0 0 L 21600 0 21600 21600 0 21600 0 0 Z N"/>
        </draw:custom-shape>
        <draw:custom-shape draw:style-name="gr104" draw:text-style-name="P3" draw:layer="layout" svg:width="0.1cm" svg:height="0.84cm" draw:transform="rotate (0.349065850398866) translate (4.86cm 0.967cm)">
          <text:p/>
          <draw:enhanced-geometry svg:viewBox="0 0 21600 21600" draw:mirror-horizontal="true" draw:type="rectangle" draw:enhanced-path="M 0 0 L 21600 0 21600 21600 0 21600 0 0 Z N"/>
        </draw:custom-shape>
        <draw:path draw:style-name="gr9" draw:text-style-name="P3" draw:layer="layout" svg:width="6.699cm" svg:height="16.239cm" svg:x="0.4cm" svg:y="0.4cm" svg:viewBox="0 0 6700 16240" svg:d="M340 13240v-180h-140v-12860h3490v250h170v90h100v-90h140v-250h2400v820h-250v180h250 200v-180-820-100-100h-2600-100-310-3490-100-100v14200 60 140h1300v1640 30 170h602c-1-13-2-26-2-40 0-170 130-300 300-300 35 0 69 6 100 16v-56-660h670v70h130v-70-60-40h-800-100-300v760h-500v-1460-100-100h-1200v-960zM1760 15920v120h-120v-120z">
          <text:p/>
        </draw:path>
        <draw:polygon draw:style-name="gr105" draw:text-style-name="P3" draw:layer="layout" svg:width="1.099cm" svg:height="0.899cm" svg:x="5.44cm" svg:y="0.96cm" svg:viewBox="0 0 1100 900" draw:points="180,0 0,0 0,720 0,890 0,900 1100,900 1100,720 180,720">
          <text:p/>
        </draw:polygon>
        <draw:custom-shape draw:style-name="gr9" draw:text-style-name="P3" draw:layer="layout" svg:width="0.5cm" svg:height="0.16cm" svg:x="6.04cm" svg:y="2.32cm">
          <text:p/>
          <draw:enhanced-geometry svg:viewBox="0 0 21600 21600" draw:mirror-horizontal="true" draw:type="rectangle" draw:enhanced-path="M 0 0 L 21600 0 21600 21600 0 21600 0 0 Z N"/>
        </draw:custom-shape>
        <draw:custom-shape draw:style-name="gr106" draw:text-style-name="P3" draw:layer="layout" svg:width="0.12cm" svg:height="2cm" svg:x="4.08cm" svg:y="1.88cm">
          <text:p/>
          <draw:enhanced-geometry svg:viewBox="0 0 21600 21600" draw:mirror-horizontal="true" draw:type="rectangle" draw:enhanced-path="M 0 0 L 21600 0 21600 21600 0 21600 0 0 Z N"/>
        </draw:custom-shape>
        <draw:polygon draw:style-name="gr9" draw:text-style-name="P3" draw:layer="layout" svg:width="1.939cm" svg:height="7.469cm" svg:x="2.26cm" svg:y="3.82cm" svg:viewBox="0 0 1940 7470" draw:points="780,7470 780,7320 680,7320 680,6030 680,5880 580,5880 100,5880 100,5460 780,5460 780,5320 680,5320 680,4030 680,3880 580,3880 100,3880 100,3460 780,3460 780,3320 680,3320 680,2030 680,1880 580,1880 100,1880 100,1460 780,1460 780,1320 660,1320 660,140 1940,140 1940,0 660,0 540,0 520,0 520,1320 100,1320 20,1320 0,1320 0,1880 0,1960 0,2030 580,2030 580,3320 100,3320 20,3320 0,3320 0,3880 0,3960 0,4030 580,4030 580,5320 100,5320 20,5320 0,5320 0,5880 0,5960 0,6030 580,6030 580,7320 580,7420 580,7470">
          <text:p/>
        </draw:polygon>
        <draw:polygon draw:style-name="gr107" draw:text-style-name="P3" draw:layer="layout" svg:width="0.329cm" svg:height="3.399cm" svg:x="2.21cm" svg:y="1.21cm" svg:viewBox="0 0 330 3400" draw:points="103,0 0,0 0,3268 0,3306 0,3400 330,3400 330,3268 103,3268">
          <text:p/>
        </draw:polygon>
        <draw:polygon draw:style-name="gr108" draw:text-style-name="P3" draw:layer="layout" svg:width="0.579cm" svg:height="5.369cm" svg:x="1.96cm" svg:y="1.2cm" svg:viewBox="0 0 580 5370" draw:points="98,0 0,0 0,5236 0,5274 0,5370 580,5370 580,5236 98,5236">
          <text:p/>
        </draw:polygon>
        <draw:polygon draw:style-name="gr109" draw:text-style-name="P3" draw:layer="layout" svg:width="0.859cm" svg:height="7.369cm" svg:x="1.68cm" svg:y="1.2cm" svg:viewBox="0 0 860 7370" draw:points="99,0 0,0 0,7234 0,7263 0,7370 860,7370 860,7234 99,7234">
          <text:p/>
        </draw:polygon>
        <draw:polygon draw:style-name="gr110" draw:text-style-name="P3" draw:layer="layout" svg:width="1.119cm" svg:height="9.379cm" svg:x="1.42cm" svg:y="1.2cm" svg:viewBox="0 0 1120 9380" draw:points="99,0 0,0 0,9243 0,9380 99,9380 1120,9380 1120,9243 99,9243">
          <text:p/>
        </draw:polygon>
        <draw:custom-shape draw:style-name="gr9" draw:text-style-name="P3" draw:layer="layout" svg:width="0.2cm" svg:height="0.15cm" svg:x="4.74cm" svg:y="2.32cm">
          <text:p/>
          <draw:enhanced-geometry svg:viewBox="0 0 21600 21600" draw:mirror-horizontal="true" draw:type="rectangle" draw:enhanced-path="M 0 0 L 21600 0 21600 21600 0 21600 0 0 Z N"/>
        </draw:custom-shape>
        <draw:custom-shape draw:style-name="gr9" draw:text-style-name="P3" draw:layer="layout" svg:width="0.5cm" svg:height="0.16cm" svg:x="6.04cm" svg:y="2.57cm">
          <text:p/>
          <draw:enhanced-geometry svg:viewBox="0 0 21600 21600" draw:mirror-horizontal="true" draw:type="rectangle" draw:enhanced-path="M 0 0 L 21600 0 21600 21600 0 21600 0 0 Z N"/>
        </draw:custom-shape>
        <draw:custom-shape draw:style-name="gr9" draw:text-style-name="P3" draw:layer="layout" svg:width="0.5cm" svg:height="0.16cm" svg:x="6.04cm" svg:y="2.83cm">
          <text:p/>
          <draw:enhanced-geometry svg:viewBox="0 0 21600 21600" draw:mirror-horizontal="true" draw:type="rectangle" draw:enhanced-path="M 0 0 L 21600 0 21600 21600 0 21600 0 0 Z N"/>
        </draw:custom-shape>
        <draw:custom-shape draw:style-name="gr9" draw:text-style-name="P3" draw:layer="layout" svg:width="0.5cm" svg:height="0.16cm" svg:x="6.04cm" svg:y="3.1cm">
          <text:p/>
          <draw:enhanced-geometry svg:viewBox="0 0 21600 21600" draw:mirror-horizontal="true" draw:type="rectangle" draw:enhanced-path="M 0 0 L 21600 0 21600 21600 0 21600 0 0 Z N"/>
        </draw:custom-shape>
        <draw:custom-shape draw:style-name="gr9" draw:text-style-name="P3" draw:layer="layout" svg:width="0.2cm" svg:height="0.15cm" svg:x="4.74cm" svg:y="2.57cm">
          <text:p/>
          <draw:enhanced-geometry svg:viewBox="0 0 21600 21600" draw:mirror-horizontal="true" draw:type="rectangle" draw:enhanced-path="M 0 0 L 21600 0 21600 21600 0 21600 0 0 Z N"/>
        </draw:custom-shape>
        <draw:custom-shape draw:style-name="gr9" draw:text-style-name="P3" draw:layer="layout" svg:width="0.2cm" svg:height="0.15cm" svg:x="4.74cm" svg:y="2.83cm">
          <text:p/>
          <draw:enhanced-geometry svg:viewBox="0 0 21600 21600" draw:mirror-horizontal="true" draw:type="rectangle" draw:enhanced-path="M 0 0 L 21600 0 21600 21600 0 21600 0 0 Z N"/>
        </draw:custom-shape>
        <draw:custom-shape draw:style-name="gr9" draw:text-style-name="P3" draw:layer="layout" svg:width="0.2cm" svg:height="0.15cm" svg:x="4.74cm" svg:y="3.1cm">
          <text:p/>
          <draw:enhanced-geometry svg:viewBox="0 0 21600 21600" draw:mirror-horizontal="true" draw:type="rectangle" draw:enhanced-path="M 0 0 L 21600 0 21600 21600 0 21600 0 0 Z N"/>
        </draw:custom-shape>
        <draw:custom-shape draw:style-name="gr102" draw:text-style-name="P3" draw:layer="layout" svg:width="0.13cm" svg:height="1.78cm" svg:x="3.09cm" svg:y="0.98cm">
          <text:p/>
          <draw:enhanced-geometry svg:viewBox="0 0 21600 21600" draw:mirror-horizontal="true" draw:type="rectangle" draw:enhanced-path="M 0 0 L 21600 0 21600 21600 0 21600 0 0 Z N"/>
        </draw:custom-shape>
        <draw:custom-shape draw:style-name="gr102" draw:text-style-name="P3" draw:layer="layout" svg:width="0.13cm" svg:height="1.78cm" svg:x="2.84cm" svg:y="0.98cm">
          <text:p/>
          <draw:enhanced-geometry svg:viewBox="0 0 21600 21600" draw:mirror-horizontal="true" draw:type="rectangle" draw:enhanced-path="M 0 0 L 21600 0 21600 21600 0 21600 0 0 Z N"/>
        </draw:custom-shape>
        <draw:custom-shape draw:style-name="gr102" draw:text-style-name="P3" draw:layer="layout" svg:width="0.13cm" svg:height="1.78cm" svg:x="2.58cm" svg:y="0.98cm">
          <text:p/>
          <draw:enhanced-geometry svg:viewBox="0 0 21600 21600" draw:mirror-horizontal="true" draw:type="rectangle" draw:enhanced-path="M 0 0 L 21600 0 21600 21600 0 21600 0 0 Z N"/>
        </draw:custom-shape>
        <draw:custom-shape draw:style-name="gr76" draw:text-style-name="P3" draw:layer="layout" svg:width="0.1cm" svg:height="0.76cm" svg:x="4.36cm" svg:y="0.98cm">
          <text:p/>
          <draw:enhanced-geometry svg:viewBox="0 0 21600 21600" draw:mirror-horizontal="true" draw:type="rectangle" draw:enhanced-path="M 0 0 L 21600 0 21600 21600 0 21600 0 0 Z N"/>
        </draw:custom-shape>
        <draw:custom-shape draw:style-name="gr111" draw:text-style-name="P3" draw:layer="layout" svg:width="3.51cm" svg:height="0.3cm" svg:x="1.45cm" svg:y="13.86cm">
          <text:p/>
          <draw:enhanced-geometry svg:viewBox="0 0 21600 21600" draw:mirror-horizontal="true" draw:type="rectangle" draw:enhanced-path="M 0 0 L 21600 0 21600 21600 0 21600 0 0 Z N"/>
        </draw:custom-shape>
        <draw:custom-shape draw:style-name="gr112" draw:text-style-name="P3" draw:layer="layout" svg:width="0.8cm" svg:height="1cm" svg:x="0.5cm" svg:y="13.6cm">
          <text:p/>
          <draw:enhanced-geometry svg:viewBox="0 0 21600 21600" draw:mirror-horizontal="true" draw:type="rectangle" draw:enhanced-path="M 0 0 L 21600 0 21600 21600 0 21600 0 0 Z N"/>
        </draw:custom-shape>
        <draw:custom-shape draw:style-name="gr53" draw:text-style-name="P3" draw:layer="layout" svg:width="0.79cm" svg:height="0.5cm" svg:x="1.45cm" svg:y="14cm">
          <text:p/>
          <draw:enhanced-geometry svg:viewBox="0 0 21600 21600" draw:mirror-horizontal="true" draw:type="rectangle" draw:enhanced-path="M 0 0 L 21600 0 21600 21600 0 21600 0 0 Z N"/>
        </draw:custom-shape>
        <draw:custom-shape draw:style-name="gr113" draw:text-style-name="P3" draw:layer="layout" svg:width="0.9cm" svg:height="0.4cm" svg:x="3.3cm" svg:y="14.9cm">
          <text:p/>
          <draw:enhanced-geometry svg:viewBox="0 0 21600 21600" draw:mirror-horizontal="true" draw:type="rectangle" draw:enhanced-path="M 0 0 L 21600 0 21600 21600 0 21600 0 0 Z N"/>
        </draw:custom-shape>
        <draw:custom-shape draw:style-name="gr114" draw:text-style-name="P3" draw:layer="layout" svg:width="0.6cm" svg:height="0.8cm" svg:x="3.6cm" svg:y="14.9cm">
          <text:p/>
          <draw:enhanced-geometry svg:viewBox="0 0 21600 21600" draw:mirror-horizontal="true" draw:type="rectangle" draw:enhanced-path="M 0 0 L 21600 0 21600 21600 0 21600 0 0 Z N"/>
        </draw:custom-shape>
        <draw:custom-shape draw:style-name="gr115" draw:text-style-name="P3" draw:layer="layout" svg:width="0.7cm" svg:height="0.79cm" svg:x="5.2cm" svg:y="13.9cm">
          <text:p/>
          <draw:enhanced-geometry svg:viewBox="0 0 21600 21600" draw:mirror-horizontal="true" draw:type="rectangle" draw:enhanced-path="M 0 0 L 21600 0 21600 21600 0 21600 0 0 Z N"/>
        </draw:custom-shape>
        <draw:custom-shape draw:style-name="gr116" draw:text-style-name="P3" draw:layer="layout" svg:width="1.5cm" svg:height="0.3cm" svg:x="1.5cm" svg:y="12.8cm">
          <text:p/>
          <draw:enhanced-geometry svg:viewBox="0 0 21600 21600" draw:mirror-horizontal="true" draw:type="rectangle" draw:enhanced-path="M 0 0 L 21600 0 21600 21600 0 21600 0 0 Z N"/>
        </draw:custom-shape>
        <draw:custom-shape draw:style-name="gr117" draw:text-style-name="P3" draw:layer="layout" svg:width="0.7cm" svg:height="0.3cm" svg:x="3.2cm" svg:y="13cm">
          <text:p/>
          <draw:enhanced-geometry svg:viewBox="0 0 21600 21600" draw:mirror-horizontal="true" draw:type="rectangle" draw:enhanced-path="M 0 0 L 21600 0 21600 21600 0 21600 0 0 Z N"/>
        </draw:custom-shape>
        <draw:custom-shape draw:style-name="gr118" draw:text-style-name="P3" draw:layer="layout" svg:width="0.79cm" svg:height="1.6cm" svg:x="0.41cm" svg:y="10.1cm">
          <text:p/>
          <draw:enhanced-geometry svg:viewBox="0 0 21600 21600" draw:mirror-horizontal="true" draw:type="rectangle" draw:enhanced-path="M 0 0 L 21600 0 21600 21600 0 21600 0 0 Z N"/>
        </draw:custom-shape>
        <draw:custom-shape draw:style-name="gr119" draw:text-style-name="P3" draw:layer="layout" svg:width="0.79cm" svg:height="2.6cm" svg:x="0.41cm" svg:y="2.5cm">
          <text:p/>
          <draw:enhanced-geometry svg:viewBox="0 0 21600 21600" draw:mirror-horizontal="true" draw:type="rectangle" draw:enhanced-path="M 0 0 L 21600 0 21600 21600 0 21600 0 0 Z N"/>
        </draw:custom-shape>
        <draw:custom-shape draw:style-name="gr120" draw:text-style-name="P3" draw:layer="layout" svg:width="0.79cm" svg:height="2.4cm" svg:x="0.41cm" svg:y="6.3cm">
          <text:p/>
          <draw:enhanced-geometry svg:viewBox="0 0 21600 21600" draw:mirror-horizontal="true" draw:type="rectangle" draw:enhanced-path="M 0 0 L 21600 0 21600 21600 0 21600 0 0 Z N"/>
        </draw:custom-shape>
        <draw:custom-shape draw:style-name="gr121" draw:text-style-name="P3" draw:layer="layout" svg:width="0.23cm" svg:height="6cm" svg:x="5.56cm" svg:y="5.6cm">
          <text:p/>
          <draw:enhanced-geometry svg:viewBox="0 0 21600 21600" draw:mirror-horizontal="true" draw:type="rectangle" draw:enhanced-path="M 0 0 L 21600 0 21600 21600 0 21600 0 0 Z N"/>
        </draw:custom-shape>
        <draw:custom-shape draw:style-name="gr121" draw:text-style-name="P3" draw:layer="layout" svg:width="0.23cm" svg:height="6cm" svg:x="6.21cm" svg:y="5.6cm">
          <text:p/>
          <draw:enhanced-geometry svg:viewBox="0 0 21600 21600" draw:mirror-horizontal="true" draw:type="rectangle" draw:enhanced-path="M 0 0 L 21600 0 21600 21600 0 21600 0 0 Z N"/>
        </draw:custom-shape>
        <draw:custom-shape draw:style-name="gr122" draw:text-style-name="P3" draw:layer="layout" svg:width="0.23cm" svg:height="7cm" svg:x="6.75cm" svg:y="4.3cm">
          <text:p/>
          <draw:enhanced-geometry svg:viewBox="0 0 21600 21600" draw:mirror-horizontal="true" draw:type="rectangle" draw:enhanced-path="M 0 0 L 21600 0 21600 21600 0 21600 0 0 Z N"/>
        </draw:custom-shape>
        <draw:custom-shape draw:style-name="gr123" draw:text-style-name="P3" draw:layer="layout" svg:width="0.79cm" svg:height="0.7cm" svg:x="0.41cm" svg:y="0.5cm">
          <text:p/>
          <draw:enhanced-geometry svg:viewBox="0 0 21600 21600" draw:mirror-horizontal="true" draw:type="rectangle" draw:enhanced-path="M 0 0 L 21600 0 21600 21600 0 21600 0 0 Z N"/>
        </draw:custom-shape>
        <draw:custom-shape draw:style-name="gr124" draw:text-style-name="P3" draw:layer="layout" svg:width="0.55cm" svg:height="0.79cm" svg:x="5.55cm" svg:y="0.9cm">
          <text:p/>
          <draw:enhanced-geometry svg:viewBox="0 0 21600 21600" draw:mirror-horizontal="true" draw:type="rectangle" draw:enhanced-path="M 0 0 L 21600 0 21600 21600 0 21600 0 0 Z N"/>
        </draw:custom-shape>
        <draw:custom-shape draw:style-name="gr14" draw:text-style-name="P3" draw:layer="layout" svg:width="1.4cm" svg:height="0.24cm" svg:x="4.4cm" svg:y="11.66cm">
          <text:p/>
          <draw:enhanced-geometry svg:viewBox="0 0 21600 21600" draw:mirror-horizontal="true" draw:type="rectangle" draw:enhanced-path="M 0 0 L 21600 0 21600 21600 0 21600 0 0 Z N"/>
        </draw:custom-shape>
        <draw:custom-shape draw:style-name="gr14" draw:text-style-name="P3" draw:layer="layout" svg:width="1.4cm" svg:height="0.24cm" svg:x="4.4cm" svg:y="7.66cm">
          <text:p/>
          <draw:enhanced-geometry svg:viewBox="0 0 21600 21600" draw:mirror-horizontal="true" draw:type="rectangle" draw:enhanced-path="M 0 0 L 21600 0 21600 21600 0 21600 0 0 Z N"/>
        </draw:custom-shape>
        <draw:custom-shape draw:style-name="gr14" draw:text-style-name="P3" draw:layer="layout" svg:width="1.4cm" svg:height="0.24cm" svg:x="4.4cm" svg:y="5.66cm">
          <text:p/>
          <draw:enhanced-geometry svg:viewBox="0 0 21600 21600" draw:mirror-horizontal="true" draw:type="rectangle" draw:enhanced-path="M 0 0 L 21600 0 21600 21600 0 21600 0 0 Z N"/>
        </draw:custom-shape>
        <draw:custom-shape draw:style-name="gr14" draw:text-style-name="P3" draw:layer="layout" svg:width="1.4cm" svg:height="0.24cm" svg:x="4.4cm" svg:y="9.66cm">
          <text:p/>
          <draw:enhanced-geometry svg:viewBox="0 0 21600 21600" draw:mirror-horizontal="true" draw:type="rectangle" draw:enhanced-path="M 0 0 L 21600 0 21600 21600 0 21600 0 0 Z N"/>
        </draw:custom-shape>
        <draw:custom-shape draw:style-name="gr125" draw:text-style-name="P3" draw:layer="layout" svg:width="3.16cm" svg:height="0.7cm" svg:x="1.44cm" svg:y="12.1cm">
          <text:p/>
          <draw:enhanced-geometry svg:viewBox="0 0 21600 21600" draw:mirror-horizontal="true" draw:type="rectangle" draw:enhanced-path="M 0 0 L 21600 0 21600 21600 0 21600 0 0 Z N"/>
        </draw:custom-shape>
        <draw:custom-shape draw:style-name="gr126" draw:text-style-name="P3" draw:layer="layout" svg:width="0.52cm" svg:height="1.84cm" svg:x="3.64cm" svg:y="2cm">
          <text:p/>
          <draw:enhanced-geometry svg:viewBox="0 0 21600 21600" draw:mirror-horizontal="true" draw:type="rectangle" draw:enhanced-path="M 0 0 L 21600 0 21600 21600 0 21600 0 0 Z N"/>
        </draw:custom-shape>
        <draw:custom-shape draw:style-name="gr127" draw:text-style-name="P3" draw:layer="layout" svg:width="1.02cm" svg:height="0.79cm" svg:x="2.78cm" svg:y="3.1cm">
          <text:p/>
          <draw:enhanced-geometry svg:viewBox="0 0 21600 21600" draw:mirror-horizontal="true" draw:type="rectangle" draw:enhanced-path="M 0 0 L 21600 0 21600 21600 0 21600 0 0 Z N"/>
        </draw:custom-shape>
        <draw:custom-shape draw:style-name="gr128" draw:text-style-name="P3" draw:layer="layout" svg:width="0.4cm" svg:height="1.36cm" svg:x="2.29cm" svg:y="3.14cm">
          <text:p/>
          <draw:enhanced-geometry svg:viewBox="0 0 21600 21600" draw:mirror-horizontal="true" draw:type="rectangle" draw:enhanced-path="M 0 0 L 21600 0 21600 21600 0 21600 0 0 Z N"/>
        </draw:custom-shape>
        <draw:custom-shape draw:style-name="gr129" draw:text-style-name="P3" draw:layer="layout" svg:width="1.28cm" svg:height="0.4cm" svg:x="1.41cm" svg:y="10.52cm">
          <text:p/>
          <draw:enhanced-geometry svg:viewBox="0 0 21600 21600" draw:mirror-horizontal="true" draw:type="rectangle" draw:enhanced-path="M 0 0 L 21600 0 21600 21600 0 21600 0 0 Z N"/>
        </draw:custom-shape>
        <draw:custom-shape draw:style-name="gr130" draw:text-style-name="P3" draw:layer="layout" svg:width="1.02cm" svg:height="0.3cm" svg:x="1.67cm" svg:y="8.54cm">
          <text:p/>
          <draw:enhanced-geometry svg:viewBox="0 0 21600 21600" draw:mirror-horizontal="true" draw:type="rectangle" draw:enhanced-path="M 0 0 L 21600 0 21600 21600 0 21600 0 0 Z N"/>
        </draw:custom-shape>
        <draw:custom-shape draw:style-name="gr131" draw:text-style-name="P3" draw:layer="layout" svg:width="1.2cm" svg:height="0.28cm" svg:x="4.16cm" svg:y="10.1cm">
          <text:p/>
          <draw:enhanced-geometry svg:viewBox="0 0 21600 21600" draw:mirror-horizontal="true" draw:type="rectangle" draw:enhanced-path="M 0 0 L 21600 0 21600 21600 0 21600 0 0 Z N"/>
        </draw:custom-shape>
        <draw:custom-shape draw:style-name="gr131" draw:text-style-name="P3" draw:layer="layout" svg:width="1.2cm" svg:height="0.28cm" svg:x="4.16cm" svg:y="8.1cm">
          <text:p/>
          <draw:enhanced-geometry svg:viewBox="0 0 21600 21600" draw:mirror-horizontal="true" draw:type="rectangle" draw:enhanced-path="M 0 0 L 21600 0 21600 21600 0 21600 0 0 Z N"/>
        </draw:custom-shape>
        <draw:custom-shape draw:style-name="gr131" draw:text-style-name="P3" draw:layer="layout" svg:width="1.2cm" svg:height="0.28cm" svg:x="4.16cm" svg:y="6.1cm">
          <text:p/>
          <draw:enhanced-geometry svg:viewBox="0 0 21600 21600" draw:mirror-horizontal="true" draw:type="rectangle" draw:enhanced-path="M 0 0 L 21600 0 21600 21600 0 21600 0 0 Z N"/>
        </draw:custom-shape>
        <draw:custom-shape draw:style-name="gr131" draw:text-style-name="P3" draw:layer="layout" svg:width="1.2cm" svg:height="0.28cm" svg:x="4.16cm" svg:y="4.1cm">
          <text:p/>
          <draw:enhanced-geometry svg:viewBox="0 0 21600 21600" draw:mirror-horizontal="true" draw:type="rectangle" draw:enhanced-path="M 0 0 L 21600 0 21600 21600 0 21600 0 0 Z N"/>
        </draw:custom-shape>
        <draw:custom-shape draw:style-name="gr62" draw:text-style-name="P3" draw:layer="layout" svg:width="0.2cm" svg:height="1.9cm" svg:x="6.9cm" svg:y="1.6cm">
          <text:p/>
          <draw:enhanced-geometry svg:viewBox="0 0 21600 21600" draw:mirror-horizontal="true" draw:type="rectangle" draw:enhanced-path="M 0 0 L 21600 0 21600 21600 0 21600 0 0 Z N"/>
        </draw:custom-shape>
        <draw:custom-shape draw:style-name="gr132" draw:text-style-name="P3" draw:layer="layout" svg:width="0.3cm" svg:height="0.5cm" svg:x="3.89cm" svg:y="1.1cm">
          <text:p/>
          <draw:enhanced-geometry svg:viewBox="0 0 21600 21600" draw:mirror-horizontal="true" draw:type="rectangle" draw:enhanced-path="M 0 0 L 21600 0 21600 21600 0 21600 0 0 Z N"/>
        </draw:custom-shape>
        <draw:custom-shape draw:style-name="gr133" draw:text-style-name="P3" draw:layer="layout" svg:width="0.2cm" svg:height="2.2cm" svg:x="5.7cm" svg:y="3.4cm">
          <text:p/>
          <draw:enhanced-geometry svg:viewBox="0 0 21600 21600" draw:mirror-horizontal="true" draw:type="rectangle" draw:enhanced-path="M 0 0 L 21600 0 21600 21600 0 21600 0 0 Z N"/>
        </draw:custom-shape>
        <draw:custom-shape draw:style-name="gr14" draw:text-style-name="P3" draw:layer="layout" svg:width="1.4cm" svg:height="0.1cm" svg:x="5.7cm" svg:y="3.4cm">
          <text:p/>
          <draw:enhanced-geometry svg:viewBox="0 0 21600 21600" draw:mirror-horizontal="true" draw:type="rectangle" draw:enhanced-path="M 0 0 L 21600 0 21600 21600 0 21600 0 0 Z N"/>
        </draw:custom-shape>
        <draw:custom-shape draw:style-name="gr62" draw:text-style-name="P3" draw:layer="layout" svg:width="0.39cm" svg:height="1.9cm" svg:x="5.9cm" svg:y="3.4cm">
          <text:p/>
          <draw:enhanced-geometry svg:viewBox="0 0 21600 21600" draw:mirror-horizontal="true" draw:type="rectangle" draw:enhanced-path="M 0 0 L 21600 0 21600 21600 0 21600 0 0 Z N"/>
        </draw:custom-shape>
        <draw:custom-shape draw:style-name="gr24" draw:text-style-name="P3" draw:layer="layout" svg:width="0.5cm" svg:height="0.6cm" svg:x="4.69cm" svg:y="10.7cm">
          <text:p/>
          <draw:enhanced-geometry svg:viewBox="0 0 21600 21600" draw:mirror-horizontal="true" draw:type="rectangle" draw:enhanced-path="M 0 0 L 21600 0 21600 21600 0 21600 0 0 Z N"/>
        </draw:custom-shape>
        <draw:custom-shape draw:style-name="gr24" draw:text-style-name="P3" draw:layer="layout" svg:width="0.5cm" svg:height="0.6cm" svg:x="4.69cm" svg:y="8.7cm">
          <text:p/>
          <draw:enhanced-geometry svg:viewBox="0 0 21600 21600" draw:mirror-horizontal="true" draw:type="rectangle" draw:enhanced-path="M 0 0 L 21600 0 21600 21600 0 21600 0 0 Z N"/>
        </draw:custom-shape>
        <draw:custom-shape draw:style-name="gr24" draw:text-style-name="P3" draw:layer="layout" svg:width="0.5cm" svg:height="0.6cm" svg:x="4.69cm" svg:y="6.7cm">
          <text:p/>
          <draw:enhanced-geometry svg:viewBox="0 0 21600 21600" draw:mirror-horizontal="true" draw:type="rectangle" draw:enhanced-path="M 0 0 L 21600 0 21600 21600 0 21600 0 0 Z N"/>
        </draw:custom-shape>
        <draw:custom-shape draw:style-name="gr24" draw:text-style-name="P3" draw:layer="layout" svg:width="0.5cm" svg:height="0.6cm" svg:x="4.69cm" svg:y="4.7cm">
          <text:p/>
          <draw:enhanced-geometry svg:viewBox="0 0 21600 21600" draw:mirror-horizontal="true" draw:type="rectangle" draw:enhanced-path="M 0 0 L 21600 0 21600 21600 0 21600 0 0 Z N"/>
        </draw:custom-shape>
        <draw:custom-shape draw:style-name="gr62" draw:text-style-name="P3" draw:layer="layout" svg:width="0.28cm" svg:height="1.9cm" svg:x="5.22cm" svg:y="2cm">
          <text:p/>
          <draw:enhanced-geometry svg:viewBox="0 0 21600 21600" draw:mirror-horizontal="true" draw:type="rectangle" draw:enhanced-path="M 0 0 L 21600 0 21600 21600 0 21600 0 0 Z N"/>
        </draw:custom-shape>
        <draw:custom-shape draw:style-name="gr58" draw:text-style-name="P3" draw:layer="layout" svg:width="1.28cm" svg:height="0.2cm" svg:x="4.11cm" svg:y="2cm">
          <text:p/>
          <draw:enhanced-geometry svg:viewBox="0 0 21600 21600" draw:mirror-horizontal="true" draw:type="rectangle" draw:enhanced-path="M 0 0 L 21600 0 21600 21600 0 21600 0 0 Z N"/>
        </draw:custom-shape>
        <draw:custom-shape draw:style-name="gr134" draw:text-style-name="P3" draw:layer="layout" svg:width="1.4cm" svg:height="0.56cm" svg:x="4.1cm" svg:y="3.4cm">
          <text:p/>
          <draw:enhanced-geometry svg:viewBox="0 0 21600 21600" draw:mirror-horizontal="true" draw:type="rectangle" draw:enhanced-path="M 0 0 L 21600 0 21600 21600 0 21600 0 0 Z N"/>
        </draw:custom-shape>
        <draw:custom-shape draw:style-name="gr52" draw:text-style-name="P3" draw:layer="layout" svg:width="0.3cm" svg:height="1.4cm" svg:x="3.9cm" svg:y="10.46cm">
          <text:p/>
          <draw:enhanced-geometry svg:viewBox="0 0 21600 21600" draw:mirror-horizontal="true" draw:type="rectangle" draw:enhanced-path="M 0 0 L 21600 0 21600 21600 0 21600 0 0 Z N"/>
        </draw:custom-shape>
        <draw:custom-shape draw:style-name="gr135" draw:text-style-name="P3" draw:layer="layout" svg:width="0.6cm" svg:height="0.4cm" svg:x="3.6cm" svg:y="11.46cm">
          <text:p/>
          <draw:enhanced-geometry svg:viewBox="0 0 21600 21600" draw:mirror-horizontal="true" draw:type="rectangle" draw:enhanced-path="M 0 0 L 21600 0 21600 21600 0 21600 0 0 Z N"/>
        </draw:custom-shape>
        <draw:custom-shape draw:style-name="gr52" draw:text-style-name="P3" draw:layer="layout" svg:width="0.3cm" svg:height="1.4cm" svg:x="3.9cm" svg:y="8.46cm">
          <text:p/>
          <draw:enhanced-geometry svg:viewBox="0 0 21600 21600" draw:mirror-horizontal="true" draw:type="rectangle" draw:enhanced-path="M 0 0 L 21600 0 21600 21600 0 21600 0 0 Z N"/>
        </draw:custom-shape>
        <draw:custom-shape draw:style-name="gr135" draw:text-style-name="P3" draw:layer="layout" svg:width="0.6cm" svg:height="0.4cm" svg:x="3.6cm" svg:y="9.46cm">
          <text:p/>
          <draw:enhanced-geometry svg:viewBox="0 0 21600 21600" draw:mirror-horizontal="true" draw:type="rectangle" draw:enhanced-path="M 0 0 L 21600 0 21600 21600 0 21600 0 0 Z N"/>
        </draw:custom-shape>
        <draw:custom-shape draw:style-name="gr52" draw:text-style-name="P3" draw:layer="layout" svg:width="0.3cm" svg:height="1.4cm" svg:x="3.9cm" svg:y="6.46cm">
          <text:p/>
          <draw:enhanced-geometry svg:viewBox="0 0 21600 21600" draw:mirror-horizontal="true" draw:type="rectangle" draw:enhanced-path="M 0 0 L 21600 0 21600 21600 0 21600 0 0 Z N"/>
        </draw:custom-shape>
        <draw:custom-shape draw:style-name="gr135" draw:text-style-name="P3" draw:layer="layout" svg:width="0.6cm" svg:height="0.4cm" svg:x="3.6cm" svg:y="7.46cm">
          <text:p/>
          <draw:enhanced-geometry svg:viewBox="0 0 21600 21600" draw:mirror-horizontal="true" draw:type="rectangle" draw:enhanced-path="M 0 0 L 21600 0 21600 21600 0 21600 0 0 Z N"/>
        </draw:custom-shape>
        <draw:custom-shape draw:style-name="gr52" draw:text-style-name="P3" draw:layer="layout" svg:width="0.3cm" svg:height="1.4cm" svg:x="3.9cm" svg:y="4.46cm">
          <text:p/>
          <draw:enhanced-geometry svg:viewBox="0 0 21600 21600" draw:mirror-horizontal="true" draw:type="rectangle" draw:enhanced-path="M 0 0 L 21600 0 21600 21600 0 21600 0 0 Z N"/>
        </draw:custom-shape>
        <draw:custom-shape draw:style-name="gr135" draw:text-style-name="P3" draw:layer="layout" svg:width="0.6cm" svg:height="0.4cm" svg:x="3.6cm" svg:y="5.46cm">
          <text:p/>
          <draw:enhanced-geometry svg:viewBox="0 0 21600 21600" draw:mirror-horizontal="true" draw:type="rectangle" draw:enhanced-path="M 0 0 L 21600 0 21600 21600 0 21600 0 0 Z N"/>
        </draw:custom-shape>
        <draw:custom-shape draw:style-name="gr52" draw:text-style-name="P3" draw:layer="layout" svg:width="0.3cm" svg:height="1.4cm" svg:x="3.9cm" svg:y="10.46cm">
          <text:p/>
          <draw:enhanced-geometry svg:viewBox="0 0 21600 21600" draw:mirror-horizontal="true" draw:type="rectangle" draw:enhanced-path="M 0 0 L 21600 0 21600 21600 0 21600 0 0 Z N"/>
        </draw:custom-shape>
        <draw:custom-shape draw:style-name="gr135" draw:text-style-name="P3" draw:layer="layout" svg:width="0.6cm" svg:height="0.4cm" svg:x="3.6cm" svg:y="11.46cm">
          <text:p/>
          <draw:enhanced-geometry svg:viewBox="0 0 21600 21600" draw:mirror-horizontal="true" draw:type="rectangle" draw:enhanced-path="M 0 0 L 21600 0 21600 21600 0 21600 0 0 Z N"/>
        </draw:custom-shape>
        <draw:custom-shape draw:style-name="gr136" draw:text-style-name="P3" draw:layer="layout" svg:width="0.56cm" svg:height="0.5cm" svg:x="2.24cm" svg:y="4.7cm">
          <text:p/>
          <draw:enhanced-geometry svg:viewBox="0 0 21600 21600" draw:mirror-horizontal="true" draw:type="rectangle" draw:enhanced-path="M 0 0 L 21600 0 21600 21600 0 21600 0 0 Z N"/>
        </draw:custom-shape>
        <draw:custom-shape draw:style-name="gr137" draw:text-style-name="P3" draw:layer="layout" svg:width="1.14cm" svg:height="0.34cm" svg:x="2.26cm" svg:y="5.7cm">
          <text:p/>
          <draw:enhanced-geometry svg:viewBox="0 0 21600 21600" draw:mirror-horizontal="true" draw:type="rectangle" draw:enhanced-path="M 0 0 L 21600 0 21600 21600 0 21600 0 0 Z N"/>
        </draw:custom-shape>
        <draw:custom-shape draw:style-name="gr138" draw:text-style-name="P3" draw:layer="layout" svg:width="0.6cm" svg:height="0.51cm" svg:x="2.26cm" svg:y="6.7cm">
          <text:p/>
          <draw:enhanced-geometry svg:viewBox="0 0 21600 21600" draw:mirror-horizontal="true" draw:type="rectangle" draw:enhanced-path="M 0 0 L 21600 0 21600 21600 0 21600 0 0 Z N"/>
        </draw:custom-shape>
        <draw:custom-shape draw:style-name="gr138" draw:text-style-name="P3" draw:layer="layout" svg:width="0.6cm" svg:height="0.51cm" svg:x="2.26cm" svg:y="9.8cm">
          <text:p/>
          <draw:enhanced-geometry svg:viewBox="0 0 21600 21600" draw:mirror-horizontal="true" draw:type="rectangle" draw:enhanced-path="M 0 0 L 21600 0 21600 21600 0 21600 0 0 Z N"/>
        </draw:custom-shape>
        <draw:custom-shape draw:style-name="gr138" draw:text-style-name="P3" draw:layer="layout" svg:width="0.6cm" svg:height="0.51cm" svg:x="2.26cm" svg:y="7.7cm">
          <text:p/>
          <draw:enhanced-geometry svg:viewBox="0 0 21600 21600" draw:mirror-horizontal="true" draw:type="rectangle" draw:enhanced-path="M 0 0 L 21600 0 21600 21600 0 21600 0 0 Z N"/>
        </draw:custom-shape>
        <draw:custom-shape draw:style-name="gr138" draw:text-style-name="P3" draw:layer="layout" svg:width="0.6cm" svg:height="0.51cm" svg:x="2.24cm" svg:y="5.8cm">
          <text:p/>
          <draw:enhanced-geometry svg:viewBox="0 0 21600 21600" draw:mirror-horizontal="true" draw:type="rectangle" draw:enhanced-path="M 0 0 L 21600 0 21600 21600 0 21600 0 0 Z N"/>
        </draw:custom-shape>
        <draw:custom-shape draw:style-name="gr137" draw:text-style-name="P3" draw:layer="layout" svg:width="1.14cm" svg:height="0.34cm" svg:x="2.26cm" svg:y="7.7cm">
          <text:p/>
          <draw:enhanced-geometry svg:viewBox="0 0 21600 21600" draw:mirror-horizontal="true" draw:type="rectangle" draw:enhanced-path="M 0 0 L 21600 0 21600 21600 0 21600 0 0 Z N"/>
        </draw:custom-shape>
        <draw:custom-shape draw:style-name="gr137" draw:text-style-name="P3" draw:layer="layout" svg:width="1.14cm" svg:height="0.34cm" svg:x="2.26cm" svg:y="9.7cm">
          <text:p/>
          <draw:enhanced-geometry svg:viewBox="0 0 21600 21600" draw:mirror-horizontal="true" draw:type="rectangle" draw:enhanced-path="M 0 0 L 21600 0 21600 21600 0 21600 0 0 Z N"/>
        </draw:custom-shape>
        <draw:custom-shape draw:style-name="gr139" draw:text-style-name="P3" draw:layer="layout" svg:width="0.4cm" svg:height="1.8cm" svg:x="1.7cm" svg:y="6.7cm">
          <text:p/>
          <draw:enhanced-geometry svg:viewBox="0 0 21600 21600" draw:mirror-horizontal="true" draw:type="rectangle" draw:enhanced-path="M 0 0 L 21600 0 21600 21600 0 21600 0 0 Z N"/>
        </draw:custom-shape>
        <draw:custom-shape draw:style-name="gr140" draw:text-style-name="P3" draw:layer="layout" svg:width="0.7cm" svg:height="2.8cm" svg:x="1.4cm" svg:y="9cm">
          <text:p/>
          <draw:enhanced-geometry svg:viewBox="0 0 21600 21600" draw:mirror-horizontal="true" draw:type="rectangle" draw:enhanced-path="M 0 0 L 21600 0 21600 21600 0 21600 0 0 Z N"/>
        </draw:custom-shape>
        <draw:custom-shape draw:style-name="gr141" draw:text-style-name="P3" draw:layer="layout" svg:width="0.18cm" svg:height="2.59cm" svg:x="2.22cm" svg:y="1.2cm">
          <text:p/>
          <draw:enhanced-geometry svg:viewBox="0 0 21600 21600" draw:mirror-horizontal="true" draw:type="rectangle" draw:enhanced-path="M 0 0 L 21600 0 21600 21600 0 21600 0 0 Z N"/>
        </draw:custom-shape>
        <draw:custom-shape draw:style-name="gr142" draw:text-style-name="P3" draw:layer="layout" svg:width="0.18cm" svg:height="5.3cm" svg:x="1.98cm" svg:y="1.21cm">
          <text:p/>
          <draw:enhanced-geometry svg:viewBox="0 0 21600 21600" draw:mirror-horizontal="true" draw:type="rectangle" draw:enhanced-path="M 0 0 L 21600 0 21600 21600 0 21600 0 0 Z N"/>
        </draw:custom-shape>
        <draw:custom-shape draw:style-name="gr143" draw:text-style-name="P3" draw:layer="layout" svg:width="0.18cm" svg:height="5.6cm" svg:x="1.69cm" svg:y="1.21cm">
          <text:p/>
          <draw:enhanced-geometry svg:viewBox="0 0 21600 21600" draw:mirror-horizontal="true" draw:type="rectangle" draw:enhanced-path="M 0 0 L 21600 0 21600 21600 0 21600 0 0 Z N"/>
        </draw:custom-shape>
        <draw:custom-shape draw:style-name="gr144" draw:text-style-name="P3" draw:layer="layout" svg:width="0.18cm" svg:height="8.31cm" svg:x="1.44cm" svg:y="1.21cm">
          <text:p/>
          <draw:enhanced-geometry svg:viewBox="0 0 21600 21600" draw:mirror-horizontal="true" draw:type="rectangle" draw:enhanced-path="M 0 0 L 21600 0 21600 21600 0 21600 0 0 Z N"/>
        </draw:custom-shape>
        <draw:custom-shape draw:style-name="gr145" draw:text-style-name="P3" draw:layer="layout" svg:width="2.02cm" svg:height="0.4cm" svg:x="1.44cm" svg:y="11.9cm">
          <text:p/>
          <draw:enhanced-geometry svg:viewBox="0 0 21600 21600" draw:mirror-horizontal="true" draw:type="rectangle" draw:enhanced-path="M 0 0 L 21600 0 21600 21600 0 21600 0 0 Z N"/>
        </draw:custom-shape>
        <draw:path draw:style-name="gr3" draw:text-style-name="P3" draw:layer="layout" svg:width="0.219cm" svg:height="4.029cm" draw:transform="rotate (-1.5707963267949) translate (5.56cm 0.799999999999997cm)" svg:viewBox="0 0 220 4030" svg:d="M70 1887c0 23 17 40 40 40s40-17 40-40-17-40-40-40-40 17-40 40zM0 1887c0-62 48-110 110-110s110 48 110 110-48 110-110 110-110-48-110-110zM70 1633c0 23 17 40 40 40s40-17 40-40c0-22-17-40-40-40s-40 18-40 40zM0 1633c0-62 48-110 110-110s110 48 110 110-48 110-110 110-110-48-110-110zM70 1379c0 23 17 40 40 40s40-17 40-40c0-22-17-40-40-40s-40 18-40 40zM0 1379c0-62 48-110 110-110s110 48 110 110c0 63-48 110-110 110s-110-47-110-110zM70 1125c0 23 17 40 40 40s40-17 40-40c0-22-17-40-40-40s-40 18-40 40zM0 1125c0-62 48-109 110-109s110 47 110 109c0 63-48 110-110 110s-110-47-110-110zM70 872c0 22 17 40 40 40s40-18 40-40c0-23-17-40-40-40s-40 17-40 40zM0 872c0-63 48-110 110-110s110 47 110 110c0 62-48 110-110 110s-110-48-110-110zM70 618c0 22 17 40 40 40s40-18 40-40c0-23-17-40-40-40s-40 17-40 40zM0 618c0-63 48-110 110-110s110 47 110 110c0 62-48 110-110 110s-110-48-110-110zM70 364c0 23 17 40 40 40s40-17 40-40-17-40-40-40-40 17-40 40zM0 364c0-62 48-110 110-110s110 48 110 110-48 110-110 110-110-48-110-110zM70 110c0 23 17 40 40 40s40-17 40-40-17-40-40-40-40 17-40 40zM0 110c0-62 48-110 110-110s110 48 110 110-48 110-110 110-110-48-110-110zM70 3920c0 23 17 40 40 40s40-17 40-40-17-40-40-40-40 17-40 40zM0 3920c0-62 48-110 110-110s110 48 110 110-48 110-110 110-110-48-110-110zM70 3666c0 23 17 40 40 40s40-17 40-40-17-40-40-40-40 17-40 40zM0 3666c0-62 48-110 110-110s110 48 110 110-48 110-110 110-110-48-110-110zM70 3412c0 23 17 40 40 40s40-17 40-40c0-22-17-40-40-40s-40 18-40 40zM0 3412c0-62 48-110 110-110s110 48 110 110c0 63-48 110-110 110s-110-47-110-110zM70 3158c0 23 17 40 40 40s40-17 40-40c0-22-17-40-40-40s-40 18-40 40zM0 3158c0-62 48-110 110-110s110 48 110 110c0 63-48 110-110 110s-110-47-110-110zM70 2905c0 22 17 40 40 40s40-18 40-40c0-23-17-40-40-40s-40 17-40 40zM0 2905c0-63 48-110 110-110s110 47 110 110c0 62-48 109-110 109s-110-47-110-109zM70 2651c0 22 17 40 40 40s40-18 40-40c0-23-17-40-40-40s-40 17-40 40zM0 2651c0-63 48-110 110-110s110 47 110 110c0 62-48 110-110 110s-110-48-110-110zM70 2397c0 22 17 40 40 40s40-18 40-40c0-23-17-40-40-40s-40 17-40 40zM0 2397c0-62 48-110 110-110s110 48 110 110-48 110-110 110-110-48-110-110zM70 2143c0 23 17 40 40 40s40-17 40-40-17-40-40-40-40 17-40 40zM0 2143c0-62 48-110 110-110s110 48 110 110-48 110-110 110-110-48-110-110z">
          <text:p/>
        </draw:path>
        <draw:custom-shape draw:style-name="gr102" draw:text-style-name="P3" draw:layer="layout" svg:width="0.13cm" svg:height="1.78cm" svg:x="2.35cm" svg:y="0.96cm">
          <text:p/>
          <draw:enhanced-geometry svg:viewBox="0 0 21600 21600" draw:mirror-horizontal="true" draw:type="rectangle" draw:enhanced-path="M 0 0 L 21600 0 21600 21600 0 21600 0 0 Z N"/>
        </draw:custom-shape>
        <draw:custom-shape draw:style-name="gr102" draw:text-style-name="P3" draw:layer="layout" svg:width="0.16cm" svg:height="1.78cm" svg:x="1.42cm" svg:y="0.82cm">
          <text:p/>
          <draw:enhanced-geometry svg:viewBox="0 0 21600 21600" draw:mirror-horizontal="true" draw:type="rectangle" draw:enhanced-path="M 0 0 L 21600 0 21600 21600 0 21600 0 0 Z N"/>
        </draw:custom-shape>
        <draw:custom-shape draw:style-name="gr102" draw:text-style-name="P3" draw:layer="layout" svg:width="0.13cm" svg:height="1.78cm" svg:x="1.77cm" svg:y="0.98cm">
          <text:p/>
          <draw:enhanced-geometry svg:viewBox="0 0 21600 21600" draw:mirror-horizontal="true" draw:type="rectangle" draw:enhanced-path="M 0 0 L 21600 0 21600 21600 0 21600 0 0 Z N"/>
        </draw:custom-shape>
        <draw:custom-shape draw:style-name="gr102" draw:text-style-name="P3" draw:layer="layout" svg:width="0.13cm" svg:height="1.78cm" svg:x="2.03cm" svg:y="0.98cm">
          <text:p/>
          <draw:enhanced-geometry svg:viewBox="0 0 21600 21600" draw:mirror-horizontal="true" draw:type="rectangle" draw:enhanced-path="M 0 0 L 21600 0 21600 21600 0 21600 0 0 Z N"/>
        </draw:custom-shape>
      </draw:page>
      <draw:page draw:name="page3" draw:style-name="dp1" draw:master-page-name="預設">
        <draw:custom-shape draw:style-name="gr79" draw:text-style-name="P1" draw:layer="layout" svg:width="6.7cm" svg:height="16.51cm" svg:x="0.4cm" svg:y="0.4cm">
          <text:p/>
          <draw:enhanced-geometry svg:viewBox="0 0 21600 21600" draw:mirror-horizontal="false" draw:type="rectangle" draw:enhanced-path="M 0 0 L 21600 0 21600 21600 0 21600 0 0 Z N"/>
        </draw:custom-shape>
        <draw:path draw:style-name="gr80" draw:text-style-name="P3" draw:layer="layout" svg:width="0.499cm" svg:height="0.499cm" svg:x="3.98cm" svg:y="15.3cm" svg:viewBox="0 0 500 500" svg:d="M81 41c-23 0-40 17-40 40s17 41 40 41 41-18 41-41-18-40-41-40zM81 0c46 0 81 35 81 81s-35 81-81 81-81-35-81-81 35-81 81-81zM419 41c-23 0-41 17-41 40s18 41 41 41 40-18 40-41-17-40-40-40zM419 0c46 0 81 35 81 81s-35 81-81 81-81-35-81-81 35-81 81-81zM81 378c-23 0-40 18-40 41s17 40 40 40 41-17 41-40-18-41-41-41zM81 338c46 0 81 35 81 81s-35 81-81 81-81-35-81-81 35-81 81-81zM419 378c-23 0-41 18-41 41s18 40 41 40 40-17 40-40-17-41-40-41zM419 338c46 0 81 35 81 81s-35 81-81 81-81-35-81-81 35-81 81-81z">
          <text:p/>
        </draw:path>
        <draw:path draw:style-name="gr81" draw:text-style-name="P3" draw:layer="layout" svg:width="0.499cm" svg:height="0.199cm" draw:transform="rotate (1.5707963267949) translate (5.3cm 16.5cm)" svg:viewBox="0 0 500 200" svg:d="M100 70c-17 0-30 13-30 30s13 30 30 30 30-13 30-30-13-30-30-30zM100 0c57 0 100 43 100 100s-43 100-100 100-100-43-100-100 43-100 100-100zM400 70c-17 0-30 13-30 30s13 30 30 30 30-13 30-30-13-30-30-30zM400 0c57 0 100 43 100 100s-43 100-100 100-100-43-100-100 43-100 100-100z">
          <text:p/>
        </draw:path>
        <draw:path draw:style-name="gr82" draw:text-style-name="P3" draw:layer="layout" svg:width="0.979cm" svg:height="0.219cm" svg:x="3.53cm" svg:y="16.4cm" svg:viewBox="0 0 980 220" svg:d="M110 70c-23 0-40 17-40 40s17 40 40 40c22 0 40-17 40-40s-18-40-40-40zM110 0c62 0 110 48 110 110s-48 110-110 110-110-48-110-110 48-110 110-110zM363 70c-22 0-40 17-40 40s18 40 40 40c23 0 40-17 40-40s-17-40-40-40zM363 0c62 0 110 48 110 110s-48 110-110 110-110-48-110-110 48-110 110-110zM617 70c-23 0-40 17-40 40s17 40 40 40c22 0 40-17 40-40s-18-40-40-40zM617 0c62 0 110 48 110 110s-48 110-110 110-110-48-110-110 48-110 110-110zM870 70c-22 0-40 17-40 40s18 40 40 40c23 0 40-17 40-40s-17-40-40-40zM870 0c62 0 110 48 110 110s-48 110-110 110-110-48-110-110 48-110 110-110z">
          <text:p/>
        </draw:path>
        <draw:path draw:style-name="gr83" draw:text-style-name="P3" draw:layer="layout" svg:width="1.199cm" svg:height="2.009cm" svg:x="5.9cm" svg:y="14.9cm" svg:viewBox="0 0 1200 2010" svg:d="M250 199c0 19 5 36 13 51h172c9-15 14-32 14-51 0-18-5-35-13-49h-174c-8 14-12 31-12 49zM750 199c0 19 5 36 13 51h172c9-15 14-32 14-51 0-18-5-35-13-49h-174c-8 14-12 31-12 49zM100 0h1000 50 50v2010h-50-50-1000-50-50v-2010h50zM250 999c0 19 5 36 13 51h172c9-15 14-32 14-51 0-18-5-35-13-49h-174c-8 14-12 31-12 49zM750 999c0 19 5 36 13 51h172c9-15 14-32 14-51 0-18-5-35-13-49h-174c-8 14-12 31-12 49zM250 1799c0 19 5 36 13 51h172c9-15 14-32 14-51 0-18-5-35-13-49h-174c-8 14-12 31-12 49zM750 1799c0 19 5 36 13 51h172c9-15 14-32 14-51 0-18-5-35-13-49h-174c-8 14-12 31-12 49z">
          <text:p/>
        </draw:path>
        <draw:custom-shape draw:style-name="gr84" draw:text-style-name="P3" draw:layer="layout" svg:width="0.12cm" svg:height="0.68cm" svg:x="4.34cm" svg:y="15.76cm">
          <text:p/>
          <draw:enhanced-geometry svg:viewBox="0 0 21600 21600" draw:mirror-horizontal="false" draw:type="rectangle" draw:enhanced-path="M 0 0 L 21600 0 21600 21600 0 21600 0 0 Z N"/>
        </draw:custom-shape>
        <draw:custom-shape draw:style-name="gr9" draw:text-style-name="P3" draw:layer="layout" svg:width="0.15cm" svg:height="0.13cm" svg:x="4.2cm" svg:y="16.44cm">
          <text:p/>
          <draw:enhanced-geometry svg:viewBox="0 0 21600 21600" draw:mirror-horizontal="false" draw:type="rectangle" draw:enhanced-path="M 0 0 L 21600 0 21600 21600 0 21600 0 0 Z N"/>
        </draw:custom-shape>
        <draw:custom-shape draw:style-name="gr85" draw:text-style-name="P3" draw:layer="layout" svg:width="0.44cm" svg:height="0.35cm" svg:x="4.06cm" svg:y="16.56cm">
          <text:p/>
          <draw:enhanced-geometry svg:viewBox="0 0 21600 21600" draw:mirror-horizontal="false" draw:type="rectangle" draw:enhanced-path="M 0 0 L 21600 0 21600 21600 0 21600 0 0 Z N"/>
        </draw:custom-shape>
        <draw:path draw:style-name="gr70" draw:text-style-name="P3" draw:layer="layout" svg:width="0.399cm" svg:height="0.399cm" svg:x="3.4cm" svg:y="14.3cm" svg:viewBox="0 0 400 400" svg:d="M200 16c-104 0-184 80-184 184s80 184 184 184 184-80 184-184-80-184-184-184zM200 0c113 0 200 87 200 200s-87 200-200 200-200-87-200-200 87-200 200-200z">
          <text:p/>
        </draw:path>
        <draw:path draw:style-name="gr86" draw:text-style-name="P3" draw:layer="layout" svg:width="0.899cm" svg:height="1.609cm" svg:x="3.3cm" svg:y="15.3cm" svg:viewBox="0 0 900 1610" svg:d="M200 300c170 0 300-130 300-300h200 100 40 60v170h-60-40-168l-32 81v869h-60v20h10v120h140v350h-390-100-200v-1383c52 46 122 73 200 73zM710 140h90v-110h-90zM300 1140v120h100v-120h-60z">
          <text:p/>
        </draw:path>
        <draw:path draw:style-name="gr87" draw:text-style-name="P3" draw:layer="layout" svg:width="0.459cm" svg:height="1.249cm" svg:x="4.1cm" svg:y="15.66cm" svg:viewBox="0 0 460 1250" svg:d="M360 1250v-1250h100v1250zM0 800v-600h300v600z">
          <text:p/>
        </draw:path>
        <draw:path draw:style-name="gr70" draw:text-style-name="P3" draw:layer="layout" svg:width="0.399cm" svg:height="0.399cm" svg:x="4.7cm" svg:y="16.4cm" svg:viewBox="0 0 400 400" svg:d="M200 16c-104 0-184 80-184 184s80 184 184 184 184-80 184-184-80-184-184-184zM200 0c113 0 200 87 200 200s-87 200-200 200-200-87-200-200 87-200 200-200z">
          <text:p/>
        </draw:path>
        <draw:path draw:style-name="gr88" draw:text-style-name="P3" draw:layer="layout" svg:width="0.709cm" svg:height="0.199cm" draw:transform="rotate (1.5707963267949) translate (5.9cm 13.91cm)" svg:viewBox="0 0 710 200" svg:d="M100 50c-28 0-50 22-50 50s22 50 50 50c29 0 50-22 50-50s-21-50-50-50zM100 0c57 0 101 43 101 100s-44 100-101 100-100-43-100-100 43-100 100-100zM355 50c-28 0-50 22-50 50s22 50 50 50 50-22 50-50-22-50-50-50zM355 0c57 0 100 43 100 100s-43 100-100 100-100-43-100-100 43-100 100-100zM610 50c-29 0-50 22-50 50s21 50 50 50c28 0 50-22 50-50s-22-50-50-50zM610 0c57 0 100 43 100 100s-43 100-100 100-101-43-101-100 44-100 101-100z">
          <text:p/>
        </draw:path>
        <draw:path draw:style-name="gr88" draw:text-style-name="P3" draw:layer="layout" svg:width="0.709cm" svg:height="0.199cm" draw:transform="rotate (1.5707963267949) translate (2.5cm 13.91cm)" svg:viewBox="0 0 710 200" svg:d="M100 50c-28 0-50 22-50 50s22 50 50 50c29 0 50-22 50-50s-21-50-50-50zM100 0c57 0 101 43 101 100s-44 100-101 100-100-43-100-100 43-100 100-100zM355 50c-28 0-50 22-50 50s22 50 50 50 50-22 50-50-22-50-50-50zM355 0c57 0 100 43 100 100s-43 100-100 100-100-43-100-100 43-100 100-100zM610 50c-29 0-50 22-50 50s21 50 50 50c28 0 50-22 50-50s-22-50-50-50zM610 0c57 0 100 43 100 100s-43 100-100 100-101-43-101-100 44-100 101-100z">
          <text:p/>
        </draw:path>
        <draw:path draw:style-name="gr88" draw:text-style-name="P3" draw:layer="layout" svg:width="0.709cm" svg:height="0.199cm" draw:transform="rotate (1.5707963267949) translate (4.2cm 13.91cm)" svg:viewBox="0 0 710 200" svg:d="M100 50c-28 0-50 22-50 50s22 50 50 50c29 0 50-22 50-50s-21-50-50-50zM100 0c57 0 101 43 101 100s-44 100-101 100-100-43-100-100 43-100 100-100zM355 50c-28 0-50 22-50 50s22 50 50 50 50-22 50-50-22-50-50-50zM355 0c57 0 100 43 100 100s-43 100-100 100-100-43-100-100 43-100 100-100zM610 50c-29 0-50 22-50 50s21 50 50 50c28 0 50-22 50-50s-22-50-50-50zM610 0c57 0 100 43 100 100s-43 100-100 100-101-43-101-100 44-100 101-100z">
          <text:p/>
        </draw:path>
        <draw:path draw:style-name="gr70" draw:text-style-name="P3" draw:layer="layout" svg:width="0.399cm" svg:height="0.399cm" svg:x="0.8cm" svg:y="14.3cm" svg:viewBox="0 0 400 400" svg:d="M200 16c-104 0-184 80-184 184s80 184 184 184 184-80 184-184-80-184-184-184zM200 0c113 0 200 87 200 200s-87 200-200 200-200-87-200-200 87-200 200-200z">
          <text:p/>
        </draw:path>
        <draw:path draw:style-name="gr3" draw:text-style-name="P3" draw:layer="layout" svg:width="0.979cm" svg:height="0.219cm" svg:x="1.22cm" svg:y="13.34cm" svg:viewBox="0 0 980 220" svg:d="M110 70c-23 0-40 17-40 40s17 40 40 40c22 0 40-17 40-40s-18-40-40-40zM110 0c62 0 110 48 110 110s-48 110-110 110-110-48-110-110 48-110 110-110zM363 70c-22 0-40 17-40 40s18 40 40 40c23 0 40-17 40-40s-17-40-40-40zM363 0c62 0 110 48 110 110s-48 110-110 110-110-48-110-110 48-110 110-110zM617 70c-23 0-40 17-40 40s17 40 40 40c22 0 40-17 40-40s-18-40-40-40zM617 0c62 0 110 48 110 110s-48 110-110 110-110-48-110-110 48-110 110-110zM870 70c-22 0-40 17-40 40s18 40 40 40c23 0 40-17 40-40s-17-40-40-40zM870 0c62 0 110 48 110 110s-48 110-110 110-110-48-110-110 48-110 110-110z">
          <text:p/>
        </draw:path>
        <draw:custom-shape draw:style-name="gr89" draw:text-style-name="P3" draw:layer="layout" svg:width="0.58cm" svg:height="0.1cm" svg:x="6.06cm" svg:y="13.5cm">
          <text:p/>
          <draw:enhanced-geometry svg:viewBox="0 0 21600 21600" draw:mirror-horizontal="false" draw:type="rectangle" draw:enhanced-path="M 0 0 L 21600 0 21600 21600 0 21600 0 0 Z N"/>
        </draw:custom-shape>
        <draw:custom-shape draw:style-name="gr90" draw:text-style-name="P3" draw:layer="layout" svg:width="0.7cm" svg:height="0.1cm" svg:x="4.36cm" svg:y="13.5cm">
          <text:p/>
          <draw:enhanced-geometry svg:viewBox="0 0 21600 21600" draw:mirror-horizontal="false" draw:type="rectangle" draw:enhanced-path="M 0 0 L 21600 0 21600 21600 0 21600 0 0 Z N"/>
        </draw:custom-shape>
        <draw:custom-shape draw:style-name="gr91" draw:text-style-name="P3" draw:layer="layout" svg:width="0.59cm" svg:height="0.1cm" svg:x="2.66cm" svg:y="13.5cm">
          <text:p/>
          <draw:enhanced-geometry svg:viewBox="0 0 21600 21600" draw:mirror-horizontal="false" draw:type="rectangle" draw:enhanced-path="M 0 0 L 21600 0 21600 21600 0 21600 0 0 Z N"/>
        </draw:custom-shape>
        <draw:custom-shape draw:style-name="gr92" draw:text-style-name="P3" draw:layer="layout" svg:width="0.54cm" svg:height="0.1cm" svg:x="2cm" svg:y="13.5cm">
          <text:p/>
          <draw:enhanced-geometry svg:viewBox="0 0 21600 21600" draw:mirror-horizontal="false" draw:type="rectangle" draw:enhanced-path="M 0 0 L 21600 0 21600 21600 0 21600 0 0 Z N"/>
        </draw:custom-shape>
        <draw:custom-shape draw:style-name="gr93" draw:text-style-name="P3" draw:layer="layout" svg:width="1.56cm" svg:height="0.1cm" svg:x="4.38cm" svg:y="13.76cm">
          <text:p/>
          <draw:enhanced-geometry svg:viewBox="0 0 21600 21600" draw:mirror-horizontal="false" draw:type="rectangle" draw:enhanced-path="M 0 0 L 21600 0 21600 21600 0 21600 0 0 Z N"/>
        </draw:custom-shape>
        <draw:custom-shape draw:style-name="gr93" draw:text-style-name="P3" draw:layer="layout" svg:width="1.56cm" svg:height="0.1cm" svg:x="2.68cm" svg:y="13.76cm">
          <text:p/>
          <draw:enhanced-geometry svg:viewBox="0 0 21600 21600" draw:mirror-horizontal="false" draw:type="rectangle" draw:enhanced-path="M 0 0 L 21600 0 21600 21600 0 21600 0 0 Z N"/>
        </draw:custom-shape>
        <draw:path draw:style-name="gr3" draw:text-style-name="P3" draw:layer="layout" svg:width="0.479cm" svg:height="0.219cm" draw:transform="rotate (1.5707963267949) translate (6.61cm 13.67cm)" svg:viewBox="0 0 480 220" svg:d="M111 70c-23 0-40 17-40 40s17 40 40 40 41-17 41-40-18-40-41-40zM111 0c63 0 112 48 112 110s-49 110-112 110-111-48-111-110 48-110 111-110zM369 70c-23 0-41 17-41 40s18 40 41 40 40-17 40-40-17-40-40-40zM369 0c63 0 111 48 111 110s-48 110-111 110-112-48-112-110 49-110 112-110z">
          <text:p/>
        </draw:path>
        <draw:path draw:style-name="gr3" draw:text-style-name="P3" draw:layer="layout" svg:width="0.479cm" svg:height="0.219cm" draw:transform="rotate (1.5707963267949) translate (3.2cm 13.67cm)" svg:viewBox="0 0 480 220" svg:d="M111 70c-23 0-40 17-40 40s17 40 40 40 41-17 41-40-18-40-41-40zM111 0c63 0 112 48 112 110s-49 110-112 110-111-48-111-110 48-110 111-110zM369 70c-23 0-41 17-41 40s18 40 41 40 40-17 40-40-17-40-40-40zM369 0c63 0 111 48 111 110s-48 110-111 110-112-48-112-110 49-110 112-110z">
          <text:p/>
        </draw:path>
        <draw:path draw:style-name="gr3" draw:text-style-name="P3" draw:layer="layout" svg:width="0.479cm" svg:height="0.219cm" draw:transform="rotate (1.5707963267949) translate (5cm 13.67cm)" svg:viewBox="0 0 480 220" svg:d="M111 70c-23 0-40 17-40 40s17 40 40 40 41-17 41-40-18-40-41-40zM111 0c63 0 112 48 112 110s-49 110-112 110-111-48-111-110 48-110 111-110zM369 70c-23 0-41 17-41 40s18 40 41 40 40-17 40-40-17-40-40-40zM369 0c63 0 111 48 111 110s-48 110-111 110-112-48-112-110 49-110 112-110z">
          <text:p/>
        </draw:path>
        <draw:custom-shape draw:style-name="gr94" draw:text-style-name="P3" draw:layer="layout" svg:width="0.88cm" svg:height="0.1cm" svg:x="3.36cm" svg:y="13.5cm">
          <text:p/>
          <draw:enhanced-geometry svg:viewBox="0 0 21600 21600" draw:mirror-horizontal="false" draw:type="rectangle" draw:enhanced-path="M 0 0 L 21600 0 21600 21600 0 21600 0 0 Z N"/>
        </draw:custom-shape>
        <draw:custom-shape draw:style-name="gr89" draw:text-style-name="P3" draw:layer="layout" svg:width="0.58cm" svg:height="0.1cm" svg:x="6.06cm" svg:y="13.24cm">
          <text:p/>
          <draw:enhanced-geometry svg:viewBox="0 0 21600 21600" draw:mirror-horizontal="false" draw:type="rectangle" draw:enhanced-path="M 0 0 L 21600 0 21600 21600 0 21600 0 0 Z N"/>
        </draw:custom-shape>
        <draw:custom-shape draw:style-name="gr95" draw:text-style-name="P3" draw:layer="layout" svg:width="0.78cm" svg:height="0.1cm" svg:x="5.16cm" svg:y="13.5cm">
          <text:p/>
          <draw:enhanced-geometry svg:viewBox="0 0 21600 21600" draw:mirror-horizontal="false" draw:type="rectangle" draw:enhanced-path="M 0 0 L 21600 0 21600 21600 0 21600 0 0 Z N"/>
        </draw:custom-shape>
        <draw:custom-shape draw:style-name="gr90" draw:text-style-name="P3" draw:layer="layout" svg:width="0.7cm" svg:height="0.1cm" svg:x="4.36cm" svg:y="13.24cm">
          <text:p/>
          <draw:enhanced-geometry svg:viewBox="0 0 21600 21600" draw:mirror-horizontal="false" draw:type="rectangle" draw:enhanced-path="M 0 0 L 21600 0 21600 21600 0 21600 0 0 Z N"/>
        </draw:custom-shape>
        <draw:polygon draw:style-name="gr56" draw:text-style-name="P3" draw:layer="layout" svg:width="1.069cm" svg:height="2.189cm" svg:x="4.4cm" svg:y="13.84cm" svg:viewBox="0 0 1070 2190" draw:points="40,1610 40,1500 0,1500 0,0 1070,0 1070,1480 1070,1500 1070,2190 920,2190 920,1610">
          <text:p/>
        </draw:polygon>
        <draw:polygon draw:style-name="gr96" draw:text-style-name="P3" draw:layer="layout" svg:width="1.459cm" svg:height="0.239cm" svg:x="1.78cm" svg:y="13.14cm" svg:viewBox="0 0 1460 240" draw:points="0,0 120,0 880,0 900,0 1460,0 1460,200 880,200 880,100 120,100 120,240 0,240 0,100">
          <text:p/>
        </draw:polygon>
        <draw:polygon draw:style-name="gr97" draw:text-style-name="P3" draw:layer="layout" svg:width="2.859cm" svg:height="0.469cm" svg:x="1.5cm" svg:y="12.94cm" svg:viewBox="0 0 2860 470" draw:points="150,0 2740,0 2800,0 2860,0 2860,300 2740,300 2740,100 150,100 150,470 0,470 0,0 100,0">
          <text:p/>
        </draw:polygon>
        <draw:polygon draw:style-name="gr98" draw:text-style-name="P3" draw:layer="layout" svg:width="4.799cm" svg:height="0.659cm" svg:x="1.26cm" svg:y="12.74cm" svg:viewBox="0 0 4800 660" draw:points="140,0 4680,0 4730,0 4800,0 4800,510 4680,510 4680,100 140,100 140,660 0,660 0,0 40,0">
          <text:p/>
        </draw:polygon>
        <draw:path draw:style-name="gr88" draw:text-style-name="P3" draw:layer="layout" svg:width="1.599cm" svg:height="1.399cm" svg:x="0.8cm" svg:y="10.3cm" svg:viewBox="0 0 1600 1400" svg:d="M100 50c-28 0-50 22-50 50s22 50 50 50 50-22 50-50-22-50-50-50zM100 0c57 0 100 43 100 100s-43 100-100 100-100-43-100-100 43-100 100-100zM100 1250c-28 0-50 22-50 50s22 50 50 50 50-22 50-50-22-50-50-50zM100 1200c57 0 100 43 100 100s-43 100-100 100-100-43-100-100 43-100 100-100zM1300 50c-28 0-50 22-50 50s22 50 50 50 50-22 50-50-22-50-50-50zM1300 0c57 0 100 43 100 100s-43 100-100 100-100-43-100-100 43-100 100-100zM1300 1250c-28 0-50 22-50 50s22 50 50 50 50-22 50-50-22-50-50-50zM1300 1200c57 0 100 43 100 100s-43 100-100 100-100-43-100-100 43-100 100-100zM1500 650c-28 0-50 22-50 50s22 50 50 50 50-22 50-50-22-50-50-50zM1500 600c57 0 100 43 100 100s-43 100-100 100-100-43-100-100 43-100 100-100z">
          <text:p/>
        </draw:path>
        <draw:path draw:style-name="gr88" draw:text-style-name="P3" draw:layer="layout" svg:width="1.599cm" svg:height="1.399cm" svg:x="0.8cm" svg:y="8.3cm" svg:viewBox="0 0 1600 1400" svg:d="M100 50c-28 0-50 22-50 50s22 50 50 50 50-22 50-50-22-50-50-50zM100 0c57 0 100 43 100 100s-43 100-100 100-100-43-100-100 43-100 100-100zM100 1250c-28 0-50 22-50 50s22 50 50 50 50-22 50-50-22-50-50-50zM100 1200c57 0 100 43 100 100s-43 100-100 100-100-43-100-100 43-100 100-100zM1300 50c-28 0-50 22-50 50s22 50 50 50 50-22 50-50-22-50-50-50zM1300 0c57 0 100 43 100 100s-43 100-100 100-100-43-100-100 43-100 100-100zM1300 1250c-28 0-50 22-50 50s22 50 50 50 50-22 50-50-22-50-50-50zM1300 1200c57 0 100 43 100 100s-43 100-100 100-100-43-100-100 43-100 100-100zM1500 650c-28 0-50 22-50 50s22 50 50 50 50-22 50-50-22-50-50-50zM1500 600c57 0 100 43 100 100s-43 100-100 100-100-43-100-100 43-100 100-100z">
          <text:p/>
        </draw:path>
        <draw:path draw:style-name="gr88" draw:text-style-name="P3" draw:layer="layout" svg:width="1.599cm" svg:height="1.399cm" svg:x="0.8cm" svg:y="6.3cm" svg:viewBox="0 0 1600 1400" svg:d="M100 50c-28 0-50 22-50 50s22 50 50 50 50-22 50-50-22-50-50-50zM100 0c57 0 100 43 100 100s-43 100-100 100-100-43-100-100 43-100 100-100zM100 1250c-28 0-50 22-50 50s22 50 50 50 50-22 50-50-22-50-50-50zM100 1200c57 0 100 43 100 100s-43 100-100 100-100-43-100-100 43-100 100-100zM1300 50c-28 0-50 22-50 50s22 50 50 50 50-22 50-50-22-50-50-50zM1300 0c57 0 100 43 100 100s-43 100-100 100-100-43-100-100 43-100 100-100zM1300 1250c-28 0-50 22-50 50s22 50 50 50 50-22 50-50-22-50-50-50zM1300 1200c57 0 100 43 100 100s-43 100-100 100-100-43-100-100 43-100 100-100zM1500 650c-28 0-50 22-50 50s22 50 50 50 50-22 50-50-22-50-50-50zM1500 600c57 0 100 43 100 100s-43 100-100 100-100-43-100-100 43-100 100-100z">
          <text:p/>
        </draw:path>
        <draw:path draw:style-name="gr88" draw:text-style-name="P3" draw:layer="layout" svg:width="1.599cm" svg:height="1.399cm" svg:x="0.8cm" svg:y="4.3cm" svg:viewBox="0 0 1600 1400" svg:d="M100 50c-28 0-50 22-50 50s22 50 50 50 50-22 50-50-22-50-50-50zM100 0c57 0 100 43 100 100s-43 100-100 100-100-43-100-100 43-100 100-100zM100 1250c-28 0-50 22-50 50s22 50 50 50 50-22 50-50-22-50-50-50zM100 1200c57 0 100 43 100 100s-43 100-100 100-100-43-100-100 43-100 100-100zM1300 50c-28 0-50 22-50 50s22 50 50 50 50-22 50-50-22-50-50-50zM1300 0c57 0 100 43 100 100s-43 100-100 100-100-43-100-100 43-100 100-100zM1300 1250c-28 0-50 22-50 50s22 50 50 50 50-22 50-50-22-50-50-50zM1300 1200c57 0 100 43 100 100s-43 100-100 100-100-43-100-100 43-100 100-100zM1500 650c-28 0-50 22-50 50s22 50 50 50 50-22 50-50-22-50-50-50zM1500 600c57 0 100 43 100 100s-43 100-100 100-100-43-100-100 43-100 100-100z">
          <text:p/>
        </draw:path>
        <draw:path draw:style-name="gr83" draw:text-style-name="P3" draw:layer="layout" svg:width="1.199cm" svg:height="12.609cm" svg:x="0.4cm" svg:y="4.3cm" svg:viewBox="0 0 1200 12610" svg:d="M250 10799c0 19 5 36 13 51h172c9-15 14-32 14-51 0-18-5-35-13-49h-174c-8 14-12 31-12 49zM750 10799c0 19 5 36 13 51h172c9-15 14-32 14-51 0-18-5-35-13-49h-174c-8 14-12 31-12 49zM1100 10600h50 50v2010h-50-50-1000-50-50v-1510-500-4400-200-1800-200-1800-200-1800-200h200 240v200h-240v1800h240v200h-240v1800h240v200h-240v1800h240v200h-240v4400zM250 11599c0 19 5 36 13 51h172c9-15 14-32 14-51 0-18-5-35-13-49h-174c-8 14-12 31-12 49zM750 11599c0 19 5 36 13 51h172c9-15 14-32 14-51 0-18-5-35-13-49h-174c-8 14-12 31-12 49zM250 12399c0 19 5 36 13 51h172c9-15 14-32 14-51 0-18-5-35-13-49h-174c-8 14-12 31-12 49zM750 12399c0 19 5 36 13 51h172c9-15 14-32 14-51 0-18-5-35-13-49h-174c-8 14-12 31-12 49z">
          <text:p/>
        </draw:path>
        <draw:path draw:style-name="gr83" draw:text-style-name="P3" draw:layer="layout" svg:width="2.399cm" svg:height="11.409cm" svg:x="0.7cm" svg:y="5.5cm" svg:viewBox="0 0 2400 11410" svg:d="M200 8300h800v100 700h200 1100 90v300h10v2010h-50-50-1000-50-50v-1900-110-100h-200-200v-200-550h-800v-50-150-1750-200h500v-200h-250v-200h250v-1800h-250v-200h250v-1800h-250v-200h250v-1800h-250v-200h250 190 10v6400 200h-200-300v1600zM1450 9599c0 19 5 36 13 51h172c9-15 14-32 14-51 0-18-5-35-13-49h-174c-8 14-12 31-12 49zM1950 9599c0 19 5 36 13 51h172c9-15 14-32 14-51 0-18-5-35-13-49h-174c-8 14-12 31-12 49zM1450 10399c0 19 5 36 13 51h172c9-15 14-32 14-51 0-18-5-35-13-49h-174c-8 14-12 31-12 49zM1950 10399c0 19 5 36 13 51h172c9-15 14-32 14-51 0-18-5-35-13-49h-174c-8 14-12 31-12 49zM1450 11199c0 19 5 36 13 51h172c9-15 14-32 14-51 0-18-5-35-13-49h-174c-8 14-12 31-12 49zM1950 11199c0 19 5 36 13 51h172c9-15 14-32 14-51 0-18-5-35-13-49h-174c-8 14-12 31-12 49z">
          <text:p/>
        </draw:path>
        <draw:polygon draw:style-name="gr99" draw:text-style-name="P3" draw:layer="layout" svg:width="1.299cm" svg:height="8.219cm" svg:x="1cm" svg:y="5.5cm" svg:viewBox="0 0 1300 8220" draw:points="600,0 640,0 800,0 1040,0 1040,200 800,200 800,2000 1040,2000 1040,2200 800,2200 800,4000 1040,4000 1040,4200 800,4200 800,6000 1040,6000 1040,6200 800,6200 800,6700 800,6790 800,6900 120,6900 120,8120 1000,8120 1000,8060 1300,8060 1300,8120 1300,8200 1300,8220 0,8220 0,8200 0,8120 0,6900 0,6700 120,6700 600,6700">
          <text:p/>
        </draw:polygon>
        <draw:path draw:style-name="gr3" draw:text-style-name="P3" draw:layer="layout" svg:width="0.819cm" svg:height="0.219cm" draw:transform="rotate (1.5707963267949) translate (2.9cm 5.42cm)" svg:viewBox="0 0 820 220" svg:d="M110 70c-23 0-40 17-40 40s17 40 40 40 40-17 40-40-17-40-40-40zM110 0c62 0 110 48 110 110s-48 110-110 110-110-48-110-110 48-110 110-110zM710 70c-23 0-40 17-40 40s17 40 40 40 40-17 40-40-17-40-40-40zM710 0c62 0 110 48 110 110s-48 110-110 110-110-48-110-110 48-110 110-110z">
          <text:p/>
        </draw:path>
        <draw:path draw:style-name="gr3" draw:text-style-name="P3" draw:layer="layout" svg:width="0.819cm" svg:height="0.219cm" draw:transform="rotate (1.5707963267949) translate (2.9cm 7.42cm)" svg:viewBox="0 0 820 220" svg:d="M110 70c-23 0-40 17-40 40s17 40 40 40 40-17 40-40-17-40-40-40zM110 0c62 0 110 48 110 110s-48 110-110 110-110-48-110-110 48-110 110-110zM710 70c-23 0-40 17-40 40s17 40 40 40 40-17 40-40-17-40-40-40zM710 0c62 0 110 48 110 110s-48 110-110 110-110-48-110-110 48-110 110-110z">
          <text:p/>
        </draw:path>
        <draw:path draw:style-name="gr3" draw:text-style-name="P3" draw:layer="layout" svg:width="0.819cm" svg:height="0.219cm" draw:transform="rotate (1.5707963267949) translate (2.9cm 9.42cm)" svg:viewBox="0 0 820 220" svg:d="M110 70c-23 0-40 17-40 40s17 40 40 40 40-17 40-40-17-40-40-40zM110 0c62 0 110 48 110 110s-48 110-110 110-110-48-110-110 48-110 110-110zM710 70c-23 0-40 17-40 40s17 40 40 40 40-17 40-40-17-40-40-40zM710 0c62 0 110 48 110 110s-48 110-110 110-110-48-110-110 48-110 110-110z">
          <text:p/>
        </draw:path>
        <draw:path draw:style-name="gr3" draw:text-style-name="P3" draw:layer="layout" svg:width="0.819cm" svg:height="0.219cm" draw:transform="rotate (1.5707963267949) translate (2.9cm 11.42cm)" svg:viewBox="0 0 820 220" svg:d="M110 70c-23 0-40 17-40 40s17 40 40 40 40-17 40-40-17-40-40-40zM110 0c62 0 110 48 110 110s-48 110-110 110-110-48-110-110 48-110 110-110zM710 70c-23 0-40 17-40 40s17 40 40 40 40-17 40-40-17-40-40-40zM710 0c62 0 110 48 110 110s-48 110-110 110-110-48-110-110 48-110 110-110z">
          <text:p/>
        </draw:path>
        <draw:path draw:style-name="gr70" draw:text-style-name="P3" draw:layer="layout" svg:width="0.399cm" svg:height="0.399cm" svg:x="2.1cm" svg:y="12.1cm" svg:viewBox="0 0 400 400" svg:d="M200 16c-104 0-184 80-184 184s80 184 184 184 184-80 184-184-80-184-184-184zM200 0c113 0 200 87 200 200s-87 200-200 200-200-87-200-200 87-200 200-200z">
          <text:p/>
        </draw:path>
        <draw:path draw:style-name="gr70" draw:text-style-name="P3" draw:layer="layout" svg:width="0.399cm" svg:height="0.399cm" svg:x="6.3cm" svg:y="12.1cm" svg:viewBox="0 0 400 400" svg:d="M200 16c-104 0-184 80-184 184s80 184 184 184 184-80 184-184-80-184-184-184zM200 0c113 0 200 87 200 200s-87 200-200 200-200-87-200-200 87-200 200-200z">
          <text:p/>
        </draw:path>
        <draw:path draw:style-name="gr70" draw:text-style-name="P3" draw:layer="layout" svg:width="0.399cm" svg:height="0.399cm" svg:x="0.7cm" svg:y="0.7cm" svg:viewBox="0 0 400 400" svg:d="M200 16c-104 0-184 80-184 184s80 184 184 184 184-80 184-184-80-184-184-184zM200 0c113 0 200 87 200 200s-87 200-200 200-200-87-200-200 87-200 200-200z">
          <text:p/>
        </draw:path>
        <draw:path draw:style-name="gr70" draw:text-style-name="P3" draw:layer="layout" svg:width="0.399cm" svg:height="0.399cm" svg:x="6.3cm" svg:y="1.7cm" svg:viewBox="0 0 400 400" svg:d="M200 16c-104 0-184 80-184 184s80 184 184 184 184-80 184-184-80-184-184-184zM200 0c113 0 200 87 200 200s-87 200-200 200-200-87-200-200 87-200 200-200z">
          <text:p/>
        </draw:path>
        <draw:path draw:style-name="gr83" draw:text-style-name="P3" draw:layer="layout" svg:width="1.559cm" svg:height="1.099cm" svg:x="2.35cm" svg:y="10.45cm" svg:viewBox="0 0 1560 1100" svg:d="M1349 900c19 0 36-5 51-13v-172c-15-9-32-14-51-14-18 0-35 5-49 13v174c14 8 31 12 49 12zM1349 400c19 0 36-5 51-13v-172c-15-9-32-14-51-14-18 0-35 5-49 13v174c14 8 31 12 49 12zM1560 1100h-410v-450h-1150v-200h1150v-450h410z">
          <text:p/>
        </draw:path>
        <draw:path draw:style-name="gr83" draw:text-style-name="P3" draw:layer="layout" svg:width="1.559cm" svg:height="1.099cm" svg:x="2.35cm" svg:y="8.45cm" svg:viewBox="0 0 1560 1100" svg:d="M1349 900c19 0 36-5 51-13v-172c-15-9-32-14-51-14-18 0-35 5-49 13v174c14 8 31 12 49 12zM1349 400c19 0 36-5 51-13v-172c-15-9-32-14-51-14-18 0-35 5-49 13v174c14 8 31 12 49 12zM1560 1100h-410v-450h-1150v-200h1150v-450h410z">
          <text:p/>
        </draw:path>
        <draw:path draw:style-name="gr83" draw:text-style-name="P3" draw:layer="layout" svg:width="1.559cm" svg:height="1.099cm" svg:x="2.35cm" svg:y="6.45cm" svg:viewBox="0 0 1560 1100" svg:d="M1349 900c19 0 36-5 51-13v-172c-15-9-32-14-51-14-18 0-35 5-49 13v174c14 8 31 12 49 12zM1349 400c19 0 36-5 51-13v-172c-15-9-32-14-51-14-18 0-35 5-49 13v174c14 8 31 12 49 12zM1560 1100h-410v-450h-1150v-200h1150v-450h410z">
          <text:p/>
        </draw:path>
        <draw:path draw:style-name="gr83" draw:text-style-name="P3" draw:layer="layout" svg:width="1.559cm" svg:height="1.099cm" svg:x="2.35cm" svg:y="4.45cm" svg:viewBox="0 0 1560 1100" svg:d="M1349 900c19 0 36-5 51-13v-172c-15-9-32-14-51-14-18 0-35 5-49 13v174c14 8 31 12 49 12zM1349 400c19 0 36-5 51-13v-172c-15-9-32-14-51-14-18 0-35 5-49 13v174c14 8 31 12 49 12zM1560 1100h-410v-450h-1150v-200h1150v-450h410z">
          <text:p/>
        </draw:path>
        <draw:path draw:style-name="gr70" draw:text-style-name="P3" draw:layer="layout" svg:width="0.399cm" svg:height="0.399cm" svg:x="0.7cm" svg:y="3.6cm" svg:viewBox="0 0 400 400" svg:d="M200 16c-104 0-184 80-184 184s80 184 184 184 184-80 184-184-80-184-184-184zM200 0c113 0 200 87 200 200s-87 200-200 200-200-87-200-200 87-200 200-200z">
          <text:p/>
        </draw:path>
        <draw:polygon draw:style-name="gr100" draw:text-style-name="P3" draw:layer="layout" svg:width="0.949cm" svg:height="0.339cm" svg:x="2.16cm" svg:y="5.36cm" svg:viewBox="0 0 950 340" draw:points="0,340 0,140 750,140 750,0 950,0 950,340 940,340 750,340">
          <text:p/>
        </draw:polygon>
        <draw:polygon draw:style-name="gr100" draw:text-style-name="P3" draw:layer="layout" svg:width="0.949cm" svg:height="0.339cm" svg:x="2.16cm" svg:y="9.36cm" svg:viewBox="0 0 950 340" draw:points="0,340 0,140 750,140 750,0 950,0 950,340 940,340 750,340">
          <text:p/>
        </draw:polygon>
        <draw:polygon draw:style-name="gr100" draw:text-style-name="P3" draw:layer="layout" svg:width="0.949cm" svg:height="0.339cm" svg:x="2.16cm" svg:y="7.36cm" svg:viewBox="0 0 950 340" draw:points="0,340 0,140 750,140 750,0 950,0 950,340 940,340 750,340">
          <text:p/>
        </draw:polygon>
        <draw:polygon draw:style-name="gr100" draw:text-style-name="P3" draw:layer="layout" svg:width="0.949cm" svg:height="0.339cm" svg:x="2.16cm" svg:y="11.36cm" svg:viewBox="0 0 950 340" draw:points="0,340 0,140 750,140 750,0 950,0 950,340 940,340 750,340">
          <text:p/>
        </draw:polygon>
        <draw:path draw:style-name="gr70" draw:text-style-name="P3" draw:layer="layout" svg:width="0.399cm" svg:height="0.399cm" svg:x="6.3cm" svg:y="5.5cm" svg:viewBox="0 0 400 400" svg:d="M200 16c-104 0-184 80-184 184s80 184 184 184 184-80 184-184-80-184-184-184zM200 0c113 0 200 87 200 200s-87 200-200 200-200-87-200-200 87-200 200-200z">
          <text:p/>
        </draw:path>
        <draw:path draw:style-name="gr70" draw:text-style-name="P3" draw:layer="layout" svg:width="0.399cm" svg:height="0.399cm" svg:x="6.3cm" svg:y="9.1cm" svg:viewBox="0 0 400 400" svg:d="M200 16c-104 0-184 80-184 184s80 184 184 184 184-80 184-184-80-184-184-184zM200 0c113 0 200 87 200 200s-87 200-200 200-200-87-200-200 87-200 200-200z">
          <text:p/>
        </draw:path>
        <draw:path draw:style-name="gr101" draw:text-style-name="P3" draw:layer="layout" svg:width="2.979cm" svg:height="1.559cm" svg:x="2.04cm" svg:y="4.06cm" svg:viewBox="0 0 2980 1560" svg:d="M900 580v-410h-770v90h-130v-220h20 110 770 130 754c20-25 51-40 86-40s66 15 86 40h104 90 10v540h119c18-25 47-40 81-40 57 0 100 43 100 100s-43 101-100 101c-29 0-55-12-73-31h-227v-10-120-410h-97c-19 30-53 50-93 50s-74-20-93-50h-747v410zM1870 70c-23 0-40 17-40 40s17 40 40 40 40-17 40-40-17-40-40-40zM2330 1150c0 17 13 30 30 30s30-13 30-30-13-30-30-30-30 13-30 30zM2260 1150c0-57 43-101 100-101s100 44 100 101-43 100-100 100-100-43-100-100zM2330 895c0 17 13 30 30 30s30-13 30-30-13-30-30-30-30 13-30 30zM2360 795c57 0 100 43 100 100s-43 100-100 100c-40 0-74-22-90-55h-110v460h611c18-36 55-60 99-60 62 0 110 48 110 110s-48 110-110 110c-44 0-81-24-99-60h-711v-20-80-460-100h100 116c17-28 48-45 84-45zM2330 640c0 17 13 30 30 30s30-13 30-30-13-30-30-30-30 13-30 30zM2830 1450c0 23 17 40 40 40s40-17 40-40-17-40-40-40-40 17-40 40zM2830 450c0 23 17 40 40 40s40-17 40-40-17-40-40-40-40 17-40 40zM2760 450c0-62 48-110 110-110s110 48 110 110-48 110-110 110-110-48-110-110z">
          <text:p/>
        </draw:path>
        <draw:path draw:style-name="gr101" draw:text-style-name="P3" draw:layer="layout" svg:width="2.979cm" svg:height="1.559cm" svg:x="2.04cm" svg:y="6.06cm" svg:viewBox="0 0 2980 1560" svg:d="M900 580v-410h-770v90h-130v-220h20 110 770 130 754c20-25 51-40 86-40s66 15 86 40h104 90 10v540h119c18-25 47-40 81-40 57 0 100 43 100 100s-43 101-100 101c-29 0-55-12-73-31h-227v-10-120-410h-97c-19 30-53 50-93 50s-74-20-93-50h-747v410zM1870 70c-23 0-40 17-40 40s17 40 40 40 40-17 40-40-17-40-40-40zM2330 1150c0 17 13 30 30 30s30-13 30-30-13-30-30-30-30 13-30 30zM2260 1150c0-57 43-101 100-101s100 44 100 101-43 100-100 100-100-43-100-100zM2330 895c0 17 13 30 30 30s30-13 30-30-13-30-30-30-30 13-30 30zM2360 795c57 0 100 43 100 100s-43 100-100 100c-40 0-74-22-90-55h-110v460h611c18-36 55-60 99-60 62 0 110 48 110 110s-48 110-110 110c-44 0-81-24-99-60h-711v-20-80-460-100h100 116c17-28 48-45 84-45zM2330 640c0 17 13 30 30 30s30-13 30-30-13-30-30-30-30 13-30 30zM2830 1450c0 23 17 40 40 40s40-17 40-40-17-40-40-40-40 17-40 40zM2830 450c0 23 17 40 40 40s40-17 40-40-17-40-40-40-40 17-40 40zM2760 450c0-62 48-110 110-110s110 48 110 110-48 110-110 110-110-48-110-110z">
          <text:p/>
        </draw:path>
        <draw:path draw:style-name="gr101" draw:text-style-name="P3" draw:layer="layout" svg:width="2.979cm" svg:height="1.559cm" svg:x="2.04cm" svg:y="8.06cm" svg:viewBox="0 0 2980 1560" svg:d="M900 580v-410h-770v90h-130v-220h20 110 770 130 754c20-25 51-40 86-40s66 15 86 40h104 90 10v540h119c18-25 47-40 81-40 57 0 100 43 100 100s-43 101-100 101c-29 0-55-12-73-31h-227v-10-120-410h-97c-19 30-53 50-93 50s-74-20-93-50h-747v410zM1870 70c-23 0-40 17-40 40s17 40 40 40 40-17 40-40-17-40-40-40zM2330 1150c0 17 13 30 30 30s30-13 30-30-13-30-30-30-30 13-30 30zM2260 1150c0-57 43-101 100-101s100 44 100 101-43 100-100 100-100-43-100-100zM2330 895c0 17 13 30 30 30s30-13 30-30-13-30-30-30-30 13-30 30zM2360 795c57 0 100 43 100 100s-43 100-100 100c-40 0-74-22-90-55h-110v460h611c18-36 55-60 99-60 62 0 110 48 110 110s-48 110-110 110c-44 0-81-24-99-60h-711v-20-80-460-100h100 116c17-28 48-45 84-45zM2330 640c0 17 13 30 30 30s30-13 30-30-13-30-30-30-30 13-30 30zM2830 1450c0 23 17 40 40 40s40-17 40-40-17-40-40-40-40 17-40 40zM2830 450c0 23 17 40 40 40s40-17 40-40-17-40-40-40-40 17-40 40zM2760 450c0-62 48-110 110-110s110 48 110 110-48 110-110 110-110-48-110-110z">
          <text:p/>
        </draw:path>
        <draw:path draw:style-name="gr101" draw:text-style-name="P3" draw:layer="layout" svg:width="2.979cm" svg:height="1.559cm" svg:x="2.04cm" svg:y="10.06cm" svg:viewBox="0 0 2980 1560" svg:d="M900 580v-410h-770v90h-130v-220h20 110 770 130 754c20-25 51-40 86-40s66 15 86 40h104 90 10v540h119c18-25 47-40 81-40 57 0 100 43 100 100s-43 101-100 101c-29 0-55-12-73-31h-227v-10-120-410h-97c-19 30-53 50-93 50s-74-20-93-50h-747v410zM1870 70c-23 0-40 17-40 40s17 40 40 40 40-17 40-40-17-40-40-40zM2330 1150c0 17 13 30 30 30s30-13 30-30-13-30-30-30-30 13-30 30zM2260 1150c0-57 43-101 100-101s100 44 100 101-43 100-100 100-100-43-100-100zM2330 895c0 17 13 30 30 30s30-13 30-30-13-30-30-30-30 13-30 30zM2360 795c57 0 100 43 100 100s-43 100-100 100c-40 0-74-22-90-55h-110v460h611c18-36 55-60 99-60 62 0 110 48 110 110s-48 110-110 110c-44 0-81-24-99-60h-711v-20-80-460-100h100 116c17-28 48-45 84-45zM2330 640c0 17 13 30 30 30s30-13 30-30-13-30-30-30-30 13-30 30zM2830 1450c0 23 17 40 40 40s40-17 40-40-17-40-40-40-40 17-40 40zM2830 450c0 23 17 40 40 40s40-17 40-40-17-40-40-40-40 17-40 40zM2760 450c0-62 48-110 110-110s110 48 110 110-48 110-110 110-110-48-110-110z">
          <text:p/>
        </draw:path>
        <draw:path draw:style-name="gr88" draw:text-style-name="P3" draw:layer="layout" svg:width="1.469cm" svg:height="0.199cm" svg:x="2.5cm" svg:y="1.7cm" svg:viewBox="0 0 1470 200" svg:d="M100 50c-28 0-50 22-50 50s22 50 50 50 50-22 50-50-22-50-50-50zM100 0c57 0 100 43 100 100s-43 100-100 100-100-43-100-100 43-100 100-100zM354 50c-28 0-50 22-50 50s22 50 50 50 50-22 50-50-22-50-50-50zM354 0c57 0 100 43 100 100s-43 100-100 100-100-43-100-100 43-100 100-100zM608 50c-28 0-50 22-50 50s22 50 50 50 50-22 50-50-22-50-50-50zM608 0c57 0 100 43 100 100s-43 100-100 100-100-43-100-100 43-100 100-100zM862 50c-28 0-50 22-50 50s22 50 50 50 50-22 50-50-22-50-50-50zM862 0c57 0 100 43 100 100s-43 100-100 100-100-43-100-100 43-100 100-100zM1116 50c-28 0-50 22-50 50s22 50 50 50 50-22 50-50-22-50-50-50zM1116 0c57 0 100 43 100 100s-43 100-100 100-100-43-100-100 43-100 100-100zM1370 50c-28 0-50 22-50 50s22 50 50 50 50-22 50-50-22-50-50-50zM1370 0c57 0 100 43 100 100s-43 100-100 100-100-43-100-100 43-100 100-100z">
          <text:p/>
        </draw:path>
        <draw:path draw:style-name="gr3" draw:text-style-name="P3" draw:layer="layout" svg:width="0.979cm" svg:height="0.219cm" svg:x="3.98cm" svg:y="2.7cm" svg:viewBox="0 0 980 220" svg:d="M110 70c-23 0-40 17-40 40s17 40 40 40c22 0 40-17 40-40s-18-40-40-40zM110 0c62 0 110 48 110 110s-48 110-110 110-110-48-110-110 48-110 110-110zM363 70c-22 0-40 17-40 40s18 40 40 40c23 0 40-17 40-40s-17-40-40-40zM363 0c62 0 110 48 110 110s-48 110-110 110-110-48-110-110 48-110 110-110zM617 70c-23 0-40 17-40 40s17 40 40 40c22 0 40-17 40-40s-18-40-40-40zM617 0c62 0 110 48 110 110s-48 110-110 110-110-48-110-110 48-110 110-110zM870 70c-22 0-40 17-40 40s18 40 40 40c23 0 40-17 40-40s-17-40-40-40zM870 0c62 0 110 48 110 110s-48 110-110 110-110-48-110-110 48-110 110-110z">
          <text:p/>
        </draw:path>
        <draw:path draw:style-name="gr3" draw:text-style-name="P3" draw:layer="layout" svg:width="0.979cm" svg:height="0.219cm" draw:transform="rotate (1.5707963267949) translate (0.8cm 3.28cm)" svg:viewBox="0 0 980 220" svg:d="M110 70c-23 0-40 17-40 40s17 40 40 40c22 0 40-17 40-40s-18-40-40-40zM110 0c62 0 110 48 110 110s-48 110-110 110-110-48-110-110 48-110 110-110zM363 70c-22 0-40 17-40 40s18 40 40 40c23 0 40-17 40-40s-17-40-40-40zM363 0c62 0 110 48 110 110s-48 110-110 110-110-48-110-110 48-110 110-110zM617 70c-23 0-40 17-40 40s17 40 40 40c22 0 40-17 40-40s-18-40-40-40zM617 0c62 0 110 48 110 110s-48 110-110 110-110-48-110-110 48-110 110-110zM870 70c-22 0-40 17-40 40s18 40 40 40c23 0 40-17 40-40s-17-40-40-40zM870 0c62 0 110 48 110 110s-48 110-110 110-110-48-110-110 48-110 110-110z">
          <text:p/>
        </draw:path>
        <draw:path draw:style-name="gr3" draw:text-style-name="P3" draw:layer="layout" svg:width="0.979cm" svg:height="0.219cm" draw:transform="rotate (1.5707963267949) translate (1.4cm 3.28cm)" svg:viewBox="0 0 980 220" svg:d="M110 70c-23 0-40 17-40 40s17 40 40 40c22 0 40-17 40-40s-18-40-40-40zM110 0c62 0 110 48 110 110s-48 110-110 110-110-48-110-110 48-110 110-110zM363 70c-22 0-40 17-40 40s18 40 40 40c23 0 40-17 40-40s-17-40-40-40zM363 0c62 0 110 48 110 110s-48 110-110 110-110-48-110-110 48-110 110-110zM617 70c-23 0-40 17-40 40s17 40 40 40c22 0 40-17 40-40s-18-40-40-40zM617 0c62 0 110 48 110 110s-48 110-110 110-110-48-110-110 48-110 110-110zM870 70c-22 0-40 17-40 40s18 40 40 40c23 0 40-17 40-40s-17-40-40-40zM870 0c62 0 110 48 110 110s-48 110-110 110-110-48-110-110 48-110 110-110z">
          <text:p/>
        </draw:path>
        <draw:path draw:style-name="gr3" draw:text-style-name="P3" draw:layer="layout" svg:width="0.479cm" svg:height="0.219cm" draw:transform="rotate (1.5707963267949) translate (0.8cm 1.88cm)" svg:viewBox="0 0 480 220" svg:d="M111 70c-23 0-40 17-40 40s17 40 40 40 41-17 41-40-18-40-41-40zM111 0c63 0 112 48 112 110s-49 110-112 110-111-48-111-110 48-110 111-110zM369 70c-23 0-41 17-41 40s18 40 41 40 40-17 40-40-17-40-40-40zM369 0c63 0 111 48 111 110s-48 110-111 110-112-48-112-110 49-110 112-110z">
          <text:p/>
        </draw:path>
        <draw:path draw:style-name="gr3" draw:text-style-name="P3" draw:layer="layout" svg:width="0.979cm" svg:height="0.219cm" draw:transform="rotate (1.5707963267949) translate (2.4cm 3.28cm)" svg:viewBox="0 0 980 220" svg:d="M110 70c-23 0-40 17-40 40s17 40 40 40c22 0 40-17 40-40s-18-40-40-40zM110 0c62 0 110 48 110 110s-48 110-110 110-110-48-110-110 48-110 110-110zM363 70c-22 0-40 17-40 40s18 40 40 40c23 0 40-17 40-40s-17-40-40-40zM363 0c62 0 110 48 110 110s-48 110-110 110-110-48-110-110 48-110 110-110zM617 70c-23 0-40 17-40 40s17 40 40 40c22 0 40-17 40-40s-18-40-40-40zM617 0c62 0 110 48 110 110s-48 110-110 110-110-48-110-110 48-110 110-110zM870 70c-22 0-40 17-40 40s18 40 40 40c23 0 40-17 40-40s-17-40-40-40zM870 0c62 0 110 48 110 110s-48 110-110 110-110-48-110-110 48-110 110-110z">
          <text:p/>
        </draw:path>
        <draw:path draw:style-name="gr3" draw:text-style-name="P3" draw:layer="layout" svg:width="0.979cm" svg:height="0.219cm" draw:transform="rotate (1.5707963267949) translate (2.7cm 3.28cm)" svg:viewBox="0 0 980 220" svg:d="M110 70c-23 0-40 17-40 40s17 40 40 40c22 0 40-17 40-40s-18-40-40-40zM110 0c62 0 110 48 110 110s-48 110-110 110-110-48-110-110 48-110 110-110zM363 70c-22 0-40 17-40 40s18 40 40 40c23 0 40-17 40-40s-17-40-40-40zM363 0c62 0 110 48 110 110s-48 110-110 110-110-48-110-110 48-110 110-110zM617 70c-23 0-40 17-40 40s17 40 40 40c22 0 40-17 40-40s-18-40-40-40zM617 0c62 0 110 48 110 110s-48 110-110 110-110-48-110-110 48-110 110-110zM870 70c-22 0-40 17-40 40s18 40 40 40c23 0 40-17 40-40s-17-40-40-40zM870 0c62 0 110 48 110 110s-48 110-110 110-110-48-110-110 48-110 110-110z">
          <text:p/>
        </draw:path>
        <draw:custom-shape draw:style-name="gr102" draw:text-style-name="P3" draw:layer="layout" svg:width="0.13cm" svg:height="1.78cm" svg:x="4.02cm" svg:y="0.98cm">
          <text:p/>
          <draw:enhanced-geometry svg:viewBox="0 0 21600 21600" draw:mirror-horizontal="false" draw:type="rectangle" draw:enhanced-path="M 0 0 L 21600 0 21600 21600 0 21600 0 0 Z N"/>
        </draw:custom-shape>
        <draw:custom-shape draw:style-name="gr76" draw:text-style-name="P3" draw:layer="layout" svg:width="0.1cm" svg:height="0.76cm" svg:x="3.8cm" svg:y="0.98cm">
          <text:p/>
          <draw:enhanced-geometry svg:viewBox="0 0 21600 21600" draw:mirror-horizontal="false" draw:type="rectangle" draw:enhanced-path="M 0 0 L 21600 0 21600 21600 0 21600 0 0 Z N"/>
        </draw:custom-shape>
        <draw:custom-shape draw:style-name="gr76" draw:text-style-name="P3" draw:layer="layout" svg:width="0.1cm" svg:height="0.76cm" svg:x="3.55cm" svg:y="0.98cm">
          <text:p/>
          <draw:enhanced-geometry svg:viewBox="0 0 21600 21600" draw:mirror-horizontal="false" draw:type="rectangle" draw:enhanced-path="M 0 0 L 21600 0 21600 21600 0 21600 0 0 Z N"/>
        </draw:custom-shape>
        <draw:custom-shape draw:style-name="gr146" draw:text-style-name="P3" draw:layer="layout" svg:width="0.1cm" svg:height="0.82cm" draw:transform="rotate (0.349065850398866) translate (2.53cm 1.002cm)">
          <text:p/>
          <draw:enhanced-geometry svg:viewBox="0 0 21600 21600" draw:mirror-horizontal="false" draw:type="rectangle" draw:enhanced-path="M 0 0 L 21600 0 21600 21600 0 21600 0 0 Z N"/>
        </draw:custom-shape>
        <draw:custom-shape draw:style-name="gr104" draw:text-style-name="P3" draw:layer="layout" svg:width="0.1cm" svg:height="0.84cm" draw:transform="rotate (0.349065850398866) translate (2.26cm 0.967cm)">
          <text:p/>
          <draw:enhanced-geometry svg:viewBox="0 0 21600 21600" draw:mirror-horizontal="false" draw:type="rectangle" draw:enhanced-path="M 0 0 L 21600 0 21600 21600 0 21600 0 0 Z N"/>
        </draw:custom-shape>
        <draw:path draw:style-name="gr9" draw:text-style-name="P3" draw:layer="layout" svg:width="6.699cm" svg:height="16.239cm" svg:x="0.4cm" svg:y="0.4cm" svg:viewBox="0 0 6700 16240" svg:d="M6360 13240v-180h140v-12860h-3490v250h-170v90h-100v-90h-140v-250h-2400v820h250v180h-250-200v-180-820-100-100h2600 100 310 3490 100 100v14200 60 140h-1300v1640 30 170h-602c1-13 2-26 2-40 0-170-130-300-300-300-35 0-69 6-100 16v-56-660h-670v70h-130v-70-60-40h800 100 300v760h500v-1460-100-100h1200v-960zM4940 15920v120h120v-120z">
          <text:p/>
        </draw:path>
        <draw:polygon draw:style-name="gr105" draw:text-style-name="P3" draw:layer="layout" svg:width="1.099cm" svg:height="0.899cm" svg:x="0.96cm" svg:y="0.96cm" svg:viewBox="0 0 1100 900" draw:points="920,0 1100,0 1100,720 1100,890 1100,900 0,900 0,720 920,720">
          <text:p/>
        </draw:polygon>
        <draw:custom-shape draw:style-name="gr9" draw:text-style-name="P3" draw:layer="layout" svg:width="0.5cm" svg:height="0.16cm" svg:x="0.96cm" svg:y="2.32cm">
          <text:p/>
          <draw:enhanced-geometry svg:viewBox="0 0 21600 21600" draw:mirror-horizontal="false" draw:type="rectangle" draw:enhanced-path="M 0 0 L 21600 0 21600 21600 0 21600 0 0 Z N"/>
        </draw:custom-shape>
        <draw:custom-shape draw:style-name="gr106" draw:text-style-name="P3" draw:layer="layout" svg:width="0.12cm" svg:height="2cm" svg:x="3.3cm" svg:y="1.88cm">
          <text:p/>
          <draw:enhanced-geometry svg:viewBox="0 0 21600 21600" draw:mirror-horizontal="false" draw:type="rectangle" draw:enhanced-path="M 0 0 L 21600 0 21600 21600 0 21600 0 0 Z N"/>
        </draw:custom-shape>
        <draw:polygon draw:style-name="gr9" draw:text-style-name="P3" draw:layer="layout" svg:width="1.939cm" svg:height="7.469cm" svg:x="3.3cm" svg:y="3.82cm" svg:viewBox="0 0 1940 7470" draw:points="1160,7470 1160,7320 1260,7320 1260,6030 1260,5880 1360,5880 1840,5880 1840,5460 1160,5460 1160,5320 1260,5320 1260,4030 1260,3880 1360,3880 1840,3880 1840,3460 1160,3460 1160,3320 1260,3320 1260,2030 1260,1880 1360,1880 1840,1880 1840,1460 1160,1460 1160,1320 1280,1320 1280,140 0,140 0,0 1280,0 1400,0 1420,0 1420,1320 1840,1320 1920,1320 1940,1320 1940,1880 1940,1960 1940,2030 1360,2030 1360,3320 1840,3320 1920,3320 1940,3320 1940,3880 1940,3960 1940,4030 1360,4030 1360,5320 1840,5320 1920,5320 1940,5320 1940,5880 1940,5960 1940,6030 1360,6030 1360,7320 1360,7420 1360,7470">
          <text:p/>
        </draw:polygon>
        <draw:polygon draw:style-name="gr107" draw:text-style-name="P3" draw:layer="layout" svg:width="0.329cm" svg:height="3.399cm" svg:x="4.96cm" svg:y="1.21cm" svg:viewBox="0 0 330 3400" draw:points="227,0 330,0 330,3268 330,3306 330,3400 0,3400 0,3268 227,3268">
          <text:p/>
        </draw:polygon>
        <draw:polygon draw:style-name="gr108" draw:text-style-name="P3" draw:layer="layout" svg:width="0.579cm" svg:height="5.369cm" svg:x="4.96cm" svg:y="1.2cm" svg:viewBox="0 0 580 5370" draw:points="482,0 580,0 580,5236 580,5274 580,5370 0,5370 0,5236 482,5236">
          <text:p/>
        </draw:polygon>
        <draw:polygon draw:style-name="gr109" draw:text-style-name="P3" draw:layer="layout" svg:width="0.859cm" svg:height="7.369cm" svg:x="4.96cm" svg:y="1.2cm" svg:viewBox="0 0 860 7370" draw:points="761,0 860,0 860,7234 860,7263 860,7370 0,7370 0,7234 761,7234">
          <text:p/>
        </draw:polygon>
        <draw:polygon draw:style-name="gr110" draw:text-style-name="P3" draw:layer="layout" svg:width="1.119cm" svg:height="9.379cm" svg:x="4.96cm" svg:y="1.2cm" svg:viewBox="0 0 1120 9380" draw:points="1021,0 1120,0 1120,9243 1120,9380 1021,9380 0,9380 0,9243 1021,9243">
          <text:p/>
        </draw:polygon>
        <draw:custom-shape draw:style-name="gr9" draw:text-style-name="P3" draw:layer="layout" svg:width="0.2cm" svg:height="0.15cm" svg:x="2.56cm" svg:y="2.32cm">
          <text:p/>
          <draw:enhanced-geometry svg:viewBox="0 0 21600 21600" draw:mirror-horizontal="false" draw:type="rectangle" draw:enhanced-path="M 0 0 L 21600 0 21600 21600 0 21600 0 0 Z N"/>
        </draw:custom-shape>
        <draw:custom-shape draw:style-name="gr9" draw:text-style-name="P3" draw:layer="layout" svg:width="0.5cm" svg:height="0.16cm" svg:x="0.96cm" svg:y="2.57cm">
          <text:p/>
          <draw:enhanced-geometry svg:viewBox="0 0 21600 21600" draw:mirror-horizontal="false" draw:type="rectangle" draw:enhanced-path="M 0 0 L 21600 0 21600 21600 0 21600 0 0 Z N"/>
        </draw:custom-shape>
        <draw:custom-shape draw:style-name="gr9" draw:text-style-name="P3" draw:layer="layout" svg:width="0.5cm" svg:height="0.16cm" svg:x="0.96cm" svg:y="2.83cm">
          <text:p/>
          <draw:enhanced-geometry svg:viewBox="0 0 21600 21600" draw:mirror-horizontal="false" draw:type="rectangle" draw:enhanced-path="M 0 0 L 21600 0 21600 21600 0 21600 0 0 Z N"/>
        </draw:custom-shape>
        <draw:custom-shape draw:style-name="gr9" draw:text-style-name="P3" draw:layer="layout" svg:width="0.5cm" svg:height="0.16cm" svg:x="0.96cm" svg:y="3.1cm">
          <text:p/>
          <draw:enhanced-geometry svg:viewBox="0 0 21600 21600" draw:mirror-horizontal="false" draw:type="rectangle" draw:enhanced-path="M 0 0 L 21600 0 21600 21600 0 21600 0 0 Z N"/>
        </draw:custom-shape>
        <draw:custom-shape draw:style-name="gr9" draw:text-style-name="P3" draw:layer="layout" svg:width="0.2cm" svg:height="0.15cm" svg:x="2.56cm" svg:y="2.57cm">
          <text:p/>
          <draw:enhanced-geometry svg:viewBox="0 0 21600 21600" draw:mirror-horizontal="false" draw:type="rectangle" draw:enhanced-path="M 0 0 L 21600 0 21600 21600 0 21600 0 0 Z N"/>
        </draw:custom-shape>
        <draw:custom-shape draw:style-name="gr9" draw:text-style-name="P3" draw:layer="layout" svg:width="0.2cm" svg:height="0.15cm" svg:x="2.56cm" svg:y="2.83cm">
          <text:p/>
          <draw:enhanced-geometry svg:viewBox="0 0 21600 21600" draw:mirror-horizontal="false" draw:type="rectangle" draw:enhanced-path="M 0 0 L 21600 0 21600 21600 0 21600 0 0 Z N"/>
        </draw:custom-shape>
        <draw:custom-shape draw:style-name="gr9" draw:text-style-name="P3" draw:layer="layout" svg:width="0.2cm" svg:height="0.15cm" svg:x="2.56cm" svg:y="3.1cm">
          <text:p/>
          <draw:enhanced-geometry svg:viewBox="0 0 21600 21600" draw:mirror-horizontal="false" draw:type="rectangle" draw:enhanced-path="M 0 0 L 21600 0 21600 21600 0 21600 0 0 Z N"/>
        </draw:custom-shape>
        <draw:custom-shape draw:style-name="gr102" draw:text-style-name="P3" draw:layer="layout" svg:width="0.13cm" svg:height="1.78cm" svg:x="4.28cm" svg:y="0.98cm">
          <text:p/>
          <draw:enhanced-geometry svg:viewBox="0 0 21600 21600" draw:mirror-horizontal="false" draw:type="rectangle" draw:enhanced-path="M 0 0 L 21600 0 21600 21600 0 21600 0 0 Z N"/>
        </draw:custom-shape>
        <draw:custom-shape draw:style-name="gr102" draw:text-style-name="P3" draw:layer="layout" svg:width="0.13cm" svg:height="1.78cm" svg:x="4.53cm" svg:y="0.98cm">
          <text:p/>
          <draw:enhanced-geometry svg:viewBox="0 0 21600 21600" draw:mirror-horizontal="false" draw:type="rectangle" draw:enhanced-path="M 0 0 L 21600 0 21600 21600 0 21600 0 0 Z N"/>
        </draw:custom-shape>
        <draw:custom-shape draw:style-name="gr102" draw:text-style-name="P3" draw:layer="layout" svg:width="0.13cm" svg:height="1.78cm" svg:x="4.79cm" svg:y="0.98cm">
          <text:p/>
          <draw:enhanced-geometry svg:viewBox="0 0 21600 21600" draw:mirror-horizontal="false" draw:type="rectangle" draw:enhanced-path="M 0 0 L 21600 0 21600 21600 0 21600 0 0 Z N"/>
        </draw:custom-shape>
        <draw:custom-shape draw:style-name="gr76" draw:text-style-name="P3" draw:layer="layout" svg:width="0.1cm" svg:height="0.76cm" svg:x="3.04cm" svg:y="0.98cm">
          <text:p/>
          <draw:enhanced-geometry svg:viewBox="0 0 21600 21600" draw:mirror-horizontal="false" draw:type="rectangle" draw:enhanced-path="M 0 0 L 21600 0 21600 21600 0 21600 0 0 Z N"/>
        </draw:custom-shape>
        <draw:custom-shape draw:style-name="gr111" draw:text-style-name="P3" draw:layer="layout" svg:width="3.51cm" svg:height="0.3cm" svg:x="2.54cm" svg:y="13.86cm">
          <text:p/>
          <draw:enhanced-geometry svg:viewBox="0 0 21600 21600" draw:type="rectangle" draw:enhanced-path="M 0 0 L 21600 0 21600 21600 0 21600 0 0 Z N"/>
        </draw:custom-shape>
        <draw:custom-shape draw:style-name="gr112" draw:text-style-name="P3" draw:layer="layout" svg:width="0.8cm" svg:height="1cm" svg:x="6.2cm" svg:y="13.6cm">
          <text:p/>
          <draw:enhanced-geometry svg:viewBox="0 0 21600 21600" draw:type="rectangle" draw:enhanced-path="M 0 0 L 21600 0 21600 21600 0 21600 0 0 Z N"/>
        </draw:custom-shape>
        <draw:custom-shape draw:style-name="gr53" draw:text-style-name="P3" draw:layer="layout" svg:width="0.79cm" svg:height="0.5cm" svg:x="5.26cm" svg:y="14cm">
          <text:p/>
          <draw:enhanced-geometry svg:viewBox="0 0 21600 21600" draw:type="rectangle" draw:enhanced-path="M 0 0 L 21600 0 21600 21600 0 21600 0 0 Z N"/>
        </draw:custom-shape>
        <draw:custom-shape draw:style-name="gr113" draw:text-style-name="P3" draw:layer="layout" svg:width="0.9cm" svg:height="0.4cm" svg:x="3.3cm" svg:y="14.9cm">
          <text:p/>
          <draw:enhanced-geometry svg:viewBox="0 0 21600 21600" draw:type="rectangle" draw:enhanced-path="M 0 0 L 21600 0 21600 21600 0 21600 0 0 Z N"/>
        </draw:custom-shape>
        <draw:custom-shape draw:style-name="gr114" draw:text-style-name="P3" draw:layer="layout" svg:width="0.6cm" svg:height="0.8cm" svg:x="3.3cm" svg:y="14.9cm">
          <text:p/>
          <draw:enhanced-geometry svg:viewBox="0 0 21600 21600" draw:type="rectangle" draw:enhanced-path="M 0 0 L 21600 0 21600 21600 0 21600 0 0 Z N"/>
        </draw:custom-shape>
        <draw:custom-shape draw:style-name="gr115" draw:text-style-name="P3" draw:layer="layout" svg:width="0.7cm" svg:height="0.79cm" svg:x="1.6cm" svg:y="13.9cm">
          <text:p/>
          <draw:enhanced-geometry svg:viewBox="0 0 21600 21600" draw:type="rectangle" draw:enhanced-path="M 0 0 L 21600 0 21600 21600 0 21600 0 0 Z N"/>
        </draw:custom-shape>
        <draw:custom-shape draw:style-name="gr116" draw:text-style-name="P3" draw:layer="layout" svg:width="1.5cm" svg:height="0.3cm" svg:x="4.5cm" svg:y="12.8cm">
          <text:p/>
          <draw:enhanced-geometry svg:viewBox="0 0 21600 21600" draw:type="rectangle" draw:enhanced-path="M 0 0 L 21600 0 21600 21600 0 21600 0 0 Z N"/>
        </draw:custom-shape>
        <draw:custom-shape draw:style-name="gr117" draw:text-style-name="P3" draw:layer="layout" svg:width="0.7cm" svg:height="0.3cm" svg:x="3.6cm" svg:y="13cm">
          <text:p/>
          <draw:enhanced-geometry svg:viewBox="0 0 21600 21600" draw:type="rectangle" draw:enhanced-path="M 0 0 L 21600 0 21600 21600 0 21600 0 0 Z N"/>
        </draw:custom-shape>
        <draw:custom-shape draw:style-name="gr118" draw:text-style-name="P3" draw:layer="layout" svg:width="0.79cm" svg:height="1.6cm" svg:x="6.3cm" svg:y="10.1cm">
          <text:p/>
          <draw:enhanced-geometry svg:viewBox="0 0 21600 21600" draw:type="rectangle" draw:enhanced-path="M 0 0 L 21600 0 21600 21600 0 21600 0 0 Z N"/>
        </draw:custom-shape>
        <draw:custom-shape draw:style-name="gr119" draw:text-style-name="P3" draw:layer="layout" svg:width="0.79cm" svg:height="2.6cm" svg:x="6.3cm" svg:y="2.5cm">
          <text:p/>
          <draw:enhanced-geometry svg:viewBox="0 0 21600 21600" draw:type="rectangle" draw:enhanced-path="M 0 0 L 21600 0 21600 21600 0 21600 0 0 Z N"/>
        </draw:custom-shape>
        <draw:custom-shape draw:style-name="gr120" draw:text-style-name="P3" draw:layer="layout" svg:width="0.79cm" svg:height="2.4cm" svg:x="6.3cm" svg:y="6.3cm">
          <text:p/>
          <draw:enhanced-geometry svg:viewBox="0 0 21600 21600" draw:type="rectangle" draw:enhanced-path="M 0 0 L 21600 0 21600 21600 0 21600 0 0 Z N"/>
        </draw:custom-shape>
        <draw:custom-shape draw:style-name="gr121" draw:text-style-name="P3" draw:layer="layout" svg:width="0.23cm" svg:height="6cm" svg:x="1.71cm" svg:y="5.6cm">
          <text:p/>
          <draw:enhanced-geometry svg:viewBox="0 0 21600 21600" draw:type="rectangle" draw:enhanced-path="M 0 0 L 21600 0 21600 21600 0 21600 0 0 Z N"/>
        </draw:custom-shape>
        <draw:custom-shape draw:style-name="gr121" draw:text-style-name="P3" draw:layer="layout" svg:width="0.23cm" svg:height="6cm" svg:x="1.06cm" svg:y="5.6cm">
          <text:p/>
          <draw:enhanced-geometry svg:viewBox="0 0 21600 21600" draw:type="rectangle" draw:enhanced-path="M 0 0 L 21600 0 21600 21600 0 21600 0 0 Z N"/>
        </draw:custom-shape>
        <draw:custom-shape draw:style-name="gr122" draw:text-style-name="P3" draw:layer="layout" svg:width="0.23cm" svg:height="7cm" svg:x="0.52cm" svg:y="4.3cm">
          <text:p/>
          <draw:enhanced-geometry svg:viewBox="0 0 21600 21600" draw:type="rectangle" draw:enhanced-path="M 0 0 L 21600 0 21600 21600 0 21600 0 0 Z N"/>
        </draw:custom-shape>
        <draw:custom-shape draw:style-name="gr123" draw:text-style-name="P3" draw:layer="layout" svg:width="0.79cm" svg:height="0.7cm" svg:x="6.3cm" svg:y="0.5cm">
          <text:p/>
          <draw:enhanced-geometry svg:viewBox="0 0 21600 21600" draw:type="rectangle" draw:enhanced-path="M 0 0 L 21600 0 21600 21600 0 21600 0 0 Z N"/>
        </draw:custom-shape>
        <draw:custom-shape draw:style-name="gr124" draw:text-style-name="P3" draw:layer="layout" svg:width="0.55cm" svg:height="0.79cm" svg:x="1.4cm" svg:y="0.9cm">
          <text:p/>
          <draw:enhanced-geometry svg:viewBox="0 0 21600 21600" draw:type="rectangle" draw:enhanced-path="M 0 0 L 21600 0 21600 21600 0 21600 0 0 Z N"/>
        </draw:custom-shape>
        <draw:custom-shape draw:style-name="gr14" draw:text-style-name="P3" draw:layer="layout" svg:width="1.4cm" svg:height="0.24cm" svg:x="1.7cm" svg:y="11.66cm">
          <text:p/>
          <draw:enhanced-geometry svg:viewBox="0 0 21600 21600" draw:type="rectangle" draw:enhanced-path="M 0 0 L 21600 0 21600 21600 0 21600 0 0 Z N"/>
        </draw:custom-shape>
        <draw:custom-shape draw:style-name="gr14" draw:text-style-name="P3" draw:layer="layout" svg:width="1.4cm" svg:height="0.24cm" svg:x="1.7cm" svg:y="7.66cm">
          <text:p/>
          <draw:enhanced-geometry svg:viewBox="0 0 21600 21600" draw:type="rectangle" draw:enhanced-path="M 0 0 L 21600 0 21600 21600 0 21600 0 0 Z N"/>
        </draw:custom-shape>
        <draw:custom-shape draw:style-name="gr14" draw:text-style-name="P3" draw:layer="layout" svg:width="1.4cm" svg:height="0.24cm" svg:x="1.7cm" svg:y="5.66cm">
          <text:p/>
          <draw:enhanced-geometry svg:viewBox="0 0 21600 21600" draw:type="rectangle" draw:enhanced-path="M 0 0 L 21600 0 21600 21600 0 21600 0 0 Z N"/>
        </draw:custom-shape>
        <draw:custom-shape draw:style-name="gr14" draw:text-style-name="P3" draw:layer="layout" svg:width="1.4cm" svg:height="0.24cm" svg:x="1.7cm" svg:y="9.66cm">
          <text:p/>
          <draw:enhanced-geometry svg:viewBox="0 0 21600 21600" draw:type="rectangle" draw:enhanced-path="M 0 0 L 21600 0 21600 21600 0 21600 0 0 Z N"/>
        </draw:custom-shape>
        <draw:custom-shape draw:style-name="gr125" draw:text-style-name="P3" draw:layer="layout" svg:width="3.16cm" svg:height="0.7cm" svg:x="2.9cm" svg:y="12.1cm">
          <text:p/>
          <draw:enhanced-geometry svg:viewBox="0 0 21600 21600" draw:type="rectangle" draw:enhanced-path="M 0 0 L 21600 0 21600 21600 0 21600 0 0 Z N"/>
        </draw:custom-shape>
        <draw:custom-shape draw:style-name="gr126" draw:text-style-name="P3" draw:layer="layout" svg:width="0.52cm" svg:height="1.84cm" svg:x="3.34cm" svg:y="2cm">
          <text:p/>
          <draw:enhanced-geometry svg:viewBox="0 0 21600 21600" draw:type="rectangle" draw:enhanced-path="M 0 0 L 21600 0 21600 21600 0 21600 0 0 Z N"/>
        </draw:custom-shape>
        <draw:custom-shape draw:style-name="gr127" draw:text-style-name="P3" draw:layer="layout" svg:width="1.02cm" svg:height="0.79cm" svg:x="3.7cm" svg:y="3.1cm">
          <text:p/>
          <draw:enhanced-geometry svg:viewBox="0 0 21600 21600" draw:type="rectangle" draw:enhanced-path="M 0 0 L 21600 0 21600 21600 0 21600 0 0 Z N"/>
        </draw:custom-shape>
        <draw:custom-shape draw:style-name="gr128" draw:text-style-name="P3" draw:layer="layout" svg:width="0.4cm" svg:height="1.36cm" svg:x="4.81cm" svg:y="3.14cm">
          <text:p/>
          <draw:enhanced-geometry svg:viewBox="0 0 21600 21600" draw:type="rectangle" draw:enhanced-path="M 0 0 L 21600 0 21600 21600 0 21600 0 0 Z N"/>
        </draw:custom-shape>
        <draw:custom-shape draw:style-name="gr129" draw:text-style-name="P3" draw:layer="layout" svg:width="1.28cm" svg:height="0.4cm" svg:x="4.81cm" svg:y="10.52cm">
          <text:p/>
          <draw:enhanced-geometry svg:viewBox="0 0 21600 21600" draw:type="rectangle" draw:enhanced-path="M 0 0 L 21600 0 21600 21600 0 21600 0 0 Z N"/>
        </draw:custom-shape>
        <draw:custom-shape draw:style-name="gr130" draw:text-style-name="P3" draw:layer="layout" svg:width="1.02cm" svg:height="0.3cm" svg:x="4.81cm" svg:y="8.54cm">
          <text:p/>
          <draw:enhanced-geometry svg:viewBox="0 0 21600 21600" draw:type="rectangle" draw:enhanced-path="M 0 0 L 21600 0 21600 21600 0 21600 0 0 Z N"/>
        </draw:custom-shape>
        <draw:custom-shape draw:style-name="gr131" draw:text-style-name="P3" draw:layer="layout" svg:width="1.2cm" svg:height="0.28cm" svg:x="2.14cm" svg:y="10.1cm">
          <text:p/>
          <draw:enhanced-geometry svg:viewBox="0 0 21600 21600" draw:type="rectangle" draw:enhanced-path="M 0 0 L 21600 0 21600 21600 0 21600 0 0 Z N"/>
        </draw:custom-shape>
        <draw:custom-shape draw:style-name="gr131" draw:text-style-name="P3" draw:layer="layout" svg:width="1.2cm" svg:height="0.28cm" svg:x="2.14cm" svg:y="8.1cm">
          <text:p/>
          <draw:enhanced-geometry svg:viewBox="0 0 21600 21600" draw:type="rectangle" draw:enhanced-path="M 0 0 L 21600 0 21600 21600 0 21600 0 0 Z N"/>
        </draw:custom-shape>
        <draw:custom-shape draw:style-name="gr131" draw:text-style-name="P3" draw:layer="layout" svg:width="1.2cm" svg:height="0.28cm" svg:x="2.14cm" svg:y="6.1cm">
          <text:p/>
          <draw:enhanced-geometry svg:viewBox="0 0 21600 21600" draw:type="rectangle" draw:enhanced-path="M 0 0 L 21600 0 21600 21600 0 21600 0 0 Z N"/>
        </draw:custom-shape>
        <draw:custom-shape draw:style-name="gr131" draw:text-style-name="P3" draw:layer="layout" svg:width="1.2cm" svg:height="0.28cm" svg:x="2.14cm" svg:y="4.1cm">
          <text:p/>
          <draw:enhanced-geometry svg:viewBox="0 0 21600 21600" draw:type="rectangle" draw:enhanced-path="M 0 0 L 21600 0 21600 21600 0 21600 0 0 Z N"/>
        </draw:custom-shape>
        <draw:custom-shape draw:style-name="gr62" draw:text-style-name="P3" draw:layer="layout" svg:width="0.2cm" svg:height="1.9cm" svg:x="0.4cm" svg:y="1.6cm">
          <text:p/>
          <draw:enhanced-geometry svg:viewBox="0 0 21600 21600" draw:type="rectangle" draw:enhanced-path="M 0 0 L 21600 0 21600 21600 0 21600 0 0 Z N"/>
        </draw:custom-shape>
        <draw:custom-shape draw:style-name="gr132" draw:text-style-name="P3" draw:layer="layout" svg:width="0.3cm" svg:height="0.5cm" svg:x="3.31cm" svg:y="1.1cm">
          <text:p/>
          <draw:enhanced-geometry svg:viewBox="0 0 21600 21600" draw:type="rectangle" draw:enhanced-path="M 0 0 L 21600 0 21600 21600 0 21600 0 0 Z N"/>
        </draw:custom-shape>
        <draw:custom-shape draw:style-name="gr133" draw:text-style-name="P3" draw:layer="layout" svg:width="0.2cm" svg:height="2.2cm" svg:x="1.6cm" svg:y="3.4cm">
          <text:p/>
          <draw:enhanced-geometry svg:viewBox="0 0 21600 21600" draw:type="rectangle" draw:enhanced-path="M 0 0 L 21600 0 21600 21600 0 21600 0 0 Z N"/>
        </draw:custom-shape>
        <draw:custom-shape draw:style-name="gr14" draw:text-style-name="P3" draw:layer="layout" svg:width="1.4cm" svg:height="0.1cm" svg:x="0.4cm" svg:y="3.4cm">
          <text:p/>
          <draw:enhanced-geometry svg:viewBox="0 0 21600 21600" draw:type="rectangle" draw:enhanced-path="M 0 0 L 21600 0 21600 21600 0 21600 0 0 Z N"/>
        </draw:custom-shape>
        <draw:custom-shape draw:style-name="gr62" draw:text-style-name="P3" draw:layer="layout" svg:width="0.39cm" svg:height="1.9cm" svg:x="1.21cm" svg:y="3.4cm">
          <text:p/>
          <draw:enhanced-geometry svg:viewBox="0 0 21600 21600" draw:type="rectangle" draw:enhanced-path="M 0 0 L 21600 0 21600 21600 0 21600 0 0 Z N"/>
        </draw:custom-shape>
        <draw:custom-shape draw:style-name="gr24" draw:text-style-name="P3" draw:layer="layout" svg:width="0.5cm" svg:height="0.6cm" svg:x="2.31cm" svg:y="10.7cm">
          <text:p/>
          <draw:enhanced-geometry svg:viewBox="0 0 21600 21600" draw:type="rectangle" draw:enhanced-path="M 0 0 L 21600 0 21600 21600 0 21600 0 0 Z N"/>
        </draw:custom-shape>
        <draw:custom-shape draw:style-name="gr24" draw:text-style-name="P3" draw:layer="layout" svg:width="0.5cm" svg:height="0.6cm" svg:x="2.31cm" svg:y="8.7cm">
          <text:p/>
          <draw:enhanced-geometry svg:viewBox="0 0 21600 21600" draw:type="rectangle" draw:enhanced-path="M 0 0 L 21600 0 21600 21600 0 21600 0 0 Z N"/>
        </draw:custom-shape>
        <draw:custom-shape draw:style-name="gr24" draw:text-style-name="P3" draw:layer="layout" svg:width="0.5cm" svg:height="0.6cm" svg:x="2.31cm" svg:y="6.7cm">
          <text:p/>
          <draw:enhanced-geometry svg:viewBox="0 0 21600 21600" draw:type="rectangle" draw:enhanced-path="M 0 0 L 21600 0 21600 21600 0 21600 0 0 Z N"/>
        </draw:custom-shape>
        <draw:custom-shape draw:style-name="gr24" draw:text-style-name="P3" draw:layer="layout" svg:width="0.5cm" svg:height="0.6cm" svg:x="2.31cm" svg:y="4.7cm">
          <text:p/>
          <draw:enhanced-geometry svg:viewBox="0 0 21600 21600" draw:type="rectangle" draw:enhanced-path="M 0 0 L 21600 0 21600 21600 0 21600 0 0 Z N"/>
        </draw:custom-shape>
        <draw:custom-shape draw:style-name="gr62" draw:text-style-name="P3" draw:layer="layout" svg:width="0.28cm" svg:height="1.9cm" svg:x="2cm" svg:y="2cm">
          <text:p/>
          <draw:enhanced-geometry svg:viewBox="0 0 21600 21600" draw:type="rectangle" draw:enhanced-path="M 0 0 L 21600 0 21600 21600 0 21600 0 0 Z N"/>
        </draw:custom-shape>
        <draw:custom-shape draw:style-name="gr58" draw:text-style-name="P3" draw:layer="layout" svg:width="1.28cm" svg:height="0.2cm" svg:x="2.11cm" svg:y="2cm">
          <text:p/>
          <draw:enhanced-geometry svg:viewBox="0 0 21600 21600" draw:type="rectangle" draw:enhanced-path="M 0 0 L 21600 0 21600 21600 0 21600 0 0 Z N"/>
        </draw:custom-shape>
        <draw:custom-shape draw:style-name="gr134" draw:text-style-name="P3" draw:layer="layout" svg:width="1.4cm" svg:height="0.56cm" svg:x="2cm" svg:y="3.4cm">
          <text:p/>
          <draw:enhanced-geometry svg:viewBox="0 0 21600 21600" draw:type="rectangle" draw:enhanced-path="M 0 0 L 21600 0 21600 21600 0 21600 0 0 Z N"/>
        </draw:custom-shape>
        <draw:custom-shape draw:style-name="gr52" draw:text-style-name="P3" draw:layer="layout" svg:width="0.3cm" svg:height="1.4cm" svg:x="3.3cm" svg:y="10.46cm">
          <text:p/>
          <draw:enhanced-geometry svg:viewBox="0 0 21600 21600" draw:type="rectangle" draw:enhanced-path="M 0 0 L 21600 0 21600 21600 0 21600 0 0 Z N"/>
        </draw:custom-shape>
        <draw:custom-shape draw:style-name="gr135" draw:text-style-name="P3" draw:layer="layout" svg:width="0.6cm" svg:height="0.4cm" svg:x="3.3cm" svg:y="11.46cm">
          <text:p/>
          <draw:enhanced-geometry svg:viewBox="0 0 21600 21600" draw:type="rectangle" draw:enhanced-path="M 0 0 L 21600 0 21600 21600 0 21600 0 0 Z N"/>
        </draw:custom-shape>
        <draw:custom-shape draw:style-name="gr52" draw:text-style-name="P3" draw:layer="layout" svg:width="0.3cm" svg:height="1.4cm" svg:x="3.3cm" svg:y="8.46cm">
          <text:p/>
          <draw:enhanced-geometry svg:viewBox="0 0 21600 21600" draw:type="rectangle" draw:enhanced-path="M 0 0 L 21600 0 21600 21600 0 21600 0 0 Z N"/>
        </draw:custom-shape>
        <draw:custom-shape draw:style-name="gr135" draw:text-style-name="P3" draw:layer="layout" svg:width="0.6cm" svg:height="0.4cm" svg:x="3.3cm" svg:y="9.46cm">
          <text:p/>
          <draw:enhanced-geometry svg:viewBox="0 0 21600 21600" draw:type="rectangle" draw:enhanced-path="M 0 0 L 21600 0 21600 21600 0 21600 0 0 Z N"/>
        </draw:custom-shape>
        <draw:custom-shape draw:style-name="gr52" draw:text-style-name="P3" draw:layer="layout" svg:width="0.3cm" svg:height="1.4cm" svg:x="3.3cm" svg:y="6.46cm">
          <text:p/>
          <draw:enhanced-geometry svg:viewBox="0 0 21600 21600" draw:type="rectangle" draw:enhanced-path="M 0 0 L 21600 0 21600 21600 0 21600 0 0 Z N"/>
        </draw:custom-shape>
        <draw:custom-shape draw:style-name="gr135" draw:text-style-name="P3" draw:layer="layout" svg:width="0.6cm" svg:height="0.4cm" svg:x="3.3cm" svg:y="7.46cm">
          <text:p/>
          <draw:enhanced-geometry svg:viewBox="0 0 21600 21600" draw:type="rectangle" draw:enhanced-path="M 0 0 L 21600 0 21600 21600 0 21600 0 0 Z N"/>
        </draw:custom-shape>
        <draw:custom-shape draw:style-name="gr52" draw:text-style-name="P3" draw:layer="layout" svg:width="0.3cm" svg:height="1.4cm" svg:x="3.3cm" svg:y="4.46cm">
          <text:p/>
          <draw:enhanced-geometry svg:viewBox="0 0 21600 21600" draw:type="rectangle" draw:enhanced-path="M 0 0 L 21600 0 21600 21600 0 21600 0 0 Z N"/>
        </draw:custom-shape>
        <draw:custom-shape draw:style-name="gr135" draw:text-style-name="P3" draw:layer="layout" svg:width="0.6cm" svg:height="0.4cm" svg:x="3.3cm" svg:y="5.46cm">
          <text:p/>
          <draw:enhanced-geometry svg:viewBox="0 0 21600 21600" draw:type="rectangle" draw:enhanced-path="M 0 0 L 21600 0 21600 21600 0 21600 0 0 Z N"/>
        </draw:custom-shape>
        <draw:custom-shape draw:style-name="gr52" draw:text-style-name="P3" draw:layer="layout" svg:width="0.3cm" svg:height="1.4cm" svg:x="3.3cm" svg:y="10.46cm">
          <text:p/>
          <draw:enhanced-geometry svg:viewBox="0 0 21600 21600" draw:type="rectangle" draw:enhanced-path="M 0 0 L 21600 0 21600 21600 0 21600 0 0 Z N"/>
        </draw:custom-shape>
        <draw:custom-shape draw:style-name="gr135" draw:text-style-name="P3" draw:layer="layout" svg:width="0.6cm" svg:height="0.4cm" svg:x="3.3cm" svg:y="11.46cm">
          <text:p/>
          <draw:enhanced-geometry svg:viewBox="0 0 21600 21600" draw:type="rectangle" draw:enhanced-path="M 0 0 L 21600 0 21600 21600 0 21600 0 0 Z N"/>
        </draw:custom-shape>
        <draw:custom-shape draw:style-name="gr136" draw:text-style-name="P3" draw:layer="layout" svg:width="0.56cm" svg:height="0.5cm" svg:x="4.7cm" svg:y="4.7cm">
          <text:p/>
          <draw:enhanced-geometry svg:viewBox="0 0 21600 21600" draw:type="rectangle" draw:enhanced-path="M 0 0 L 21600 0 21600 21600 0 21600 0 0 Z N"/>
        </draw:custom-shape>
        <draw:custom-shape draw:style-name="gr137" draw:text-style-name="P3" draw:layer="layout" svg:width="1.14cm" svg:height="0.34cm" svg:x="4.1cm" svg:y="5.7cm">
          <text:p/>
          <draw:enhanced-geometry svg:viewBox="0 0 21600 21600" draw:type="rectangle" draw:enhanced-path="M 0 0 L 21600 0 21600 21600 0 21600 0 0 Z N"/>
        </draw:custom-shape>
        <draw:custom-shape draw:style-name="gr138" draw:text-style-name="P3" draw:layer="layout" svg:width="0.6cm" svg:height="0.51cm" svg:x="4.64cm" svg:y="6.7cm">
          <text:p/>
          <draw:enhanced-geometry svg:viewBox="0 0 21600 21600" draw:type="rectangle" draw:enhanced-path="M 0 0 L 21600 0 21600 21600 0 21600 0 0 Z N"/>
        </draw:custom-shape>
        <draw:custom-shape draw:style-name="gr138" draw:text-style-name="P3" draw:layer="layout" svg:width="0.6cm" svg:height="0.51cm" svg:x="4.64cm" svg:y="9.8cm">
          <text:p/>
          <draw:enhanced-geometry svg:viewBox="0 0 21600 21600" draw:type="rectangle" draw:enhanced-path="M 0 0 L 21600 0 21600 21600 0 21600 0 0 Z N"/>
        </draw:custom-shape>
        <draw:custom-shape draw:style-name="gr138" draw:text-style-name="P3" draw:layer="layout" svg:width="0.6cm" svg:height="0.51cm" svg:x="4.64cm" svg:y="7.7cm">
          <text:p/>
          <draw:enhanced-geometry svg:viewBox="0 0 21600 21600" draw:type="rectangle" draw:enhanced-path="M 0 0 L 21600 0 21600 21600 0 21600 0 0 Z N"/>
        </draw:custom-shape>
        <draw:custom-shape draw:style-name="gr138" draw:text-style-name="P3" draw:layer="layout" svg:width="0.6cm" svg:height="0.51cm" svg:x="4.66cm" svg:y="5.8cm">
          <text:p/>
          <draw:enhanced-geometry svg:viewBox="0 0 21600 21600" draw:type="rectangle" draw:enhanced-path="M 0 0 L 21600 0 21600 21600 0 21600 0 0 Z N"/>
        </draw:custom-shape>
        <draw:custom-shape draw:style-name="gr137" draw:text-style-name="P3" draw:layer="layout" svg:width="1.14cm" svg:height="0.34cm" svg:x="4.1cm" svg:y="7.7cm">
          <text:p/>
          <draw:enhanced-geometry svg:viewBox="0 0 21600 21600" draw:type="rectangle" draw:enhanced-path="M 0 0 L 21600 0 21600 21600 0 21600 0 0 Z N"/>
        </draw:custom-shape>
        <draw:custom-shape draw:style-name="gr137" draw:text-style-name="P3" draw:layer="layout" svg:width="1.14cm" svg:height="0.34cm" svg:x="4.1cm" svg:y="9.7cm">
          <text:p/>
          <draw:enhanced-geometry svg:viewBox="0 0 21600 21600" draw:type="rectangle" draw:enhanced-path="M 0 0 L 21600 0 21600 21600 0 21600 0 0 Z N"/>
        </draw:custom-shape>
        <draw:custom-shape draw:style-name="gr139" draw:text-style-name="P3" draw:layer="layout" svg:width="0.4cm" svg:height="1.8cm" svg:x="5.4cm" svg:y="6.7cm">
          <text:p/>
          <draw:enhanced-geometry svg:viewBox="0 0 21600 21600" draw:type="rectangle" draw:enhanced-path="M 0 0 L 21600 0 21600 21600 0 21600 0 0 Z N"/>
        </draw:custom-shape>
        <draw:custom-shape draw:style-name="gr140" draw:text-style-name="P3" draw:layer="layout" svg:width="0.7cm" svg:height="2.8cm" svg:x="5.4cm" svg:y="9cm">
          <text:p/>
          <draw:enhanced-geometry svg:viewBox="0 0 21600 21600" draw:type="rectangle" draw:enhanced-path="M 0 0 L 21600 0 21600 21600 0 21600 0 0 Z N"/>
        </draw:custom-shape>
        <draw:custom-shape draw:style-name="gr141" draw:text-style-name="P3" draw:layer="layout" svg:width="0.18cm" svg:height="2.59cm" svg:x="5.1cm" svg:y="1.2cm">
          <text:p/>
          <draw:enhanced-geometry svg:viewBox="0 0 21600 21600" draw:type="rectangle" draw:enhanced-path="M 0 0 L 21600 0 21600 21600 0 21600 0 0 Z N"/>
        </draw:custom-shape>
        <draw:custom-shape draw:style-name="gr142" draw:text-style-name="P3" draw:layer="layout" svg:width="0.18cm" svg:height="5.3cm" svg:x="5.34cm" svg:y="1.21cm">
          <text:p/>
          <draw:enhanced-geometry svg:viewBox="0 0 21600 21600" draw:type="rectangle" draw:enhanced-path="M 0 0 L 21600 0 21600 21600 0 21600 0 0 Z N"/>
        </draw:custom-shape>
        <draw:custom-shape draw:style-name="gr143" draw:text-style-name="P3" draw:layer="layout" svg:width="0.18cm" svg:height="5.6cm" svg:x="5.63cm" svg:y="1.21cm">
          <text:p/>
          <draw:enhanced-geometry svg:viewBox="0 0 21600 21600" draw:type="rectangle" draw:enhanced-path="M 0 0 L 21600 0 21600 21600 0 21600 0 0 Z N"/>
        </draw:custom-shape>
        <draw:custom-shape draw:style-name="gr144" draw:text-style-name="P3" draw:layer="layout" svg:width="0.18cm" svg:height="8.31cm" svg:x="5.88cm" svg:y="1.21cm">
          <text:p/>
          <draw:enhanced-geometry svg:viewBox="0 0 21600 21600" draw:type="rectangle" draw:enhanced-path="M 0 0 L 21600 0 21600 21600 0 21600 0 0 Z N"/>
        </draw:custom-shape>
        <draw:custom-shape draw:style-name="gr145" draw:text-style-name="P3" draw:layer="layout" svg:width="2.02cm" svg:height="0.4cm" svg:x="4.04cm" svg:y="11.9cm">
          <text:p/>
          <draw:enhanced-geometry svg:viewBox="0 0 21600 21600" draw:type="rectangle" draw:enhanced-path="M 0 0 L 21600 0 21600 21600 0 21600 0 0 Z N"/>
        </draw:custom-shape>
        <draw:path draw:style-name="gr3" draw:text-style-name="P3" draw:layer="layout" svg:width="0.219cm" svg:height="4.029cm" draw:transform="rotate (1.5707963267949) translate (1.94cm 1.02cm)" svg:viewBox="0 0 220 4030" svg:d="M150 1887c0 23-17 40-40 40s-40-17-40-40 17-40 40-40 40 17 40 40zM220 1887c0-62-48-110-110-110s-110 48-110 110 48 110 110 110 110-48 110-110zM150 1633c0 23-17 40-40 40s-40-17-40-40c0-22 17-40 40-40s40 18 40 40zM220 1633c0-62-48-110-110-110s-110 48-110 110 48 110 110 110 110-48 110-110zM150 1379c0 23-17 40-40 40s-40-17-40-40c0-22 17-40 40-40s40 18 40 40zM220 1379c0-62-48-110-110-110s-110 48-110 110c0 63 48 110 110 110s110-47 110-110zM150 1125c0 23-17 40-40 40s-40-17-40-40c0-22 17-40 40-40s40 18 40 40zM220 1125c0-62-48-109-110-109s-110 47-110 109c0 63 48 110 110 110s110-47 110-110zM150 872c0 22-17 40-40 40s-40-18-40-40c0-23 17-40 40-40s40 17 40 40zM220 872c0-63-48-110-110-110s-110 47-110 110c0 62 48 110 110 110s110-48 110-110zM150 618c0 22-17 40-40 40s-40-18-40-40c0-23 17-40 40-40s40 17 40 40zM220 618c0-63-48-110-110-110s-110 47-110 110c0 62 48 110 110 110s110-48 110-110zM150 364c0 23-17 40-40 40s-40-17-40-40 17-40 40-40 40 17 40 40zM220 364c0-62-48-110-110-110s-110 48-110 110 48 110 110 110 110-48 110-110zM150 110c0 23-17 40-40 40s-40-17-40-40 17-40 40-40 40 17 40 40zM220 110c0-62-48-110-110-110s-110 48-110 110 48 110 110 110 110-48 110-110zM150 3920c0 23-17 40-40 40s-40-17-40-40 17-40 40-40 40 17 40 40zM220 3920c0-62-48-110-110-110s-110 48-110 110 48 110 110 110 110-48 110-110zM150 3666c0 23-17 40-40 40s-40-17-40-40 17-40 40-40 40 17 40 40zM220 3666c0-62-48-110-110-110s-110 48-110 110 48 110 110 110 110-48 110-110zM150 3412c0 23-17 40-40 40s-40-17-40-40c0-22 17-40 40-40s40 18 40 40zM220 3412c0-62-48-110-110-110s-110 48-110 110c0 63 48 110 110 110s110-47 110-110zM150 3158c0 23-17 40-40 40s-40-17-40-40c0-22 17-40 40-40s40 18 40 40zM220 3158c0-62-48-110-110-110s-110 48-110 110c0 63 48 110 110 110s110-47 110-110zM150 2905c0 22-17 40-40 40s-40-18-40-40c0-23 17-40 40-40s40 17 40 40zM220 2905c0-63-48-110-110-110s-110 47-110 110c0 62 48 109 110 109s110-47 110-109zM150 2651c0 22-17 40-40 40s-40-18-40-40c0-23 17-40 40-40s40 17 40 40zM220 2651c0-63-48-110-110-110s-110 47-110 110c0 62 48 110 110 110s110-48 110-110zM150 2397c0 22-17 40-40 40s-40-18-40-40c0-23 17-40 40-40s40 17 40 40zM220 2397c0-62-48-110-110-110s-110 48-110 110 48 110 110 110 110-48 110-110zM150 2143c0 23-17 40-40 40s-40-17-40-40 17-40 40-40 40 17 40 40zM220 2143c0-62-48-110-110-110s-110 48-110 110 48 110 110 110 110-48 110-110z">
          <text:p/>
        </draw:path>
        <draw:custom-shape draw:style-name="gr102" draw:text-style-name="P3" draw:layer="layout" svg:width="0.13cm" svg:height="1.78cm" svg:x="5.02cm" svg:y="0.96cm">
          <text:p/>
          <draw:enhanced-geometry svg:viewBox="0 0 21600 21600" draw:mirror-horizontal="false" draw:type="rectangle" draw:enhanced-path="M 0 0 L 21600 0 21600 21600 0 21600 0 0 Z N"/>
        </draw:custom-shape>
        <draw:custom-shape draw:style-name="gr102" draw:text-style-name="P3" draw:layer="layout" svg:width="0.16cm" svg:height="1.78cm" svg:x="5.92cm" svg:y="0.82cm">
          <text:p/>
          <draw:enhanced-geometry svg:viewBox="0 0 21600 21600" draw:mirror-horizontal="false" draw:type="rectangle" draw:enhanced-path="M 0 0 L 21600 0 21600 21600 0 21600 0 0 Z N"/>
        </draw:custom-shape>
        <draw:custom-shape draw:style-name="gr102" draw:text-style-name="P3" draw:layer="layout" svg:width="0.13cm" svg:height="1.78cm" svg:x="5.6cm" svg:y="0.98cm">
          <text:p/>
          <draw:enhanced-geometry svg:viewBox="0 0 21600 21600" draw:mirror-horizontal="false" draw:type="rectangle" draw:enhanced-path="M 0 0 L 21600 0 21600 21600 0 21600 0 0 Z N"/>
        </draw:custom-shape>
        <draw:custom-shape draw:style-name="gr102" draw:text-style-name="P3" draw:layer="layout" svg:width="0.13cm" svg:height="1.78cm" svg:x="5.34cm" svg:y="0.98cm">
          <text:p/>
          <draw:enhanced-geometry svg:viewBox="0 0 21600 21600" draw:mirror-horizontal="false" draw:type="rectangle" draw:enhanced-path="M 0 0 L 21600 0 21600 21600 0 21600 0 0 Z N"/>
        </draw:custom-shape>
      </draw:page>
      <draw:page draw:name="page4" draw:style-name="dp1" draw:master-page-name="預設">
        <draw:custom-shape draw:style-name="gr2" draw:text-style-name="P2" draw:layer="layout" svg:width="7.01cm" svg:height="4.7cm" svg:x="1.3cm" svg:y="1.9cm">
          <text:p/>
          <draw:enhanced-geometry svg:viewBox="0 0 21600 21600" draw:mirror-horizontal="true" draw:type="rectangle" draw:enhanced-path="M 0 0 L 21600 0 21600 21600 0 21600 0 0 Z N"/>
        </draw:custom-shape>
        <draw:frame draw:style-name="gr147" draw:text-style-name="P6" draw:layer="layout" svg:width="5.243cm" svg:height="0.573cm" svg:x="2cm" svg:y="0.527cm">
          <draw:text-box>
            <text:p><text:span text:style-name="T2">Arduino Uno WiFi WeMOS R1 D2</text:span></text:p>
          </draw:text-box>
        </draw:frame>
        <draw:path draw:style-name="gr3" draw:text-style-name="P3" draw:layer="layout" svg:width="1.489cm" svg:height="0.219cm" draw:transform="rotate (1.5707963267949) translate (1.51cm 6.1cm)" svg:viewBox="0 0 1490 220" svg:d="M110 70c-23 0-40 17-40 40s17 40 40 40 40-17 40-40-17-40-40-40zM110 0c62 0 110 48 110 110s-48 110-110 110-110-48-110-110 48-110 110-110zM364 70c-23 0-40 17-40 40s17 40 40 40 40-17 40-40-17-40-40-40zM364 0c62 0 110 48 110 110s-48 110-110 110-110-48-110-110 48-110 110-110zM618 70c-23 0-40 17-40 40s17 40 40 40 40-17 40-40-17-40-40-40zM618 0c62 0 110 48 110 110s-48 110-110 110-110-48-110-110 48-110 110-110zM872 70c-23 0-40 17-40 40s17 40 40 40 40-17 40-40-17-40-40-40zM872 0c62 0 110 48 110 110s-48 110-110 110-110-48-110-110 48-110 110-110zM1126 70c-23 0-40 17-40 40s17 40 40 40 40-17 40-40-17-40-40-40zM1126 0c62 0 110 48 110 110s-48 110-110 110-110-48-110-110 48-110 110-110zM1380 70c-23 0-40 17-40 40s17 40 40 40 40-17 40-40-17-40-40-40zM1380 0c62 0 110 48 110 110s-48 110-110 110-110-48-110-110 48-110 110-110z">
          <text:p/>
        </draw:path>
        <draw:path draw:style-name="gr3" draw:text-style-name="P3" draw:layer="layout" svg:width="0.979cm" svg:height="0.219cm" draw:transform="rotate (1.5707963267949) translate (1.51cm 4.42cm)" svg:viewBox="0 0 980 220" svg:d="M110 70c-23 0-40 17-40 40s17 40 40 40c22 0 40-17 40-40s-18-40-40-40zM110 0c62 0 110 48 110 110s-48 110-110 110-110-48-110-110 48-110 110-110zM363 70c-22 0-40 17-40 40s18 40 40 40c23 0 40-17 40-40s-17-40-40-40zM363 0c62 0 110 48 110 110s-48 110-110 110-110-48-110-110 48-110 110-110zM617 70c-23 0-40 17-40 40s17 40 40 40c22 0 40-17 40-40s-18-40-40-40zM617 0c62 0 110 48 110 110s-48 110-110 110-110-48-110-110 48-110 110-110zM870 70c-22 0-40 17-40 40s18 40 40 40c23 0 40-17 40-40s-17-40-40-40zM870 0c62 0 110 48 110 110s-48 110-110 110-110-48-110-110 48-110 110-110z">
          <text:p/>
        </draw:path>
        <draw:path draw:style-name="gr3" draw:text-style-name="P3" draw:layer="layout" svg:width="2.499cm" svg:height="0.229cm" draw:transform="rotate (1.5707963267949) translate (6.5cm 5.34cm)" svg:viewBox="0 0 2500 230" svg:d="M110 73c-23 0-40 18-40 42s17 42 40 42c22 0 40-18 40-42s-18-42-40-42zM110 0c62 0 109 50 109 115s-47 115-109 115-110-50-110-115 48-115 110-115zM363 73c-23 0-40 18-40 42s17 42 40 42 40-18 40-42-17-42-40-42zM363 0c62 0 110 50 110 115s-48 115-110 115-110-50-110-115 48-115 110-115zM617 73c-23 0-40 18-40 42s17 42 40 42c22 0 39-18 39-42s-17-42-39-42zM617 0c62 0 109 50 109 115s-47 115-109 115c-63 0-110-50-110-115s47-115 110-115zM870 73c-23 0-40 18-40 42s17 42 40 42 40-18 40-42-17-42-40-42zM870 0c62 0 110 50 110 115s-48 115-110 115-110-50-110-115 48-115 110-115zM1123 73c-22 0-40 18-40 42s18 42 40 42c23 0 40-18 40-42s-17-42-40-42zM1123 0c62 0 110 50 110 115s-48 115-110 115-109-50-109-115 47-115 109-115zM1377 73c-23 0-40 18-40 42s17 42 40 42c22 0 40-18 40-42s-18-42-40-42zM1377 0c62 0 109 50 109 115s-47 115-109 115-110-50-110-115 48-115 110-115zM1630 73c-23 0-40 18-40 42s17 42 40 42 40-18 40-42-17-42-40-42zM1630 0c62 0 110 50 110 115s-48 115-110 115-110-50-110-115 48-115 110-115zM1883 73c-22 0-39 18-39 42s17 42 39 42c23 0 40-18 40-42s-17-42-40-42zM1883 0c63 0 110 50 110 115s-47 115-110 115c-62 0-109-50-109-115s47-115 109-115zM2137 73c-23 0-40 18-40 42s17 42 40 42 40-18 40-42-17-42-40-42zM2137 0c62 0 110 50 110 115s-48 115-110 115-110-50-110-115 48-115 110-115zM2390 73c-22 0-40 18-40 42s18 42 40 42c23 0 40-18 40-42s-17-42-40-42zM2390 0c62 0 110 50 110 115s-48 115-110 115-109-50-109-115 47-115 109-115z">
          <text:p/>
        </draw:path>
        <draw:path draw:style-name="gr3" draw:text-style-name="P3" draw:layer="layout" svg:width="0.219cm" svg:height="4.029cm" svg:x="7.89cm" svg:y="2.07cm" svg:viewBox="0 0 220 4030" svg:d="M150 1887c0 23-17 40-40 40s-40-17-40-40 17-40 40-40 40 17 40 40zM220 1887c0-62-48-110-110-110s-110 48-110 110 48 110 110 110 110-48 110-110zM150 1633c0 23-17 40-40 40s-40-17-40-40c0-22 17-40 40-40s40 18 40 40zM220 1633c0-62-48-110-110-110s-110 48-110 110 48 110 110 110 110-48 110-110zM150 1379c0 23-17 40-40 40s-40-17-40-40c0-22 17-40 40-40s40 18 40 40zM220 1379c0-62-48-110-110-110s-110 48-110 110c0 63 48 110 110 110s110-47 110-110zM150 1125c0 23-17 40-40 40s-40-17-40-40c0-22 17-40 40-40s40 18 40 40zM220 1125c0-62-48-109-110-109s-110 47-110 109c0 63 48 110 110 110s110-47 110-110zM150 872c0 22-17 40-40 40s-40-18-40-40c0-23 17-40 40-40s40 17 40 40zM220 872c0-63-48-110-110-110s-110 47-110 110c0 62 48 110 110 110s110-48 110-110zM150 618c0 22-17 40-40 40s-40-18-40-40c0-23 17-40 40-40s40 17 40 40zM220 618c0-63-48-110-110-110s-110 47-110 110c0 62 48 110 110 110s110-48 110-110zM150 364c0 23-17 40-40 40s-40-17-40-40 17-40 40-40 40 17 40 40zM220 364c0-62-48-110-110-110s-110 48-110 110 48 110 110 110 110-48 110-110zM150 110c0 23-17 40-40 40s-40-17-40-40 17-40 40-40 40 17 40 40zM220 110c0-62-48-110-110-110s-110 48-110 110 48 110 110 110 110-48 110-110zM150 3920c0 23-17 40-40 40s-40-17-40-40 17-40 40-40 40 17 40 40zM220 3920c0-62-48-110-110-110s-110 48-110 110 48 110 110 110 110-48 110-110zM150 3666c0 23-17 40-40 40s-40-17-40-40 17-40 40-40 40 17 40 40zM220 3666c0-62-48-110-110-110s-110 48-110 110 48 110 110 110 110-48 110-110zM150 3412c0 23-17 40-40 40s-40-17-40-40c0-22 17-40 40-40s40 18 40 40zM220 3412c0-62-48-110-110-110s-110 48-110 110c0 63 48 110 110 110s110-47 110-110zM150 3158c0 23-17 40-40 40s-40-17-40-40c0-22 17-40 40-40s40 18 40 40zM220 3158c0-62-48-110-110-110s-110 48-110 110c0 63 48 110 110 110s110-47 110-110zM150 2905c0 22-17 40-40 40s-40-18-40-40c0-23 17-40 40-40s40 17 40 40zM220 2905c0-63-48-110-110-110s-110 47-110 110c0 62 48 109 110 109s110-47 110-109zM150 2651c0 22-17 40-40 40s-40-18-40-40c0-23 17-40 40-40s40 17 40 40zM220 2651c0-63-48-110-110-110s-110 47-110 110c0 62 48 110 110 110s110-48 110-110zM150 2397c0 22-17 40-40 40s-40-18-40-40c0-23 17-40 40-40s40 17 40 40zM220 2397c0-62-48-110-110-110s-110 48-110 110 48 110 110 110 110-48 110-110zM150 2143c0 23-17 40-40 40s-40-17-40-40 17-40 40-40 40 17 40 40zM220 2143c0-62-48-110-110-110s-110 48-110 110 48 110 110 110 110-48 110-110z">
          <text:p/>
        </draw:path>
        <draw:polygon draw:style-name="gr4" draw:text-style-name="P3" draw:layer="layout" svg:width="6.539cm" svg:height="0.459cm" svg:x="1.54cm" svg:y="6.04cm" svg:viewBox="0 0 6540 460" draw:points="6540,460 6540,450 6540,360 6540,0 6390,0 6390,360 150,360 150,0 0,0 0,360 0,450 0,460">
          <text:p/>
        </draw:polygon>
        <draw:custom-shape draw:style-name="gr13" draw:text-style-name="P3" draw:layer="layout" svg:width="1.599cm" svg:height="0.079cm" draw:transform="rotate (-0.636870644052731) translate (6.677cm 2.447cm)">
          <text:p/>
          <draw:enhanced-geometry svg:viewBox="0 0 21600 21600" draw:mirror-horizontal="true" draw:type="rectangle" draw:enhanced-path="M 0 0 L 21600 0 21600 21600 0 21600 0 0 Z N"/>
        </draw:custom-shape>
        <draw:custom-shape draw:style-name="gr13" draw:text-style-name="P3" draw:layer="layout" svg:width="1.599cm" svg:height="0.079cm" draw:transform="rotate (-0.636870644052731) translate (6.672cm 2.7cm)">
          <text:p/>
          <draw:enhanced-geometry svg:viewBox="0 0 21600 21600" draw:mirror-horizontal="true" draw:type="rectangle" draw:enhanced-path="M 0 0 L 21600 0 21600 21600 0 21600 0 0 Z N"/>
        </draw:custom-shape>
        <draw:custom-shape draw:style-name="gr13" draw:text-style-name="P3" draw:layer="layout" svg:width="1.599cm" svg:height="0.079cm" draw:transform="rotate (-0.636870644052731) translate (6.672cm 2.94cm)">
          <text:p/>
          <draw:enhanced-geometry svg:viewBox="0 0 21600 21600" draw:mirror-horizontal="true" draw:type="rectangle" draw:enhanced-path="M 0 0 L 21600 0 21600 21600 0 21600 0 0 Z N"/>
        </draw:custom-shape>
        <draw:custom-shape draw:style-name="gr13" draw:text-style-name="P3" draw:layer="layout" svg:width="1.599cm" svg:height="0.079cm" draw:transform="rotate (-0.636870644052731) translate (6.672cm 3.2cm)">
          <text:p/>
          <draw:enhanced-geometry svg:viewBox="0 0 21600 21600" draw:mirror-horizontal="true" draw:type="rectangle" draw:enhanced-path="M 0 0 L 21600 0 21600 21600 0 21600 0 0 Z N"/>
        </draw:custom-shape>
        <draw:custom-shape draw:style-name="gr13" draw:text-style-name="P3" draw:layer="layout" svg:width="1.599cm" svg:height="0.079cm" draw:transform="rotate (-0.636870644052731) translate (6.672cm 3.46cm)">
          <text:p/>
          <draw:enhanced-geometry svg:viewBox="0 0 21600 21600" draw:mirror-horizontal="true" draw:type="rectangle" draw:enhanced-path="M 0 0 L 21600 0 21600 21600 0 21600 0 0 Z N"/>
        </draw:custom-shape>
        <draw:custom-shape draw:style-name="gr13" draw:text-style-name="P3" draw:layer="layout" svg:width="1.599cm" svg:height="0.079cm" draw:transform="rotate (-0.636870644052731) translate (6.672cm 3.7cm)">
          <text:p/>
          <draw:enhanced-geometry svg:viewBox="0 0 21600 21600" draw:mirror-horizontal="true" draw:type="rectangle" draw:enhanced-path="M 0 0 L 21600 0 21600 21600 0 21600 0 0 Z N"/>
        </draw:custom-shape>
        <draw:custom-shape draw:style-name="gr11" draw:text-style-name="P3" draw:layer="layout" svg:width="1.741cm" svg:height="0.08cm" draw:transform="rotate (-0.750317045432363) translate (6.703cm 3.97cm)">
          <text:p/>
          <draw:enhanced-geometry svg:viewBox="0 0 21600 21600" draw:mirror-horizontal="true" draw:type="rectangle" draw:enhanced-path="M 0 0 L 21600 0 21600 21600 0 21600 0 0 Z N"/>
        </draw:custom-shape>
        <draw:custom-shape draw:style-name="gr13" draw:text-style-name="P3" draw:layer="layout" svg:width="1.599cm" svg:height="0.079cm" draw:transform="rotate (-0.636870644052731) translate (6.677cm 2.447cm)">
          <text:p/>
          <draw:enhanced-geometry svg:viewBox="0 0 21600 21600" draw:mirror-horizontal="true" draw:type="rectangle" draw:enhanced-path="M 0 0 L 21600 0 21600 21600 0 21600 0 0 Z N"/>
        </draw:custom-shape>
        <draw:polygon draw:style-name="gr7" draw:text-style-name="P3" draw:layer="layout" svg:width="6.302cm" svg:height="1.031cm" svg:x="1.67cm" svg:y="4.9cm" svg:viewBox="0 0 6303 1032" draw:points="6303,150 6256,85 5093,930 840,930 840,140 840,0 740,0 0,0 0,140 740,140 740,930 740,1000 740,1030 5088,1030 5089,1032 5092,1030 5100,1030 5100,1024">
          <text:p/>
        </draw:polygon>
        <draw:polygon draw:style-name="gr8" draw:text-style-name="P3" draw:layer="layout" svg:width="6.279cm" svg:height="0.789cm" svg:x="1.67cm" svg:y="5.42cm" svg:viewBox="0 0 6280 790" draw:points="6280,78 6240,9 5720,309 5721,310 5720,310 5720,314 5182,690 380,690 380,140 380,20 380,0 0,0 0,140 280,140 280,690 280,780 280,790 5720,790 5820,790 5820,690 5820,343">
          <text:p/>
        </draw:polygon>
        <draw:polygon draw:style-name="gr9" draw:text-style-name="P3" draw:layer="layout" svg:width="6.259cm" svg:height="0.709cm" svg:x="1.67cm" svg:y="5.66cm" svg:viewBox="0 0 6260 710" draw:points="6260,150 6260,0 6160,0 6100,0 6090,0 6080,0 6080,7 5885,140 5870,140 5870,150 5869,151 5870,151 5870,610 200,610 200,150 200,0 120,0 0,0 0,150 120,150 120,610 120,700 120,710 6160,710 6160,700 6160,610 6160,150">
          <text:p/>
        </draw:polygon>
        <draw:polygon draw:style-name="gr10" draw:text-style-name="P3" draw:layer="layout" svg:width="4.899cm" svg:height="3.199cm" svg:x="1.51cm" svg:y="2.1cm" svg:viewBox="0 0 4900 3200" draw:points="4600,0 0,0 0,1280 290,1280 290,1560 2040,1560 2040,3200 4900,3200 4900,1240 4600,1240">
          <text:p/>
        </draw:polygon>
        <draw:polygon draw:style-name="gr11" draw:text-style-name="P3" draw:layer="layout" svg:width="6.297cm" svg:height="1.729cm" svg:x="1.67cm" svg:y="3.74cm" svg:viewBox="0 0 6298 1730" draw:points="6298,534 6243,475 5004,1630 1800,1630 1800,140 1800,0 1600,0 0,0 0,140 140,140 140,420 1600,420 1600,1630 1600,1720 1600,1730 5030,1730 5030,1715">
          <text:p/>
        </draw:polygon>
        <draw:polygon draw:style-name="gr12" draw:text-style-name="P3" draw:layer="layout" svg:width="6.308cm" svg:height="1.399cm" svg:x="1.67cm" svg:y="4.24cm" svg:viewBox="0 0 6309 1400" draw:points="6309,301 6258,240 4995,1300 1440,1300 1440,150 1440,0 1240,0 0,0 0,150 140,150 140,260 1240,260 1240,1400 1350,1400 1440,1400 5010,1400 5010,1391">
          <text:p/>
        </draw:polygon>
        <draw:polygon draw:style-name="gr13" draw:text-style-name="P3" draw:layer="layout" svg:width="6.305cm" svg:height="1.149cm" svg:x="1.67cm" svg:y="4.64cm" svg:viewBox="0 0 6306 1150" draw:points="6306,141 6256,79 5057,1050 1140,1050 1140,140 1140,0 1040,0 0,0 0,140 900,140 900,1120 1040,1120 1040,1140 1040,1150 5060,1150 5060,1144 5063,1148">
          <text:p/>
        </draw:polygon>
        <draw:polygon draw:style-name="gr12" draw:text-style-name="P3" draw:layer="layout" svg:width="1.719cm" svg:height="1.169cm" svg:x="6.25cm" svg:y="2.1cm" svg:viewBox="0 0 1720 1170" draw:points="1700,150 1700,147 1720,139 1700,139 1700,0 150,0 0,0 0,150 0,1020 0,1150 0,1170 310,1170 310,1020 150,1020 150,729 560,575 560,960 1655,163 1691,150">
          <text:p/>
        </draw:polygon>
        <draw:polygon draw:style-name="gr14" draw:text-style-name="P3" draw:layer="layout" svg:width="6.299cm" svg:height="0.909cm" svg:x="1.67cm" svg:y="5.16cm" svg:viewBox="0 0 6300 910" draw:points="6300,125 5140,907 5140,910 630,910 540,910 430,910 430,150 0,150 0,0 540,0 640,0 640,150 640,810 5140,810 5140,811 6255,59">
          <text:p/>
        </draw:polygon>
        <draw:frame draw:style-name="gr148" draw:text-style-name="P7" draw:layer="layout" svg:width="2.534cm" svg:height="0.573cm" svg:x="3.398cm" svg:y="1.139cm">
          <draw:text-box>
            <text:p><text:span text:style-name="T3">Bridge Board</text:span></text:p>
          </draw:text-box>
        </draw:frame>
      </draw:page>
      <draw:page draw:name="page5" draw:style-name="dp1" draw:master-page-name="預設">
        <draw:custom-shape draw:style-name="gr15" draw:text-style-name="P2" draw:layer="layout" svg:width="9.41cm" svg:height="4.71cm" svg:x="1.3cm" svg:y="1.3cm">
          <text:p/>
          <draw:enhanced-geometry svg:viewBox="0 0 21600 21600" draw:type="rectangle" draw:enhanced-path="M 0 0 L 21600 0 21600 21600 0 21600 0 0 Z N"/>
        </draw:custom-shape>
        <draw:frame draw:style-name="gr149" draw:text-style-name="P8" draw:layer="layout" svg:width="2.619cm" svg:height="0.814cm" svg:x="4.8cm" svg:y="7.4cm">
          <draw:text-box>
            <text:p><text:span text:style-name="T4">開關及插頭</text:span></text:p>
          </draw:text-box>
        </draw:frame>
        <draw:path draw:style-name="gr3" draw:text-style-name="P3" draw:layer="layout" svg:width="0.979cm" svg:height="0.219cm" draw:transform="rotate (1.5707963267949) translate (1.8cm 2.88cm)" svg:viewBox="0 0 980 220" svg:d="M110 70c-23 0-40 17-40 40s17 40 40 40c22 0 40-17 40-40s-18-40-40-40zM110 0c62 0 110 48 110 110s-48 110-110 110-110-48-110-110 48-110 110-110zM363 70c-22 0-40 17-40 40s18 40 40 40c23 0 40-17 40-40s-17-40-40-40zM363 0c62 0 110 48 110 110s-48 110-110 110-110-48-110-110 48-110 110-110zM617 70c-23 0-40 17-40 40s17 40 40 40c22 0 40-17 40-40s-18-40-40-40zM617 0c62 0 110 48 110 110s-48 110-110 110-110-48-110-110 48-110 110-110zM870 70c-22 0-40 17-40 40s18 40 40 40c23 0 40-17 40-40s-17-40-40-40zM870 0c62 0 110 48 110 110s-48 110-110 110-110-48-110-110 48-110 110-110z">
          <text:p/>
        </draw:path>
        <draw:path draw:style-name="gr16" draw:text-style-name="P4" draw:layer="layout" svg:width="2.099cm" svg:height="0.609cm" svg:x="2.8cm" svg:y="1.7cm" svg:viewBox="0 0 2100 610" svg:d="M100 214c-51 0-90 38-90 89s39 89 90 89 90-38 90-89-39-89-90-89zM2000 214c-51 0-90 38-90 89s39 89 90 89 90-38 90-89-39-89-90-89zM550 159h200v-80h-200zM500 199v-199h300v199zM550 451v80h200v-80zM500 411h300v199h-300zM950 159h200v-80h-200zM900 199v-199h300v199zM950 451v80h200v-80zM900 411h300v199h-300zM1350 159h200v-80h-200zM1300 199v-199h300v199zM1350 451v80h200v-80zM1300 411h300v199h-300zM100 204c57 0 100 43 100 99s-43 99-100 99-100-43-100-99 43-99 100-99zM2000 204c57 0 100 43 100 99s-43 99-100 99-100-43-100-99 43-99 100-99z">
          <text:p/>
        </draw:path>
        <draw:path draw:style-name="gr16" draw:text-style-name="P4" draw:layer="layout" svg:width="2.099cm" svg:height="0.609cm" svg:x="5.6cm" svg:y="1.7cm" svg:viewBox="0 0 2100 610" svg:d="M100 214c-51 0-90 38-90 89s39 89 90 89 90-38 90-89-39-89-90-89zM2000 214c-51 0-90 38-90 89s39 89 90 89 90-38 90-89-39-89-90-89zM550 159h200v-80h-200zM500 199v-199h300v199zM550 451v80h200v-80zM500 411h300v199h-300zM950 159h200v-80h-200zM900 199v-199h300v199zM950 451v80h200v-80zM900 411h300v199h-300zM1350 159h200v-80h-200zM1300 199v-199h300v199zM1350 451v80h200v-80zM1300 411h300v199h-300zM100 204c57 0 100 43 100 99s-43 99-100 99-100-43-100-99 43-99 100-99zM2000 204c57 0 100 43 100 99s-43 99-100 99-100-43-100-99 43-99 100-99z">
          <text:p/>
        </draw:path>
        <draw:path draw:style-name="gr16" draw:text-style-name="P4" draw:layer="layout" svg:width="2.099cm" svg:height="0.609cm" svg:x="8.4cm" svg:y="1.7cm" svg:viewBox="0 0 2100 610" svg:d="M100 214c-51 0-90 38-90 89s39 89 90 89 90-38 90-89-39-89-90-89zM2000 214c-51 0-90 38-90 89s39 89 90 89 90-38 90-89-39-89-90-89zM550 159h200v-80h-200zM500 199v-199h300v199zM550 451v80h200v-80zM500 411h300v199h-300zM950 159h200v-80h-200zM900 199v-199h300v199zM950 451v80h200v-80zM900 411h300v199h-300zM1350 159h200v-80h-200zM1300 199v-199h300v199zM1350 451v80h200v-80zM1300 411h300v199h-300zM100 204c57 0 100 43 100 99s-43 99-100 99-100-43-100-99 43-99 100-99zM2000 204c57 0 100 43 100 99s-43 99-100 99-100-43-100-99 43-99 100-99z">
          <text:p/>
        </draw:path>
        <draw:path draw:style-name="gr17" draw:text-style-name="P3" draw:layer="layout" svg:width="0.899cm" svg:height="0.919cm" svg:x="1.8cm" svg:y="4.5cm" svg:viewBox="0 0 900 920" svg:d="M161 429v-357h-90v357zM201 501h-201v-501h201zM546 840v-80h-300v80zM646 920h-500v-200h500zM800 540v-80h-300v80zM900 620h-500v-200h500z">
          <text:p/>
        </draw:path>
        <draw:path draw:style-name="gr3" draw:text-style-name="P3" draw:layer="layout" svg:width="1.489cm" svg:height="0.219cm" draw:transform="rotate (1.5707963267949) translate (10.1cm 4.39cm)" svg:viewBox="0 0 1490 220" svg:d="M110 70c-23 0-40 17-40 40s17 40 40 40 40-17 40-40-17-40-40-40zM110 0c62 0 110 48 110 110s-48 110-110 110-110-48-110-110 48-110 110-110zM364 70c-23 0-40 17-40 40s17 40 40 40 40-17 40-40-17-40-40-40zM364 0c62 0 110 48 110 110s-48 110-110 110-110-48-110-110 48-110 110-110zM618 70c-23 0-40 17-40 40s17 40 40 40 40-17 40-40-17-40-40-40zM618 0c62 0 110 48 110 110s-48 110-110 110-110-48-110-110 48-110 110-110zM872 70c-23 0-40 17-40 40s17 40 40 40 40-17 40-40-17-40-40-40zM872 0c62 0 110 48 110 110s-48 110-110 110-110-48-110-110 48-110 110-110zM1126 70c-23 0-40 17-40 40s17 40 40 40 40-17 40-40-17-40-40-40zM1126 0c62 0 110 48 110 110s-48 110-110 110-110-48-110-110 48-110 110-110zM1380 70c-23 0-40 17-40 40s17 40 40 40 40-17 40-40-17-40-40-40zM1380 0c62 0 110 48 110 110s-48 110-110 110-110-48-110-110 48-110 110-110z">
          <text:p/>
        </draw:path>
        <draw:path draw:style-name="gr17" draw:text-style-name="P3" draw:layer="layout" svg:width="0.899cm" svg:height="0.919cm" svg:x="3.5cm" svg:y="4.5cm" svg:viewBox="0 0 900 920" svg:d="M161 429v-357h-90v357zM201 501h-201v-501h201zM546 840v-80h-300v80zM646 920h-500v-200h500zM800 540v-80h-300v80zM900 620h-500v-200h500z">
          <text:p/>
        </draw:path>
        <draw:path draw:style-name="gr17" draw:text-style-name="P3" draw:layer="layout" svg:width="0.899cm" svg:height="0.919cm" svg:x="5.2cm" svg:y="4.5cm" svg:viewBox="0 0 900 920" svg:d="M161 429v-357h-90v357zM201 501h-201v-501h201zM546 840v-80h-300v80zM646 920h-500v-200h500zM800 540v-80h-300v80zM900 620h-500v-200h500z">
          <text:p/>
        </draw:path>
        <draw:path draw:style-name="gr17" draw:text-style-name="P3" draw:layer="layout" svg:width="0.899cm" svg:height="0.919cm" svg:x="6.9cm" svg:y="4.5cm" svg:viewBox="0 0 900 920" svg:d="M161 429v-357h-90v357zM201 501h-201v-501h201zM546 840v-80h-300v80zM646 920h-500v-200h500zM800 540v-80h-300v80zM900 620h-500v-200h500z">
          <text:p/>
        </draw:path>
        <draw:path draw:style-name="gr17" draw:text-style-name="P3" draw:layer="layout" svg:width="0.899cm" svg:height="0.919cm" svg:x="8.6cm" svg:y="4.5cm" svg:viewBox="0 0 900 920" svg:d="M161 429v-357h-90v357zM201 501h-201v-501h201zM546 840v-80h-300v80zM646 920h-500v-200h500zM800 540v-80h-300v80zM900 620h-500v-200h500z">
          <text:p/>
        </draw:path>
        <draw:custom-shape draw:style-name="gr18" draw:text-style-name="P3" draw:layer="layout" svg:width="0.12cm" svg:height="4.7cm" svg:x="1.3cm" svg:y="1.3cm">
          <text:p/>
          <draw:enhanced-geometry svg:viewBox="0 0 21600 21600" draw:type="rectangle" draw:enhanced-path="M 0 0 L 21600 0 21600 21600 0 21600 0 0 Z N"/>
        </draw:custom-shape>
        <draw:custom-shape draw:style-name="gr18" draw:text-style-name="P3" draw:layer="layout" svg:width="0.12cm" svg:height="4.7cm" svg:x="10.58cm" svg:y="1.3cm">
          <text:p/>
          <draw:enhanced-geometry svg:viewBox="0 0 21600 21600" draw:type="rectangle" draw:enhanced-path="M 0 0 L 21600 0 21600 21600 0 21600 0 0 Z N"/>
        </draw:custom-shape>
        <draw:custom-shape draw:style-name="gr19" draw:text-style-name="P3" draw:layer="layout" svg:width="9.4cm" svg:height="0.12cm" svg:x="1.3cm" svg:y="1.3cm">
          <text:p/>
          <draw:enhanced-geometry svg:viewBox="0 0 21600 21600" draw:type="rectangle" draw:enhanced-path="M 0 0 L 21600 0 21600 21600 0 21600 0 0 Z N"/>
        </draw:custom-shape>
        <draw:custom-shape draw:style-name="gr19" draw:text-style-name="P3" draw:layer="layout" svg:width="9.4cm" svg:height="0.12cm" svg:x="1.3cm" svg:y="5.88cm">
          <text:p/>
          <draw:enhanced-geometry svg:viewBox="0 0 21600 21600" draw:type="rectangle" draw:enhanced-path="M 0 0 L 21600 0 21600 21600 0 21600 0 0 Z N"/>
        </draw:custom-shape>
        <draw:custom-shape draw:style-name="gr20" draw:text-style-name="P3" draw:layer="layout" svg:width="0.54cm" svg:height="0.8cm" svg:x="1.3cm" svg:y="1.3cm">
          <text:p/>
          <draw:enhanced-geometry svg:viewBox="0 0 21600 21600" draw:type="rectangle" draw:enhanced-path="M 0 0 L 21600 0 21600 21600 0 21600 0 0 Z N"/>
        </draw:custom-shape>
        <draw:custom-shape draw:style-name="gr21" draw:text-style-name="P3" draw:layer="layout" svg:width="0.21cm" svg:height="0.67cm" svg:x="1.8cm" svg:y="1.3cm">
          <text:p/>
          <draw:enhanced-geometry svg:viewBox="0 0 21600 21600" draw:type="rectangle" draw:enhanced-path="M 0 0 L 21600 0 21600 21600 0 21600 0 0 Z N"/>
        </draw:custom-shape>
        <draw:custom-shape draw:style-name="gr9" draw:text-style-name="P3" draw:layer="layout" svg:width="0.41cm" svg:height="0.2cm" svg:x="10.26cm" svg:y="3.42cm">
          <text:p/>
          <draw:enhanced-geometry svg:viewBox="0 0 21600 21600" draw:type="rectangle" draw:enhanced-path="M 0 0 L 21600 0 21600 21600 0 21600 0 0 Z N"/>
        </draw:custom-shape>
        <draw:custom-shape draw:style-name="gr22" draw:text-style-name="P3" draw:layer="layout" svg:width="0.41cm" svg:height="0.42cm" svg:x="10.26cm" svg:y="5.57cm">
          <text:p/>
          <draw:enhanced-geometry svg:viewBox="0 0 21600 21600" draw:type="rectangle" draw:enhanced-path="M 0 0 L 21600 0 21600 21600 0 21600 0 0 Z N"/>
        </draw:custom-shape>
        <draw:custom-shape draw:style-name="gr23" draw:text-style-name="P3" draw:layer="layout" svg:width="0.4cm" svg:height="0.3cm" svg:x="9.9cm" svg:y="5.7cm">
          <text:p/>
          <draw:enhanced-geometry svg:viewBox="0 0 21600 21600" draw:type="rectangle" draw:enhanced-path="M 0 0 L 21600 0 21600 21600 0 21600 0 0 Z N"/>
        </draw:custom-shape>
        <draw:custom-shape draw:style-name="gr24" draw:text-style-name="P3" draw:layer="layout" svg:width="0.2cm" svg:height="0.6cm" svg:x="10.11cm" svg:y="4.3cm">
          <text:p/>
          <draw:enhanced-geometry svg:viewBox="0 0 21600 21600" draw:type="rectangle" draw:enhanced-path="M 0 0 L 21600 0 21600 21600 0 21600 0 0 Z N"/>
        </draw:custom-shape>
        <draw:custom-shape draw:style-name="gr25" draw:text-style-name="P3" draw:layer="layout" svg:width="1.19cm" svg:height="1.1cm" svg:x="7.7cm" svg:y="1.3cm">
          <text:p/>
          <draw:enhanced-geometry svg:viewBox="0 0 21600 21600" draw:type="rectangle" draw:enhanced-path="M 0 0 L 21600 0 21600 21600 0 21600 0 0 Z N"/>
        </draw:custom-shape>
        <draw:custom-shape draw:style-name="gr26" draw:text-style-name="P3" draw:layer="layout" svg:width="0.3cm" svg:height="0.4cm" svg:x="8.9cm" svg:y="1.3cm">
          <text:p/>
          <draw:enhanced-geometry svg:viewBox="0 0 21600 21600" draw:type="rectangle" draw:enhanced-path="M 0 0 L 21600 0 21600 21600 0 21600 0 0 Z N"/>
        </draw:custom-shape>
        <draw:custom-shape draw:style-name="gr9" draw:text-style-name="P3" draw:layer="layout" svg:width="0.3cm" svg:height="0.24cm" svg:x="8.9cm" svg:y="1.9cm">
          <text:p/>
          <draw:enhanced-geometry svg:viewBox="0 0 21600 21600" draw:type="rectangle" draw:enhanced-path="M 0 0 L 21600 0 21600 21600 0 21600 0 0 Z N"/>
        </draw:custom-shape>
        <draw:custom-shape draw:style-name="gr9" draw:text-style-name="P3" draw:layer="layout" svg:width="0.3cm" svg:height="0.1cm" svg:x="8.9cm" svg:y="2.3cm">
          <text:p/>
          <draw:enhanced-geometry svg:viewBox="0 0 21600 21600" draw:type="rectangle" draw:enhanced-path="M 0 0 L 21600 0 21600 21600 0 21600 0 0 Z N"/>
        </draw:custom-shape>
        <draw:custom-shape draw:style-name="gr9" draw:text-style-name="P3" draw:layer="layout" svg:width="0.3cm" svg:height="0.1cm" svg:x="9.3cm" svg:y="2.3cm">
          <text:p/>
          <draw:enhanced-geometry svg:viewBox="0 0 21600 21600" draw:type="rectangle" draw:enhanced-path="M 0 0 L 21600 0 21600 21600 0 21600 0 0 Z N"/>
        </draw:custom-shape>
        <draw:custom-shape draw:style-name="gr9" draw:text-style-name="P3" draw:layer="layout" svg:width="0.3cm" svg:height="0.24cm" svg:x="9.3cm" svg:y="1.9cm">
          <text:p/>
          <draw:enhanced-geometry svg:viewBox="0 0 21600 21600" draw:type="rectangle" draw:enhanced-path="M 0 0 L 21600 0 21600 21600 0 21600 0 0 Z N"/>
        </draw:custom-shape>
        <draw:custom-shape draw:style-name="gr9" draw:text-style-name="P3" draw:layer="layout" svg:width="0.3cm" svg:height="0.1cm" svg:x="9.3cm" svg:y="1.6cm">
          <text:p/>
          <draw:enhanced-geometry svg:viewBox="0 0 21600 21600" draw:type="rectangle" draw:enhanced-path="M 0 0 L 21600 0 21600 21600 0 21600 0 0 Z N"/>
        </draw:custom-shape>
        <draw:custom-shape draw:style-name="gr27" draw:text-style-name="P3" draw:layer="layout" svg:width="0.2cm" svg:height="1.37cm" svg:x="10.11cm" svg:y="1.6cm">
          <text:p/>
          <draw:enhanced-geometry svg:viewBox="0 0 21600 21600" draw:type="rectangle" draw:enhanced-path="M 0 0 L 21600 0 21600 21600 0 21600 0 0 Z N"/>
        </draw:custom-shape>
        <draw:custom-shape draw:style-name="gr28" draw:text-style-name="P3" draw:layer="layout" svg:width="1.01cm" svg:height="0.15cm" svg:x="9.3cm" svg:y="1.46cm">
          <text:p/>
          <draw:enhanced-geometry svg:viewBox="0 0 21600 21600" draw:type="rectangle" draw:enhanced-path="M 0 0 L 21600 0 21600 21600 0 21600 0 0 Z N"/>
        </draw:custom-shape>
        <draw:custom-shape draw:style-name="gr29" draw:text-style-name="P3" draw:layer="layout" svg:width="1.36cm" svg:height="0.2cm" svg:x="1.94cm" svg:y="2.67cm">
          <text:p/>
          <draw:enhanced-geometry svg:viewBox="0 0 21600 21600" draw:type="rectangle" draw:enhanced-path="M 0 0 L 21600 0 21600 21600 0 21600 0 0 Z N"/>
        </draw:custom-shape>
        <draw:custom-shape draw:style-name="gr30" draw:text-style-name="P3" draw:layer="layout" svg:width="0.6cm" svg:height="1.09cm" svg:x="2.7cm" svg:y="1.7cm">
          <text:p/>
          <draw:enhanced-geometry svg:viewBox="0 0 21600 21600" draw:type="rectangle" draw:enhanced-path="M 0 0 L 21600 0 21600 21600 0 21600 0 0 Z N"/>
        </draw:custom-shape>
        <draw:custom-shape draw:style-name="gr9" draw:text-style-name="P3" draw:layer="layout" svg:width="0.3cm" svg:height="0.24cm" svg:x="3.3cm" svg:y="1.9cm">
          <text:p/>
          <draw:enhanced-geometry svg:viewBox="0 0 21600 21600" draw:type="rectangle" draw:enhanced-path="M 0 0 L 21600 0 21600 21600 0 21600 0 0 Z N"/>
        </draw:custom-shape>
        <draw:custom-shape draw:style-name="gr9" draw:text-style-name="P3" draw:layer="layout" svg:width="0.3cm" svg:height="0.1cm" svg:x="3.3cm" svg:y="2.26cm">
          <text:p/>
          <draw:enhanced-geometry svg:viewBox="0 0 21600 21600" draw:type="rectangle" draw:enhanced-path="M 0 0 L 21600 0 21600 21600 0 21600 0 0 Z N"/>
        </draw:custom-shape>
        <draw:custom-shape draw:style-name="gr9" draw:text-style-name="P3" draw:layer="layout" svg:width="0.3cm" svg:height="0.24cm" svg:x="3.7cm" svg:y="1.9cm">
          <text:p/>
          <draw:enhanced-geometry svg:viewBox="0 0 21600 21600" draw:type="rectangle" draw:enhanced-path="M 0 0 L 21600 0 21600 21600 0 21600 0 0 Z N"/>
        </draw:custom-shape>
        <draw:custom-shape draw:style-name="gr24" draw:text-style-name="P3" draw:layer="layout" svg:width="0.3cm" svg:height="0.6cm" svg:x="3.7cm" svg:y="2.26cm">
          <text:p/>
          <draw:enhanced-geometry svg:viewBox="0 0 21600 21600" draw:type="rectangle" draw:enhanced-path="M 0 0 L 21600 0 21600 21600 0 21600 0 0 Z N"/>
        </draw:custom-shape>
        <draw:custom-shape draw:style-name="gr23" draw:text-style-name="P3" draw:layer="layout" svg:width="0.3cm" svg:height="0.3cm" svg:x="6.5cm" svg:y="2.26cm">
          <text:p/>
          <draw:enhanced-geometry svg:viewBox="0 0 21600 21600" draw:type="rectangle" draw:enhanced-path="M 0 0 L 21600 0 21600 21600 0 21600 0 0 Z N"/>
        </draw:custom-shape>
        <draw:custom-shape draw:style-name="gr9" draw:text-style-name="P3" draw:layer="layout" svg:width="0.3cm" svg:height="0.24cm" svg:x="6.5cm" svg:y="1.9cm">
          <text:p/>
          <draw:enhanced-geometry svg:viewBox="0 0 21600 21600" draw:type="rectangle" draw:enhanced-path="M 0 0 L 21600 0 21600 21600 0 21600 0 0 Z N"/>
        </draw:custom-shape>
        <draw:custom-shape draw:style-name="gr31" draw:text-style-name="P3" draw:layer="layout" svg:width="1.2cm" svg:height="1.09cm" svg:x="4.9cm" svg:y="1.5cm">
          <text:p/>
          <draw:enhanced-geometry svg:viewBox="0 0 21600 21600" draw:type="rectangle" draw:enhanced-path="M 0 0 L 21600 0 21600 21600 0 21600 0 0 Z N"/>
        </draw:custom-shape>
        <draw:custom-shape draw:style-name="gr9" draw:text-style-name="P3" draw:layer="layout" svg:width="0.3cm" svg:height="0.24cm" svg:x="6.1cm" svg:y="1.9cm">
          <text:p/>
          <draw:enhanced-geometry svg:viewBox="0 0 21600 21600" draw:type="rectangle" draw:enhanced-path="M 0 0 L 21600 0 21600 21600 0 21600 0 0 Z N"/>
        </draw:custom-shape>
        <draw:custom-shape draw:style-name="gr32" draw:text-style-name="P3" draw:layer="layout" svg:width="4cm" svg:height="0.2cm" svg:x="2.1cm" svg:y="1.46cm">
          <text:p/>
          <draw:enhanced-geometry svg:viewBox="0 0 21600 21600" draw:type="rectangle" draw:enhanced-path="M 0 0 L 21600 0 21600 21600 0 21600 0 0 Z N"/>
        </draw:custom-shape>
        <draw:custom-shape draw:style-name="gr9" draw:text-style-name="P3" draw:layer="layout" svg:width="0.4cm" svg:height="0.2cm" svg:x="1.94cm" svg:y="2.16cm">
          <text:p/>
          <draw:enhanced-geometry svg:viewBox="0 0 21600 21600" draw:type="rectangle" draw:enhanced-path="M 0 0 L 21600 0 21600 21600 0 21600 0 0 Z N"/>
        </draw:custom-shape>
        <draw:custom-shape draw:style-name="gr33" draw:text-style-name="P3" draw:layer="layout" svg:width="0.5cm" svg:height="0.86cm" svg:x="2.1cm" svg:y="1.5cm">
          <text:p/>
          <draw:enhanced-geometry svg:viewBox="0 0 21600 21600" draw:type="rectangle" draw:enhanced-path="M 0 0 L 21600 0 21600 21600 0 21600 0 0 Z N"/>
        </draw:custom-shape>
        <draw:custom-shape draw:style-name="gr34" draw:text-style-name="P3" draw:layer="layout" svg:width="0.3cm" svg:height="0.28cm" svg:x="6.1cm" svg:y="1.46cm">
          <text:p/>
          <draw:enhanced-geometry svg:viewBox="0 0 21600 21600" draw:type="rectangle" draw:enhanced-path="M 0 0 L 21600 0 21600 21600 0 21600 0 0 Z N"/>
        </draw:custom-shape>
        <draw:custom-shape draw:style-name="gr34" draw:text-style-name="P3" draw:layer="layout" svg:width="0.3cm" svg:height="0.28cm" svg:x="6.5cm" svg:y="1.46cm">
          <text:p/>
          <draw:enhanced-geometry svg:viewBox="0 0 21600 21600" draw:type="rectangle" draw:enhanced-path="M 0 0 L 21600 0 21600 21600 0 21600 0 0 Z N"/>
        </draw:custom-shape>
        <draw:custom-shape draw:style-name="gr24" draw:text-style-name="P3" draw:layer="layout" svg:width="0.2cm" svg:height="0.6cm" svg:x="4.4cm" svg:y="1.7cm">
          <text:p/>
          <draw:enhanced-geometry svg:viewBox="0 0 21600 21600" draw:type="rectangle" draw:enhanced-path="M 0 0 L 21600 0 21600 21600 0 21600 0 0 Z N"/>
        </draw:custom-shape>
        <draw:custom-shape draw:style-name="gr34" draw:text-style-name="P3" draw:layer="layout" svg:width="0.48cm" svg:height="0.28cm" svg:x="4.1cm" svg:y="1.88cm">
          <text:p/>
          <draw:enhanced-geometry svg:viewBox="0 0 21600 21600" draw:type="rectangle" draw:enhanced-path="M 0 0 L 21600 0 21600 21600 0 21600 0 0 Z N"/>
        </draw:custom-shape>
        <draw:custom-shape draw:style-name="gr35" draw:text-style-name="P3" draw:layer="layout" svg:width="0.2cm" svg:height="0.61cm" svg:x="7.2cm" svg:y="1.7cm">
          <text:p/>
          <draw:enhanced-geometry svg:viewBox="0 0 21600 21600" draw:type="rectangle" draw:enhanced-path="M 0 0 L 21600 0 21600 21600 0 21600 0 0 Z N"/>
        </draw:custom-shape>
        <draw:custom-shape draw:style-name="gr34" draw:text-style-name="P3" draw:layer="layout" svg:width="0.48cm" svg:height="0.28cm" svg:x="6.9cm" svg:y="1.88cm">
          <text:p/>
          <draw:enhanced-geometry svg:viewBox="0 0 21600 21600" draw:type="rectangle" draw:enhanced-path="M 0 0 L 21600 0 21600 21600 0 21600 0 0 Z N"/>
        </draw:custom-shape>
        <draw:custom-shape draw:style-name="gr9" draw:text-style-name="P3" draw:layer="layout" svg:width="0.3cm" svg:height="0.24cm" svg:x="9.7cm" svg:y="1.9cm">
          <text:p/>
          <draw:enhanced-geometry svg:viewBox="0 0 21600 21600" draw:type="rectangle" draw:enhanced-path="M 0 0 L 21600 0 21600 21600 0 21600 0 0 Z N"/>
        </draw:custom-shape>
        <draw:custom-shape draw:style-name="gr9" draw:text-style-name="P3" draw:layer="layout" svg:width="0.3cm" svg:height="0.1cm" svg:x="9.7cm" svg:y="2.3cm">
          <text:p/>
          <draw:enhanced-geometry svg:viewBox="0 0 21600 21600" draw:type="rectangle" draw:enhanced-path="M 0 0 L 21600 0 21600 21600 0 21600 0 0 Z N"/>
        </draw:custom-shape>
        <draw:custom-shape draw:style-name="gr36" draw:text-style-name="P3" draw:layer="layout" svg:width="0.2cm" svg:height="0.66cm" svg:x="1.5cm" svg:y="2.5cm">
          <text:p/>
          <draw:enhanced-geometry svg:viewBox="0 0 21600 21600" draw:type="rectangle" draw:enhanced-path="M 0 0 L 21600 0 21600 21600 0 21600 0 0 Z N"/>
        </draw:custom-shape>
        <draw:custom-shape draw:style-name="gr9" draw:text-style-name="P3" draw:layer="layout" svg:width="0.36cm" svg:height="0.2cm" svg:x="1.5cm" svg:y="2.42cm">
          <text:p/>
          <draw:enhanced-geometry svg:viewBox="0 0 21600 21600" draw:type="rectangle" draw:enhanced-path="M 0 0 L 21600 0 21600 21600 0 21600 0 0 Z N"/>
        </draw:custom-shape>
        <draw:path draw:style-name="gr3" draw:text-style-name="P3" draw:layer="layout" svg:width="0.219cm" svg:height="0.219cm" svg:x="9.5cm" svg:y="3.16cm" svg:viewBox="0 0 220 220" svg:d="M110 70c-23 0-40 17-40 40s17 40 40 40 40-17 40-40-17-40-40-40zM110 0c62 0 110 48 110 110s-48 110-110 110-110-48-110-110 48-110 110-110z">
          <text:p/>
        </draw:path>
        <draw:custom-shape draw:style-name="gr37" draw:text-style-name="P3" draw:layer="layout" svg:width="0.53cm" svg:height="0.2cm" svg:x="9.64cm" svg:y="3.17cm">
          <text:p/>
          <draw:enhanced-geometry svg:viewBox="0 0 21600 21600" draw:type="rectangle" draw:enhanced-path="M 0 0 L 21600 0 21600 21600 0 21600 0 0 Z N"/>
        </draw:custom-shape>
        <draw:path draw:style-name="gr3" draw:text-style-name="P3" draw:layer="layout" svg:width="0.979cm" svg:height="0.219cm" draw:transform="rotate (1.5707963267949) translate (10.1cm 5.78cm)" svg:viewBox="0 0 980 220" svg:d="M110 70c-23 0-40 17-40 40s17 40 40 40c22 0 40-17 40-40s-18-40-40-40zM110 0c62 0 110 48 110 110s-48 110-110 110-110-48-110-110 48-110 110-110zM363 70c-22 0-40 17-40 40s18 40 40 40c23 0 40-17 40-40s-17-40-40-40zM363 0c62 0 110 48 110 110s-48 110-110 110-110-48-110-110 48-110 110-110zM617 70c-23 0-40 17-40 40s17 40 40 40c22 0 40-17 40-40s-18-40-40-40zM617 0c62 0 110 48 110 110s-48 110-110 110-110-48-110-110 48-110 110-110zM870 70c-22 0-40 17-40 40s18 40 40 40c23 0 40-17 40-40s-17-40-40-40zM870 0c62 0 110 48 110 110s-48 110-110 110-110-48-110-110 48-110 110-110z">
          <text:p/>
        </draw:path>
        <draw:path draw:style-name="gr3" draw:text-style-name="P3" draw:layer="layout" svg:width="0.219cm" svg:height="0.219cm" svg:x="9.5cm" svg:y="4.2cm" svg:viewBox="0 0 220 220" svg:d="M110 70c-23 0-40 17-40 40s17 40 40 40 40-17 40-40-17-40-40-40zM110 0c62 0 110 48 110 110s-48 110-110 110-110-48-110-110 48-110 110-110z">
          <text:p/>
        </draw:path>
        <draw:custom-shape draw:style-name="gr38" draw:text-style-name="P3" draw:layer="layout" svg:width="0.18cm" svg:height="1.84cm" svg:x="10.36cm" svg:y="3.68cm">
          <text:p/>
          <draw:enhanced-geometry svg:viewBox="0 0 21600 21600" draw:type="rectangle" draw:enhanced-path="M 0 0 L 21600 0 21600 21600 0 21600 0 0 Z N"/>
        </draw:custom-shape>
        <draw:custom-shape draw:style-name="gr39" draw:text-style-name="P3" draw:layer="layout" svg:width="0.2cm" svg:height="0.43cm" svg:x="10.26cm" svg:y="5.08cm">
          <text:p/>
          <draw:enhanced-geometry svg:viewBox="0 0 21600 21600" draw:type="rectangle" draw:enhanced-path="M 0 0 L 21600 0 21600 21600 0 21600 0 0 Z N"/>
        </draw:custom-shape>
        <draw:custom-shape draw:style-name="gr9" draw:text-style-name="P3" draw:layer="layout" svg:width="0.2cm" svg:height="0.18cm" svg:x="10.14cm" svg:y="5.2cm">
          <text:p/>
          <draw:enhanced-geometry svg:viewBox="0 0 21600 21600" draw:type="rectangle" draw:enhanced-path="M 0 0 L 21600 0 21600 21600 0 21600 0 0 Z N"/>
        </draw:custom-shape>
        <draw:custom-shape draw:style-name="gr9" draw:text-style-name="P3" draw:layer="layout" svg:width="0.28cm" svg:height="0.2cm" svg:x="10.26cm" svg:y="3.67cm">
          <text:p/>
          <draw:enhanced-geometry svg:viewBox="0 0 21600 21600" draw:type="rectangle" draw:enhanced-path="M 0 0 L 21600 0 21600 21600 0 21600 0 0 Z N"/>
        </draw:custom-shape>
        <draw:custom-shape draw:style-name="gr40" draw:text-style-name="P3" draw:layer="layout" svg:width="1.07cm" svg:height="0.4cm" svg:x="8.5cm" svg:y="4.2cm">
          <text:p/>
          <draw:enhanced-geometry svg:viewBox="0 0 21600 21600" draw:type="rectangle" draw:enhanced-path="M 0 0 L 21600 0 21600 21600 0 21600 0 0 Z N"/>
        </draw:custom-shape>
        <draw:custom-shape draw:style-name="gr41" draw:text-style-name="P3" draw:layer="layout" svg:width="0.3cm" svg:height="2.21cm" svg:x="10.38cm" svg:y="1.3cm">
          <text:p/>
          <draw:enhanced-geometry svg:viewBox="0 0 21600 21600" draw:type="rectangle" draw:enhanced-path="M 0 0 L 21600 0 21600 21600 0 21600 0 0 Z N"/>
        </draw:custom-shape>
        <draw:custom-shape draw:style-name="gr42" draw:text-style-name="P3" draw:layer="layout" svg:width="0.33cm" svg:height="1.6cm" svg:x="8.3cm" svg:y="3.4cm">
          <text:p/>
          <draw:enhanced-geometry svg:viewBox="0 0 21600 21600" draw:type="rectangle" draw:enhanced-path="M 0 0 L 21600 0 21600 21600 0 21600 0 0 Z N"/>
        </draw:custom-shape>
        <draw:custom-shape draw:style-name="gr43" draw:text-style-name="P3" draw:layer="layout" svg:width="1.25cm" svg:height="0.2cm" svg:x="8.92cm" svg:y="3.93cm">
          <text:p/>
          <draw:enhanced-geometry svg:viewBox="0 0 21600 21600" draw:type="rectangle" draw:enhanced-path="M 0 0 L 21600 0 21600 21600 0 21600 0 0 Z N"/>
        </draw:custom-shape>
        <draw:custom-shape draw:style-name="gr44" draw:text-style-name="P3" draw:layer="layout" svg:width="0.86cm" svg:height="0.2cm" svg:x="9.3cm" svg:y="3.67cm">
          <text:p/>
          <draw:enhanced-geometry svg:viewBox="0 0 21600 21600" draw:type="rectangle" draw:enhanced-path="M 0 0 L 21600 0 21600 21600 0 21600 0 0 Z N"/>
        </draw:custom-shape>
        <draw:custom-shape draw:style-name="gr45" draw:text-style-name="P3" draw:layer="layout" svg:width="2.8cm" svg:height="0.2cm" svg:x="6.5cm" svg:y="2.5cm">
          <text:p/>
          <draw:enhanced-geometry svg:viewBox="0 0 21600 21600" draw:type="rectangle" draw:enhanced-path="M 0 0 L 21600 0 21600 21600 0 21600 0 0 Z N"/>
        </draw:custom-shape>
        <draw:custom-shape draw:style-name="gr46" draw:text-style-name="P3" draw:layer="layout" svg:width="0.18cm" svg:height="1.38cm" svg:x="9.22cm" svg:y="2.5cm">
          <text:p/>
          <draw:enhanced-geometry svg:viewBox="0 0 21600 21600" draw:type="rectangle" draw:enhanced-path="M 0 0 L 21600 0 21600 21600 0 21600 0 0 Z N"/>
        </draw:custom-shape>
        <draw:custom-shape draw:style-name="gr47" draw:text-style-name="P3" draw:layer="layout" svg:width="5.4cm" svg:height="0.2cm" svg:x="3.7cm" svg:y="2.8cm">
          <text:p/>
          <draw:enhanced-geometry svg:viewBox="0 0 21600 21600" draw:type="rectangle" draw:enhanced-path="M 0 0 L 21600 0 21600 21600 0 21600 0 0 Z N"/>
        </draw:custom-shape>
        <draw:custom-shape draw:style-name="gr48" draw:text-style-name="P3" draw:layer="layout" svg:width="0.22cm" svg:height="1.31cm" svg:x="8.9cm" svg:y="2.82cm">
          <text:p/>
          <draw:enhanced-geometry svg:viewBox="0 0 21600 21600" draw:type="rectangle" draw:enhanced-path="M 0 0 L 21600 0 21600 21600 0 21600 0 0 Z N"/>
        </draw:custom-shape>
        <draw:custom-shape draw:style-name="gr49" draw:text-style-name="P3" draw:layer="layout" svg:width="6.9cm" svg:height="0.51cm" svg:x="3.1cm" svg:y="5.4cm">
          <text:p/>
          <draw:enhanced-geometry svg:viewBox="0 0 21600 21600" draw:type="rectangle" draw:enhanced-path="M 0 0 L 21600 0 21600 21600 0 21600 0 0 Z N"/>
        </draw:custom-shape>
        <draw:path draw:style-name="gr3" draw:text-style-name="P3" draw:layer="layout" svg:width="1.219cm" svg:height="0.219cm" draw:transform="rotate (1.5707963267949) translate (2.38cm 3.48cm)" svg:viewBox="0 0 1220 220" svg:d="M110 70c-23 0-40 17-40 40s17 40 40 40 40-17 40-40-17-40-40-40zM110 0c62 0 110 48 110 110s-48 110-110 110-110-48-110-110 48-110 110-110zM1110 70c-23 0-40 17-40 40s17 40 40 40 40-17 40-40-17-40-40-40zM1110 0c62 0 110 48 110 110s-48 110-110 110-110-48-110-110 48-110 110-110z">
          <text:p/>
        </draw:path>
        <draw:path draw:style-name="gr3" draw:text-style-name="P3" draw:layer="layout" svg:width="0.479cm" svg:height="0.219cm" svg:x="2.1cm" svg:y="3.68cm" svg:viewBox="0 0 480 220" svg:d="M111 70c-23 0-40 17-40 40s17 40 40 40 41-17 41-40-18-40-41-40zM111 0c63 0 112 48 112 110s-49 110-112 110-111-48-111-110 48-110 111-110zM369 70c-23 0-41 17-41 40s18 40 41 40 40-17 40-40-17-40-40-40zM369 0c63 0 111 48 111 110s-48 110-111 110-112-48-112-110 49-110 112-110z">
          <text:p/>
        </draw:path>
        <draw:custom-shape draw:style-name="gr50" draw:text-style-name="P3" draw:layer="layout" svg:width="0.2cm" svg:height="2.3cm" svg:x="3cm" svg:y="3.69cm">
          <text:p/>
          <draw:enhanced-geometry svg:viewBox="0 0 21600 21600" draw:type="rectangle" draw:enhanced-path="M 0 0 L 21600 0 21600 21600 0 21600 0 0 Z N"/>
        </draw:custom-shape>
        <draw:custom-shape draw:style-name="gr51" draw:text-style-name="P3" draw:layer="layout" svg:width="0.68cm" svg:height="0.2cm" svg:x="2.5cm" svg:y="3.69cm">
          <text:p/>
          <draw:enhanced-geometry svg:viewBox="0 0 21600 21600" draw:type="rectangle" draw:enhanced-path="M 0 0 L 21600 0 21600 21600 0 21600 0 0 Z N"/>
        </draw:custom-shape>
        <draw:custom-shape draw:style-name="gr52" draw:text-style-name="P3" draw:layer="layout" svg:width="0.2cm" svg:height="1.4cm" svg:x="2.74cm" svg:y="4cm">
          <text:p/>
          <draw:enhanced-geometry svg:viewBox="0 0 21600 21600" draw:type="rectangle" draw:enhanced-path="M 0 0 L 21600 0 21600 21600 0 21600 0 0 Z N"/>
        </draw:custom-shape>
        <draw:custom-shape draw:style-name="gr9" draw:text-style-name="P3" draw:layer="layout" svg:width="0.5cm" svg:height="0.25cm" svg:x="2.2cm" svg:y="4.7cm">
          <text:p/>
          <draw:enhanced-geometry svg:viewBox="0 0 21600 21600" draw:type="rectangle" draw:enhanced-path="M 0 0 L 21600 0 21600 21600 0 21600 0 0 Z N"/>
        </draw:custom-shape>
        <draw:custom-shape draw:style-name="gr53" draw:text-style-name="P3" draw:layer="layout" svg:width="0.79cm" svg:height="0.5cm" svg:x="2.1cm" svg:y="4cm">
          <text:p/>
          <draw:enhanced-geometry svg:viewBox="0 0 21600 21600" draw:type="rectangle" draw:enhanced-path="M 0 0 L 21600 0 21600 21600 0 21600 0 0 Z N"/>
        </draw:custom-shape>
        <draw:custom-shape draw:style-name="gr37" draw:text-style-name="P3" draw:layer="layout" svg:width="0.53cm" svg:height="0.2cm" svg:x="2.4cm" svg:y="5.22cm">
          <text:p/>
          <draw:enhanced-geometry svg:viewBox="0 0 21600 21600" draw:type="rectangle" draw:enhanced-path="M 0 0 L 21600 0 21600 21600 0 21600 0 0 Z N"/>
        </draw:custom-shape>
        <draw:custom-shape draw:style-name="gr26" draw:text-style-name="P3" draw:layer="layout" svg:width="0.2cm" svg:height="0.4cm" svg:x="2.1cm" svg:y="3.8cm">
          <text:p/>
          <draw:enhanced-geometry svg:viewBox="0 0 21600 21600" draw:type="rectangle" draw:enhanced-path="M 0 0 L 21600 0 21600 21600 0 21600 0 0 Z N"/>
        </draw:custom-shape>
        <draw:custom-shape draw:style-name="gr52" draw:text-style-name="P3" draw:layer="layout" svg:width="0.2cm" svg:height="1.4cm" svg:x="1.8cm" svg:y="3.3cm">
          <text:p/>
          <draw:enhanced-geometry svg:viewBox="0 0 21600 21600" draw:type="rectangle" draw:enhanced-path="M 0 0 L 21600 0 21600 21600 0 21600 0 0 Z N"/>
        </draw:custom-shape>
        <draw:custom-shape draw:style-name="gr51" draw:text-style-name="P3" draw:layer="layout" svg:width="0.68cm" svg:height="0.2cm" svg:x="1.8cm" svg:y="3.27cm">
          <text:p/>
          <draw:enhanced-geometry svg:viewBox="0 0 21600 21600" draw:type="rectangle" draw:enhanced-path="M 0 0 L 21600 0 21600 21600 0 21600 0 0 Z N"/>
        </draw:custom-shape>
        <draw:custom-shape draw:style-name="gr54" draw:text-style-name="P3" draw:layer="layout" svg:width="1.58cm" svg:height="0.2cm" svg:x="1.5cm" svg:y="2.98cm">
          <text:p/>
          <draw:enhanced-geometry svg:viewBox="0 0 21600 21600" draw:type="rectangle" draw:enhanced-path="M 0 0 L 21600 0 21600 21600 0 21600 0 0 Z N"/>
        </draw:custom-shape>
        <draw:custom-shape draw:style-name="gr9" draw:text-style-name="P3" draw:layer="layout" svg:width="0.5cm" svg:height="0.2cm" svg:x="3.9cm" svg:y="4.76cm">
          <text:p/>
          <draw:enhanced-geometry svg:viewBox="0 0 21600 21600" draw:type="rectangle" draw:enhanced-path="M 0 0 L 21600 0 21600 21600 0 21600 0 0 Z N"/>
        </draw:custom-shape>
        <draw:custom-shape draw:style-name="gr9" draw:text-style-name="P3" draw:layer="layout" svg:width="0.5cm" svg:height="0.2cm" svg:x="5.6cm" svg:y="4.76cm">
          <text:p/>
          <draw:enhanced-geometry svg:viewBox="0 0 21600 21600" draw:type="rectangle" draw:enhanced-path="M 0 0 L 21600 0 21600 21600 0 21600 0 0 Z N"/>
        </draw:custom-shape>
        <draw:custom-shape draw:style-name="gr9" draw:text-style-name="P3" draw:layer="layout" svg:width="0.5cm" svg:height="0.2cm" svg:x="7.3cm" svg:y="4.76cm">
          <text:p/>
          <draw:enhanced-geometry svg:viewBox="0 0 21600 21600" draw:type="rectangle" draw:enhanced-path="M 0 0 L 21600 0 21600 21600 0 21600 0 0 Z N"/>
        </draw:custom-shape>
        <draw:custom-shape draw:style-name="gr9" draw:text-style-name="P3" draw:layer="layout" svg:width="0.5cm" svg:height="0.2cm" svg:x="9cm" svg:y="4.76cm">
          <text:p/>
          <draw:enhanced-geometry svg:viewBox="0 0 21600 21600" draw:type="rectangle" draw:enhanced-path="M 0 0 L 21600 0 21600 21600 0 21600 0 0 Z N"/>
        </draw:custom-shape>
        <draw:custom-shape draw:style-name="gr55" draw:text-style-name="P3" draw:layer="layout" svg:width="0.13cm" svg:height="1.74cm" svg:x="1.7cm" svg:y="3.27cm">
          <text:p/>
          <draw:enhanced-geometry svg:viewBox="0 0 21600 21600" draw:type="rectangle" draw:enhanced-path="M 0 0 L 21600 0 21600 21600 0 21600 0 0 Z N"/>
        </draw:custom-shape>
        <draw:custom-shape draw:style-name="gr56" draw:text-style-name="P3" draw:layer="layout" svg:width="1cm" svg:height="0.2cm" svg:x="1.94cm" svg:y="5.4cm">
          <text:p/>
          <draw:enhanced-geometry svg:viewBox="0 0 21600 21600" draw:type="rectangle" draw:enhanced-path="M 0 0 L 21600 0 21600 21600 0 21600 0 0 Z N"/>
        </draw:custom-shape>
        <draw:custom-shape draw:style-name="gr57" draw:text-style-name="P3" draw:layer="layout" svg:width="0.2cm" svg:height="2.6cm" svg:x="1.4cm" svg:y="3.3cm">
          <text:p/>
          <draw:enhanced-geometry svg:viewBox="0 0 21600 21600" draw:type="rectangle" draw:enhanced-path="M 0 0 L 21600 0 21600 21600 0 21600 0 0 Z N"/>
        </draw:custom-shape>
        <draw:custom-shape draw:style-name="gr13" draw:text-style-name="P3" draw:layer="layout" svg:width="1.6cm" svg:height="0.2cm" svg:x="1.52cm" svg:y="5.7cm">
          <text:p/>
          <draw:enhanced-geometry svg:viewBox="0 0 21600 21600" draw:type="rectangle" draw:enhanced-path="M 0 0 L 21600 0 21600 21600 0 21600 0 0 Z N"/>
        </draw:custom-shape>
        <draw:custom-shape draw:style-name="gr8" draw:text-style-name="P3" draw:layer="layout" svg:width="0.6cm" svg:height="0.2cm" svg:x="3.12cm" svg:y="5.22cm">
          <text:p/>
          <draw:enhanced-geometry svg:viewBox="0 0 21600 21600" draw:type="rectangle" draw:enhanced-path="M 0 0 L 21600 0 21600 21600 0 21600 0 0 Z N"/>
        </draw:custom-shape>
        <draw:custom-shape draw:style-name="gr58" draw:text-style-name="P3" draw:layer="layout" svg:width="1.28cm" svg:height="0.2cm" svg:x="4.1cm" svg:y="5.22cm">
          <text:p/>
          <draw:enhanced-geometry svg:viewBox="0 0 21600 21600" draw:type="rectangle" draw:enhanced-path="M 0 0 L 21600 0 21600 21600 0 21600 0 0 Z N"/>
        </draw:custom-shape>
        <draw:custom-shape draw:style-name="gr58" draw:text-style-name="P3" draw:layer="layout" svg:width="1.28cm" svg:height="0.2cm" svg:x="5.8cm" svg:y="5.22cm">
          <text:p/>
          <draw:enhanced-geometry svg:viewBox="0 0 21600 21600" draw:type="rectangle" draw:enhanced-path="M 0 0 L 21600 0 21600 21600 0 21600 0 0 Z N"/>
        </draw:custom-shape>
        <draw:custom-shape draw:style-name="gr58" draw:text-style-name="P3" draw:layer="layout" svg:width="1.28cm" svg:height="0.2cm" svg:x="7.5cm" svg:y="5.22cm">
          <text:p/>
          <draw:enhanced-geometry svg:viewBox="0 0 21600 21600" draw:type="rectangle" draw:enhanced-path="M 0 0 L 21600 0 21600 21600 0 21600 0 0 Z N"/>
        </draw:custom-shape>
        <draw:custom-shape draw:style-name="gr59" draw:text-style-name="P3" draw:layer="layout" svg:width="0.8cm" svg:height="0.2cm" svg:x="9.2cm" svg:y="5.22cm">
          <text:p/>
          <draw:enhanced-geometry svg:viewBox="0 0 21600 21600" draw:type="rectangle" draw:enhanced-path="M 0 0 L 21600 0 21600 21600 0 21600 0 0 Z N"/>
        </draw:custom-shape>
        <draw:custom-shape draw:style-name="gr60" draw:text-style-name="P3" draw:layer="layout" svg:width="0.33cm" svg:height="2.7cm" svg:x="3.26cm" svg:y="2.3cm">
          <text:p/>
          <draw:enhanced-geometry svg:viewBox="0 0 21600 21600" draw:type="rectangle" draw:enhanced-path="M 0 0 L 21600 0 21600 21600 0 21600 0 0 Z N"/>
        </draw:custom-shape>
        <draw:path draw:style-name="gr3" draw:text-style-name="P3" draw:layer="layout" svg:width="1.219cm" svg:height="0.219cm" svg:x="2.88cm" svg:y="3.34cm" svg:viewBox="0 0 1220 220" svg:d="M110 70c-23 0-40 17-40 40s17 40 40 40 40-17 40-40-17-40-40-40zM110 0c62 0 110 48 110 110s-48 110-110 110-110-48-110-110 48-110 110-110zM1110 70c-23 0-40 17-40 40s17 40 40 40 40-17 40-40-17-40-40-40zM1110 0c62 0 110 48 110 110s-48 110-110 110-110-48-110-110 48-110 110-110z">
          <text:p/>
        </draw:path>
        <draw:custom-shape draw:style-name="gr58" draw:text-style-name="P3" draw:layer="layout" svg:width="1.28cm" svg:height="0.2cm" svg:x="4cm" svg:y="3.34cm">
          <text:p/>
          <draw:enhanced-geometry svg:viewBox="0 0 21600 21600" draw:type="rectangle" draw:enhanced-path="M 0 0 L 21600 0 21600 21600 0 21600 0 0 Z N"/>
        </draw:custom-shape>
        <draw:custom-shape draw:style-name="gr61" draw:text-style-name="P3" draw:layer="layout" svg:width="0.2cm" svg:height="1.66cm" svg:x="5.1cm" svg:y="3.34cm">
          <text:p/>
          <draw:enhanced-geometry svg:viewBox="0 0 21600 21600" draw:type="rectangle" draw:enhanced-path="M 0 0 L 21600 0 21600 21600 0 21600 0 0 Z N"/>
        </draw:custom-shape>
        <draw:path draw:style-name="gr3" draw:text-style-name="P3" draw:layer="layout" svg:width="0.219cm" svg:height="0.219cm" svg:x="6.2cm" svg:y="2.5cm" svg:viewBox="0 0 220 220" svg:d="M110 70c-23 0-40 17-40 40s17 40 40 40 40-17 40-40-17-40-40-40zM110 0c62 0 110 48 110 110s-48 110-110 110-110-48-110-110 48-110 110-110z">
          <text:p/>
        </draw:path>
        <draw:path draw:style-name="gr3" draw:text-style-name="P3" draw:layer="layout" svg:width="0.219cm" svg:height="0.219cm" svg:x="6.2cm" svg:y="3.08cm" svg:viewBox="0 0 220 220" svg:d="M110 70c-23 0-40 17-40 40s17 40 40 40 40-17 40-40-17-40-40-40zM110 0c62 0 110 48 110 110s-48 110-110 110-110-48-110-110 48-110 110-110z">
          <text:p/>
        </draw:path>
        <draw:custom-shape draw:style-name="gr34" draw:text-style-name="P3" draw:layer="layout" svg:width="0.5cm" svg:height="0.28cm" svg:x="5.9cm" svg:y="2.3cm">
          <text:p/>
          <draw:enhanced-geometry svg:viewBox="0 0 21600 21600" draw:type="rectangle" draw:enhanced-path="M 0 0 L 21600 0 21600 21600 0 21600 0 0 Z N"/>
        </draw:custom-shape>
        <draw:custom-shape draw:style-name="gr62" draw:text-style-name="P3" draw:layer="layout" svg:width="0.2cm" svg:height="1.9cm" svg:x="6.8cm" svg:y="3.1cm">
          <text:p/>
          <draw:enhanced-geometry svg:viewBox="0 0 21600 21600" draw:type="rectangle" draw:enhanced-path="M 0 0 L 21600 0 21600 21600 0 21600 0 0 Z N"/>
        </draw:custom-shape>
        <draw:path draw:style-name="gr3" draw:text-style-name="P3" draw:layer="layout" svg:width="0.479cm" svg:height="0.219cm" svg:x="8cm" svg:y="3.08cm" svg:viewBox="0 0 480 220" svg:d="M111 70c-23 0-40 17-40 40s17 40 40 40 41-17 41-40-18-40-41-40zM111 0c63 0 112 48 112 110s-49 110-112 110-111-48-111-110 48-110 111-110zM369 70c-23 0-41 17-41 40s18 40 41 40 40-17 40-40-17-40-40-40zM369 0c63 0 111 48 111 110s-48 110-111 110-112-48-112-110 49-110 112-110z">
          <text:p/>
        </draw:path>
        <draw:custom-shape draw:style-name="gr9" draw:text-style-name="P3" draw:layer="layout" svg:width="0.27cm" svg:height="0.2cm" svg:x="8.4cm" svg:y="3.09cm">
          <text:p/>
          <draw:enhanced-geometry svg:viewBox="0 0 21600 21600" draw:type="rectangle" draw:enhanced-path="M 0 0 L 21600 0 21600 21600 0 21600 0 0 Z N"/>
        </draw:custom-shape>
        <draw:custom-shape draw:style-name="gr63" draw:text-style-name="P3" draw:layer="layout" svg:width="0.18cm" svg:height="2.37cm" svg:x="8.02cm" svg:y="3.24cm">
          <text:p/>
          <draw:enhanced-geometry svg:viewBox="0 0 21600 21600" draw:type="rectangle" draw:enhanced-path="M 0 0 L 21600 0 21600 21600 0 21600 0 0 Z N"/>
        </draw:custom-shape>
        <draw:path draw:style-name="gr3" draw:text-style-name="P3" draw:layer="layout" svg:width="0.219cm" svg:height="0.219cm" svg:x="8.6cm" svg:y="3.08cm" svg:viewBox="0 0 220 220" svg:d="M110 70c-23 0-40 17-40 40s17 40 40 40 40-17 40-40-17-40-40-40zM110 0c62 0 110 48 110 110s-48 110-110 110-110-48-110-110 48-110 110-110z">
          <text:p/>
        </draw:path>
        <draw:path draw:style-name="gr3" draw:text-style-name="P3" draw:layer="layout" svg:width="0.219cm" svg:height="0.219cm" svg:x="8.6cm" svg:y="3.6cm" svg:viewBox="0 0 220 220" svg:d="M110 70c-23 0-40 17-40 40s17 40 40 40 40-17 40-40-17-40-40-40zM110 0c62 0 110 48 110 110s-48 110-110 110-110-48-110-110 48-110 110-110z">
          <text:p/>
        </draw:path>
        <draw:custom-shape draw:style-name="gr24" draw:text-style-name="P3" draw:layer="layout" svg:width="0.18cm" svg:height="0.6cm" svg:x="8.62cm" svg:y="3.76cm">
          <text:p/>
          <draw:enhanced-geometry svg:viewBox="0 0 21600 21600" draw:type="rectangle" draw:enhanced-path="M 0 0 L 21600 0 21600 21600 0 21600 0 0 Z N"/>
        </draw:custom-shape>
        <draw:path draw:style-name="gr3" draw:text-style-name="P3" draw:layer="layout" svg:width="0.479cm" svg:height="0.219cm" svg:x="7.1cm" svg:y="3.08cm" svg:viewBox="0 0 480 220" svg:d="M111 70c-23 0-40 17-40 40s17 40 40 40 41-17 41-40-18-40-41-40zM111 0c63 0 112 48 112 110s-49 110-112 110-111-48-111-110 48-110 111-110zM369 70c-23 0-41 17-41 40s18 40 41 40 40-17 40-40-17-40-40-40zM369 0c63 0 111 48 111 110s-48 110-111 110-112-48-112-110 49-110 112-110z">
          <text:p/>
        </draw:path>
        <draw:path draw:style-name="gr3" draw:text-style-name="P3" draw:layer="layout" svg:width="0.219cm" svg:height="0.219cm" svg:x="7.68cm" svg:y="3.08cm" svg:viewBox="0 0 220 220" svg:d="M110 70c-23 0-40 17-40 40s17 40 40 40 40-17 40-40-17-40-40-40zM110 0c62 0 110 48 110 110s-48 110-110 110-110-48-110-110 48-110 110-110z">
          <text:p/>
        </draw:path>
        <draw:path draw:style-name="gr3" draw:text-style-name="P3" draw:layer="layout" svg:width="0.219cm" svg:height="0.219cm" svg:x="7.68cm" svg:y="3.6cm" svg:viewBox="0 0 220 220" svg:d="M110 70c-23 0-40 17-40 40s17 40 40 40 40-17 40-40-17-40-40-40zM110 0c62 0 110 48 110 110s-48 110-110 110-110-48-110-110 48-110 110-110z">
          <text:p/>
        </draw:path>
        <draw:custom-shape draw:style-name="gr9" draw:text-style-name="P3" draw:layer="layout" svg:width="0.27cm" svg:height="0.2cm" svg:x="7.507cm" svg:y="3.09cm">
          <text:p/>
          <draw:enhanced-geometry svg:viewBox="0 0 21600 21600" draw:type="rectangle" draw:enhanced-path="M 0 0 L 21600 0 21600 21600 0 21600 0 0 Z N"/>
        </draw:custom-shape>
        <draw:custom-shape draw:style-name="gr56" draw:text-style-name="P3" draw:layer="layout" svg:width="1cm" svg:height="0.2cm" svg:x="7.13cm" svg:y="3.34cm">
          <text:p/>
          <draw:enhanced-geometry svg:viewBox="0 0 21600 21600" draw:type="rectangle" draw:enhanced-path="M 0 0 L 21600 0 21600 21600 0 21600 0 0 Z N"/>
        </draw:custom-shape>
        <draw:custom-shape draw:style-name="gr23" draw:text-style-name="P3" draw:layer="layout" svg:width="0.18cm" svg:height="0.3cm" svg:x="7.12cm" svg:y="3.23cm">
          <text:p/>
          <draw:enhanced-geometry svg:viewBox="0 0 21600 21600" draw:type="rectangle" draw:enhanced-path="M 0 0 L 21600 0 21600 21600 0 21600 0 0 Z N"/>
        </draw:custom-shape>
        <draw:custom-shape draw:style-name="gr64" draw:text-style-name="P3" draw:layer="layout" svg:width="0.66cm" svg:height="0.2cm" svg:x="6.34cm" svg:y="3.09cm">
          <text:p/>
          <draw:enhanced-geometry svg:viewBox="0 0 21600 21600" draw:type="rectangle" draw:enhanced-path="M 0 0 L 21600 0 21600 21600 0 21600 0 0 Z N"/>
        </draw:custom-shape>
        <draw:custom-shape draw:style-name="gr65" draw:text-style-name="P3" draw:layer="layout" svg:width="0.86cm" svg:height="0.99cm" svg:x="6.9cm" svg:y="3.6cm">
          <text:p/>
          <draw:enhanced-geometry svg:viewBox="0 0 21600 21600" draw:type="rectangle" draw:enhanced-path="M 0 0 L 21600 0 21600 21600 0 21600 0 0 Z N"/>
        </draw:custom-shape>
        <draw:path draw:style-name="gr3" draw:text-style-name="P3" draw:layer="layout" svg:width="0.479cm" svg:height="0.219cm" svg:x="5.3cm" svg:y="3.08cm" svg:viewBox="0 0 480 220" svg:d="M111 70c-23 0-40 17-40 40s17 40 40 40 41-17 41-40-18-40-41-40zM111 0c63 0 112 48 112 110s-49 110-112 110-111-48-111-110 48-110 111-110zM369 70c-23 0-41 17-41 40s18 40 41 40 40-17 40-40-17-40-40-40zM369 0c63 0 111 48 111 110s-48 110-111 110-112-48-112-110 49-110 112-110z">
          <text:p/>
        </draw:path>
        <draw:path draw:style-name="gr3" draw:text-style-name="P3" draw:layer="layout" svg:width="0.219cm" svg:height="0.219cm" svg:x="5.88cm" svg:y="3.08cm" svg:viewBox="0 0 220 220" svg:d="M110 70c-23 0-40 17-40 40s17 40 40 40 40-17 40-40-17-40-40-40zM110 0c62 0 110 48 110 110s-48 110-110 110-110-48-110-110 48-110 110-110z">
          <text:p/>
        </draw:path>
        <draw:path draw:style-name="gr3" draw:text-style-name="P3" draw:layer="layout" svg:width="0.219cm" svg:height="0.219cm" svg:x="5.2cm" svg:y="3.7cm" svg:viewBox="0 0 220 220" svg:d="M110 70c-23 0-40 17-40 40s17 40 40 40 40-17 40-40-17-40-40-40zM110 0c62 0 110 48 110 110s-48 110-110 110-110-48-110-110 48-110 110-110z">
          <text:p/>
        </draw:path>
        <draw:custom-shape draw:style-name="gr9" draw:text-style-name="P3" draw:layer="layout" svg:width="0.27cm" svg:height="0.2cm" svg:x="5.7cm" svg:y="3.09cm">
          <text:p/>
          <draw:enhanced-geometry svg:viewBox="0 0 21600 21600" draw:type="rectangle" draw:enhanced-path="M 0 0 L 21600 0 21600 21600 0 21600 0 0 Z N"/>
        </draw:custom-shape>
        <draw:path draw:style-name="gr3" draw:text-style-name="P3" draw:layer="layout" svg:width="0.479cm" svg:height="0.219cm" svg:x="3.8cm" svg:y="3.08cm" svg:viewBox="0 0 480 220" svg:d="M111 70c-23 0-40 17-40 40s17 40 40 40 41-17 41-40-18-40-41-40zM111 0c63 0 112 48 112 110s-49 110-112 110-111-48-111-110 48-110 111-110zM369 70c-23 0-41 17-41 40s18 40 41 40 40-17 40-40-17-40-40-40zM369 0c63 0 111 48 111 110s-48 110-111 110-112-48-112-110 49-110 112-110z">
          <text:p/>
        </draw:path>
        <draw:path draw:style-name="gr3" draw:text-style-name="P3" draw:layer="layout" svg:width="0.219cm" svg:height="0.219cm" svg:x="4.94cm" svg:y="3.08cm" svg:viewBox="0 0 220 220" svg:d="M110 70c-23 0-40 17-40 40s17 40 40 40 40-17 40-40-17-40-40-40zM110 0c62 0 110 48 110 110s-48 110-110 110-110-48-110-110 48-110 110-110z">
          <text:p/>
        </draw:path>
        <draw:path draw:style-name="gr3" draw:text-style-name="P3" draw:layer="layout" svg:width="0.219cm" svg:height="0.219cm" svg:x="4.4cm" svg:y="3.08cm" svg:viewBox="0 0 220 220" svg:d="M110 70c-23 0-40 17-40 40s17 40 40 40 40-17 40-40-17-40-40-40zM110 0c62 0 110 48 110 110s-48 110-110 110-110-48-110-110 48-110 110-110z">
          <text:p/>
        </draw:path>
        <draw:custom-shape draw:style-name="gr9" draw:text-style-name="P3" draw:layer="layout" svg:width="0.27cm" svg:height="0.2cm" svg:x="4.2cm" svg:y="3.09cm">
          <text:p/>
          <draw:enhanced-geometry svg:viewBox="0 0 21600 21600" draw:type="rectangle" draw:enhanced-path="M 0 0 L 21600 0 21600 21600 0 21600 0 0 Z N"/>
        </draw:custom-shape>
        <draw:custom-shape draw:style-name="gr66" draw:text-style-name="P3" draw:layer="layout" svg:width="0.2cm" svg:height="0.36cm" svg:x="4.95cm" svg:y="2.8cm">
          <text:p/>
          <draw:enhanced-geometry svg:viewBox="0 0 21600 21600" draw:type="rectangle" draw:enhanced-path="M 0 0 L 21600 0 21600 21600 0 21600 0 0 Z N"/>
        </draw:custom-shape>
        <draw:custom-shape draw:style-name="gr67" draw:text-style-name="P3" draw:layer="layout" svg:width="0.18cm" svg:height="1.2cm" svg:x="3.66cm" svg:y="3.08cm">
          <text:p/>
          <draw:enhanced-geometry svg:viewBox="0 0 21600 21600" draw:type="rectangle" draw:enhanced-path="M 0 0 L 21600 0 21600 21600 0 21600 0 0 Z N"/>
        </draw:custom-shape>
        <draw:custom-shape draw:style-name="gr68" draw:text-style-name="P3" draw:layer="layout" svg:width="1.31cm" svg:height="0.2cm" svg:x="3.66cm" svg:y="4.1cm">
          <text:p/>
          <draw:enhanced-geometry svg:viewBox="0 0 21600 21600" draw:type="rectangle" draw:enhanced-path="M 0 0 L 21600 0 21600 21600 0 21600 0 0 Z N"/>
        </draw:custom-shape>
        <draw:custom-shape draw:style-name="gr9" draw:text-style-name="P3" draw:layer="layout" svg:width="0.22cm" svg:height="0.22cm" svg:x="3.66cm" svg:y="3.08cm">
          <text:p/>
          <draw:enhanced-geometry svg:viewBox="0 0 21600 21600" draw:type="rectangle" draw:enhanced-path="M 0 0 L 21600 0 21600 21600 0 21600 0 0 Z N"/>
        </draw:custom-shape>
        <draw:custom-shape draw:style-name="gr26" draw:text-style-name="P3" draw:layer="layout" svg:width="0.18cm" svg:height="0.4cm" svg:x="2.9cm" svg:y="2.98cm">
          <text:p/>
          <draw:enhanced-geometry svg:viewBox="0 0 21600 21600" draw:type="rectangle" draw:enhanced-path="M 0 0 L 21600 0 21600 21600 0 21600 0 0 Z N"/>
        </draw:custom-shape>
        <draw:custom-shape draw:style-name="gr69" draw:text-style-name="P3" draw:layer="layout" svg:width="0.4cm" svg:height="1.3cm" svg:x="4.6cm" svg:y="4.1cm">
          <text:p/>
          <draw:enhanced-geometry svg:viewBox="0 0 21600 21600" draw:type="rectangle" draw:enhanced-path="M 0 0 L 21600 0 21600 21600 0 21600 0 0 Z N"/>
        </draw:custom-shape>
        <draw:path draw:style-name="gr70" draw:text-style-name="P3" draw:layer="layout" svg:width="0.399cm" svg:height="0.399cm" svg:x="6.3cm" svg:y="3.5cm" svg:viewBox="0 0 400 400" svg:d="M200 16c-104 0-184 80-184 184s80 184 184 184 184-80 184-184-80-184-184-184zM200 0c113 0 200 87 200 200s-87 200-200 200-200-87-200-200 87-200 200-200z">
          <text:p/>
        </draw:path>
        <draw:path draw:style-name="gr70" draw:text-style-name="P3" draw:layer="layout" svg:width="0.399cm" svg:height="0.399cm" svg:x="9.56cm" svg:y="2.6cm" svg:viewBox="0 0 400 400" svg:d="M200 16c-104 0-184 80-184 184s80 184 184 184 184-80 184-184-80-184-184-184zM200 0c113 0 200 87 200 200s-87 200-200 200-200-87-200-200 87-200 200-200z">
          <text:p/>
        </draw:path>
        <draw:path draw:style-name="gr70" draw:text-style-name="P3" draw:layer="layout" svg:width="0.399cm" svg:height="0.399cm" svg:x="4.6cm" svg:y="3.6cm" svg:viewBox="0 0 400 400" svg:d="M200 16c-104 0-184 80-184 184s80 184 184 184 184-80 184-184-80-184-184-184zM200 0c113 0 200 87 200 200s-87 200-200 200-200-87-200-200 87-200 200-200z">
          <text:p/>
        </draw:path>
        <draw:path draw:style-name="gr70" draw:text-style-name="P3" draw:layer="layout" svg:width="0.399cm" svg:height="0.399cm" svg:x="9.64cm" svg:y="4.4cm" svg:viewBox="0 0 400 400" svg:d="M200 16c-104 0-184 80-184 184s80 184 184 184 184-80 184-184-80-184-184-184zM200 0c113 0 200 87 200 200s-87 200-200 200-200-87-200-200 87-200 200-200z">
          <text:p/>
        </draw:path>
        <draw:custom-shape draw:style-name="gr67" draw:text-style-name="P3" draw:layer="layout" svg:width="0.2cm" svg:height="1.2cm" svg:x="6.4cm" svg:y="4.3cm">
          <text:p/>
          <draw:enhanced-geometry svg:viewBox="0 0 21600 21600" draw:type="rectangle" draw:enhanced-path="M 0 0 L 21600 0 21600 21600 0 21600 0 0 Z N"/>
        </draw:custom-shape>
        <draw:custom-shape draw:style-name="gr64" draw:text-style-name="P3" draw:layer="layout" svg:width="0.66cm" svg:height="0.2cm" svg:x="5.34cm" svg:y="3.4cm">
          <text:p/>
          <draw:enhanced-geometry svg:viewBox="0 0 21600 21600" draw:type="rectangle" draw:enhanced-path="M 0 0 L 21600 0 21600 21600 0 21600 0 0 Z N"/>
        </draw:custom-shape>
        <draw:custom-shape draw:style-name="gr23" draw:text-style-name="P3" draw:layer="layout" svg:width="0.16cm" svg:height="0.3cm" svg:x="5.34cm" svg:y="3.24cm">
          <text:p/>
          <draw:enhanced-geometry svg:viewBox="0 0 21600 21600" draw:type="rectangle" draw:enhanced-path="M 0 0 L 21600 0 21600 21600 0 21600 0 0 Z N"/>
        </draw:custom-shape>
        <draw:custom-shape draw:style-name="gr71" draw:text-style-name="P3" draw:layer="layout" svg:width="0.2cm" svg:height="1cm" svg:x="5.8cm" svg:y="3.4cm">
          <text:p/>
          <draw:enhanced-geometry svg:viewBox="0 0 21600 21600" draw:type="rectangle" draw:enhanced-path="M 0 0 L 21600 0 21600 21600 0 21600 0 0 Z N"/>
        </draw:custom-shape>
        <draw:custom-shape draw:style-name="gr72" draw:text-style-name="P3" draw:layer="layout" svg:width="0.8cm" svg:height="0.5cm" svg:x="5.8cm" svg:y="4.1cm">
          <text:p/>
          <draw:enhanced-geometry svg:viewBox="0 0 21600 21600" draw:type="rectangle" draw:enhanced-path="M 0 0 L 21600 0 21600 21600 0 21600 0 0 Z N"/>
        </draw:custom-shape>
        <draw:custom-shape draw:style-name="gr73" draw:text-style-name="P3" draw:layer="layout" svg:width="0.4cm" svg:height="0.79cm" svg:x="5.3cm" svg:y="3.82cm">
          <text:p/>
          <draw:enhanced-geometry svg:viewBox="0 0 21600 21600" draw:type="rectangle" draw:enhanced-path="M 0 0 L 21600 0 21600 21600 0 21600 0 0 Z N"/>
        </draw:custom-shape>
        <draw:custom-shape draw:style-name="gr71" draw:text-style-name="P3" draw:layer="layout" svg:width="0.2cm" svg:height="1cm" svg:x="5.8cm" svg:y="3.4cm">
          <text:p/>
          <draw:enhanced-geometry svg:viewBox="0 0 21600 21600" draw:type="rectangle" draw:enhanced-path="M 0 0 L 21600 0 21600 21600 0 21600 0 0 Z N"/>
        </draw:custom-shape>
        <draw:custom-shape draw:style-name="gr74" draw:text-style-name="P3" draw:layer="layout" svg:width="0.6cm" svg:height="0.46cm" svg:x="3.8cm" svg:y="3.7cm">
          <text:p/>
          <draw:enhanced-geometry svg:viewBox="0 0 21600 21600" draw:type="rectangle" draw:enhanced-path="M 0 0 L 21600 0 21600 21600 0 21600 0 0 Z N"/>
        </draw:custom-shape>
        <draw:custom-shape draw:style-name="gr75" draw:text-style-name="P3" draw:layer="layout" svg:width="0.8cm" svg:height="0.46cm" svg:x="3.9cm" svg:y="2.4cm">
          <text:p/>
          <draw:enhanced-geometry svg:viewBox="0 0 21600 21600" draw:type="rectangle" draw:enhanced-path="M 0 0 L 21600 0 21600 21600 0 21600 0 0 Z N"/>
        </draw:custom-shape>
        <draw:custom-shape draw:style-name="gr76" draw:text-style-name="P3" draw:layer="layout" svg:width="0.4cm" svg:height="0.76cm" svg:x="1.4cm" svg:y="5.14cm">
          <text:p/>
          <draw:enhanced-geometry svg:viewBox="0 0 21600 21600" draw:type="rectangle" draw:enhanced-path="M 0 0 L 21600 0 21600 21600 0 21600 0 0 Z N"/>
        </draw:custom-shape>
      </draw:page>
      <draw:page draw:name="page6" draw:style-name="dp1" draw:master-page-name="預設">
        <draw:custom-shape draw:style-name="gr150" draw:text-style-name="P2" draw:layer="layout" svg:width="4.19cm" svg:height="3.2cm" svg:x="0.4cm" svg:y="0.4cm">
          <text:p/>
          <draw:enhanced-geometry svg:viewBox="0 0 21600 21600" draw:type="rectangle" draw:enhanced-path="M 0 0 L 21600 0 21600 21600 0 21600 0 0 Z N"/>
        </draw:custom-shape>
        <draw:path draw:style-name="gr88" draw:text-style-name="P3" draw:layer="layout" svg:width="1.599cm" svg:height="1.399cm" draw:transform="rotate (1.5707963267949) translate (1.8cm 3.4cm)" svg:viewBox="0 0 1600 1400" svg:d="M100 50c-28 0-50 22-50 50s22 50 50 50 50-22 50-50-22-50-50-50zM100 0c57 0 100 43 100 100s-43 100-100 100-100-43-100-100 43-100 100-100zM100 1250c-28 0-50 22-50 50s22 50 50 50 50-22 50-50-22-50-50-50zM100 1200c57 0 100 43 100 100s-43 100-100 100-100-43-100-100 43-100 100-100zM1300 50c-28 0-50 22-50 50s22 50 50 50 50-22 50-50-22-50-50-50zM1300 0c57 0 100 43 100 100s-43 100-100 100-100-43-100-100 43-100 100-100zM1300 1250c-28 0-50 22-50 50s22 50 50 50 50-22 50-50-22-50-50-50zM1300 1200c57 0 100 43 100 100s-43 100-100 100-100-43-100-100 43-100 100-100zM1500 650c-28 0-50 22-50 50s22 50 50 50 50-22 50-50-22-50-50-50zM1500 600c57 0 100 43 100 100s-43 100-100 100-100-43-100-100 43-100 100-100z">
          <text:p/>
        </draw:path>
        <draw:path draw:style-name="gr88" draw:text-style-name="P3" draw:layer="layout" svg:width="0.459cm" svg:height="0.199cm" draw:transform="rotate (1.5707963267949) translate (1.1cm 2.2cm)" svg:viewBox="0 0 460 200" svg:d="M101 50c-28 0-50 22-50 50s22 50 50 50c29 0 51-22 51-50s-22-50-51-50zM101 0c58 0 102 43 102 100s-44 100-102 100c-57 0-101-43-101-100s44-100 101-100zM359 50c-29 0-51 22-51 50s22 50 51 50c28 0 50-22 50-50s-22-50-50-50zM359 0c57 0 101 43 101 100s-44 100-101 100c-58 0-102-43-102-100s44-100 102-100z">
          <text:p/>
        </draw:path>
        <draw:path draw:style-name="gr88" draw:text-style-name="P3" draw:layer="layout" svg:width="0.459cm" svg:height="0.199cm" svg:x="2.7cm" svg:y="0.7cm" svg:viewBox="0 0 460 200" svg:d="M101 50c-28 0-50 22-50 50s22 50 50 50c29 0 51-22 51-50s-22-50-51-50zM101 0c58 0 102 43 102 100s-44 100-102 100c-57 0-101-43-101-100s44-100 101-100zM359 50c-29 0-51 22-51 50s22 50 51 50c28 0 50-22 50-50s-22-50-50-50zM359 0c57 0 101 43 101 100s-44 100-101 100c-58 0-102-43-102-100s44-100 102-100z">
          <text:p/>
        </draw:path>
        <draw:path draw:style-name="gr83" draw:text-style-name="P3" draw:layer="layout" svg:width="1.099cm" svg:height="0.499cm" svg:x="1.3cm" svg:y="0.4cm" svg:viewBox="0 0 1100 500" svg:d="M559 60c-56 0-99 43-99 99s43 100 99 100 100-44 100-100-44-99-100-99zM200 289c0 19 5 36 13 51h172c9-15 14-32 14-51 0-18-5-35-13-49h-174c-8 14-12 31-12 49zM700 289c0 19 5 36 13 51h172c9-15 14-32 14-51 0-18-5-35-13-49h-174c-8 14-12 31-12 49zM0 500v-300-110-90h1000 90 10v90 410h-100z">
          <text:p/>
        </draw:path>
        <draw:path draw:style-name="gr83" draw:text-style-name="P3" draw:layer="layout" svg:width="1.099cm" svg:height="0.499cm" draw:transform="rotate (1.5707963267949) translate (0.4cm 1.5cm)" svg:viewBox="0 0 1100 500" svg:d="M559 60c-56 0-99 43-99 99s43 100 99 100 100-44 100-100-44-99-100-99zM200 289c0 19 5 36 13 51h172c9-15 14-32 14-51 0-18-5-35-13-49h-174c-8 14-12 31-12 49zM700 289c0 19 5 36 13 51h172c9-15 14-32 14-51 0-18-5-35-13-49h-174c-8 14-12 31-12 49zM0 500v-300-110-90h1000 90 10v90 410h-100z">
          <text:p/>
        </draw:path>
        <draw:path draw:style-name="gr83" draw:text-style-name="P3" draw:layer="layout" svg:width="1.099cm" svg:height="0.499cm" draw:transform="rotate (1.5707963267949) translate (0.4cm 3.6cm)" svg:viewBox="0 0 1100 500" svg:d="M559 60c-56 0-99 43-99 99s43 100 99 100 100-44 100-100-44-99-100-99zM200 289c0 19 5 36 13 51h172c9-15 14-32 14-51 0-18-5-35-13-49h-174c-8 14-12 31-12 49zM700 289c0 19 5 36 13 51h172c9-15 14-32 14-51 0-18-5-35-13-49h-174c-8 14-12 31-12 49zM0 500v-300-110-90h1000 90 10v90 410h-100z">
          <text:p/>
        </draw:path>
        <draw:path draw:style-name="gr83" draw:text-style-name="P3" draw:layer="layout" svg:width="1.099cm" svg:height="0.499cm" draw:transform="rotate (-1.5707963267949) translate (4.59cm 0.4cm)" svg:viewBox="0 0 1100 500" svg:d="M559 60c-56 0-99 43-99 99s43 100 99 100 100-44 100-100-44-99-100-99zM200 289c0 19 5 36 13 51h172c9-15 14-32 14-51 0-18-5-35-13-49h-174c-8 14-12 31-12 49zM700 289c0 19 5 36 13 51h172c9-15 14-32 14-51 0-18-5-35-13-49h-174c-8 14-12 31-12 49zM0 500v-300-110-90h1000 90 10v90 410h-100z">
          <text:p/>
        </draw:path>
        <draw:path draw:style-name="gr83" draw:text-style-name="P3" draw:layer="layout" svg:width="1.099cm" svg:height="0.499cm" draw:transform="rotate (-1.5707963267949) translate (4.59cm 2.5cm)" svg:viewBox="0 0 1100 500" svg:d="M559 60c-56 0-99 43-99 99s43 100 99 100 100-44 100-100-44-99-100-99zM200 289c0 19 5 36 13 51h172c9-15 14-32 14-51 0-18-5-35-13-49h-174c-8 14-12 31-12 49zM700 289c0 19 5 36 13 51h172c9-15 14-32 14-51 0-18-5-35-13-49h-174c-8 14-12 31-12 49zM0 500v-300-110-90h1000 90 10v90 410h-100z">
          <text:p/>
        </draw:path>
        <draw:path draw:style-name="gr88" draw:text-style-name="P3" draw:layer="layout" svg:width="0.459cm" svg:height="0.199cm" draw:transform="rotate (1.5707963267949) translate (3.8cm 2.2cm)" svg:viewBox="0 0 460 200" svg:d="M101 50c-28 0-50 22-50 50s22 50 50 50c29 0 51-22 51-50s-22-50-51-50zM101 0c58 0 102 43 102 100s-44 100-102 100c-57 0-101-43-101-100s44-100 101-100zM359 50c-29 0-51 22-51 50s22 50 51 50c28 0 50-22 50-50s-22-50-50-50zM359 0c57 0 101 43 101 100s-44 100-101 100c-58 0-102-43-102-100s44-100 102-100z">
          <text:p/>
        </draw:path>
        <draw:path draw:style-name="gr88" draw:text-style-name="P3" draw:layer="layout" svg:width="0.459cm" svg:height="0.199cm" svg:x="3.4cm" svg:y="0.7cm" svg:viewBox="0 0 460 200" svg:d="M101 50c-28 0-50 22-50 50s22 50 50 50c29 0 51-22 51-50s-22-50-51-50zM101 0c58 0 102 43 102 100s-44 100-102 100c-57 0-101-43-101-100s44-100 101-100zM359 50c-29 0-51 22-51 50s22 50 51 50c28 0 50-22 50-50s-22-50-50-50zM359 0c57 0 101 43 101 100s-44 100-101 100c-58 0-102-43-102-100s44-100 102-100z">
          <text:p/>
        </draw:path>
        <draw:path draw:style-name="gr88" draw:text-style-name="P3" draw:layer="layout" svg:width="0.709cm" svg:height="0.199cm" svg:x="3cm" svg:y="1.4cm" svg:viewBox="0 0 710 200" svg:d="M100 50c-28 0-50 22-50 50s22 50 50 50c29 0 50-22 50-50s-21-50-50-50zM100 0c57 0 101 43 101 100s-44 100-101 100-100-43-100-100 43-100 100-100zM355 50c-28 0-50 22-50 50s22 50 50 50 50-22 50-50-22-50-50-50zM355 0c57 0 100 43 100 100s-43 100-100 100-100-43-100-100 43-100 100-100zM610 50c-29 0-50 22-50 50s21 50 50 50c28 0 50-22 50-50s-22-50-50-50zM610 0c57 0 100 43 100 100s-43 100-100 100-101-43-101-100 44-100 101-100z">
          <text:p/>
        </draw:path>
        <draw:path draw:style-name="gr88" draw:text-style-name="P3" draw:layer="layout" svg:width="0.459cm" svg:height="0.199cm" svg:x="7cm" svg:y="1.1cm" svg:viewBox="0 0 460 200" svg:d="M101 50c-28 0-50 22-50 50s22 50 50 50c29 0 51-22 51-50s-22-50-51-50zM101 0c58 0 102 43 102 100s-44 100-102 100c-57 0-101-43-101-100s44-100 101-100zM359 50c-29 0-51 22-51 50s22 50 51 50c28 0 50-22 50-50s-22-50-50-50zM359 0c57 0 101 43 101 100s-44 100-101 100c-58 0-102-43-102-100s44-100 102-100z">
          <text:p/>
        </draw:path>
        <draw:custom-shape draw:style-name="gr151" draw:text-style-name="P3" draw:layer="layout" svg:width="3.4cm" svg:height="0.16cm" svg:x="0.8cm" svg:y="3.44cm">
          <text:p/>
          <draw:enhanced-geometry svg:viewBox="0 0 21600 21600" draw:type="rectangle" draw:enhanced-path="M 0 0 L 21600 0 21600 21600 0 21600 0 0 Z N"/>
        </draw:custom-shape>
        <draw:custom-shape draw:style-name="gr104" draw:text-style-name="P3" draw:layer="layout" svg:width="0.2cm" svg:height="0.84cm" svg:x="0.4cm" svg:y="1.5cm">
          <text:p/>
          <draw:enhanced-geometry svg:viewBox="0 0 21600 21600" draw:type="rectangle" draw:enhanced-path="M 0 0 L 21600 0 21600 21600 0 21600 0 0 Z N"/>
        </draw:custom-shape>
        <draw:path draw:style-name="gr3" draw:text-style-name="P3" draw:layer="layout" svg:width="0.819cm" svg:height="0.219cm" svg:x="7.7cm" svg:y="1.06cm" svg:viewBox="0 0 820 220" svg:d="M110 70c-23 0-40 17-40 40s17 40 40 40 40-17 40-40-17-40-40-40zM110 0c62 0 110 48 110 110s-48 110-110 110-110-48-110-110 48-110 110-110zM710 70c-23 0-40 17-40 40s17 40 40 40 40-17 40-40-17-40-40-40zM710 0c62 0 110 48 110 110s-48 110-110 110-110-48-110-110 48-110 110-110z">
          <text:p/>
        </draw:path>
        <draw:custom-shape draw:style-name="gr152" draw:text-style-name="P3" draw:layer="layout" svg:width="0.96cm" svg:height="0.3cm" svg:x="3.14cm" svg:y="3.2cm">
          <text:p/>
          <draw:enhanced-geometry svg:viewBox="0 0 21600 21600" draw:type="rectangle" draw:enhanced-path="M 0 0 L 21600 0 21600 21600 0 21600 0 0 Z N"/>
        </draw:custom-shape>
        <draw:custom-shape draw:style-name="gr153" draw:text-style-name="P3" draw:layer="layout" svg:width="1.3cm" svg:height="0.13cm" svg:x="0.4cm" svg:y="2.3cm">
          <text:p/>
          <draw:enhanced-geometry svg:viewBox="0 0 21600 21600" draw:type="rectangle" draw:enhanced-path="M 0 0 L 21600 0 21600 21600 0 21600 0 0 Z N"/>
        </draw:custom-shape>
        <draw:custom-shape draw:style-name="gr104" draw:text-style-name="P3" draw:layer="layout" svg:width="0.2cm" svg:height="0.84cm" svg:x="4.4cm" svg:y="1.5cm">
          <text:p/>
          <draw:enhanced-geometry svg:viewBox="0 0 21600 21600" draw:type="rectangle" draw:enhanced-path="M 0 0 L 21600 0 21600 21600 0 21600 0 0 Z N"/>
        </draw:custom-shape>
        <draw:custom-shape draw:style-name="gr154" draw:text-style-name="P3" draw:layer="layout" svg:width="0.79cm" svg:height="0.13cm" svg:x="3.81cm" svg:y="2.3cm">
          <text:p/>
          <draw:enhanced-geometry svg:viewBox="0 0 21600 21600" draw:type="rectangle" draw:enhanced-path="M 0 0 L 21600 0 21600 21600 0 21600 0 0 Z N"/>
        </draw:custom-shape>
        <draw:custom-shape draw:style-name="gr104" draw:text-style-name="P3" draw:layer="layout" svg:width="0.1cm" svg:height="0.84cm" svg:x="1.6cm" svg:y="2.3cm">
          <text:p/>
          <draw:enhanced-geometry svg:viewBox="0 0 21600 21600" draw:type="rectangle" draw:enhanced-path="M 0 0 L 21600 0 21600 21600 0 21600 0 0 Z N"/>
        </draw:custom-shape>
        <draw:custom-shape draw:style-name="gr104" draw:text-style-name="P3" draw:layer="layout" svg:width="0.2cm" svg:height="0.84cm" svg:x="3.8cm" svg:y="2.3cm">
          <text:p/>
          <draw:enhanced-geometry svg:viewBox="0 0 21600 21600" draw:type="rectangle" draw:enhanced-path="M 0 0 L 21600 0 21600 21600 0 21600 0 0 Z N"/>
        </draw:custom-shape>
        <draw:custom-shape draw:style-name="gr155" draw:text-style-name="P3" draw:layer="layout" svg:width="2.2cm" svg:height="0.2cm" svg:x="1.6cm" svg:y="2.94cm">
          <text:p/>
          <draw:enhanced-geometry svg:viewBox="0 0 21600 21600" draw:type="rectangle" draw:enhanced-path="M 0 0 L 21600 0 21600 21600 0 21600 0 0 Z N"/>
        </draw:custom-shape>
        <draw:custom-shape draw:style-name="gr34" draw:text-style-name="P3" draw:layer="layout" svg:width="0.2cm" svg:height="0.28cm" svg:x="1.8cm" svg:y="2.96cm">
          <text:p/>
          <draw:enhanced-geometry svg:viewBox="0 0 21600 21600" draw:type="rectangle" draw:enhanced-path="M 0 0 L 21600 0 21600 21600 0 21600 0 0 Z N"/>
        </draw:custom-shape>
        <draw:custom-shape draw:style-name="gr9" draw:text-style-name="P3" draw:layer="layout" svg:width="0.24cm" svg:height="0.2cm" svg:x="1.6cm" svg:y="3.14cm">
          <text:p/>
          <draw:enhanced-geometry svg:viewBox="0 0 21600 21600" draw:type="rectangle" draw:enhanced-path="M 0 0 L 21600 0 21600 21600 0 21600 0 0 Z N"/>
        </draw:custom-shape>
        <draw:custom-shape draw:style-name="gr156" draw:text-style-name="P3" draw:layer="layout" svg:width="0.84cm" svg:height="0.2cm" svg:x="1.95cm" svg:y="3.14cm">
          <text:p/>
          <draw:enhanced-geometry svg:viewBox="0 0 21600 21600" draw:type="rectangle" draw:enhanced-path="M 0 0 L 21600 0 21600 21600 0 21600 0 0 Z N"/>
        </draw:custom-shape>
        <draw:custom-shape draw:style-name="gr157" draw:text-style-name="P3" draw:layer="layout" svg:width="0.2cm" svg:height="1.47cm" svg:x="2.4cm" svg:y="0.4cm">
          <text:p/>
          <draw:enhanced-geometry svg:viewBox="0 0 21600 21600" draw:type="rectangle" draw:enhanced-path="M 0 0 L 21600 0 21600 21600 0 21600 0 0 Z N"/>
        </draw:custom-shape>
        <draw:path draw:style-name="gr88" draw:text-style-name="P3" draw:layer="layout" svg:width="0.199cm" svg:height="0.199cm" svg:x="2.7cm" svg:y="1.4cm" svg:viewBox="0 0 200 200" svg:d="M100 50c-28 0-50 22-50 50s22 50 50 50 50-22 50-50-22-50-50-50zM100 0c57 0 100 43 100 100s-43 100-100 100-100-43-100-100 43-100 100-100z">
          <text:p/>
        </draw:path>
        <draw:path draw:style-name="gr88" draw:text-style-name="P3" draw:layer="layout" svg:width="0.199cm" svg:height="0.199cm" svg:x="1.8cm" svg:y="1.4cm" svg:viewBox="0 0 200 200" svg:d="M100 50c-28 0-50 22-50 50s22 50 50 50 50-22 50-50-22-50-50-50zM100 0c57 0 100 43 100 100s-43 100-100 100-100-43-100-100 43-100 100-100z">
          <text:p/>
        </draw:path>
        <draw:custom-shape draw:style-name="gr9" draw:text-style-name="P3" draw:layer="layout" svg:width="0.36cm" svg:height="0.16cm" svg:x="3.1cm" svg:y="0.72cm">
          <text:p/>
          <draw:enhanced-geometry svg:viewBox="0 0 21600 21600" draw:type="rectangle" draw:enhanced-path="M 0 0 L 21600 0 21600 21600 0 21600 0 0 Z N"/>
        </draw:custom-shape>
        <draw:path draw:style-name="gr88" draw:text-style-name="P3" draw:layer="layout" svg:width="0.199cm" svg:height="0.199cm" svg:x="2.7cm" svg:y="1.06cm" svg:viewBox="0 0 200 200" svg:d="M100 50c-28 0-50 22-50 50s22 50 50 50 50-22 50-50-22-50-50-50zM100 0c57 0 100 43 100 100s-43 100-100 100-100-43-100-100 43-100 100-100z">
          <text:p/>
        </draw:path>
        <draw:custom-shape draw:style-name="gr90" draw:text-style-name="P3" draw:layer="layout" svg:width="0.7cm" svg:height="0.14cm" svg:x="1.26cm" svg:y="1.78cm">
          <text:p/>
          <draw:enhanced-geometry svg:viewBox="0 0 21600 21600" draw:type="rectangle" draw:enhanced-path="M 0 0 L 21600 0 21600 21600 0 21600 0 0 Z N"/>
        </draw:custom-shape>
        <draw:custom-shape draw:style-name="gr9" draw:text-style-name="P3" draw:layer="layout" svg:width="0.2cm" svg:height="0.15cm" svg:x="2.85cm" svg:y="1.42cm">
          <text:p/>
          <draw:enhanced-geometry svg:viewBox="0 0 21600 21600" draw:type="rectangle" draw:enhanced-path="M 0 0 L 21600 0 21600 21600 0 21600 0 0 Z N"/>
        </draw:custom-shape>
        <draw:path draw:style-name="gr88" draw:text-style-name="P3" draw:layer="layout" svg:width="0.199cm" svg:height="0.199cm" svg:x="3.26cm" svg:y="1.06cm" svg:viewBox="0 0 200 200" svg:d="M100 50c-28 0-50 22-50 50s22 50 50 50 50-22 50-50-22-50-50-50zM100 0c57 0 100 43 100 100s-43 100-100 100-100-43-100-100 43-100 100-100z">
          <text:p/>
        </draw:path>
        <draw:path draw:style-name="gr88" draw:text-style-name="P3" draw:layer="layout" svg:width="0.199cm" svg:height="0.199cm" svg:x="2.7cm" svg:y="1.06cm" svg:viewBox="0 0 200 200" svg:d="M100 50c-28 0-50 22-50 50s22 50 50 50 50-22 50-50-22-50-50-50zM100 0c57 0 100 43 100 100s-43 100-100 100-100-43-100-100 43-100 100-100z">
          <text:p/>
        </draw:path>
        <draw:path draw:style-name="gr88" draw:text-style-name="P3" draw:layer="layout" svg:width="0.199cm" svg:height="0.199cm" svg:x="2.7cm" svg:y="1.06cm" svg:viewBox="0 0 200 200" svg:d="M100 50c-28 0-50 22-50 50s22 50 50 50 50-22 50-50-22-50-50-50zM100 0c57 0 100 43 100 100s-43 100-100 100-100-43-100-100 43-100 100-100z">
          <text:p/>
        </draw:path>
        <draw:custom-shape draw:style-name="gr23" draw:text-style-name="P3" draw:layer="layout" svg:width="0.2cm" svg:height="0.3cm" svg:x="2.7cm" svg:y="0.82cm">
          <text:p/>
          <draw:enhanced-geometry svg:viewBox="0 0 21600 21600" draw:type="rectangle" draw:enhanced-path="M 0 0 L 21600 0 21600 21600 0 21600 0 0 Z N"/>
        </draw:custom-shape>
        <draw:custom-shape draw:style-name="gr23" draw:text-style-name="P3" draw:layer="layout" svg:width="0.2cm" svg:height="0.3cm" svg:x="3.26cm" svg:y="1.18cm">
          <text:p/>
          <draw:enhanced-geometry svg:viewBox="0 0 21600 21600" draw:type="rectangle" draw:enhanced-path="M 0 0 L 21600 0 21600 21600 0 21600 0 0 Z N"/>
        </draw:custom-shape>
        <draw:custom-shape draw:style-name="gr158" draw:text-style-name="P3" draw:layer="layout" svg:width="0.5cm" svg:height="0.52cm" svg:x="2.7cm" svg:y="1.54cm">
          <text:p/>
          <draw:enhanced-geometry svg:viewBox="0 0 21600 21600" draw:type="rectangle" draw:enhanced-path="M 0 0 L 21600 0 21600 21600 0 21600 0 0 Z N"/>
        </draw:custom-shape>
        <draw:path draw:style-name="gr88" draw:text-style-name="P3" draw:layer="layout" svg:width="0.459cm" svg:height="0.199cm" draw:transform="rotate (1.5707963267949) translate (3.36cm 2.86cm)" svg:viewBox="0 0 460 200" svg:d="M101 50c-28 0-50 22-50 50s22 50 50 50c29 0 51-22 51-50s-22-50-51-50zM101 0c58 0 102 43 102 100s-44 100-102 100c-57 0-101-43-101-100s44-100 101-100zM359 50c-29 0-51 22-51 50s22 50 51 50c28 0 50-22 50-50s-22-50-50-50zM359 0c57 0 101 43 101 100s-44 100-101 100c-58 0-102-43-102-100s44-100 102-100z">
          <text:p/>
        </draw:path>
        <draw:custom-shape draw:style-name="gr69" draw:text-style-name="P3" draw:layer="layout" svg:width="0.2cm" svg:height="1.3cm" svg:x="3.8cm" svg:y="0.4cm">
          <text:p/>
          <draw:enhanced-geometry svg:viewBox="0 0 21600 21600" draw:type="rectangle" draw:enhanced-path="M 0 0 L 21600 0 21600 21600 0 21600 0 0 Z N"/>
        </draw:custom-shape>
        <draw:custom-shape draw:style-name="gr9" draw:text-style-name="P3" draw:layer="layout" svg:width="0.36cm" svg:height="0.15cm" svg:x="3.94cm" svg:y="2.02cm">
          <text:p/>
          <draw:enhanced-geometry svg:viewBox="0 0 21600 21600" draw:type="rectangle" draw:enhanced-path="M 0 0 L 21600 0 21600 21600 0 21600 0 0 Z N"/>
        </draw:custom-shape>
        <draw:custom-shape draw:style-name="gr9" draw:text-style-name="P3" draw:layer="layout" svg:width="0.36cm" svg:height="0.15cm" svg:x="3.94cm" svg:y="1.55cm">
          <text:p/>
          <draw:enhanced-geometry svg:viewBox="0 0 21600 21600" draw:type="rectangle" draw:enhanced-path="M 0 0 L 21600 0 21600 21600 0 21600 0 0 Z N"/>
        </draw:custom-shape>
        <draw:custom-shape draw:style-name="gr24" draw:text-style-name="P3" draw:layer="layout" svg:width="0.2cm" svg:height="0.6cm" svg:x="4.1cm" svg:y="1.55cm">
          <text:p/>
          <draw:enhanced-geometry svg:viewBox="0 0 21600 21600" draw:type="rectangle" draw:enhanced-path="M 0 0 L 21600 0 21600 21600 0 21600 0 0 Z N"/>
        </draw:custom-shape>
        <draw:custom-shape draw:style-name="gr101" draw:text-style-name="P3" draw:layer="layout" svg:width="0.2cm" svg:height="0.54cm" svg:x="1.8cm" svg:y="1.54cm">
          <text:p/>
          <draw:enhanced-geometry svg:viewBox="0 0 21600 21600" draw:type="rectangle" draw:enhanced-path="M 0 0 L 21600 0 21600 21600 0 21600 0 0 Z N"/>
        </draw:custom-shape>
        <draw:custom-shape draw:style-name="gr56" draw:text-style-name="P3" draw:layer="layout" svg:width="1cm" svg:height="0.14cm" svg:x="0.7cm" svg:y="1.56cm">
          <text:p/>
          <draw:enhanced-geometry svg:viewBox="0 0 21600 21600" draw:type="rectangle" draw:enhanced-path="M 0 0 L 21600 0 21600 21600 0 21600 0 0 Z N"/>
        </draw:custom-shape>
        <draw:custom-shape draw:style-name="gr9" draw:text-style-name="P3" draw:layer="layout" svg:width="0.46cm" svg:height="0.16cm" svg:x="0.7cm" svg:y="2.02cm">
          <text:p/>
          <draw:enhanced-geometry svg:viewBox="0 0 21600 21600" draw:type="rectangle" draw:enhanced-path="M 0 0 L 21600 0 21600 21600 0 21600 0 0 Z N"/>
        </draw:custom-shape>
        <draw:custom-shape draw:style-name="gr52" draw:text-style-name="P3" draw:layer="layout" svg:width="0.2cm" svg:height="1.4cm" svg:x="2.1cm" svg:y="1cm">
          <text:p/>
          <draw:enhanced-geometry svg:viewBox="0 0 21600 21600" draw:type="rectangle" draw:enhanced-path="M 0 0 L 21600 0 21600 21600 0 21600 0 0 Z N"/>
        </draw:custom-shape>
        <draw:custom-shape draw:style-name="gr117" draw:text-style-name="P3" draw:layer="layout" svg:width="0.7cm" svg:height="0.3cm" svg:x="1.6cm" svg:y="1cm">
          <text:p/>
          <draw:enhanced-geometry svg:viewBox="0 0 21600 21600" draw:type="rectangle" draw:enhanced-path="M 0 0 L 21600 0 21600 21600 0 21600 0 0 Z N"/>
        </draw:custom-shape>
        <draw:custom-shape draw:style-name="gr101" draw:text-style-name="P3" draw:layer="layout" svg:width="0.2cm" svg:height="0.54cm" svg:x="0.7cm" svg:y="1.56cm">
          <text:p/>
          <draw:enhanced-geometry svg:viewBox="0 0 21600 21600" draw:type="rectangle" draw:enhanced-path="M 0 0 L 21600 0 21600 21600 0 21600 0 0 Z N"/>
        </draw:custom-shape>
        <draw:custom-shape draw:style-name="gr159" draw:text-style-name="P3" draw:layer="layout" svg:width="0.16cm" svg:height="1.1cm" svg:x="3.6cm" svg:y="1.76cm">
          <text:p/>
          <draw:enhanced-geometry svg:viewBox="0 0 21600 21600" draw:type="rectangle" draw:enhanced-path="M 0 0 L 21600 0 21600 21600 0 21600 0 0 Z N"/>
        </draw:custom-shape>
        <draw:custom-shape draw:style-name="gr13" draw:text-style-name="P3" draw:layer="layout" svg:width="1.6cm" svg:height="0.22cm" svg:x="1.8cm" svg:y="2.62cm">
          <text:p/>
          <draw:enhanced-geometry svg:viewBox="0 0 21600 21600" draw:type="rectangle" draw:enhanced-path="M 0 0 L 21600 0 21600 21600 0 21600 0 0 Z N"/>
        </draw:custom-shape>
        <draw:custom-shape draw:style-name="gr160" draw:text-style-name="P3" draw:layer="layout" svg:width="0.2cm" svg:height="0.64cm" svg:x="1.8cm" svg:y="2.14cm">
          <text:p/>
          <draw:enhanced-geometry svg:viewBox="0 0 21600 21600" draw:type="rectangle" draw:enhanced-path="M 0 0 L 21600 0 21600 21600 0 21600 0 0 Z N"/>
        </draw:custom-shape>
        <draw:custom-shape draw:style-name="gr9" draw:text-style-name="P3" draw:layer="layout" svg:width="0.2cm" svg:height="0.2cm" svg:x="3.5cm" svg:y="2.66cm">
          <text:p/>
          <draw:enhanced-geometry svg:viewBox="0 0 21600 21600" draw:type="rectangle" draw:enhanced-path="M 0 0 L 21600 0 21600 21600 0 21600 0 0 Z N"/>
        </draw:custom-shape>
        <draw:custom-shape draw:style-name="gr9" draw:text-style-name="P3" draw:layer="layout" svg:width="0.3cm" svg:height="0.14cm" svg:x="3.6cm" svg:y="1.76cm">
          <text:p/>
          <draw:enhanced-geometry svg:viewBox="0 0 21600 21600" draw:type="rectangle" draw:enhanced-path="M 0 0 L 21600 0 21600 21600 0 21600 0 0 Z N"/>
        </draw:custom-shape>
        <draw:path draw:style-name="gr88" draw:text-style-name="P3" draw:layer="layout" svg:width="0.199cm" svg:height="0.199cm" svg:x="3.12cm" svg:y="1.62cm" svg:viewBox="0 0 200 200" svg:d="M100 50c-28 0-50 22-50 50s22 50 50 50 50-22 50-50-22-50-50-50zM100 0c57 0 100 43 100 100s-43 100-100 100-100-43-100-100 43-100 100-100z">
          <text:p/>
        </draw:path>
        <draw:path draw:style-name="gr88" draw:text-style-name="P3" draw:layer="layout" svg:width="0.199cm" svg:height="0.199cm" svg:x="3.36cm" svg:y="2.14cm" svg:viewBox="0 0 200 200" svg:d="M100 50c-28 0-50 22-50 50s22 50 50 50 50-22 50-50-22-50-50-50zM100 0c57 0 100 43 100 100s-43 100-100 100-100-43-100-100 43-100 100-100z">
          <text:p/>
        </draw:path>
        <draw:custom-shape draw:style-name="gr9" draw:text-style-name="P3" draw:layer="layout" svg:width="0.2cm" svg:height="0.15cm" svg:x="3.66cm" svg:y="1.42cm">
          <text:p/>
          <draw:enhanced-geometry svg:viewBox="0 0 21600 21600" draw:type="rectangle" draw:enhanced-path="M 0 0 L 21600 0 21600 21600 0 21600 0 0 Z N"/>
        </draw:custom-shape>
        <draw:custom-shape draw:style-name="gr9" draw:text-style-name="P3" draw:layer="layout" svg:width="0.16cm" svg:height="0.2cm" svg:x="3.38cm" svg:y="2.26cm">
          <text:p/>
          <draw:enhanced-geometry svg:viewBox="0 0 21600 21600" draw:type="rectangle" draw:enhanced-path="M 0 0 L 21600 0 21600 21600 0 21600 0 0 Z N"/>
        </draw:custom-shape>
        <draw:custom-shape draw:style-name="gr161" draw:text-style-name="P3" draw:layer="layout" svg:width="1.24cm" svg:height="0.28cm" svg:x="2.1cm" svg:y="2.26cm">
          <text:p/>
          <draw:enhanced-geometry svg:viewBox="0 0 21600 21600" draw:type="rectangle" draw:enhanced-path="M 0 0 L 21600 0 21600 21600 0 21600 0 0 Z N"/>
        </draw:custom-shape>
        <draw:custom-shape draw:style-name="gr101" draw:text-style-name="P3" draw:layer="layout" svg:width="0.1cm" svg:height="0.54cm" svg:x="3.24cm" svg:y="1.9cm">
          <text:p/>
          <draw:enhanced-geometry svg:viewBox="0 0 21600 21600" draw:type="rectangle" draw:enhanced-path="M 0 0 L 21600 0 21600 21600 0 21600 0 0 Z N"/>
        </draw:custom-shape>
        <draw:custom-shape draw:style-name="gr9" draw:text-style-name="P3" draw:layer="layout" svg:width="0.26cm" svg:height="0.15cm" svg:x="3.26cm" svg:y="1.9cm">
          <text:p/>
          <draw:enhanced-geometry svg:viewBox="0 0 21600 21600" draw:type="rectangle" draw:enhanced-path="M 0 0 L 21600 0 21600 21600 0 21600 0 0 Z N"/>
        </draw:custom-shape>
        <draw:custom-shape draw:style-name="gr9" draw:text-style-name="P3" draw:layer="layout" svg:width="0.35cm" svg:height="0.15cm" svg:x="3.48cm" svg:y="1.55cm">
          <text:p/>
          <draw:enhanced-geometry svg:viewBox="0 0 21600 21600" draw:type="rectangle" draw:enhanced-path="M 0 0 L 21600 0 21600 21600 0 21600 0 0 Z N"/>
        </draw:custom-shape>
        <draw:custom-shape draw:style-name="gr162" draw:text-style-name="P3" draw:layer="layout" svg:width="0.18cm" svg:height="0.38cm" svg:x="3.36cm" svg:y="1.66cm">
          <text:p/>
          <draw:enhanced-geometry svg:viewBox="0 0 21600 21600" draw:type="rectangle" draw:enhanced-path="M 0 0 L 21600 0 21600 21600 0 21600 0 0 Z N"/>
        </draw:custom-shape>
        <draw:custom-shape draw:style-name="gr26" draw:text-style-name="P3" draw:layer="layout" svg:width="0.44cm" svg:height="0.4cm" svg:x="1.4cm" svg:y="1.8cm">
          <text:p/>
          <draw:enhanced-geometry svg:viewBox="0 0 21600 21600" draw:type="rectangle" draw:enhanced-path="M 0 0 L 21600 0 21600 21600 0 21600 0 0 Z N"/>
        </draw:custom-shape>
        <draw:custom-shape draw:style-name="gr153" draw:text-style-name="P3" draw:layer="layout" svg:width="1.3cm" svg:height="0.24cm" svg:x="2.7cm" svg:y="0.4cm">
          <text:p/>
          <draw:enhanced-geometry svg:viewBox="0 0 21600 21600" draw:type="rectangle" draw:enhanced-path="M 0 0 L 21600 0 21600 21600 0 21600 0 0 Z N"/>
        </draw:custom-shape>
        <draw:custom-shape draw:style-name="gr9" draw:text-style-name="P3" draw:layer="layout" svg:width="0.24cm" svg:height="0.15cm" draw:transform="rotate (0.785398163397448) translate (3.34cm 1.694cm)">
          <text:p/>
          <draw:enhanced-geometry svg:viewBox="0 0 21600 21600" draw:type="rectangle" draw:enhanced-path="M 0 0 L 21600 0 21600 21600 0 21600 0 0 Z N"/>
        </draw:custom-shape>
        <draw:custom-shape draw:style-name="gr117" draw:text-style-name="P3" draw:layer="layout" svg:width="0.7cm" svg:height="0.3cm" svg:x="2.2cm" svg:y="2.1cm">
          <text:p/>
          <draw:enhanced-geometry svg:viewBox="0 0 21600 21600" draw:type="rectangle" draw:enhanced-path="M 0 0 L 21600 0 21600 21600 0 21600 0 0 Z N"/>
        </draw:custom-shape>
        <draw:custom-shape draw:style-name="gr163" draw:text-style-name="P3" draw:layer="layout" svg:width="0.4cm" svg:height="0.44cm" svg:x="3.54cm" svg:y="1cm">
          <text:p/>
          <draw:enhanced-geometry svg:viewBox="0 0 21600 21600" draw:mirror-horizontal="false" draw:mirror-vertical="false" draw:type="rectangle" draw:enhanced-path="M 0 0 L 21600 0 21600 21600 0 21600 0 0 Z N"/>
        </draw:custom-shape>
        <draw:custom-shape draw:style-name="gr164" draw:text-style-name="P3" draw:layer="layout" svg:width="0.24cm" svg:height="0.48cm" svg:x="2.96cm" svg:y="0.96cm">
          <text:p/>
          <draw:enhanced-geometry svg:viewBox="0 0 21600 21600" draw:type="rectangle" draw:enhanced-path="M 0 0 L 21600 0 21600 21600 0 21600 0 0 Z N"/>
        </draw:custom-shape>
        <draw:custom-shape draw:style-name="gr165" draw:text-style-name="P3" draw:layer="layout" svg:width="0.2cm" svg:height="0.7cm" svg:x="1.54cm" svg:y="1cm">
          <text:p/>
          <draw:enhanced-geometry svg:viewBox="0 0 21600 21600" draw:type="rectangle" draw:enhanced-path="M 0 0 L 21600 0 21600 21600 0 21600 0 0 Z N"/>
        </draw:custom-shape>
        <draw:custom-shape draw:style-name="gr166" draw:text-style-name="P3" draw:layer="layout" svg:width="0.56cm" svg:height="0.56cm" svg:x="0.94cm" svg:y="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9" draw:layer="layout" svg:width="0.5cm" svg:height="0.5cm" svg:x="0.97cm" svg:y="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8" draw:text-style-name="P3" draw:layer="layout" svg:width="0.199cm" svg:height="0.199cm" svg:x="1.12cm" svg:y="1.12cm" svg:viewBox="0 0 200 200" svg:d="M100 50c-28 0-50 22-50 50s22 50 50 50 50-22 50-50-22-50-50-50zM100 0c57 0 100 43 100 100s-43 100-100 100-100-43-100-100 43-100 100-100z">
          <text:p/>
        </draw:path>
        <draw:custom-shape draw:style-name="gr166" draw:text-style-name="P3" draw:layer="layout" svg:width="0.56cm" svg:height="0.56cm" svg:x="0.97cm" svg:y="2.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9" draw:layer="layout" svg:width="0.5cm" svg:height="0.5cm" svg:x="1cm" svg:y="2.6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8" draw:text-style-name="P3" draw:layer="layout" svg:width="0.199cm" svg:height="0.199cm" svg:x="1.15cm" svg:y="2.84cm" svg:viewBox="0 0 200 200" svg:d="M100 50c-28 0-50 22-50 50s22 50 50 50 50-22 50-50-22-50-50-50zM100 0c57 0 100 43 100 100s-43 100-100 100-100-43-100-100 43-100 100-100z">
          <text:p/>
        </draw:path>
      </draw:page>
      <draw:page draw:name="page7" draw:style-name="dp1" draw:master-page-name="預設">
        <draw:custom-shape draw:style-name="gr168" draw:text-style-name="P2" draw:layer="layout" svg:width="7cm" svg:height="28cm" svg:x="0.5cm" svg:y="0.5cm">
          <text:p/>
          <draw:enhanced-geometry svg:viewBox="0 0 21600 21600" draw:type="rectangle" draw:enhanced-path="M 0 0 L 21600 0 21600 21600 0 21600 0 0 Z N"/>
        </draw:custom-shape>
        <draw:path draw:style-name="gr169" draw:text-style-name="P2" draw:layer="layout" svg:width="4.109cm" svg:height="4.409cm" draw:transform="rotate (1.5707963267949) translate (1.7cm 6.61cm)" svg:viewBox="0 0 4110 4410" svg:d="M3855 400c144 0 255 111 255 255s-111 255-255 255-255-111-255-255 111-255 255-255zM0 1160v-1160h3210v1160zM400 4410v-2410h2410v2410z">
          <text:p/>
        </draw:path>
        <draw:path draw:style-name="gr169" draw:text-style-name="P2" draw:layer="layout" svg:width="4.109cm" svg:height="4.409cm" draw:transform="rotate (1.5707963267949) translate (1.7cm 11.41cm)" svg:viewBox="0 0 4110 4410" svg:d="M3855 400c144 0 255 111 255 255s-111 255-255 255-255-111-255-255 111-255 255-255zM0 1160v-1160h3210v1160zM400 4410v-2410h2410v2410z">
          <text:p/>
        </draw:path>
        <draw:path draw:style-name="gr169" draw:text-style-name="P2" draw:layer="layout" svg:width="4.109cm" svg:height="4.409cm" draw:transform="rotate (1.5707963267949) translate (1.7cm 16.21cm)" svg:viewBox="0 0 4110 4410" svg:d="M3855 400c144 0 255 111 255 255s-111 255-255 255-255-111-255-255 111-255 255-255zM0 1160v-1160h3210v1160zM400 4410v-2410h2410v2410z">
          <text:p/>
        </draw:path>
        <draw:path draw:style-name="gr169" draw:text-style-name="P2" draw:layer="layout" svg:width="4.109cm" svg:height="4.409cm" draw:transform="rotate (1.5707963267949) translate (1.7cm 21.01cm)" svg:viewBox="0 0 4110 4410" svg:d="M3855 400c144 0 255 111 255 255s-111 255-255 255-255-111-255-255 111-255 255-255zM0 1160v-1160h3210v1160zM400 4410v-2410h2410v2410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微軟正黑體" svg:font-family="微軟正黑體" style:font-family-generic="swiss" style:font-pitch="variable"/>
    <style:font-face style:name="Lucida Sans" svg:font-family="'Lucida Sans'" style:font-family-generic="system" style:font-pitch="variable"/>
    <style:font-face style:name="Tahoma" svg:font-family="Tahoma" style:font-family-generic="system" style:font-pitch="variable"/>
    <style:font-face style:name="微軟正黑體1" svg:font-family="微軟正黑體" style:font-family-generic="system" style:font-pitch="variable"/>
    <style:font-face style:name="新細明體" svg:font-family="新細明體"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fo:text-align="start"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新細明體" style:font-size-asian="24pt" style:language-asian="zh" style:country-asian="TW"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軟正黑體1" style:font-family-asian="微軟正黑體"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無填入也無線條的物件"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3cm" fo:margin-bottom="0.3cm" fo:margin-left="0.3cm" fo:margin-right="0.3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預設"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0-09T23:00:17.807000000</meta:creation-date>
    <dc:date>2020-11-01T13:06:41.241000000</dc:date>
    <meta:editing-duration>P2DT12H25M38S</meta:editing-duration>
    <meta:editing-cycles>1100</meta:editing-cycles>
    <meta:generator>LibreOffice/5.4.7.2$Windows_X86_64 LibreOffice_project/c838ef25c16710f8838b1faec480ebba495259d0</meta:generator>
    <meta:document-statistic meta:object-count="1104"/>
  </office:meta>
</office:document-meta>
</file>